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pad4" table:style-name="ta1">
        <table:shapes>
          <draw:frame draw:z-index="0" draw:style-name="gr1" draw:text-style-name="P1" svg:width="7.8752in" svg:height="4.7268in" svg:x="1.1882in" svg:y="3.6705in">
            <draw:object draw:notify-on-update-of-ranges="flatDgaitpad4.A1:flatDgaitpad4.A1 flatDgaitpad4.B1:flatDgaitpad4.HZ1 flatDgaitpad4.A6:flatDgaitpad4.A6 flatDgaitpad4.B6:flatDgaitpad4.HZ6 flatDgaitpad4.A8:flatDgaitpad4.A8 flatDgaitpad4.B8:flatDgaitpad4.HZ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24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1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2" table:number-columns-repeated="6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60224533081" calcext:value-type="float">
            <text:p>0.100060224533081</text:p>
          </table:table-cell>
          <table:table-cell office:value-type="float" office:value="0.166767597198486" calcext:value-type="float">
            <text:p>0.166767597198486</text:p>
          </table:table-cell>
          <table:table-cell office:value-type="float" office:value="0.233474731445312" calcext:value-type="float">
            <text:p>0.233474731445312</text:p>
          </table:table-cell>
          <table:table-cell office:value-type="float" office:value="0.30018162727356" calcext:value-type="float">
            <text:p>0.30018162727356</text:p>
          </table:table-cell>
          <table:table-cell office:value-type="float" office:value="0.366888761520386" calcext:value-type="float">
            <text:p>0.366888761520386</text:p>
          </table:table-cell>
          <table:table-cell office:value-type="float" office:value="0.433595180511475" calcext:value-type="float">
            <text:p>0.433595180511475</text:p>
          </table:table-cell>
          <table:table-cell office:value-type="float" office:value="0.533655166625977" calcext:value-type="float">
            <text:p>0.533655166625977</text:p>
          </table:table-cell>
          <table:table-cell office:value-type="float" office:value="0.633714914321899" calcext:value-type="float">
            <text:p>0.633714914321899</text:p>
          </table:table-cell>
          <table:table-cell office:value-type="float" office:value="0.700421094894409" calcext:value-type="float">
            <text:p>0.700421094894409</text:p>
          </table:table-cell>
          <table:table-cell office:value-type="float" office:value="0.767127275466919" calcext:value-type="float">
            <text:p>0.767127275466919</text:p>
          </table:table-cell>
          <table:table-cell office:value-type="float" office:value="0.867186069488525" calcext:value-type="float">
            <text:p>0.867186069488525</text:p>
          </table:table-cell>
          <table:table-cell office:value-type="float" office:value="0.933891773223877" calcext:value-type="float">
            <text:p>0.933891773223877</text:p>
          </table:table-cell>
          <table:table-cell office:value-type="float" office:value="1.00059771537781" calcext:value-type="float">
            <text:p>1.00059771537781</text:p>
          </table:table-cell>
          <table:table-cell office:value-type="float" office:value="1.10066819190979" calcext:value-type="float">
            <text:p>1.10066819190979</text:p>
          </table:table-cell>
          <table:table-cell office:value-type="float" office:value="1.16738200187683" calcext:value-type="float">
            <text:p>1.16738200187683</text:p>
          </table:table-cell>
          <table:table-cell office:value-type="float" office:value="1.26745271682739" calcext:value-type="float">
            <text:p>1.26745271682739</text:p>
          </table:table-cell>
          <table:table-cell office:value-type="float" office:value="1.33416628837585" calcext:value-type="float">
            <text:p>1.33416628837585</text:p>
          </table:table-cell>
          <table:table-cell office:value-type="float" office:value="1.40087985992432" calcext:value-type="float">
            <text:p>1.40087985992432</text:p>
          </table:table-cell>
          <table:table-cell office:value-type="float" office:value="1.46759343147278" calcext:value-type="float">
            <text:p>1.46759343147278</text:p>
          </table:table-cell>
          <table:table-cell office:value-type="float" office:value="1.53430724143982" calcext:value-type="float">
            <text:p>1.53430724143982</text:p>
          </table:table-cell>
          <table:table-cell office:value-type="float" office:value="1.60102081298828" calcext:value-type="float">
            <text:p>1.60102081298828</text:p>
          </table:table-cell>
          <table:table-cell office:value-type="float" office:value="1.66773438453674" calcext:value-type="float">
            <text:p>1.66773438453674</text:p>
          </table:table-cell>
          <table:table-cell office:value-type="float" office:value="1.73444771766663" calcext:value-type="float">
            <text:p>1.73444771766663</text:p>
          </table:table-cell>
          <table:table-cell office:value-type="float" office:value="1.80116105079651" calcext:value-type="float">
            <text:p>1.80116105079651</text:p>
          </table:table-cell>
          <table:table-cell office:value-type="float" office:value="1.90123152732849" calcext:value-type="float">
            <text:p>1.90123152732849</text:p>
          </table:table-cell>
          <table:table-cell office:value-type="float" office:value="1.96794486045837" calcext:value-type="float">
            <text:p>1.96794486045837</text:p>
          </table:table-cell>
          <table:table-cell office:value-type="float" office:value="2.03465509414673" calcext:value-type="float">
            <text:p>2.03465509414673</text:p>
          </table:table-cell>
          <table:table-cell office:value-type="float" office:value="2.10136222839355" calcext:value-type="float">
            <text:p>2.10136222839355</text:p>
          </table:table-cell>
          <table:table-cell office:value-type="float" office:value="2.16806936264038" calcext:value-type="float">
            <text:p>2.16806936264038</text:p>
          </table:table-cell>
          <table:table-cell office:value-type="float" office:value="2.26812982559204" calcext:value-type="float">
            <text:p>2.26812982559204</text:p>
          </table:table-cell>
          <table:table-cell office:value-type="float" office:value="2.33483648300171" calcext:value-type="float">
            <text:p>2.33483648300171</text:p>
          </table:table-cell>
          <table:table-cell office:value-type="float" office:value="2.40154314041138" calcext:value-type="float">
            <text:p>2.40154314041138</text:p>
          </table:table-cell>
          <table:table-cell office:value-type="float" office:value="2.46824979782104" calcext:value-type="float">
            <text:p>2.46824979782104</text:p>
          </table:table-cell>
          <table:table-cell office:value-type="float" office:value="2.53495597839355" calcext:value-type="float">
            <text:p>2.53495597839355</text:p>
          </table:table-cell>
          <table:table-cell office:value-type="float" office:value="2.6350154876709" calcext:value-type="float">
            <text:p>2.6350154876709</text:p>
          </table:table-cell>
          <table:table-cell office:value-type="float" office:value="2.70172142982483" calcext:value-type="float">
            <text:p>2.70172142982483</text:p>
          </table:table-cell>
          <table:table-cell office:value-type="float" office:value="2.80178022384644" calcext:value-type="float">
            <text:p>2.80178022384644</text:p>
          </table:table-cell>
          <table:table-cell office:value-type="float" office:value="2.86848592758179" calcext:value-type="float">
            <text:p>2.86848592758179</text:p>
          </table:table-cell>
          <table:table-cell office:value-type="float" office:value="2.93519139289856" calcext:value-type="float">
            <text:p>2.93519139289856</text:p>
          </table:table-cell>
          <table:table-cell office:value-type="float" office:value="3.00189685821533" calcext:value-type="float">
            <text:p>3.00189685821533</text:p>
          </table:table-cell>
          <table:table-cell office:value-type="float" office:value="3.10200667381287" calcext:value-type="float">
            <text:p>3.10200667381287</text:p>
          </table:table-cell>
          <table:table-cell office:value-type="float" office:value="3.16874718666077" calcext:value-type="float">
            <text:p>3.16874718666077</text:p>
          </table:table-cell>
          <table:table-cell office:value-type="float" office:value="3.23548817634583" calcext:value-type="float">
            <text:p>3.23548817634583</text:p>
          </table:table-cell>
          <table:table-cell office:value-type="float" office:value="3.30222988128662" calcext:value-type="float">
            <text:p>3.30222988128662</text:p>
          </table:table-cell>
          <table:table-cell office:value-type="float" office:value="3.40234398841858" calcext:value-type="float">
            <text:p>3.40234398841858</text:p>
          </table:table-cell>
          <table:table-cell office:value-type="float" office:value="3.60257625579834" calcext:value-type="float">
            <text:p>3.60257625579834</text:p>
          </table:table-cell>
          <table:table-cell office:value-type="float" office:value="3.73606753349304" calcext:value-type="float">
            <text:p>3.73606753349304</text:p>
          </table:table-cell>
          <table:table-cell office:value-type="float" office:value="3.83618783950806" calcext:value-type="float">
            <text:p>3.83618783950806</text:p>
          </table:table-cell>
          <table:table-cell office:value-type="float" office:value="3.90293550491333" calcext:value-type="float">
            <text:p>3.90293550491333</text:p>
          </table:table-cell>
          <table:table-cell office:value-type="float" office:value="4.03641653060913" calcext:value-type="float">
            <text:p>4.03641653060913</text:p>
          </table:table-cell>
          <table:table-cell office:value-type="float" office:value="4.26992702484131" calcext:value-type="float">
            <text:p>4.26992702484131</text:p>
          </table:table-cell>
          <table:table-cell office:value-type="float" office:value="4.37000322341919" calcext:value-type="float">
            <text:p>4.37000322341919</text:p>
          </table:table-cell>
          <table:table-cell office:value-type="float" office:value="4.43672037124634" calcext:value-type="float">
            <text:p>4.43672037124634</text:p>
          </table:table-cell>
          <table:table-cell office:value-type="float" office:value="4.50343799591064" calcext:value-type="float">
            <text:p>4.50343799591064</text:p>
          </table:table-cell>
          <table:table-cell office:value-type="float" office:value="4.57015562057495" calcext:value-type="float">
            <text:p>4.57015562057495</text:p>
          </table:table-cell>
          <table:table-cell office:value-type="float" office:value="5.23744511604309" calcext:value-type="float">
            <text:p>5.23744511604309</text:p>
          </table:table-cell>
          <table:table-cell office:value-type="float" office:value="5.33758068084717" calcext:value-type="float">
            <text:p>5.33758068084717</text:p>
          </table:table-cell>
          <table:table-cell office:value-type="float" office:value="5.40433812141418" calcext:value-type="float">
            <text:p>5.40433812141418</text:p>
          </table:table-cell>
          <table:table-cell office:value-type="float" office:value="5.57123446464539" calcext:value-type="float">
            <text:p>5.57123446464539</text:p>
          </table:table-cell>
          <table:table-cell office:value-type="float" office:value="5.63799381256104" calcext:value-type="float">
            <text:p>5.63799381256104</text:p>
          </table:table-cell>
          <table:table-cell office:value-type="float" office:value="5.73813414573669" calcext:value-type="float">
            <text:p>5.73813414573669</text:p>
          </table:table-cell>
          <table:table-cell office:value-type="float" office:value="5.80489444732666" calcext:value-type="float">
            <text:p>5.80489444732666</text:p>
          </table:table-cell>
          <table:table-cell office:value-type="float" office:value="6.33874917030335" calcext:value-type="float">
            <text:p>6.33874917030335</text:p>
          </table:table-cell>
          <table:table-cell office:value-type="float" office:value="6.40545749664307" calcext:value-type="float">
            <text:p>6.40545749664307</text:p>
          </table:table-cell>
          <table:table-cell office:value-type="float" office:value="6.50552010536194" calcext:value-type="float">
            <text:p>6.50552010536194</text:p>
          </table:table-cell>
          <table:table-cell office:value-type="float" office:value="6.60558199882507" calcext:value-type="float">
            <text:p>6.60558199882507</text:p>
          </table:table-cell>
          <table:table-cell office:value-type="float" office:value="6.67229008674622" calcext:value-type="float">
            <text:p>6.67229008674622</text:p>
          </table:table-cell>
          <table:table-cell office:value-type="float" office:value="6.90576720237732" calcext:value-type="float">
            <text:p>6.90576720237732</text:p>
          </table:table-cell>
          <table:table-cell office:value-type="float" office:value="7.10588979721069" calcext:value-type="float">
            <text:p>7.10588979721069</text:p>
          </table:table-cell>
          <table:table-cell office:value-type="float" office:value="7.20595121383667" calcext:value-type="float">
            <text:p>7.20595121383667</text:p>
          </table:table-cell>
          <table:table-cell office:value-type="float" office:value="7.27265858650208" calcext:value-type="float">
            <text:p>7.27265858650208</text:p>
          </table:table-cell>
          <table:table-cell office:value-type="float" office:value="7.33936595916748" calcext:value-type="float">
            <text:p>7.33936595916748</text:p>
          </table:table-cell>
          <table:table-cell office:value-type="float" office:value="7.40607309341431" calcext:value-type="float">
            <text:p>7.40607309341431</text:p>
          </table:table-cell>
          <table:table-cell office:value-type="float" office:value="7.87301969528198" calcext:value-type="float">
            <text:p>7.87301969528198</text:p>
          </table:table-cell>
          <table:table-cell office:value-type="float" office:value="7.93972611427307" calcext:value-type="float">
            <text:p>7.93972611427307</text:p>
          </table:table-cell>
          <table:table-cell office:value-type="float" office:value="8.006432056427" calcext:value-type="float">
            <text:p>8.006432056427</text:p>
          </table:table-cell>
          <table:table-cell office:value-type="float" office:value="8.10655164718628" calcext:value-type="float">
            <text:p>8.10655164718628</text:p>
          </table:table-cell>
          <table:table-cell office:value-type="float" office:value="8.17331290245056" calcext:value-type="float">
            <text:p>8.17331290245056</text:p>
          </table:table-cell>
          <table:table-cell office:value-type="float" office:value="8.240074634552" calcext:value-type="float">
            <text:p>8.240074634552</text:p>
          </table:table-cell>
          <table:table-cell office:value-type="float" office:value="8.3068368434906" calcext:value-type="float">
            <text:p>8.3068368434906</text:p>
          </table:table-cell>
          <table:table-cell office:value-type="float" office:value="8.37359976768494" calcext:value-type="float">
            <text:p>8.37359976768494</text:p>
          </table:table-cell>
          <table:table-cell office:value-type="float" office:value="8.47374510765076" calcext:value-type="float">
            <text:p>8.47374510765076</text:p>
          </table:table-cell>
          <table:table-cell office:value-type="float" office:value="8.60727405548096" calcext:value-type="float">
            <text:p>8.60727405548096</text:p>
          </table:table-cell>
          <table:table-cell office:value-type="float" office:value="8.94110703468323" calcext:value-type="float">
            <text:p>8.94110703468323</text:p>
          </table:table-cell>
          <table:table-cell office:value-type="float" office:value="9.0078752040863" calcext:value-type="float">
            <text:p>9.0078752040863</text:p>
          </table:table-cell>
          <table:table-cell office:value-type="float" office:value="9.10796189308167" calcext:value-type="float">
            <text:p>9.10796189308167</text:p>
          </table:table-cell>
          <table:table-cell office:value-type="float" office:value="9.17466449737549" calcext:value-type="float">
            <text:p>9.17466449737549</text:p>
          </table:table-cell>
          <table:table-cell office:value-type="float" office:value="9.27471828460693" calcext:value-type="float">
            <text:p>9.27471828460693</text:p>
          </table:table-cell>
          <table:table-cell office:value-type="float" office:value="9.40812230110168" calcext:value-type="float">
            <text:p>9.40812230110168</text:p>
          </table:table-cell>
          <table:table-cell office:value-type="float" office:value="9.47482419013977" calcext:value-type="float">
            <text:p>9.47482419013977</text:p>
          </table:table-cell>
          <table:table-cell office:value-type="float" office:value="9.74162912368774" calcext:value-type="float">
            <text:p>9.74162912368774</text:p>
          </table:table-cell>
          <table:table-cell office:value-type="float" office:value="9.84168028831482" calcext:value-type="float">
            <text:p>9.84168028831482</text:p>
          </table:table-cell>
          <table:table-cell office:value-type="float" office:value="9.90838050842285" calcext:value-type="float">
            <text:p>9.90838050842285</text:p>
          </table:table-cell>
          <table:table-cell office:value-type="float" office:value="9.97508072853088" calcext:value-type="float">
            <text:p>9.97508072853088</text:p>
          </table:table-cell>
          <table:table-cell office:value-type="float" office:value="10.4419951438904" calcext:value-type="float">
            <text:p>10.4419951438904</text:p>
          </table:table-cell>
          <table:table-cell office:value-type="float" office:value="10.5753982067108" calcext:value-type="float">
            <text:p>10.5753982067108</text:p>
          </table:table-cell>
          <table:table-cell office:value-type="float" office:value="10.6754498481751" calcext:value-type="float">
            <text:p>10.6754498481751</text:p>
          </table:table-cell>
          <table:table-cell office:value-type="float" office:value="10.7421505451202" calcext:value-type="float">
            <text:p>10.7421505451202</text:p>
          </table:table-cell>
          <table:table-cell office:value-type="float" office:value="10.8088512420654" calcext:value-type="float">
            <text:p>10.8088512420654</text:p>
          </table:table-cell>
          <table:table-cell office:value-type="float" office:value="10.875551700592" calcext:value-type="float">
            <text:p>10.875551700592</text:p>
          </table:table-cell>
          <table:table-cell office:value-type="float" office:value="10.9422521591187" calcext:value-type="float">
            <text:p>10.9422521591187</text:p>
          </table:table-cell>
          <table:table-cell office:value-type="float" office:value="11.0089521408081" calcext:value-type="float">
            <text:p>11.0089521408081</text:p>
          </table:table-cell>
          <table:table-cell office:value-type="float" office:value="11.0756537914276" calcext:value-type="float">
            <text:p>11.0756537914276</text:p>
          </table:table-cell>
          <table:table-cell office:value-type="float" office:value="11.2424104213715" calcext:value-type="float">
            <text:p>11.2424104213715</text:p>
          </table:table-cell>
          <table:table-cell office:value-type="float" office:value="11.5759196281433" calcext:value-type="float">
            <text:p>11.5759196281433</text:p>
          </table:table-cell>
          <table:table-cell office:value-type="float" office:value="11.6426208019257" calcext:value-type="float">
            <text:p>11.6426208019257</text:p>
          </table:table-cell>
          <table:table-cell office:value-type="float" office:value="11.7760229110718" calcext:value-type="float">
            <text:p>11.7760229110718</text:p>
          </table:table-cell>
          <table:table-cell office:value-type="float" office:value="12.0094742774963" calcext:value-type="float">
            <text:p>12.0094742774963</text:p>
          </table:table-cell>
          <table:table-cell office:value-type="float" office:value="12.1095287799835" calcext:value-type="float">
            <text:p>12.1095287799835</text:p>
          </table:table-cell>
          <table:table-cell office:value-type="float" office:value="12.1762325763702" calcext:value-type="float">
            <text:p>12.1762325763702</text:p>
          </table:table-cell>
          <table:table-cell office:value-type="float" office:value="12.2429366111755" calcext:value-type="float">
            <text:p>12.2429366111755</text:p>
          </table:table-cell>
          <table:table-cell office:value-type="float" office:value="12.3096399307251" calcext:value-type="float">
            <text:p>12.3096399307251</text:p>
          </table:table-cell>
          <table:table-cell office:value-type="float" office:value="12.4096949100494" calcext:value-type="float">
            <text:p>12.4096949100494</text:p>
          </table:table-cell>
          <table:table-cell office:value-type="float" office:value="12.4763979911804" calcext:value-type="float">
            <text:p>12.4763979911804</text:p>
          </table:table-cell>
          <table:table-cell office:value-type="float" office:value="12.7432081699371" calcext:value-type="float">
            <text:p>12.7432081699371</text:p>
          </table:table-cell>
          <table:table-cell office:value-type="float" office:value="12.8099102973938" calcext:value-type="float">
            <text:p>12.8099102973938</text:p>
          </table:table-cell>
          <table:table-cell office:value-type="float" office:value="12.9433143138886" calcext:value-type="float">
            <text:p>12.9433143138886</text:p>
          </table:table-cell>
          <table:table-cell office:value-type="float" office:value="13.0100157260895" calcext:value-type="float">
            <text:p>13.0100157260895</text:p>
          </table:table-cell>
          <table:table-cell office:value-type="float" office:value="13.0767207145691" calcext:value-type="float">
            <text:p>13.0767207145691</text:p>
          </table:table-cell>
          <table:table-cell office:value-type="float" office:value="13.3101999759674" calcext:value-type="float">
            <text:p>13.3101999759674</text:p>
          </table:table-cell>
          <table:table-cell office:value-type="float" office:value="13.3769083023071" calcext:value-type="float">
            <text:p>13.3769083023071</text:p>
          </table:table-cell>
          <table:table-cell office:value-type="float" office:value="13.4769704341888" calcext:value-type="float">
            <text:p>13.4769704341888</text:p>
          </table:table-cell>
          <table:table-cell office:value-type="float" office:value="13.7771563529968" calcext:value-type="float">
            <text:p>13.7771563529968</text:p>
          </table:table-cell>
          <table:table-cell office:value-type="float" office:value="13.8438639640808" calcext:value-type="float">
            <text:p>13.8438639640808</text:p>
          </table:table-cell>
          <table:table-cell office:value-type="float" office:value="14.244101524353" calcext:value-type="float">
            <text:p>14.244101524353</text:p>
          </table:table-cell>
          <table:table-cell office:value-type="float" office:value="14.3108062744141" calcext:value-type="float">
            <text:p>14.3108062744141</text:p>
          </table:table-cell>
          <table:table-cell office:value-type="float" office:value="14.7443814277649" calcext:value-type="float">
            <text:p>14.7443814277649</text:p>
          </table:table-cell>
          <table:table-cell office:value-type="float" office:value="15.1112484931946" calcext:value-type="float">
            <text:p>15.1112484931946</text:p>
          </table:table-cell>
          <table:table-cell office:value-type="float" office:value="15.5114686489105" calcext:value-type="float">
            <text:p>15.5114686489105</text:p>
          </table:table-cell>
          <table:table-cell office:value-type="float" office:value="15.5781714916229" calcext:value-type="float">
            <text:p>15.5781714916229</text:p>
          </table:table-cell>
          <table:table-cell office:value-type="float" office:value="15.6448740959167" calcext:value-type="float">
            <text:p>15.6448740959167</text:p>
          </table:table-cell>
          <table:table-cell office:value-type="float" office:value="15.7782785892487" calcext:value-type="float">
            <text:p>15.7782785892487</text:p>
          </table:table-cell>
          <table:table-cell office:value-type="float" office:value="15.8783311843872" calcext:value-type="float">
            <text:p>15.8783311843872</text:p>
          </table:table-cell>
          <table:table-cell office:value-type="float" office:value="15.9450330734253" calcext:value-type="float">
            <text:p>15.9450330734253</text:p>
          </table:table-cell>
          <table:table-cell office:value-type="float" office:value="16.0117344856262" calcext:value-type="float">
            <text:p>16.0117344856262</text:p>
          </table:table-cell>
          <table:table-cell office:value-type="float" office:value="16.0784373283386" calcext:value-type="float">
            <text:p>16.0784373283386</text:p>
          </table:table-cell>
          <table:table-cell office:value-type="float" office:value="16.5120098590851" calcext:value-type="float">
            <text:p>16.5120098590851</text:p>
          </table:table-cell>
          <table:table-cell office:value-type="float" office:value="16.5787124633789" calcext:value-type="float">
            <text:p>16.5787124633789</text:p>
          </table:table-cell>
          <table:table-cell office:value-type="float" office:value="16.6787662506104" calcext:value-type="float">
            <text:p>16.6787662506104</text:p>
          </table:table-cell>
          <table:table-cell office:value-type="float" office:value="16.7454686164856" calcext:value-type="float">
            <text:p>16.7454686164856</text:p>
          </table:table-cell>
          <table:table-cell office:value-type="float" office:value="16.8121707439423" calcext:value-type="float">
            <text:p>16.8121707439423</text:p>
          </table:table-cell>
          <table:table-cell office:value-type="float" office:value="16.8788726329803" calcext:value-type="float">
            <text:p>16.8788726329803</text:p>
          </table:table-cell>
          <table:table-cell office:value-type="float" office:value="17.3124506473541" calcext:value-type="float">
            <text:p>17.3124506473541</text:p>
          </table:table-cell>
          <table:table-cell office:value-type="float" office:value="17.3791563510895" calcext:value-type="float">
            <text:p>17.3791563510895</text:p>
          </table:table-cell>
          <table:table-cell office:value-type="float" office:value="18.1796131134033" calcext:value-type="float">
            <text:p>18.1796131134033</text:p>
          </table:table-cell>
          <table:table-cell office:value-type="float" office:value="18.2463159561157" calcext:value-type="float">
            <text:p>18.2463159561157</text:p>
          </table:table-cell>
          <table:table-cell office:value-type="float" office:value="18.3130185604095" calcext:value-type="float">
            <text:p>18.3130185604095</text:p>
          </table:table-cell>
          <table:table-cell office:value-type="float" office:value="18.3797211647034" calcext:value-type="float">
            <text:p>18.3797211647034</text:p>
          </table:table-cell>
          <table:table-cell office:value-type="float" office:value="18.44642329216" calcext:value-type="float">
            <text:p>18.44642329216</text:p>
          </table:table-cell>
          <table:table-cell office:value-type="float" office:value="18.5131254196167" calcext:value-type="float">
            <text:p>18.5131254196167</text:p>
          </table:table-cell>
          <table:table-cell office:value-type="float" office:value="18.5798273086548" calcext:value-type="float">
            <text:p>18.5798273086548</text:p>
          </table:table-cell>
          <table:table-cell office:value-type="float" office:value="18.6798799037933" calcext:value-type="float">
            <text:p>18.6798799037933</text:p>
          </table:table-cell>
          <table:table-cell office:value-type="float" office:value="18.7465813159943" calcext:value-type="float">
            <text:p>18.7465813159943</text:p>
          </table:table-cell>
          <table:table-cell office:value-type="float" office:value="18.8132824897766" calcext:value-type="float">
            <text:p>18.8132824897766</text:p>
          </table:table-cell>
          <table:table-cell office:value-type="float" office:value="18.8799834251404" calcext:value-type="float">
            <text:p>18.8799834251404</text:p>
          </table:table-cell>
          <table:table-cell office:value-type="float" office:value="19.0467350482941" calcext:value-type="float">
            <text:p>19.0467350482941</text:p>
          </table:table-cell>
          <table:table-cell office:value-type="float" office:value="19.113450050354" calcext:value-type="float">
            <text:p>19.113450050354</text:p>
          </table:table-cell>
          <table:table-cell office:value-type="float" office:value="19.1801650524139" calcext:value-type="float">
            <text:p>19.1801650524139</text:p>
          </table:table-cell>
          <table:table-cell office:value-type="float" office:value="19.2468798160553" calcext:value-type="float">
            <text:p>19.2468798160553</text:p>
          </table:table-cell>
          <table:table-cell office:value-type="float" office:value="19.3135950565338" calcext:value-type="float">
            <text:p>19.3135950565338</text:p>
          </table:table-cell>
          <table:table-cell office:value-type="float" office:value="19.3803098201752" calcext:value-type="float">
            <text:p>19.3803098201752</text:p>
          </table:table-cell>
          <table:table-cell office:value-type="float" office:value="19.4470248222351" calcext:value-type="float">
            <text:p>19.4470248222351</text:p>
          </table:table-cell>
          <table:table-cell office:value-type="float" office:value="19.513739824295" calcext:value-type="float">
            <text:p>19.513739824295</text:p>
          </table:table-cell>
          <table:table-cell office:value-type="float" office:value="19.5804545879364" calcext:value-type="float">
            <text:p>19.5804545879364</text:p>
          </table:table-cell>
          <table:table-cell office:value-type="float" office:value="19.6805272102356" calcext:value-type="float">
            <text:p>19.6805272102356</text:p>
          </table:table-cell>
          <table:table-cell office:value-type="float" office:value="19.747241973877" calcext:value-type="float">
            <text:p>19.747241973877</text:p>
          </table:table-cell>
          <table:table-cell office:value-type="float" office:value="19.7805993556976" calcext:value-type="float">
            <text:p>19.7805993556976</text:p>
          </table:table-cell>
          <table:table-cell office:value-type="float" office:value="19.847314119339" calcext:value-type="float">
            <text:p>19.847314119339</text:p>
          </table:table-cell>
          <table:table-cell office:value-type="float" office:value="19.9140291213989" calcext:value-type="float">
            <text:p>19.9140291213989</text:p>
          </table:table-cell>
          <table:table-cell office:value-type="float" office:value="19.9807438850403" calcext:value-type="float">
            <text:p>19.9807438850403</text:p>
          </table:table-cell>
          <table:table-cell office:value-type="float" office:value="20.0474586486816" calcext:value-type="float">
            <text:p>20.0474586486816</text:p>
          </table:table-cell>
          <table:table-cell office:value-type="float" office:value="20.1141655445099" calcext:value-type="float">
            <text:p>20.1141655445099</text:p>
          </table:table-cell>
          <table:table-cell office:value-type="float" office:value="20.1808722019196" calcext:value-type="float">
            <text:p>20.1808722019196</text:p>
          </table:table-cell>
          <table:table-cell office:value-type="float" office:value="20.3142855167389" calcext:value-type="float">
            <text:p>20.3142855167389</text:p>
          </table:table-cell>
          <table:table-cell office:value-type="float" office:value="20.4143450260162" calcext:value-type="float">
            <text:p>20.4143450260162</text:p>
          </table:table-cell>
          <table:table-cell office:value-type="float" office:value="20.4810512065887" calcext:value-type="float">
            <text:p>20.4810512065887</text:p>
          </table:table-cell>
          <table:table-cell office:value-type="float" office:value="20.5477573871613" calcext:value-type="float">
            <text:p>20.5477573871613</text:p>
          </table:table-cell>
          <table:table-cell office:value-type="float" office:value="20.6144630908966" calcext:value-type="float">
            <text:p>20.6144630908966</text:p>
          </table:table-cell>
          <table:table-cell office:value-type="float" office:value="20.6811692714691" calcext:value-type="float">
            <text:p>20.6811692714691</text:p>
          </table:table-cell>
          <table:table-cell office:value-type="float" office:value="20.7478747367859" calcext:value-type="float">
            <text:p>20.7478747367859</text:p>
          </table:table-cell>
          <table:table-cell office:value-type="float" office:value="20.8145804405212" calcext:value-type="float">
            <text:p>20.8145804405212</text:p>
          </table:table-cell>
          <table:table-cell office:value-type="float" office:value="20.881285905838" calcext:value-type="float">
            <text:p>20.881285905838</text:p>
          </table:table-cell>
          <table:table-cell office:value-type="float" office:value="20.9479911327362" calcext:value-type="float">
            <text:p>20.9479911327362</text:p>
          </table:table-cell>
          <table:table-cell office:value-type="float" office:value="21.0480489730835" calcext:value-type="float">
            <text:p>21.0480489730835</text:p>
          </table:table-cell>
          <table:table-cell office:value-type="float" office:value="21.1147780418396" calcext:value-type="float">
            <text:p>21.1147780418396</text:p>
          </table:table-cell>
          <table:table-cell office:value-type="float" office:value="21.1815073490143" calcext:value-type="float">
            <text:p>21.1815073490143</text:p>
          </table:table-cell>
          <table:table-cell office:value-type="float" office:value="21.2816023826599" calcext:value-type="float">
            <text:p>21.2816023826599</text:p>
          </table:table-cell>
          <table:table-cell office:value-type="float" office:value="21.3816981315613" calcext:value-type="float">
            <text:p>21.3816981315613</text:p>
          </table:table-cell>
          <table:table-cell office:value-type="float" office:value="21.448429107666" calcext:value-type="float">
            <text:p>21.448429107666</text:p>
          </table:table-cell>
          <table:table-cell office:value-type="float" office:value="21.5151607990265" calcext:value-type="float">
            <text:p>21.5151607990265</text:p>
          </table:table-cell>
          <table:table-cell office:value-type="float" office:value="21.6152591705322" calcext:value-type="float">
            <text:p>21.6152591705322</text:p>
          </table:table-cell>
          <table:table-cell office:value-type="float" office:value="21.6819920539856" calcext:value-type="float">
            <text:p>21.6819920539856</text:p>
          </table:table-cell>
          <table:table-cell office:value-type="float" office:value="21.7487251758575" calcext:value-type="float">
            <text:p>21.7487251758575</text:p>
          </table:table-cell>
          <table:table-cell office:value-type="float" office:value="21.8154587745666" calcext:value-type="float">
            <text:p>21.8154587745666</text:p>
          </table:table-cell>
          <table:table-cell office:value-type="float" office:value="21.9155600070953" calcext:value-type="float">
            <text:p>21.9155600070953</text:p>
          </table:table-cell>
          <table:table-cell office:value-type="float" office:value="21.9822950363159" calcext:value-type="float">
            <text:p>21.9822950363159</text:p>
          </table:table-cell>
          <table:table-cell office:value-type="float" office:value="22.0490298271179" calcext:value-type="float">
            <text:p>22.0490298271179</text:p>
          </table:table-cell>
          <table:table-cell office:value-type="float" office:value="22.1157400608063" calcext:value-type="float">
            <text:p>22.1157400608063</text:p>
          </table:table-cell>
          <table:table-cell office:value-type="float" office:value="22.1824502944946" calcext:value-type="float">
            <text:p>22.1824502944946</text:p>
          </table:table-cell>
          <table:table-cell office:value-type="float" office:value="22.2491600513458" calcext:value-type="float">
            <text:p>22.2491600513458</text:p>
          </table:table-cell>
          <table:table-cell office:value-type="float" office:value="22.3158700466156" calcext:value-type="float">
            <text:p>22.3158700466156</text:p>
          </table:table-cell>
          <table:table-cell office:value-type="float" office:value="22.3825800418854" calcext:value-type="float">
            <text:p>22.3825800418854</text:p>
          </table:table-cell>
          <table:table-cell office:value-type="float" office:value="22.4492897987366" calcext:value-type="float">
            <text:p>22.4492897987366</text:p>
          </table:table-cell>
          <table:table-cell office:value-type="float" office:value="22.5159995555878" calcext:value-type="float">
            <text:p>22.5159995555878</text:p>
          </table:table-cell>
          <table:table-cell office:value-type="float" office:value="22.5827090740204" calcext:value-type="float">
            <text:p>22.5827090740204</text:p>
          </table:table-cell>
          <table:table-cell office:value-type="float" office:value="22.6494183540344" calcext:value-type="float">
            <text:p>22.6494183540344</text:p>
          </table:table-cell>
          <table:table-cell office:value-type="float" office:value="22.716127872467" calcext:value-type="float">
            <text:p>22.716127872467</text:p>
          </table:table-cell>
          <table:table-cell office:value-type="float" office:value="22.7828373908997" calcext:value-type="float">
            <text:p>22.7828373908997</text:p>
          </table:table-cell>
          <table:table-cell office:value-type="float" office:value="22.8495466709137" calcext:value-type="float">
            <text:p>22.8495466709137</text:p>
          </table:table-cell>
          <table:table-cell office:value-type="float" office:value="22.9162559509277" calcext:value-type="float">
            <text:p>22.9162559509277</text:p>
          </table:table-cell>
          <table:table-cell office:value-type="float" office:value="22.9829647541046" calcext:value-type="float">
            <text:p>22.9829647541046</text:p>
          </table:table-cell>
          <table:table-cell office:value-type="float" office:value="23.0496740341187" calcext:value-type="float">
            <text:p>23.0496740341187</text:p>
          </table:table-cell>
          <table:table-cell office:value-type="float" office:value="23.1163823604584" calcext:value-type="float">
            <text:p>23.1163823604584</text:p>
          </table:table-cell>
          <table:table-cell office:value-type="float" office:value="23.1830904483795" calcext:value-type="float">
            <text:p>23.1830904483795</text:p>
          </table:table-cell>
          <table:table-cell office:value-type="float" office:value="23.2831523418427" calcext:value-type="float">
            <text:p>23.2831523418427</text:p>
          </table:table-cell>
          <table:table-cell office:value-type="float" office:value="23.3498604297638" calcext:value-type="float">
            <text:p>23.3498604297638</text:p>
          </table:table-cell>
          <table:table-cell office:value-type="float" office:value="23.4165680408478" calcext:value-type="float">
            <text:p>23.4165680408478</text:p>
          </table:table-cell>
          <table:table-cell office:value-type="float" office:value="23.4832756519318" calcext:value-type="float">
            <text:p>23.4832756519318</text:p>
          </table:table-cell>
          <table:table-cell office:value-type="float" office:value="23.5499835014343" calcext:value-type="float">
            <text:p>23.5499835014343</text:p>
          </table:table-cell>
          <table:table-cell office:value-type="float" office:value="23.6500444412231" calcext:value-type="float">
            <text:p>23.6500444412231</text:p>
          </table:table-cell>
          <table:table-cell office:value-type="float" office:value="23.7167518138885" calcext:value-type="float">
            <text:p>23.7167518138885</text:p>
          </table:table-cell>
          <table:table-cell office:value-type="float" office:value="23.7834589481354" calcext:value-type="float">
            <text:p>23.7834589481354</text:p>
          </table:table-cell>
          <table:table-cell office:value-type="float" office:value="23.8501660823822" calcext:value-type="float">
            <text:p>23.8501660823822</text:p>
          </table:table-cell>
          <table:table-cell office:value-type="float" office:value="23.9168729782104" calcext:value-type="float">
            <text:p>23.9168729782104</text:p>
          </table:table-cell>
          <table:table-cell office:value-type="float" office:value="24.0169332027435" calcext:value-type="float">
            <text:p>24.0169332027435</text:p>
          </table:table-cell>
          <table:table-cell office:value-type="float" office:value="24.0836551189423" calcext:value-type="float">
            <text:p>24.0836551189423</text:p>
          </table:table-cell>
          <table:table-cell office:value-type="float" office:value="24.1503925323486" calcext:value-type="float">
            <text:p>24.1503925323486</text:p>
          </table:table-cell>
          <table:table-cell office:value-type="float" office:value="24.2171306610107" calcext:value-type="float">
            <text:p>24.2171306610107</text:p>
          </table:table-cell>
          <table:table-cell office:value-type="float" office:value="24.2838695049286" calcext:value-type="float">
            <text:p>24.2838695049286</text:p>
          </table:table-cell>
          <table:table-cell office:value-type="float" office:value="24.3506088256836" calcext:value-type="float">
            <text:p>24.3506088256836</text:p>
          </table:table-cell>
          <table:table-cell office:value-type="float" office:value="24.4173488616943" calcext:value-type="float">
            <text:p>24.4173488616943</text:p>
          </table:table-cell>
          <table:table-cell office:value-type="float" office:value="24.4840896129608" calcext:value-type="float">
            <text:p>24.4840896129608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4981807331408" calcext:value-type="float">
            <text:p>0.124981807331408</text:p>
          </table:table-cell>
          <table:table-cell office:value-type="float" office:value="0.125153951023413" calcext:value-type="float">
            <text:p>0.125153951023413</text:p>
          </table:table-cell>
          <table:table-cell office:value-type="float" office:value="0.124955660190414" calcext:value-type="float">
            <text:p>0.124955660190414</text:p>
          </table:table-cell>
          <table:table-cell office:value-type="float" office:value="0.124977845109891" calcext:value-type="float">
            <text:p>0.124977845109891</text:p>
          </table:table-cell>
          <table:table-cell office:value-type="float" office:value="0.125029166626169" calcext:value-type="float">
            <text:p>0.125029166626169</text:p>
          </table:table-cell>
          <table:table-cell office:value-type="float" office:value="0.125056479148453" calcext:value-type="float">
            <text:p>0.125056479148453</text:p>
          </table:table-cell>
          <table:table-cell office:value-type="float" office:value="0.125054438177372" calcext:value-type="float">
            <text:p>0.125054438177372</text:p>
          </table:table-cell>
          <table:table-cell office:value-type="float" office:value="0.125190499641107" calcext:value-type="float">
            <text:p>0.125190499641107</text:p>
          </table:table-cell>
          <table:table-cell office:value-type="float" office:value="0.124916319578536" calcext:value-type="float">
            <text:p>0.124916319578536</text:p>
          </table:table-cell>
          <table:table-cell office:value-type="float" office:value="0.124900153155633" calcext:value-type="float">
            <text:p>0.124900153155633</text:p>
          </table:table-cell>
          <table:table-cell office:value-type="float" office:value="0.125015781729939" calcext:value-type="float">
            <text:p>0.125015781729939</text:p>
          </table:table-cell>
          <table:table-cell office:value-type="float" office:value="0.124888787720147" calcext:value-type="float">
            <text:p>0.124888787720147</text:p>
          </table:table-cell>
          <table:table-cell office:value-type="float" office:value="0.125219369304022" calcext:value-type="float">
            <text:p>0.125219369304022</text:p>
          </table:table-cell>
          <table:table-cell office:value-type="float" office:value="0.12481149383338" calcext:value-type="float">
            <text:p>0.12481149383338</text:p>
          </table:table-cell>
          <table:table-cell office:value-type="float" office:value="0.125174651535277" calcext:value-type="float">
            <text:p>0.125174651535277</text:p>
          </table:table-cell>
          <table:table-cell office:value-type="float" office:value="0.125116102532195" calcext:value-type="float">
            <text:p>0.125116102532195</text:p>
          </table:table-cell>
          <table:table-cell office:value-type="float" office:value="0.124914356480607" calcext:value-type="float">
            <text:p>0.124914356480607</text:p>
          </table:table-cell>
          <table:table-cell office:value-type="float" office:value="0.125033665863214" calcext:value-type="float">
            <text:p>0.125033665863214</text:p>
          </table:table-cell>
          <table:table-cell office:value-type="float" office:value="0.12501817581807" calcext:value-type="float">
            <text:p>0.12501817581807</text:p>
          </table:table-cell>
          <table:table-cell office:value-type="float" office:value="0.125034839670759" calcext:value-type="float">
            <text:p>0.125034839670759</text:p>
          </table:table-cell>
          <table:table-cell office:value-type="float" office:value="0.124890983105215" calcext:value-type="float">
            <text:p>0.124890983105215</text:p>
          </table:table-cell>
          <table:table-cell office:value-type="float" office:value="0.125000339071518" calcext:value-type="float">
            <text:p>0.125000339071518</text:p>
          </table:table-cell>
          <table:table-cell office:value-type="float" office:value="0.125027535306828" calcext:value-type="float">
            <text:p>0.125027535306828</text:p>
          </table:table-cell>
          <table:table-cell office:value-type="float" office:value="0.124952455856359" calcext:value-type="float">
            <text:p>0.124952455856359</text:p>
          </table:table-cell>
          <table:table-cell office:value-type="float" office:value="0.124917037181575" calcext:value-type="float">
            <text:p>0.124917037181575</text:p>
          </table:table-cell>
          <table:table-cell office:value-type="float" office:value="0.124985805585853" calcext:value-type="float">
            <text:p>0.124985805585853</text:p>
          </table:table-cell>
          <table:table-cell office:value-type="float" office:value="0.125327250880525" calcext:value-type="float">
            <text:p>0.125327250880525</text:p>
          </table:table-cell>
          <table:table-cell office:value-type="float" office:value="0.125110837965649" calcext:value-type="float">
            <text:p>0.125110837965649</text:p>
          </table:table-cell>
          <table:table-cell office:value-type="float" office:value="0.125086834714685" calcext:value-type="float">
            <text:p>0.125086834714685</text:p>
          </table:table-cell>
          <table:table-cell office:value-type="float" office:value="0.125133440269585" calcext:value-type="float">
            <text:p>0.125133440269585</text:p>
          </table:table-cell>
          <table:table-cell office:value-type="float" office:value="0.125086117375697" calcext:value-type="float">
            <text:p>0.125086117375697</text:p>
          </table:table-cell>
          <table:table-cell office:value-type="float" office:value="0.125161980246044" calcext:value-type="float">
            <text:p>0.125161980246044</text:p>
          </table:table-cell>
          <table:table-cell office:value-type="float" office:value="0.125180855866537" calcext:value-type="float">
            <text:p>0.125180855866537</text:p>
          </table:table-cell>
          <table:table-cell office:value-type="float" office:value="0.12496541058856" calcext:value-type="float">
            <text:p>0.12496541058856</text:p>
          </table:table-cell>
          <table:table-cell office:value-type="float" office:value="0.124988347283544" calcext:value-type="float">
            <text:p>0.124988347283544</text:p>
          </table:table-cell>
          <table:table-cell office:value-type="float" office:value="0.125124440691285" calcext:value-type="float">
            <text:p>0.125124440691285</text:p>
          </table:table-cell>
          <table:table-cell office:value-type="float" office:value="0.124879847615542" calcext:value-type="float">
            <text:p>0.124879847615542</text:p>
          </table:table-cell>
          <table:table-cell office:value-type="float" office:value="0.124912565699484" calcext:value-type="float">
            <text:p>0.124912565699484</text:p>
          </table:table-cell>
          <table:table-cell office:value-type="float" office:value="0.124203831913156" calcext:value-type="float">
            <text:p>0.124203831913156</text:p>
          </table:table-cell>
          <table:table-cell office:value-type="float" office:value="0.12302595538564" calcext:value-type="float">
            <text:p>0.12302595538564</text:p>
          </table:table-cell>
          <table:table-cell office:value-type="float" office:value="0.122014592117268" calcext:value-type="float">
            <text:p>0.122014592117268</text:p>
          </table:table-cell>
          <table:table-cell office:value-type="float" office:value="0.115447847394795" calcext:value-type="float">
            <text:p>0.115447847394795</text:p>
          </table:table-cell>
          <table:table-cell office:value-type="float" office:value="0.112615528860097" calcext:value-type="float">
            <text:p>0.112615528860097</text:p>
          </table:table-cell>
          <table:table-cell office:value-type="float" office:value="0.113543570114252" calcext:value-type="float">
            <text:p>0.113543570114252</text:p>
          </table:table-cell>
          <table:table-cell office:value-type="float" office:value="0.111607721362807" calcext:value-type="float">
            <text:p>0.111607721362807</text:p>
          </table:table-cell>
          <table:table-cell office:value-type="float" office:value="0.105329984867549" calcext:value-type="float">
            <text:p>0.105329984867549</text:p>
          </table:table-cell>
          <table:table-cell office:value-type="float" office:value="0.140812278379472" calcext:value-type="float">
            <text:p>0.140812278379472</text:p>
          </table:table-cell>
          <table:table-cell office:value-type="float" office:value="0.166132973801228" calcext:value-type="float">
            <text:p>0.166132973801228</text:p>
          </table:table-cell>
          <table:table-cell office:value-type="float" office:value="0.189584105844345" calcext:value-type="float">
            <text:p>0.189584105844345</text:p>
          </table:table-cell>
          <table:table-cell office:value-type="float" office:value="0.196507029232659" calcext:value-type="float">
            <text:p>0.196507029232659</text:p>
          </table:table-cell>
          <table:table-cell office:value-type="float" office:value="0.190224311315783" calcext:value-type="float">
            <text:p>0.190224311315783</text:p>
          </table:table-cell>
          <table:table-cell office:value-type="float" office:value="0.209061119607068" calcext:value-type="float">
            <text:p>0.209061119607068</text:p>
          </table:table-cell>
          <table:table-cell office:value-type="float" office:value="0.198051604893786" calcext:value-type="float">
            <text:p>0.198051604893786</text:p>
          </table:table-cell>
          <table:table-cell office:value-type="float" office:value="0.194613246859099" calcext:value-type="float">
            <text:p>0.194613246859099</text:p>
          </table:table-cell>
          <table:table-cell office:value-type="float" office:value="0.199259073308614" calcext:value-type="float">
            <text:p>0.199259073308614</text:p>
          </table:table-cell>
          <table:table-cell office:value-type="float" office:value="0.204669436881413" calcext:value-type="float">
            <text:p>0.204669436881413</text:p>
          </table:table-cell>
          <table:table-cell office:value-type="float" office:value="0.149470318790525" calcext:value-type="float">
            <text:p>0.149470318790525</text:p>
          </table:table-cell>
          <table:table-cell office:value-type="float" office:value="0.134718145786842" calcext:value-type="float">
            <text:p>0.134718145786842</text:p>
          </table:table-cell>
          <table:table-cell office:value-type="float" office:value="0.12490715815571" calcext:value-type="float">
            <text:p>0.12490715815571</text:p>
          </table:table-cell>
          <table:table-cell office:value-type="float" office:value="0.127883913283972" calcext:value-type="float">
            <text:p>0.127883913283972</text:p>
          </table:table-cell>
          <table:table-cell office:value-type="float" office:value="0.131791786056132" calcext:value-type="float">
            <text:p>0.131791786056132</text:p>
          </table:table-cell>
          <table:table-cell office:value-type="float" office:value="0.13994269434499" calcext:value-type="float">
            <text:p>0.13994269434499</text:p>
          </table:table-cell>
          <table:table-cell office:value-type="float" office:value="0.139687449418657" calcext:value-type="float">
            <text:p>0.139687449418657</text:p>
          </table:table-cell>
          <table:table-cell office:value-type="float" office:value="0.173705496489523" calcext:value-type="float">
            <text:p>0.173705496489523</text:p>
          </table:table-cell>
          <table:table-cell office:value-type="float" office:value="0.190991294598948" calcext:value-type="float">
            <text:p>0.190991294598948</text:p>
          </table:table-cell>
          <table:table-cell office:value-type="float" office:value="0.198638281741892" calcext:value-type="float">
            <text:p>0.198638281741892</text:p>
          </table:table-cell>
          <table:table-cell office:value-type="float" office:value="0.191236399331599" calcext:value-type="float">
            <text:p>0.191236399331599</text:p>
          </table:table-cell>
          <table:table-cell office:value-type="float" office:value="0.193650494059948" calcext:value-type="float">
            <text:p>0.193650494059948</text:p>
          </table:table-cell>
          <table:table-cell office:value-type="float" office:value="0.207509746457626" calcext:value-type="float">
            <text:p>0.207509746457626</text:p>
          </table:table-cell>
          <table:table-cell office:value-type="float" office:value="0.202051265133659" calcext:value-type="float">
            <text:p>0.202051265133659</text:p>
          </table:table-cell>
          <table:table-cell office:value-type="float" office:value="0.212519693428197" calcext:value-type="float">
            <text:p>0.212519693428197</text:p>
          </table:table-cell>
          <table:table-cell office:value-type="float" office:value="0.211350353181005" calcext:value-type="float">
            <text:p>0.211350353181005</text:p>
          </table:table-cell>
          <table:table-cell office:value-type="float" office:value="0.210011247760665" calcext:value-type="float">
            <text:p>0.210011247760665</text:p>
          </table:table-cell>
          <table:table-cell office:value-type="float" office:value="0.21264938628614" calcext:value-type="float">
            <text:p>0.21264938628614</text:p>
          </table:table-cell>
          <table:table-cell office:value-type="float" office:value="0.101229459060151" calcext:value-type="float">
            <text:p>0.101229459060151</text:p>
          </table:table-cell>
          <table:table-cell office:value-type="float" office:value="0.109089952377289" calcext:value-type="float">
            <text:p>0.109089952377289</text:p>
          </table:table-cell>
          <table:table-cell office:value-type="float" office:value="0.110841665147694" calcext:value-type="float">
            <text:p>0.110841665147694</text:p>
          </table:table-cell>
          <table:table-cell office:value-type="float" office:value="0.123129591571253" calcext:value-type="float">
            <text:p>0.123129591571253</text:p>
          </table:table-cell>
          <table:table-cell office:value-type="float" office:value="0.13455742221199" calcext:value-type="float">
            <text:p>0.13455742221199</text:p>
          </table:table-cell>
          <table:table-cell office:value-type="float" office:value="0.141615691028836" calcext:value-type="float">
            <text:p>0.141615691028836</text:p>
          </table:table-cell>
          <table:table-cell office:value-type="float" office:value="0.144514201909978" calcext:value-type="float">
            <text:p>0.144514201909978</text:p>
          </table:table-cell>
          <table:table-cell office:value-type="float" office:value="0.139546960620752" calcext:value-type="float">
            <text:p>0.139546960620752</text:p>
          </table:table-cell>
          <table:table-cell office:value-type="float" office:value="0.122180168222563" calcext:value-type="float">
            <text:p>0.122180168222563</text:p>
          </table:table-cell>
          <table:table-cell office:value-type="float" office:value="0.0971906049527895" calcext:value-type="float">
            <text:p>0.09719060495279</text:p>
          </table:table-cell>
          <table:table-cell office:value-type="float" office:value="0.185582605993507" calcext:value-type="float">
            <text:p>0.185582605993507</text:p>
          </table:table-cell>
          <table:table-cell office:value-type="float" office:value="0.196988617558639" calcext:value-type="float">
            <text:p>0.196988617558639</text:p>
          </table:table-cell>
          <table:table-cell office:value-type="float" office:value="0.187795663319302" calcext:value-type="float">
            <text:p>0.187795663319302</text:p>
          </table:table-cell>
          <table:table-cell office:value-type="float" office:value="0.183139617964133" calcext:value-type="float">
            <text:p>0.183139617964133</text:p>
          </table:table-cell>
          <table:table-cell office:value-type="float" office:value="0.189210168167534" calcext:value-type="float">
            <text:p>0.189210168167534</text:p>
          </table:table-cell>
          <table:table-cell office:value-type="float" office:value="0.202982022398387" calcext:value-type="float">
            <text:p>0.202982022398387</text:p>
          </table:table-cell>
          <table:table-cell office:value-type="float" office:value="0.198353029683472" calcext:value-type="float">
            <text:p>0.198353029683472</text:p>
          </table:table-cell>
          <table:table-cell office:value-type="float" office:value="0.199891867255363" calcext:value-type="float">
            <text:p>0.199891867255363</text:p>
          </table:table-cell>
          <table:table-cell office:value-type="float" office:value="0.201770741873679" calcext:value-type="float">
            <text:p>0.201770741873679</text:p>
          </table:table-cell>
          <table:table-cell office:value-type="float" office:value="0.202696056795698" calcext:value-type="float">
            <text:p>0.202696056795698</text:p>
          </table:table-cell>
          <table:table-cell office:value-type="float" office:value="0.206128804656615" calcext:value-type="float">
            <text:p>0.206128804656615</text:p>
          </table:table-cell>
          <table:table-cell office:value-type="float" office:value="0.0968310208650978" calcext:value-type="float">
            <text:p>0.096831020865098</text:p>
          </table:table-cell>
          <table:table-cell office:value-type="float" office:value="0.112533463507224" calcext:value-type="float">
            <text:p>0.112533463507224</text:p>
          </table:table-cell>
          <table:table-cell office:value-type="float" office:value="0.118884076177807" calcext:value-type="float">
            <text:p>0.118884076177807</text:p>
          </table:table-cell>
          <table:table-cell office:value-type="float" office:value="0.129292514245528" calcext:value-type="float">
            <text:p>0.129292514245528</text:p>
          </table:table-cell>
          <table:table-cell office:value-type="float" office:value="0.138212116750819" calcext:value-type="float">
            <text:p>0.138212116750819</text:p>
          </table:table-cell>
          <table:table-cell office:value-type="float" office:value="0.142475340337526" calcext:value-type="float">
            <text:p>0.142475340337526</text:p>
          </table:table-cell>
          <table:table-cell office:value-type="float" office:value="0.141302254744804" calcext:value-type="float">
            <text:p>0.141302254744804</text:p>
          </table:table-cell>
          <table:table-cell office:value-type="float" office:value="0.135127230657312" calcext:value-type="float">
            <text:p>0.135127230657312</text:p>
          </table:table-cell>
          <table:table-cell office:value-type="float" office:value="0.125144763858775" calcext:value-type="float">
            <text:p>0.125144763858775</text:p>
          </table:table-cell>
          <table:table-cell office:value-type="float" office:value="0.0942575490251727" calcext:value-type="float">
            <text:p>0.094257549025173</text:p>
          </table:table-cell>
          <table:table-cell office:value-type="float" office:value="0.184708902167775" calcext:value-type="float">
            <text:p>0.184708902167775</text:p>
          </table:table-cell>
          <table:table-cell office:value-type="float" office:value="0.194120678664923" calcext:value-type="float">
            <text:p>0.194120678664923</text:p>
          </table:table-cell>
          <table:table-cell office:value-type="float" office:value="0.175691693919659" calcext:value-type="float">
            <text:p>0.175691693919659</text:p>
          </table:table-cell>
          <table:table-cell office:value-type="float" office:value="0.200001384333179" calcext:value-type="float">
            <text:p>0.200001384333179</text:p>
          </table:table-cell>
          <table:table-cell office:value-type="float" office:value="0.198793151812939" calcext:value-type="float">
            <text:p>0.198793151812939</text:p>
          </table:table-cell>
          <table:table-cell office:value-type="float" office:value="0.190897634047276" calcext:value-type="float">
            <text:p>0.190897634047276</text:p>
          </table:table-cell>
          <table:table-cell office:value-type="float" office:value="0.185784398956554" calcext:value-type="float">
            <text:p>0.185784398956554</text:p>
          </table:table-cell>
          <table:table-cell office:value-type="float" office:value="0.190879759638906" calcext:value-type="float">
            <text:p>0.190879759638906</text:p>
          </table:table-cell>
          <table:table-cell office:value-type="float" office:value="0.200006798977282" calcext:value-type="float">
            <text:p>0.200006798977282</text:p>
          </table:table-cell>
          <table:table-cell office:value-type="float" office:value="0.195925825241137" calcext:value-type="float">
            <text:p>0.195925825241137</text:p>
          </table:table-cell>
          <table:table-cell office:value-type="float" office:value="0.165511635302005" calcext:value-type="float">
            <text:p>0.165511635302005</text:p>
          </table:table-cell>
          <table:table-cell office:value-type="float" office:value="0.159655804036678" calcext:value-type="float">
            <text:p>0.159655804036678</text:p>
          </table:table-cell>
          <table:table-cell office:value-type="float" office:value="0.141174975992939" calcext:value-type="float">
            <text:p>0.141174975992939</text:p>
          </table:table-cell>
          <table:table-cell office:value-type="float" office:value="0.133376411060603" calcext:value-type="float">
            <text:p>0.133376411060603</text:p>
          </table:table-cell>
          <table:table-cell office:value-type="float" office:value="0.131764928015411" calcext:value-type="float">
            <text:p>0.131764928015411</text:p>
          </table:table-cell>
          <table:table-cell office:value-type="float" office:value="0.153992642657856" calcext:value-type="float">
            <text:p>0.153992642657856</text:p>
          </table:table-cell>
          <table:table-cell office:value-type="float" office:value="0.16056256074249" calcext:value-type="float">
            <text:p>0.16056256074249</text:p>
          </table:table-cell>
          <table:table-cell office:value-type="float" office:value="0.162522383839442" calcext:value-type="float">
            <text:p>0.162522383839442</text:p>
          </table:table-cell>
          <table:table-cell office:value-type="float" office:value="0.0962303142925515" calcext:value-type="float">
            <text:p>0.096230314292552</text:p>
          </table:table-cell>
          <table:table-cell office:value-type="float" office:value="0.100373782571313" calcext:value-type="float">
            <text:p>0.100373782571313</text:p>
          </table:table-cell>
          <table:table-cell office:value-type="float" office:value="0.189445576071196" calcext:value-type="float">
            <text:p>0.189445576071196</text:p>
          </table:table-cell>
          <table:table-cell office:value-type="float" office:value="0.197172106015627" calcext:value-type="float">
            <text:p>0.197172106015627</text:p>
          </table:table-cell>
          <table:table-cell office:value-type="float" office:value="0.196457328073305" calcext:value-type="float">
            <text:p>0.196457328073305</text:p>
          </table:table-cell>
          <table:table-cell office:value-type="float" office:value="0.203734406829244" calcext:value-type="float">
            <text:p>0.203734406829244</text:p>
          </table:table-cell>
          <table:table-cell office:value-type="float" office:value="0.132817559219723" calcext:value-type="float">
            <text:p>0.132817559219723</text:p>
          </table:table-cell>
          <table:table-cell office:value-type="float" office:value="0.117373720963998" calcext:value-type="float">
            <text:p>0.117373720963998</text:p>
          </table:table-cell>
          <table:table-cell office:value-type="float" office:value="0.119233129144107" calcext:value-type="float">
            <text:p>0.119233129144107</text:p>
          </table:table-cell>
          <table:table-cell office:value-type="float" office:value="0.130335574991779" calcext:value-type="float">
            <text:p>0.130335574991779</text:p>
          </table:table-cell>
          <table:table-cell office:value-type="float" office:value="0.136877738695853" calcext:value-type="float">
            <text:p>0.136877738695853</text:p>
          </table:table-cell>
          <table:table-cell office:value-type="float" office:value="0.142776511510339" calcext:value-type="float">
            <text:p>0.142776511510339</text:p>
          </table:table-cell>
          <table:table-cell office:value-type="float" office:value="0.147186809450294" calcext:value-type="float">
            <text:p>0.147186809450294</text:p>
          </table:table-cell>
          <table:table-cell office:value-type="float" office:value="0.143861658909217" calcext:value-type="float">
            <text:p>0.143861658909217</text:p>
          </table:table-cell>
          <table:table-cell office:value-type="float" office:value="0.14618039345065" calcext:value-type="float">
            <text:p>0.14618039345065</text:p>
          </table:table-cell>
          <table:table-cell office:value-type="float" office:value="0.163752830519704" calcext:value-type="float">
            <text:p>0.163752830519704</text:p>
          </table:table-cell>
          <table:table-cell office:value-type="float" office:value="0.189019070711113" calcext:value-type="float">
            <text:p>0.189019070711113</text:p>
          </table:table-cell>
          <table:table-cell office:value-type="float" office:value="0.207474979632458" calcext:value-type="float">
            <text:p>0.207474979632458</text:p>
          </table:table-cell>
          <table:table-cell office:value-type="float" office:value="0.204845542980104" calcext:value-type="float">
            <text:p>0.204845542980104</text:p>
          </table:table-cell>
          <table:table-cell office:value-type="float" office:value="0.199092431659921" calcext:value-type="float">
            <text:p>0.199092431659921</text:p>
          </table:table-cell>
          <table:table-cell office:value-type="float" office:value="0.20209421827414" calcext:value-type="float">
            <text:p>0.20209421827414</text:p>
          </table:table-cell>
          <table:table-cell office:value-type="float" office:value="0.199294080250775" calcext:value-type="float">
            <text:p>0.199294080250775</text:p>
          </table:table-cell>
          <table:table-cell office:value-type="float" office:value="0.124236616483487" calcext:value-type="float">
            <text:p>0.124236616483487</text:p>
          </table:table-cell>
          <table:table-cell office:value-type="float" office:value="0.116879151854721" calcext:value-type="float">
            <text:p>0.116879151854721</text:p>
          </table:table-cell>
          <table:table-cell office:value-type="float" office:value="0.114162586331621" calcext:value-type="float">
            <text:p>0.114162586331621</text:p>
          </table:table-cell>
          <table:table-cell office:value-type="float" office:value="0.119224847521074" calcext:value-type="float">
            <text:p>0.119224847521074</text:p>
          </table:table-cell>
          <table:table-cell office:value-type="float" office:value="0.123664171536189" calcext:value-type="float">
            <text:p>0.123664171536189</text:p>
          </table:table-cell>
          <table:table-cell office:value-type="float" office:value="0.130772604412616" calcext:value-type="float">
            <text:p>0.130772604412616</text:p>
          </table:table-cell>
          <table:table-cell office:value-type="float" office:value="0.135859960995852" calcext:value-type="float">
            <text:p>0.135859960995852</text:p>
          </table:table-cell>
          <table:table-cell office:value-type="float" office:value="0.132476062463047" calcext:value-type="float">
            <text:p>0.132476062463047</text:p>
          </table:table-cell>
          <table:table-cell office:value-type="float" office:value="0.127116151631722" calcext:value-type="float">
            <text:p>0.127116151631722</text:p>
          </table:table-cell>
          <table:table-cell office:value-type="float" office:value="0.112357801363956" calcext:value-type="float">
            <text:p>0.112357801363956</text:p>
          </table:table-cell>
          <table:table-cell office:value-type="float" office:value="0.100772229281877" calcext:value-type="float">
            <text:p>0.100772229281877</text:p>
          </table:table-cell>
          <table:table-cell office:value-type="float" office:value="0.115279626361865" calcext:value-type="float">
            <text:p>0.115279626361865</text:p>
          </table:table-cell>
          <table:table-cell office:value-type="float" office:value="0.113468663751896" calcext:value-type="float">
            <text:p>0.113468663751896</text:p>
          </table:table-cell>
          <table:table-cell office:value-type="float" office:value="0.108338910436625" calcext:value-type="float">
            <text:p>0.108338910436625</text:p>
          </table:table-cell>
          <table:table-cell office:value-type="float" office:value="0.105515664779545" calcext:value-type="float">
            <text:p>0.105515664779545</text:p>
          </table:table-cell>
          <table:table-cell office:value-type="float" office:value="0.106139102526698" calcext:value-type="float">
            <text:p>0.106139102526698</text:p>
          </table:table-cell>
          <table:table-cell office:value-type="float" office:value="0.106048539023781" calcext:value-type="float">
            <text:p>0.106048539023781</text:p>
          </table:table-cell>
          <table:table-cell office:value-type="float" office:value="0.106662951354906" calcext:value-type="float">
            <text:p>0.106662951354906</text:p>
          </table:table-cell>
          <table:table-cell office:value-type="float" office:value="0.106373330900364" calcext:value-type="float">
            <text:p>0.106373330900364</text:p>
          </table:table-cell>
          <table:table-cell office:value-type="float" office:value="0.10617353520264" calcext:value-type="float">
            <text:p>0.10617353520264</text:p>
          </table:table-cell>
          <table:table-cell office:value-type="float" office:value="0.106390311749672" calcext:value-type="float">
            <text:p>0.106390311749672</text:p>
          </table:table-cell>
          <table:table-cell office:value-type="float" office:value="0.106459742087993" calcext:value-type="float">
            <text:p>0.106459742087993</text:p>
          </table:table-cell>
          <table:table-cell office:value-type="float" office:value="0.106264409871132" calcext:value-type="float">
            <text:p>0.106264409871132</text:p>
          </table:table-cell>
          <table:table-cell office:value-type="float" office:value="0.10617836227118" calcext:value-type="float">
            <text:p>0.10617836227118</text:p>
          </table:table-cell>
          <table:table-cell office:value-type="float" office:value="0.106328807783859" calcext:value-type="float">
            <text:p>0.106328807783859</text:p>
          </table:table-cell>
          <table:table-cell office:value-type="float" office:value="0.106259752982431" calcext:value-type="float">
            <text:p>0.106259752982431</text:p>
          </table:table-cell>
          <table:table-cell office:value-type="float" office:value="0.106395193655725" calcext:value-type="float">
            <text:p>0.106395193655725</text:p>
          </table:table-cell>
          <table:table-cell office:value-type="float" office:value="0.106294289105371" calcext:value-type="float">
            <text:p>0.106294289105371</text:p>
          </table:table-cell>
          <table:table-cell office:value-type="float" office:value="0.106372609365066" calcext:value-type="float">
            <text:p>0.106372609365066</text:p>
          </table:table-cell>
          <table:table-cell office:value-type="float" office:value="0.106315817411745" calcext:value-type="float">
            <text:p>0.106315817411745</text:p>
          </table:table-cell>
          <table:table-cell office:value-type="float" office:value="0.106235014825337" calcext:value-type="float">
            <text:p>0.106235014825337</text:p>
          </table:table-cell>
          <table:table-cell office:value-type="float" office:value="0.10622976867974" calcext:value-type="float">
            <text:p>0.10622976867974</text:p>
          </table:table-cell>
          <table:table-cell office:value-type="float" office:value="0.106347393100231" calcext:value-type="float">
            <text:p>0.106347393100231</text:p>
          </table:table-cell>
          <table:table-cell office:value-type="float" office:value="0.106261728969063" calcext:value-type="float">
            <text:p>0.106261728969063</text:p>
          </table:table-cell>
          <table:table-cell office:value-type="float" office:value="0.106219597607431" calcext:value-type="float">
            <text:p>0.106219597607431</text:p>
          </table:table-cell>
          <table:table-cell office:value-type="float" office:value="0.106242752471319" calcext:value-type="float">
            <text:p>0.106242752471319</text:p>
          </table:table-cell>
          <table:table-cell office:value-type="float" office:value="0.106369937683815" calcext:value-type="float">
            <text:p>0.106369937683815</text:p>
          </table:table-cell>
          <table:table-cell office:value-type="float" office:value="0.106256040866368" calcext:value-type="float">
            <text:p>0.106256040866368</text:p>
          </table:table-cell>
          <table:table-cell office:value-type="float" office:value="0.106251780083493" calcext:value-type="float">
            <text:p>0.106251780083493</text:p>
          </table:table-cell>
          <table:table-cell office:value-type="float" office:value="0.106331878850044" calcext:value-type="float">
            <text:p>0.106331878850044</text:p>
          </table:table-cell>
          <table:table-cell office:value-type="float" office:value="0.106275343168855" calcext:value-type="float">
            <text:p>0.106275343168855</text:p>
          </table:table-cell>
          <table:table-cell office:value-type="float" office:value="0.106179353927974" calcext:value-type="float">
            <text:p>0.106179353927974</text:p>
          </table:table-cell>
          <table:table-cell office:value-type="float" office:value="0.106337309202291" calcext:value-type="float">
            <text:p>0.106337309202291</text:p>
          </table:table-cell>
          <table:table-cell office:value-type="float" office:value="0.106206371468217" calcext:value-type="float">
            <text:p>0.106206371468217</text:p>
          </table:table-cell>
          <table:table-cell office:value-type="float" office:value="0.106370472948682" calcext:value-type="float">
            <text:p>0.106370472948682</text:p>
          </table:table-cell>
          <table:table-cell office:value-type="float" office:value="0.106198031598248" calcext:value-type="float">
            <text:p>0.106198031598248</text:p>
          </table:table-cell>
          <table:table-cell office:value-type="float" office:value="0.106280569044191" calcext:value-type="float">
            <text:p>0.106280569044191</text:p>
          </table:table-cell>
          <table:table-cell office:value-type="float" office:value="0.106206077153149" calcext:value-type="float">
            <text:p>0.106206077153149</text:p>
          </table:table-cell>
          <table:table-cell office:value-type="float" office:value="0.106266570402267" calcext:value-type="float">
            <text:p>0.106266570402267</text:p>
          </table:table-cell>
          <table:table-cell office:value-type="float" office:value="0.106304286365066" calcext:value-type="float">
            <text:p>0.106304286365066</text:p>
          </table:table-cell>
          <table:table-cell office:value-type="float" office:value="0.106266363626286" calcext:value-type="float">
            <text:p>0.106266363626286</text:p>
          </table:table-cell>
          <table:table-cell office:value-type="float" office:value="0.106240660762519" calcext:value-type="float">
            <text:p>0.106240660762519</text:p>
          </table:table-cell>
          <table:table-cell office:value-type="float" office:value="0.10625072503956" calcext:value-type="float">
            <text:p>0.10625072503956</text:p>
          </table:table-cell>
          <table:table-cell office:value-type="float" office:value="0.106288777509111" calcext:value-type="float">
            <text:p>0.106288777509111</text:p>
          </table:table-cell>
          <table:table-cell office:value-type="float" office:value="0.106326947514473" calcext:value-type="float">
            <text:p>0.106326947514473</text:p>
          </table:table-cell>
          <table:table-cell office:value-type="float" office:value="0.106209903127238" calcext:value-type="float">
            <text:p>0.106209903127238</text:p>
          </table:table-cell>
          <table:table-cell office:value-type="float" office:value="0.106169798982765" calcext:value-type="float">
            <text:p>0.106169798982765</text:p>
          </table:table-cell>
          <table:table-cell office:value-type="float" office:value="0.106187538729163" calcext:value-type="float">
            <text:p>0.106187538729163</text:p>
          </table:table-cell>
          <table:table-cell office:value-type="float" office:value="0.106258669614952" calcext:value-type="float">
            <text:p>0.106258669614952</text:p>
          </table:table-cell>
          <table:table-cell office:value-type="float" office:value="0.106224689520098" calcext:value-type="float">
            <text:p>0.106224689520098</text:p>
          </table:table-cell>
          <table:table-cell office:value-type="float" office:value="0.106182611234724" calcext:value-type="float">
            <text:p>0.106182611234724</text:p>
          </table:table-cell>
          <table:table-cell office:value-type="float" office:value="0.106271691327749" calcext:value-type="float">
            <text:p>0.106271691327749</text:p>
          </table:table-cell>
          <table:table-cell office:value-type="float" office:value="0.106327037492642" calcext:value-type="float">
            <text:p>0.106327037492642</text:p>
          </table:table-cell>
          <table:table-cell office:value-type="float" office:value="0.106198437817917" calcext:value-type="float">
            <text:p>0.106198437817917</text:p>
          </table:table-cell>
          <table:table-cell office:value-type="float" office:value="0.106247515336555" calcext:value-type="float">
            <text:p>0.106247515336555</text:p>
          </table:table-cell>
          <table:table-cell office:value-type="float" office:value="0.106156525606226" calcext:value-type="float">
            <text:p>0.106156525606226</text:p>
          </table:table-cell>
          <table:table-cell office:value-type="float" office:value="0.106271380783393" calcext:value-type="float">
            <text:p>0.106271380783393</text:p>
          </table:table-cell>
          <table:table-cell office:value-type="float" office:value="0.106253153531403" calcext:value-type="float">
            <text:p>0.106253153531403</text:p>
          </table:table-cell>
          <table:table-cell office:value-type="float" office:value="0.106228029790742" calcext:value-type="float">
            <text:p>0.106228029790742</text:p>
          </table:table-cell>
          <table:table-cell office:value-type="float" office:value="0.106230391958713" calcext:value-type="float">
            <text:p>0.106230391958713</text:p>
          </table:table-cell>
          <table:table-cell office:value-type="float" office:value="0.10632808608809" calcext:value-type="float">
            <text:p>0.10632808608809</text:p>
          </table:table-cell>
          <table:table-cell office:value-type="float" office:value="0.106285676174679" calcext:value-type="float">
            <text:p>0.106285676174679</text:p>
          </table:table-cell>
          <table:table-cell office:value-type="float" office:value="0.10629317044509" calcext:value-type="float">
            <text:p>0.10629317044509</text:p>
          </table:table-cell>
          <table:table-cell office:value-type="float" office:value="0.106329911035377" calcext:value-type="float">
            <text:p>0.106329911035377</text:p>
          </table:table-cell>
          <table:table-cell office:value-type="float" office:value="0.106187449756592" calcext:value-type="float">
            <text:p>0.106187449756592</text:p>
          </table:table-cell>
          <table:table-cell office:value-type="float" office:value="0.106302851448259" calcext:value-type="float">
            <text:p>0.106302851448259</text:p>
          </table:table-cell>
          <table:table-cell office:value-type="float" office:value="0.106200982676801" calcext:value-type="float">
            <text:p>0.106200982676801</text:p>
          </table:table-cell>
          <table:table-cell office:value-type="float" office:value="0.106197822403827" calcext:value-type="float">
            <text:p>0.106197822403827</text:p>
          </table:table-cell>
          <table:table-cell office:value-type="float" office:value="0.106212976359505" calcext:value-type="float">
            <text:p>0.106212976359505</text:p>
          </table:table-cell>
          <table:table-cell office:value-type="float" office:value="0.106225109932116" calcext:value-type="float">
            <text:p>0.106225109932116</text:p>
          </table:table-cell>
          <table:table-cell office:value-type="float" office:value="0.106203779410845" calcext:value-type="float">
            <text:p>0.106203779410845</text:p>
          </table:table-cell>
          <table:table-cell office:value-type="float" office:value="0.106163860567953" calcext:value-type="float">
            <text:p>0.106163860567953</text:p>
          </table:table-cell>
          <table:table-cell office:value-type="float" office:value="0.106207995878536" calcext:value-type="float">
            <text:p>0.106207995878536</text:p>
          </table:table-cell>
          <table:table-cell office:value-type="float" office:value="0.106320693284685" calcext:value-type="float">
            <text:p>0.106320693284685</text:p>
          </table:table-cell>
          <table:table-cell office:value-type="float" office:value="0.106214402731014" calcext:value-type="float">
            <text:p>0.106214402731014</text:p>
          </table:table-cell>
          <table:table-cell office:value-type="float" office:value="0.106346072050081" calcext:value-type="float">
            <text:p>0.106346072050081</text:p>
          </table:table-cell>
          <table:table-cell office:value-type="float" office:value="0.106204069916239" calcext:value-type="float">
            <text:p>0.106204069916239</text:p>
          </table:table-cell>
          <table:table-cell office:value-type="float" office:value="0.106191827411533" calcext:value-type="float">
            <text:p>0.106191827411533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17689827480854" calcext:value-type="float">
            <text:p>-0.021768982748085</text:p>
          </table:table-cell>
          <table:table-cell office:value-type="float" office:value="-0.0218026162958024" calcext:value-type="float">
            <text:p>-0.021802616295802</text:p>
          </table:table-cell>
          <table:table-cell office:value-type="float" office:value="-0.0217701444753273" calcext:value-type="float">
            <text:p>-0.021770144475327</text:p>
          </table:table-cell>
          <table:table-cell office:value-type="float" office:value="-0.0217667233621089" calcext:value-type="float">
            <text:p>-0.021766723362109</text:p>
          </table:table-cell>
          <table:table-cell office:value-type="float" office:value="-0.0217968097605131" calcext:value-type="float">
            <text:p>-0.021796809760513</text:p>
          </table:table-cell>
          <table:table-cell office:value-type="float" office:value="-0.0217740665809253" calcext:value-type="float">
            <text:p>-0.021774066580925</text:p>
          </table:table-cell>
          <table:table-cell office:value-type="float" office:value="-0.0217742438836853" calcext:value-type="float">
            <text:p>-0.021774243883685</text:p>
          </table:table-cell>
          <table:table-cell office:value-type="float" office:value="-0.0218069865820304" calcext:value-type="float">
            <text:p>-0.02180698658203</text:p>
          </table:table-cell>
          <table:table-cell office:value-type="float" office:value="-0.0217442165942081" calcext:value-type="float">
            <text:p>-0.021744216594208</text:p>
          </table:table-cell>
          <table:table-cell office:value-type="float" office:value="-0.0217555915745377" calcext:value-type="float">
            <text:p>-0.021755591574538</text:p>
          </table:table-cell>
          <table:table-cell office:value-type="float" office:value="-0.0217853441775804" calcext:value-type="float">
            <text:p>-0.02178534417758</text:p>
          </table:table-cell>
          <table:table-cell office:value-type="float" office:value="-0.0217699742325524" calcext:value-type="float">
            <text:p>-0.021769974232552</text:p>
          </table:table-cell>
          <table:table-cell office:value-type="float" office:value="-0.0218244227389099" calcext:value-type="float">
            <text:p>-0.02182442273891</text:p>
          </table:table-cell>
          <table:table-cell office:value-type="float" office:value="-0.0217325091077815" calcext:value-type="float">
            <text:p>-0.021732509107782</text:p>
          </table:table-cell>
          <table:table-cell office:value-type="float" office:value="-0.0218218573307718" calcext:value-type="float">
            <text:p>-0.021821857330772</text:p>
          </table:table-cell>
          <table:table-cell office:value-type="float" office:value="-0.0218091217545654" calcext:value-type="float">
            <text:p>-0.021809121754565</text:p>
          </table:table-cell>
          <table:table-cell office:value-type="float" office:value="-0.0217435922425007" calcext:value-type="float">
            <text:p>-0.021743592242501</text:p>
          </table:table-cell>
          <table:table-cell office:value-type="float" office:value="-0.0217804179315374" calcext:value-type="float">
            <text:p>-0.021780417931537</text:p>
          </table:table-cell>
          <table:table-cell office:value-type="float" office:value="-0.0217841412992856" calcext:value-type="float">
            <text:p>-0.021784141299286</text:p>
          </table:table-cell>
          <table:table-cell office:value-type="float" office:value="-0.0217723668539378" calcext:value-type="float">
            <text:p>-0.021772366853938</text:p>
          </table:table-cell>
          <table:table-cell office:value-type="float" office:value="-0.0217368266522504" calcext:value-type="float">
            <text:p>-0.02173682665225</text:p>
          </table:table-cell>
          <table:table-cell office:value-type="float" office:value="-0.0217821805214168" calcext:value-type="float">
            <text:p>-0.021782180521417</text:p>
          </table:table-cell>
          <table:table-cell office:value-type="float" office:value="-0.0217942142332418" calcext:value-type="float">
            <text:p>-0.021794214233242</text:p>
          </table:table-cell>
          <table:table-cell office:value-type="float" office:value="-0.021730373631239" calcext:value-type="float">
            <text:p>-0.021730373631239</text:p>
          </table:table-cell>
          <table:table-cell office:value-type="float" office:value="-0.0217280565707289" calcext:value-type="float">
            <text:p>-0.021728056570729</text:p>
          </table:table-cell>
          <table:table-cell office:value-type="float" office:value="-0.0217608053278027" calcext:value-type="float">
            <text:p>-0.021760805327803</text:p>
          </table:table-cell>
          <table:table-cell office:value-type="float" office:value="-0.021856645523433" calcext:value-type="float">
            <text:p>-0.021856645523433</text:p>
          </table:table-cell>
          <table:table-cell office:value-type="float" office:value="-0.0218153266828656" calcext:value-type="float">
            <text:p>-0.021815326682866</text:p>
          </table:table-cell>
          <table:table-cell office:value-type="float" office:value="-0.0217888301107647" calcext:value-type="float">
            <text:p>-0.021788830110765</text:p>
          </table:table-cell>
          <table:table-cell office:value-type="float" office:value="-0.0218226886149664" calcext:value-type="float">
            <text:p>-0.021822688614966</text:p>
          </table:table-cell>
          <table:table-cell office:value-type="float" office:value="-0.0217670819105863" calcext:value-type="float">
            <text:p>-0.021767081910586</text:p>
          </table:table-cell>
          <table:table-cell office:value-type="float" office:value="-0.0218184961033848" calcext:value-type="float">
            <text:p>-0.021818496103385</text:p>
          </table:table-cell>
          <table:table-cell office:value-type="float" office:value="-0.0218233827672203" calcext:value-type="float">
            <text:p>-0.02182338276722</text:p>
          </table:table-cell>
          <table:table-cell office:value-type="float" office:value="-0.0217652959131339" calcext:value-type="float">
            <text:p>-0.021765295913134</text:p>
          </table:table-cell>
          <table:table-cell office:value-type="float" office:value="-0.0217438281583697" calcext:value-type="float">
            <text:p>-0.02174382815837</text:p>
          </table:table-cell>
          <table:table-cell office:value-type="float" office:value="-0.0218061335405124" calcext:value-type="float">
            <text:p>-0.021806133540512</text:p>
          </table:table-cell>
          <table:table-cell office:value-type="float" office:value="-0.0217783311479538" calcext:value-type="float">
            <text:p>-0.021778331147954</text:p>
          </table:table-cell>
          <table:table-cell office:value-type="float" office:value="-0.0213009131483966" calcext:value-type="float">
            <text:p>-0.021300913148397</text:p>
          </table:table-cell>
          <table:table-cell office:value-type="float" office:value="-0.0212229251678791" calcext:value-type="float">
            <text:p>-0.021222925167879</text:p>
          </table:table-cell>
          <table:table-cell office:value-type="float" office:value="-0.0206798486364383" calcext:value-type="float">
            <text:p>-0.020679848636438</text:p>
          </table:table-cell>
          <table:table-cell office:value-type="float" office:value="-0.020492597881548" calcext:value-type="float">
            <text:p>-0.020492597881548</text:p>
          </table:table-cell>
          <table:table-cell office:value-type="float" office:value="-0.0189880877999914" calcext:value-type="float">
            <text:p>-0.018988087799991</text:p>
          </table:table-cell>
          <table:table-cell office:value-type="float" office:value="-0.018294608285486" calcext:value-type="float">
            <text:p>-0.018294608285486</text:p>
          </table:table-cell>
          <table:table-cell office:value-type="float" office:value="-0.0195249554567539" calcext:value-type="float">
            <text:p>-0.019524955456754</text:p>
          </table:table-cell>
          <table:table-cell office:value-type="float" office:value="-0.0232570597863991" calcext:value-type="float">
            <text:p>-0.023257059786399</text:p>
          </table:table-cell>
          <table:table-cell office:value-type="float" office:value="-0.0289794319024391" calcext:value-type="float">
            <text:p>-0.028979431902439</text:p>
          </table:table-cell>
          <table:table-cell office:value-type="float" office:value="-0.0365303135898909" calcext:value-type="float">
            <text:p>-0.036530313589891</text:p>
          </table:table-cell>
          <table:table-cell office:value-type="float" office:value="-0.0537427665786413" calcext:value-type="float">
            <text:p>-0.053742766578641</text:p>
          </table:table-cell>
          <table:table-cell office:value-type="float" office:value="-0.0534318033206112" calcext:value-type="float">
            <text:p>-0.053431803320611</text:p>
          </table:table-cell>
          <table:table-cell office:value-type="float" office:value="-0.0510054515845196" calcext:value-type="float">
            <text:p>-0.05100545158452</text:p>
          </table:table-cell>
          <table:table-cell office:value-type="float" office:value="-0.0511443310246627" calcext:value-type="float">
            <text:p>-0.051144331024663</text:p>
          </table:table-cell>
          <table:table-cell office:value-type="float" office:value="-0.029453579716467" calcext:value-type="float">
            <text:p>-0.029453579716467</text:p>
          </table:table-cell>
          <table:table-cell office:value-type="float" office:value="-0.0273195926545813" calcext:value-type="float">
            <text:p>-0.027319592654581</text:p>
          </table:table-cell>
          <table:table-cell office:value-type="float" office:value="-0.0262399093165604" calcext:value-type="float">
            <text:p>-0.02623990931656</text:p>
          </table:table-cell>
          <table:table-cell office:value-type="float" office:value="-0.0268911603573865" calcext:value-type="float">
            <text:p>-0.026891160357387</text:p>
          </table:table-cell>
          <table:table-cell office:value-type="float" office:value="-0.027554983369848" calcext:value-type="float">
            <text:p>-0.027554983369848</text:p>
          </table:table-cell>
          <table:table-cell office:value-type="float" office:value="-0.0501227493545028" calcext:value-type="float">
            <text:p>-0.050122749354503</text:p>
          </table:table-cell>
          <table:table-cell office:value-type="float" office:value="-0.0471066758120551" calcext:value-type="float">
            <text:p>-0.047106675812055</text:p>
          </table:table-cell>
          <table:table-cell office:value-type="float" office:value="-0.0410554797819652" calcext:value-type="float">
            <text:p>-0.041055479781965</text:p>
          </table:table-cell>
          <table:table-cell office:value-type="float" office:value="-0.0207833928545187" calcext:value-type="float">
            <text:p>-0.020783392854519</text:p>
          </table:table-cell>
          <table:table-cell office:value-type="float" office:value="-0.0180890824983906" calcext:value-type="float">
            <text:p>-0.018089082498391</text:p>
          </table:table-cell>
          <table:table-cell office:value-type="float" office:value="-0.0168000824690422" calcext:value-type="float">
            <text:p>-0.016800082469042</text:p>
          </table:table-cell>
          <table:table-cell office:value-type="float" office:value="-0.0175813652133466" calcext:value-type="float">
            <text:p>-0.017581365213347</text:p>
          </table:table-cell>
          <table:table-cell office:value-type="float" office:value="-0.0559573511235465" calcext:value-type="float">
            <text:p>-0.055957351123547</text:p>
          </table:table-cell>
          <table:table-cell office:value-type="float" office:value="-0.0571705091599008" calcext:value-type="float">
            <text:p>-0.057170509159901</text:p>
          </table:table-cell>
          <table:table-cell office:value-type="float" office:value="-0.0558114731750621" calcext:value-type="float">
            <text:p>-0.055811473175062</text:p>
          </table:table-cell>
          <table:table-cell office:value-type="float" office:value="-0.0577184839162277" calcext:value-type="float">
            <text:p>-0.057718483916228</text:p>
          </table:table-cell>
          <table:table-cell office:value-type="float" office:value="-0.0560986822937891" calcext:value-type="float">
            <text:p>-0.056098682293789</text:p>
          </table:table-cell>
          <table:table-cell office:value-type="float" office:value="-0.02455373599914" calcext:value-type="float">
            <text:p>-0.02455373599914</text:p>
          </table:table-cell>
          <table:table-cell office:value-type="float" office:value="-0.0174474343900178" calcext:value-type="float">
            <text:p>-0.017447434390018</text:p>
          </table:table-cell>
          <table:table-cell office:value-type="float" office:value="-0.0166353172849559" calcext:value-type="float">
            <text:p>-0.016635317284956</text:p>
          </table:table-cell>
          <table:table-cell office:value-type="float" office:value="-0.0170567663842236" calcext:value-type="float">
            <text:p>-0.017056766384224</text:p>
          </table:table-cell>
          <table:table-cell office:value-type="float" office:value="-0.0161401530064003" calcext:value-type="float">
            <text:p>-0.0161401530064</text:p>
          </table:table-cell>
          <table:table-cell office:value-type="float" office:value="-0.0147740864642181" calcext:value-type="float">
            <text:p>-0.014774086464218</text:p>
          </table:table-cell>
          <table:table-cell office:value-type="float" office:value="-0.0247847897238031" calcext:value-type="float">
            <text:p>-0.024784789723803</text:p>
          </table:table-cell>
          <table:table-cell office:value-type="float" office:value="-0.0211499850726543" calcext:value-type="float">
            <text:p>-0.021149985072654</text:p>
          </table:table-cell>
          <table:table-cell office:value-type="float" office:value="-0.0131330513492703" calcext:value-type="float">
            <text:p>-0.01313305134927</text:p>
          </table:table-cell>
          <table:table-cell office:value-type="float" office:value="-0.0202349313424575" calcext:value-type="float">
            <text:p>-0.020234931342458</text:p>
          </table:table-cell>
          <table:table-cell office:value-type="float" office:value="-0.020859510975534" calcext:value-type="float">
            <text:p>-0.020859510975534</text:p>
          </table:table-cell>
          <table:table-cell office:value-type="float" office:value="-0.0205070276133343" calcext:value-type="float">
            <text:p>-0.020507027613334</text:p>
          </table:table-cell>
          <table:table-cell office:value-type="float" office:value="-0.0198162501150612" calcext:value-type="float">
            <text:p>-0.019816250115061</text:p>
          </table:table-cell>
          <table:table-cell office:value-type="float" office:value="-0.0210250230306357" calcext:value-type="float">
            <text:p>-0.021025023030636</text:p>
          </table:table-cell>
          <table:table-cell office:value-type="float" office:value="-0.0226860798225292" calcext:value-type="float">
            <text:p>-0.022686079822529</text:p>
          </table:table-cell>
          <table:table-cell office:value-type="float" office:value="-0.0346276369639953" calcext:value-type="float">
            <text:p>-0.034627636963995</text:p>
          </table:table-cell>
          <table:table-cell office:value-type="float" office:value="-0.0566100380125243" calcext:value-type="float">
            <text:p>-0.056610038012524</text:p>
          </table:table-cell>
          <table:table-cell office:value-type="float" office:value="-0.0572216487155636" calcext:value-type="float">
            <text:p>-0.057221648715564</text:p>
          </table:table-cell>
          <table:table-cell office:value-type="float" office:value="-0.0567173767261147" calcext:value-type="float">
            <text:p>-0.056717376726115</text:p>
          </table:table-cell>
          <table:table-cell office:value-type="float" office:value="-0.0581037240882063" calcext:value-type="float">
            <text:p>-0.058103724088206</text:p>
          </table:table-cell>
          <table:table-cell office:value-type="float" office:value="-0.0532683761602406" calcext:value-type="float">
            <text:p>-0.053268376160241</text:p>
          </table:table-cell>
          <table:table-cell office:value-type="float" office:value="-0.0314178704637088" calcext:value-type="float">
            <text:p>-0.031417870463709</text:p>
          </table:table-cell>
          <table:table-cell office:value-type="float" office:value="-0.0249155544868938" calcext:value-type="float">
            <text:p>-0.024915554486894</text:p>
          </table:table-cell>
          <table:table-cell office:value-type="float" office:value="-0.0159909615552874" calcext:value-type="float">
            <text:p>-0.015990961555287</text:p>
          </table:table-cell>
          <table:table-cell office:value-type="float" office:value="-0.016105822593835" calcext:value-type="float">
            <text:p>-0.016105822593835</text:p>
          </table:table-cell>
          <table:table-cell office:value-type="float" office:value="-0.015164472863888" calcext:value-type="float">
            <text:p>-0.015164472863888</text:p>
          </table:table-cell>
          <table:table-cell office:value-type="float" office:value="-0.0137697799951254" calcext:value-type="float">
            <text:p>-0.013769779995125</text:p>
          </table:table-cell>
          <table:table-cell office:value-type="float" office:value="-0.0229862581979128" calcext:value-type="float">
            <text:p>-0.022986258197913</text:p>
          </table:table-cell>
          <table:table-cell office:value-type="float" office:value="-0.0161681389943724" calcext:value-type="float">
            <text:p>-0.016168138994372</text:p>
          </table:table-cell>
          <table:table-cell office:value-type="float" office:value="-0.0191726388830329" calcext:value-type="float">
            <text:p>-0.019172638883033</text:p>
          </table:table-cell>
          <table:table-cell office:value-type="float" office:value="-0.0215174114633617" calcext:value-type="float">
            <text:p>-0.021517411463362</text:p>
          </table:table-cell>
          <table:table-cell office:value-type="float" office:value="-0.0208466322710867" calcext:value-type="float">
            <text:p>-0.020846632271087</text:p>
          </table:table-cell>
          <table:table-cell office:value-type="float" office:value="-0.0210495963925361" calcext:value-type="float">
            <text:p>-0.021049596392536</text:p>
          </table:table-cell>
          <table:table-cell office:value-type="float" office:value="-0.0210734094936176" calcext:value-type="float">
            <text:p>-0.021073409493618</text:p>
          </table:table-cell>
          <table:table-cell office:value-type="float" office:value="-0.0240468445438503" calcext:value-type="float">
            <text:p>-0.02404684454385</text:p>
          </table:table-cell>
          <table:table-cell office:value-type="float" office:value="-0.0303793733011524" calcext:value-type="float">
            <text:p>-0.030379373301152</text:p>
          </table:table-cell>
          <table:table-cell office:value-type="float" office:value="-0.0438023038870345" calcext:value-type="float">
            <text:p>-0.043802303887035</text:p>
          </table:table-cell>
          <table:table-cell office:value-type="float" office:value="-0.057105244414196" calcext:value-type="float">
            <text:p>-0.057105244414196</text:p>
          </table:table-cell>
          <table:table-cell office:value-type="float" office:value="-0.0560489788017753" calcext:value-type="float">
            <text:p>-0.056048978801775</text:p>
          </table:table-cell>
          <table:table-cell office:value-type="float" office:value="-0.0557394202068536" calcext:value-type="float">
            <text:p>-0.055739420206854</text:p>
          </table:table-cell>
          <table:table-cell office:value-type="float" office:value="-0.0278902423944169" calcext:value-type="float">
            <text:p>-0.027890242394417</text:p>
          </table:table-cell>
          <table:table-cell office:value-type="float" office:value="-0.0256177523694218" calcext:value-type="float">
            <text:p>-0.025617752369422</text:p>
          </table:table-cell>
          <table:table-cell office:value-type="float" office:value="-0.0243681150213333" calcext:value-type="float">
            <text:p>-0.024368115021333</text:p>
          </table:table-cell>
          <table:table-cell office:value-type="float" office:value="-0.0242015579922018" calcext:value-type="float">
            <text:p>-0.024201557992202</text:p>
          </table:table-cell>
          <table:table-cell office:value-type="float" office:value="-0.0223984203422615" calcext:value-type="float">
            <text:p>-0.022398420342262</text:p>
          </table:table-cell>
          <table:table-cell office:value-type="float" office:value="-0.0180962078435518" calcext:value-type="float">
            <text:p>-0.018096207843552</text:p>
          </table:table-cell>
          <table:table-cell office:value-type="float" office:value="-0.0170662430408688" calcext:value-type="float">
            <text:p>-0.017066243040869</text:p>
          </table:table-cell>
          <table:table-cell office:value-type="float" office:value="-0.0571049767488584" calcext:value-type="float">
            <text:p>-0.057104976748858</text:p>
          </table:table-cell>
          <table:table-cell office:value-type="float" office:value="-0.059405780233589" calcext:value-type="float">
            <text:p>-0.059405780233589</text:p>
          </table:table-cell>
          <table:table-cell office:value-type="float" office:value="-0.0543315975810206" calcext:value-type="float">
            <text:p>-0.054331597581021</text:p>
          </table:table-cell>
          <table:table-cell office:value-type="float" office:value="-0.0491422084004494" calcext:value-type="float">
            <text:p>-0.049142208400449</text:p>
          </table:table-cell>
          <table:table-cell office:value-type="float" office:value="-0.04405498179133" calcext:value-type="float">
            <text:p>-0.04405498179133</text:p>
          </table:table-cell>
          <table:table-cell office:value-type="float" office:value="-0.0244501561253966" calcext:value-type="float">
            <text:p>-0.024450156125397</text:p>
          </table:table-cell>
          <table:table-cell office:value-type="float" office:value="-0.0229181784234997" calcext:value-type="float">
            <text:p>-0.0229181784235</text:p>
          </table:table-cell>
          <table:table-cell office:value-type="float" office:value="-0.0244556647970359" calcext:value-type="float">
            <text:p>-0.024455664797036</text:p>
          </table:table-cell>
          <table:table-cell office:value-type="float" office:value="-0.0436766905812762" calcext:value-type="float">
            <text:p>-0.043676690581276</text:p>
          </table:table-cell>
          <table:table-cell office:value-type="float" office:value="-0.0483357236057481" calcext:value-type="float">
            <text:p>-0.048335723605748</text:p>
          </table:table-cell>
          <table:table-cell office:value-type="float" office:value="-0.0490451982628207" calcext:value-type="float">
            <text:p>-0.049045198262821</text:p>
          </table:table-cell>
          <table:table-cell office:value-type="float" office:value="-0.0481775487916554" calcext:value-type="float">
            <text:p>-0.048177548791655</text:p>
          </table:table-cell>
          <table:table-cell office:value-type="float" office:value="-0.0258704392072137" calcext:value-type="float">
            <text:p>-0.025870439207214</text:p>
          </table:table-cell>
          <table:table-cell office:value-type="float" office:value="-0.0180757477241877" calcext:value-type="float">
            <text:p>-0.018075747724188</text:p>
          </table:table-cell>
          <table:table-cell office:value-type="float" office:value="-0.0445909919750577" calcext:value-type="float">
            <text:p>-0.044590991975058</text:p>
          </table:table-cell>
          <table:table-cell office:value-type="float" office:value="-0.0321835931361512" calcext:value-type="float">
            <text:p>-0.032183593136151</text:p>
          </table:table-cell>
          <table:table-cell office:value-type="float" office:value="-0.0256557892692501" calcext:value-type="float">
            <text:p>-0.02565578926925</text:p>
          </table:table-cell>
          <table:table-cell office:value-type="float" office:value="-0.0143052252083426" calcext:value-type="float">
            <text:p>-0.014305225208343</text:p>
          </table:table-cell>
          <table:table-cell office:value-type="float" office:value="-0.0212414822082679" calcext:value-type="float">
            <text:p>-0.021241482208268</text:p>
          </table:table-cell>
          <table:table-cell office:value-type="float" office:value="-0.0217686704244024" calcext:value-type="float">
            <text:p>-0.021768670424402</text:p>
          </table:table-cell>
          <table:table-cell office:value-type="float" office:value="-0.0217554471460174" calcext:value-type="float">
            <text:p>-0.021755447146017</text:p>
          </table:table-cell>
          <table:table-cell office:value-type="float" office:value="-0.0208623215213981" calcext:value-type="float">
            <text:p>-0.020862321521398</text:p>
          </table:table-cell>
          <table:table-cell office:value-type="float" office:value="-0.035440266793366" calcext:value-type="float">
            <text:p>-0.035440266793366</text:p>
          </table:table-cell>
          <table:table-cell office:value-type="float" office:value="-0.0475416603397087" calcext:value-type="float">
            <text:p>-0.047541660339709</text:p>
          </table:table-cell>
          <table:table-cell office:value-type="float" office:value="-0.0515818270039072" calcext:value-type="float">
            <text:p>-0.051581827003907</text:p>
          </table:table-cell>
          <table:table-cell office:value-type="float" office:value="-0.0498711488448019" calcext:value-type="float">
            <text:p>-0.049871148844802</text:p>
          </table:table-cell>
          <table:table-cell office:value-type="float" office:value="-0.0458494625366449" calcext:value-type="float">
            <text:p>-0.045849462536645</text:p>
          </table:table-cell>
          <table:table-cell office:value-type="float" office:value="-0.0456439488549409" calcext:value-type="float">
            <text:p>-0.045643948854941</text:p>
          </table:table-cell>
          <table:table-cell office:value-type="float" office:value="-0.0268916488123284" calcext:value-type="float">
            <text:p>-0.026891648812328</text:p>
          </table:table-cell>
          <table:table-cell office:value-type="float" office:value="-0.0279032956829169" calcext:value-type="float">
            <text:p>-0.027903295682917</text:p>
          </table:table-cell>
          <table:table-cell office:value-type="float" office:value="-0.0336033407984253" calcext:value-type="float">
            <text:p>-0.033603340798425</text:p>
          </table:table-cell>
          <table:table-cell office:value-type="float" office:value="-0.0258002854996144" calcext:value-type="float">
            <text:p>-0.025800285499614</text:p>
          </table:table-cell>
          <table:table-cell office:value-type="float" office:value="-0.0182830580882306" calcext:value-type="float">
            <text:p>-0.018283058088231</text:p>
          </table:table-cell>
          <table:table-cell office:value-type="float" office:value="-0.0180964966735944" calcext:value-type="float">
            <text:p>-0.018096496673594</text:p>
          </table:table-cell>
          <table:table-cell office:value-type="float" office:value="-0.021437083106592" calcext:value-type="float">
            <text:p>-0.021437083106592</text:p>
          </table:table-cell>
          <table:table-cell office:value-type="float" office:value="-0.0198745198302417" calcext:value-type="float">
            <text:p>-0.019874519830242</text:p>
          </table:table-cell>
          <table:table-cell office:value-type="float" office:value="-0.0197329733177849" calcext:value-type="float">
            <text:p>-0.019732973317785</text:p>
          </table:table-cell>
          <table:table-cell office:value-type="float" office:value="-0.0203765576314895" calcext:value-type="float">
            <text:p>-0.02037655763149</text:p>
          </table:table-cell>
          <table:table-cell office:value-type="float" office:value="-0.0234174586715543" calcext:value-type="float">
            <text:p>-0.023417458671554</text:p>
          </table:table-cell>
          <table:table-cell office:value-type="float" office:value="-0.0264161194261208" calcext:value-type="float">
            <text:p>-0.026416119426121</text:p>
          </table:table-cell>
          <table:table-cell office:value-type="float" office:value="-0.02045041813745" calcext:value-type="float">
            <text:p>-0.02045041813745</text:p>
          </table:table-cell>
          <table:table-cell office:value-type="float" office:value="-0.0160243455471814" calcext:value-type="float">
            <text:p>-0.016024345547181</text:p>
          </table:table-cell>
          <table:table-cell office:value-type="float" office:value="-0.0163323942833191" calcext:value-type="float">
            <text:p>-0.016332394283319</text:p>
          </table:table-cell>
          <table:table-cell office:value-type="float" office:value="-0.0162492250644631" calcext:value-type="float">
            <text:p>-0.016249225064463</text:p>
          </table:table-cell>
          <table:table-cell office:value-type="float" office:value="-0.0161750216668739" calcext:value-type="float">
            <text:p>-0.016175021666874</text:p>
          </table:table-cell>
          <table:table-cell office:value-type="float" office:value="-0.015954430024594" calcext:value-type="float">
            <text:p>-0.015954430024594</text:p>
          </table:table-cell>
          <table:table-cell office:value-type="float" office:value="-0.0159048746498533" calcext:value-type="float">
            <text:p>-0.015904874649853</text:p>
          </table:table-cell>
          <table:table-cell office:value-type="float" office:value="-0.0159187879053425" calcext:value-type="float">
            <text:p>-0.015918787905343</text:p>
          </table:table-cell>
          <table:table-cell office:value-type="float" office:value="-0.0159575164031114" calcext:value-type="float">
            <text:p>-0.015957516403111</text:p>
          </table:table-cell>
          <table:table-cell office:value-type="float" office:value="-0.0159053910851261" calcext:value-type="float">
            <text:p>-0.015905391085126</text:p>
          </table:table-cell>
          <table:table-cell office:value-type="float" office:value="-0.0159162804715074" calcext:value-type="float">
            <text:p>-0.015916280471507</text:p>
          </table:table-cell>
          <table:table-cell office:value-type="float" office:value="-0.0159360471514963" calcext:value-type="float">
            <text:p>-0.015936047151496</text:p>
          </table:table-cell>
          <table:table-cell office:value-type="float" office:value="-0.0159113253748513" calcext:value-type="float">
            <text:p>-0.015911325374851</text:p>
          </table:table-cell>
          <table:table-cell office:value-type="float" office:value="-0.0159156997689485" calcext:value-type="float">
            <text:p>-0.015915699768949</text:p>
          </table:table-cell>
          <table:table-cell office:value-type="float" office:value="-0.0159213344204361" calcext:value-type="float">
            <text:p>-0.015921334420436</text:p>
          </table:table-cell>
          <table:table-cell office:value-type="float" office:value="-0.015898368012199" calcext:value-type="float">
            <text:p>-0.015898368012199</text:p>
          </table:table-cell>
          <table:table-cell office:value-type="float" office:value="-0.0159378712359417" calcext:value-type="float">
            <text:p>-0.015937871235942</text:p>
          </table:table-cell>
          <table:table-cell office:value-type="float" office:value="-0.0159143116357864" calcext:value-type="float">
            <text:p>-0.015914311635786</text:p>
          </table:table-cell>
          <table:table-cell office:value-type="float" office:value="-0.0159095347958341" calcext:value-type="float">
            <text:p>-0.015909534795834</text:p>
          </table:table-cell>
          <table:table-cell office:value-type="float" office:value="-0.0159018230610539" calcext:value-type="float">
            <text:p>-0.015901823061054</text:p>
          </table:table-cell>
          <table:table-cell office:value-type="float" office:value="-0.0158919868812012" calcext:value-type="float">
            <text:p>-0.015891986881201</text:p>
          </table:table-cell>
          <table:table-cell office:value-type="float" office:value="-0.0158930179796753" calcext:value-type="float">
            <text:p>-0.015893017979675</text:p>
          </table:table-cell>
          <table:table-cell office:value-type="float" office:value="-0.0159034613423361" calcext:value-type="float">
            <text:p>-0.015903461342336</text:p>
          </table:table-cell>
          <table:table-cell office:value-type="float" office:value="-0.0158943604120476" calcext:value-type="float">
            <text:p>-0.015894360412048</text:p>
          </table:table-cell>
          <table:table-cell office:value-type="float" office:value="-0.015884002019065" calcext:value-type="float">
            <text:p>-0.015884002019065</text:p>
          </table:table-cell>
          <table:table-cell office:value-type="float" office:value="-0.0158824304283574" calcext:value-type="float">
            <text:p>-0.015882430428357</text:p>
          </table:table-cell>
          <table:table-cell office:value-type="float" office:value="-0.0159161798184057" calcext:value-type="float">
            <text:p>-0.015916179818406</text:p>
          </table:table-cell>
          <table:table-cell office:value-type="float" office:value="-0.0158816202881045" calcext:value-type="float">
            <text:p>-0.015881620288105</text:p>
          </table:table-cell>
          <table:table-cell office:value-type="float" office:value="-0.0158867236050095" calcext:value-type="float">
            <text:p>-0.01588672360501</text:p>
          </table:table-cell>
          <table:table-cell office:value-type="float" office:value="-0.0159026965886376" calcext:value-type="float">
            <text:p>-0.015902696588638</text:p>
          </table:table-cell>
          <table:table-cell office:value-type="float" office:value="-0.0158890333486316" calcext:value-type="float">
            <text:p>-0.015889033348632</text:p>
          </table:table-cell>
          <table:table-cell office:value-type="float" office:value="-0.0158725070366958" calcext:value-type="float">
            <text:p>-0.015872507036696</text:p>
          </table:table-cell>
          <table:table-cell office:value-type="float" office:value="-0.0158940147402735" calcext:value-type="float">
            <text:p>-0.015894014740274</text:p>
          </table:table-cell>
          <table:table-cell office:value-type="float" office:value="-0.0158826537449673" calcext:value-type="float">
            <text:p>-0.015882653744967</text:p>
          </table:table-cell>
          <table:table-cell office:value-type="float" office:value="-0.0159021553490696" calcext:value-type="float">
            <text:p>-0.01590215534907</text:p>
          </table:table-cell>
          <table:table-cell office:value-type="float" office:value="-0.0158738470667064" calcext:value-type="float">
            <text:p>-0.015873847066706</text:p>
          </table:table-cell>
          <table:table-cell office:value-type="float" office:value="-0.0160411722576275" calcext:value-type="float">
            <text:p>-0.016041172257628</text:p>
          </table:table-cell>
          <table:table-cell office:value-type="float" office:value="-0.0158675614679154" calcext:value-type="float">
            <text:p>-0.015867561467915</text:p>
          </table:table-cell>
          <table:table-cell office:value-type="float" office:value="-0.0158895869842508" calcext:value-type="float">
            <text:p>-0.015889586984251</text:p>
          </table:table-cell>
          <table:table-cell office:value-type="float" office:value="-0.0160424117114146" calcext:value-type="float">
            <text:p>-0.016042411711415</text:p>
          </table:table-cell>
          <table:table-cell office:value-type="float" office:value="-0.0158783554831726" calcext:value-type="float">
            <text:p>-0.015878355483173</text:p>
          </table:table-cell>
          <table:table-cell office:value-type="float" office:value="-0.015871902752458" calcext:value-type="float">
            <text:p>-0.015871902752458</text:p>
          </table:table-cell>
          <table:table-cell office:value-type="float" office:value="-0.0158823788822469" calcext:value-type="float">
            <text:p>-0.015882378882247</text:p>
          </table:table-cell>
          <table:table-cell office:value-type="float" office:value="-0.0158882508525413" calcext:value-type="float">
            <text:p>-0.015888250852541</text:p>
          </table:table-cell>
          <table:table-cell office:value-type="float" office:value="-0.0158909642233266" calcext:value-type="float">
            <text:p>-0.015890964223327</text:p>
          </table:table-cell>
          <table:table-cell office:value-type="float" office:value="-0.0158664672275489" calcext:value-type="float">
            <text:p>-0.015866467227549</text:p>
          </table:table-cell>
          <table:table-cell office:value-type="float" office:value="-0.0158604722652894" calcext:value-type="float">
            <text:p>-0.015860472265289</text:p>
          </table:table-cell>
          <table:table-cell office:value-type="float" office:value="-0.0158631912291111" calcext:value-type="float">
            <text:p>-0.015863191229111</text:p>
          </table:table-cell>
          <table:table-cell office:value-type="float" office:value="-0.0158944255520662" calcext:value-type="float">
            <text:p>-0.015894425552066</text:p>
          </table:table-cell>
          <table:table-cell office:value-type="float" office:value="-0.0158717466167578" calcext:value-type="float">
            <text:p>-0.015871746616758</text:p>
          </table:table-cell>
          <table:table-cell office:value-type="float" office:value="-0.0158603601336362" calcext:value-type="float">
            <text:p>-0.015860360133636</text:p>
          </table:table-cell>
          <table:table-cell office:value-type="float" office:value="-0.0158775503473343" calcext:value-type="float">
            <text:p>-0.015877550347334</text:p>
          </table:table-cell>
          <table:table-cell office:value-type="float" office:value="-0.015887998163192" calcext:value-type="float">
            <text:p>-0.015887998163192</text:p>
          </table:table-cell>
          <table:table-cell office:value-type="float" office:value="-0.015860178696072" calcext:value-type="float">
            <text:p>-0.015860178696072</text:p>
          </table:table-cell>
          <table:table-cell office:value-type="float" office:value="-0.0158789490436281" calcext:value-type="float">
            <text:p>-0.015878949043628</text:p>
          </table:table-cell>
          <table:table-cell office:value-type="float" office:value="-0.0158639555153711" calcext:value-type="float">
            <text:p>-0.015863955515371</text:p>
          </table:table-cell>
          <table:table-cell office:value-type="float" office:value="-0.0158781750502098" calcext:value-type="float">
            <text:p>-0.01587817505021</text:p>
          </table:table-cell>
          <table:table-cell office:value-type="float" office:value="-0.015868884736733" calcext:value-type="float">
            <text:p>-0.015868884736733</text:p>
          </table:table-cell>
          <table:table-cell office:value-type="float" office:value="-0.0158708708607178" calcext:value-type="float">
            <text:p>-0.015870870860718</text:p>
          </table:table-cell>
          <table:table-cell office:value-type="float" office:value="-0.0158728648542336" calcext:value-type="float">
            <text:p>-0.015872864854234</text:p>
          </table:table-cell>
          <table:table-cell office:value-type="float" office:value="-0.0158858392045289" calcext:value-type="float">
            <text:p>-0.015885839204529</text:p>
          </table:table-cell>
          <table:table-cell office:value-type="float" office:value="-0.0158792589610771" calcext:value-type="float">
            <text:p>-0.015879258961077</text:p>
          </table:table-cell>
          <table:table-cell office:value-type="float" office:value="-0.0158756238112219" calcext:value-type="float">
            <text:p>-0.015875623811222</text:p>
          </table:table-cell>
          <table:table-cell office:value-type="float" office:value="-0.0158898180579846" calcext:value-type="float">
            <text:p>-0.015889818057985</text:p>
          </table:table-cell>
          <table:table-cell office:value-type="float" office:value="-0.0158495965907391" calcext:value-type="float">
            <text:p>-0.015849596590739</text:p>
          </table:table-cell>
          <table:table-cell office:value-type="float" office:value="-0.0158700676590214" calcext:value-type="float">
            <text:p>-0.015870067659021</text:p>
          </table:table-cell>
          <table:table-cell office:value-type="float" office:value="-0.0158619257107282" calcext:value-type="float">
            <text:p>-0.015861925710728</text:p>
          </table:table-cell>
          <table:table-cell office:value-type="float" office:value="-0.0158565960405764" calcext:value-type="float">
            <text:p>-0.015856596040576</text:p>
          </table:table-cell>
          <table:table-cell office:value-type="float" office:value="-0.0158583717271822" calcext:value-type="float">
            <text:p>-0.015858371727182</text:p>
          </table:table-cell>
          <table:table-cell office:value-type="float" office:value="-0.0158557575399711" calcext:value-type="float">
            <text:p>-0.015855757539971</text:p>
          </table:table-cell>
          <table:table-cell office:value-type="float" office:value="-0.0158577221479666" calcext:value-type="float">
            <text:p>-0.015857722147967</text:p>
          </table:table-cell>
          <table:table-cell office:value-type="float" office:value="-0.0158581643894184" calcext:value-type="float">
            <text:p>-0.015858164389418</text:p>
          </table:table-cell>
          <table:table-cell office:value-type="float" office:value="-0.0158661693341111" calcext:value-type="float">
            <text:p>-0.015866169334111</text:p>
          </table:table-cell>
          <table:table-cell office:value-type="float" office:value="-0.0158721577108048" calcext:value-type="float">
            <text:p>-0.015872157710805</text:p>
          </table:table-cell>
          <table:table-cell office:value-type="float" office:value="-0.0158613333921791" calcext:value-type="float">
            <text:p>-0.015861333392179</text:p>
          </table:table-cell>
          <table:table-cell office:value-type="float" office:value="-0.0158837522003102" calcext:value-type="float">
            <text:p>-0.01588375220031</text:p>
          </table:table-cell>
          <table:table-cell office:value-type="float" office:value="-0.0158513054001231" calcext:value-type="float">
            <text:p>-0.015851305400123</text:p>
          </table:table-cell>
          <table:table-cell office:value-type="float" office:value="-0.0158556850455991" calcext:value-type="float">
            <text:p>-0.015855685045599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0781454891041" calcext:value-type="float">
            <text:p>0.530781454891041</text:p>
          </table:table-cell>
          <table:table-cell office:value-type="float" office:value="0.531550315041553" calcext:value-type="float">
            <text:p>0.531550315041553</text:p>
          </table:table-cell>
          <table:table-cell office:value-type="float" office:value="0.530651516313781" calcext:value-type="float">
            <text:p>0.530651516313781</text:p>
          </table:table-cell>
          <table:table-cell office:value-type="float" office:value="0.530731822451702" calcext:value-type="float">
            <text:p>0.530731822451702</text:p>
          </table:table-cell>
          <table:table-cell office:value-type="float" office:value="0.531008853465424" calcext:value-type="float">
            <text:p>0.531008853465424</text:p>
          </table:table-cell>
          <table:table-cell office:value-type="float" office:value="0.531069789012442" calcext:value-type="float">
            <text:p>0.531069789012442</text:p>
          </table:table-cell>
          <table:table-cell office:value-type="float" office:value="0.531147305952388" calcext:value-type="float">
            <text:p>0.531147305952388</text:p>
          </table:table-cell>
          <table:table-cell office:value-type="float" office:value="0.531650306238324" calcext:value-type="float">
            <text:p>0.531650306238324</text:p>
          </table:table-cell>
          <table:table-cell office:value-type="float" office:value="0.530484059188968" calcext:value-type="float">
            <text:p>0.530484059188968</text:p>
          </table:table-cell>
          <table:table-cell office:value-type="float" office:value="0.530396043700814" calcext:value-type="float">
            <text:p>0.530396043700814</text:p>
          </table:table-cell>
          <table:table-cell office:value-type="float" office:value="0.530953402327284" calcext:value-type="float">
            <text:p>0.530953402327284</text:p>
          </table:table-cell>
          <table:table-cell office:value-type="float" office:value="0.530405885048878" calcext:value-type="float">
            <text:p>0.530405885048878</text:p>
          </table:table-cell>
          <table:table-cell office:value-type="float" office:value="0.531785763061955" calcext:value-type="float">
            <text:p>0.531785763061955</text:p>
          </table:table-cell>
          <table:table-cell office:value-type="float" office:value="0.530076103452072" calcext:value-type="float">
            <text:p>0.530076103452072</text:p>
          </table:table-cell>
          <table:table-cell office:value-type="float" office:value="0.5316323908126" calcext:value-type="float">
            <text:p>0.5316323908126</text:p>
          </table:table-cell>
          <table:table-cell office:value-type="float" office:value="0.531357527891307" calcext:value-type="float">
            <text:p>0.531357527891307</text:p>
          </table:table-cell>
          <table:table-cell office:value-type="float" office:value="0.53050976956062" calcext:value-type="float">
            <text:p>0.53050976956062</text:p>
          </table:table-cell>
          <table:table-cell office:value-type="float" office:value="0.531004789048838" calcext:value-type="float">
            <text:p>0.531004789048838</text:p>
          </table:table-cell>
          <table:table-cell office:value-type="float" office:value="0.530947917876216" calcext:value-type="float">
            <text:p>0.530947917876216</text:p>
          </table:table-cell>
          <table:table-cell office:value-type="float" office:value="0.531007553572616" calcext:value-type="float">
            <text:p>0.531007553572616</text:p>
          </table:table-cell>
          <table:table-cell office:value-type="float" office:value="0.530409906603496" calcext:value-type="float">
            <text:p>0.530409906603496</text:p>
          </table:table-cell>
          <table:table-cell office:value-type="float" office:value="0.530886087842787" calcext:value-type="float">
            <text:p>0.530886087842787</text:p>
          </table:table-cell>
          <table:table-cell office:value-type="float" office:value="0.531001717857765" calcext:value-type="float">
            <text:p>0.531001717857765</text:p>
          </table:table-cell>
          <table:table-cell office:value-type="float" office:value="0.530647094323875" calcext:value-type="float">
            <text:p>0.530647094323875</text:p>
          </table:table-cell>
          <table:table-cell office:value-type="float" office:value="0.530516929702957" calcext:value-type="float">
            <text:p>0.530516929702957</text:p>
          </table:table-cell>
          <table:table-cell office:value-type="float" office:value="0.530800163444192" calcext:value-type="float">
            <text:p>0.530800163444192</text:p>
          </table:table-cell>
          <table:table-cell office:value-type="float" office:value="0.532262464416095" calcext:value-type="float">
            <text:p>0.532262464416095</text:p>
          </table:table-cell>
          <table:table-cell office:value-type="float" office:value="0.531380212590103" calcext:value-type="float">
            <text:p>0.531380212590103</text:p>
          </table:table-cell>
          <table:table-cell office:value-type="float" office:value="0.531202985746105" calcext:value-type="float">
            <text:p>0.531202985746105</text:p>
          </table:table-cell>
          <table:table-cell office:value-type="float" office:value="0.531460047899878" calcext:value-type="float">
            <text:p>0.531460047899878</text:p>
          </table:table-cell>
          <table:table-cell office:value-type="float" office:value="0.531204073881101" calcext:value-type="float">
            <text:p>0.531204073881101</text:p>
          </table:table-cell>
          <table:table-cell office:value-type="float" office:value="0.531471621559511" calcext:value-type="float">
            <text:p>0.531471621559511</text:p>
          </table:table-cell>
          <table:table-cell office:value-type="float" office:value="0.531665805066139" calcext:value-type="float">
            <text:p>0.531665805066139</text:p>
          </table:table-cell>
          <table:table-cell office:value-type="float" office:value="0.530781061844106" calcext:value-type="float">
            <text:p>0.530781061844106</text:p>
          </table:table-cell>
          <table:table-cell office:value-type="float" office:value="0.530775345452237" calcext:value-type="float">
            <text:p>0.530775345452237</text:p>
          </table:table-cell>
          <table:table-cell office:value-type="float" office:value="0.531393936012136" calcext:value-type="float">
            <text:p>0.531393936012136</text:p>
          </table:table-cell>
          <table:table-cell office:value-type="float" office:value="0.530534027537571" calcext:value-type="float">
            <text:p>0.530534027537571</text:p>
          </table:table-cell>
          <table:table-cell office:value-type="float" office:value="0.531371452425457" calcext:value-type="float">
            <text:p>0.531371452425457</text:p>
          </table:table-cell>
          <table:table-cell office:value-type="float" office:value="0.532757957434539" calcext:value-type="float">
            <text:p>0.532757957434539</text:p>
          </table:table-cell>
          <table:table-cell office:value-type="float" office:value="0.534391808318014" calcext:value-type="float">
            <text:p>0.534391808318014</text:p>
          </table:table-cell>
          <table:table-cell office:value-type="float" office:value="0.547109482693472" calcext:value-type="float">
            <text:p>0.547109482693472</text:p>
          </table:table-cell>
          <table:table-cell office:value-type="float" office:value="0.557396839400551" calcext:value-type="float">
            <text:p>0.557396839400551</text:p>
          </table:table-cell>
          <table:table-cell office:value-type="float" office:value="0.556894768193613" calcext:value-type="float">
            <text:p>0.556894768193613</text:p>
          </table:table-cell>
          <table:table-cell office:value-type="float" office:value="0.559319407083578" calcext:value-type="float">
            <text:p>0.559319407083578</text:p>
          </table:table-cell>
          <table:table-cell office:value-type="float" office:value="0.561606739096958" calcext:value-type="float">
            <text:p>0.561606739096958</text:p>
          </table:table-cell>
          <table:table-cell office:value-type="float" office:value="0.534228390150084" calcext:value-type="float">
            <text:p>0.534228390150084</text:p>
          </table:table-cell>
          <table:table-cell office:value-type="float" office:value="0.502181532111715" calcext:value-type="float">
            <text:p>0.502181532111715</text:p>
          </table:table-cell>
          <table:table-cell office:value-type="float" office:value="0.534120155261" calcext:value-type="float">
            <text:p>0.534120155261</text:p>
          </table:table-cell>
          <table:table-cell office:value-type="float" office:value="0.569476020909728" calcext:value-type="float">
            <text:p>0.569476020909728</text:p>
          </table:table-cell>
          <table:table-cell office:value-type="float" office:value="0.59493793761576" calcext:value-type="float">
            <text:p>0.59493793761576</text:p>
          </table:table-cell>
          <table:table-cell office:value-type="float" office:value="0.587718976926026" calcext:value-type="float">
            <text:p>0.587718976926026</text:p>
          </table:table-cell>
          <table:table-cell office:value-type="float" office:value="0.538326906541963" calcext:value-type="float">
            <text:p>0.538326906541963</text:p>
          </table:table-cell>
          <table:table-cell office:value-type="float" office:value="0.538868475743003" calcext:value-type="float">
            <text:p>0.538868475743003</text:p>
          </table:table-cell>
          <table:table-cell office:value-type="float" office:value="0.538992342869422" calcext:value-type="float">
            <text:p>0.538992342869422</text:p>
          </table:table-cell>
          <table:table-cell office:value-type="float" office:value="0.546938772715682" calcext:value-type="float">
            <text:p>0.546938772715682</text:p>
          </table:table-cell>
          <table:table-cell office:value-type="float" office:value="0.544611247373057" calcext:value-type="float">
            <text:p>0.544611247373057</text:p>
          </table:table-cell>
          <table:table-cell office:value-type="float" office:value="0.567687560501609" calcext:value-type="float">
            <text:p>0.567687560501609</text:p>
          </table:table-cell>
          <table:table-cell office:value-type="float" office:value="0.530921336352248" calcext:value-type="float">
            <text:p>0.530921336352248</text:p>
          </table:table-cell>
          <table:table-cell office:value-type="float" office:value="0.505037318318607" calcext:value-type="float">
            <text:p>0.505037318318607</text:p>
          </table:table-cell>
          <table:table-cell office:value-type="float" office:value="0.487532714660464" calcext:value-type="float">
            <text:p>0.487532714660464</text:p>
          </table:table-cell>
          <table:table-cell office:value-type="float" office:value="0.482908381159187" calcext:value-type="float">
            <text:p>0.482908381159187</text:p>
          </table:table-cell>
          <table:table-cell office:value-type="float" office:value="0.508682110496478" calcext:value-type="float">
            <text:p>0.508682110496478</text:p>
          </table:table-cell>
          <table:table-cell office:value-type="float" office:value="0.527559664996247" calcext:value-type="float">
            <text:p>0.527559664996247</text:p>
          </table:table-cell>
          <table:table-cell office:value-type="float" office:value="0.542409130791072" calcext:value-type="float">
            <text:p>0.542409130791072</text:p>
          </table:table-cell>
          <table:table-cell office:value-type="float" office:value="0.572674219175886" calcext:value-type="float">
            <text:p>0.572674219175886</text:p>
          </table:table-cell>
          <table:table-cell office:value-type="float" office:value="0.602283946099198" calcext:value-type="float">
            <text:p>0.602283946099198</text:p>
          </table:table-cell>
          <table:table-cell office:value-type="float" office:value="0.600008316874102" calcext:value-type="float">
            <text:p>0.600008316874102</text:p>
          </table:table-cell>
          <table:table-cell office:value-type="float" office:value="0.600645197135962" calcext:value-type="float">
            <text:p>0.600645197135962</text:p>
          </table:table-cell>
          <table:table-cell office:value-type="float" office:value="0.532020659470979" calcext:value-type="float">
            <text:p>0.532020659470979</text:p>
          </table:table-cell>
          <table:table-cell office:value-type="float" office:value="0.530951169239498" calcext:value-type="float">
            <text:p>0.530951169239498</text:p>
          </table:table-cell>
          <table:table-cell office:value-type="float" office:value="0.534864564588212" calcext:value-type="float">
            <text:p>0.534864564588212</text:p>
          </table:table-cell>
          <table:table-cell office:value-type="float" office:value="0.531591019191052" calcext:value-type="float">
            <text:p>0.531591019191052</text:p>
          </table:table-cell>
          <table:table-cell office:value-type="float" office:value="0.528679215936379" calcext:value-type="float">
            <text:p>0.528679215936379</text:p>
          </table:table-cell>
          <table:table-cell office:value-type="float" office:value="0.536810320174788" calcext:value-type="float">
            <text:p>0.536810320174788</text:p>
          </table:table-cell>
          <table:table-cell office:value-type="float" office:value="0.533601808963643" calcext:value-type="float">
            <text:p>0.533601808963643</text:p>
          </table:table-cell>
          <table:table-cell office:value-type="float" office:value="0.527565903676493" calcext:value-type="float">
            <text:p>0.527565903676493</text:p>
          </table:table-cell>
          <table:table-cell office:value-type="float" office:value="0.50018073185904" calcext:value-type="float">
            <text:p>0.50018073185904</text:p>
          </table:table-cell>
          <table:table-cell office:value-type="float" office:value="0.522762809020803" calcext:value-type="float">
            <text:p>0.522762809020803</text:p>
          </table:table-cell>
          <table:table-cell office:value-type="float" office:value="0.549173570543787" calcext:value-type="float">
            <text:p>0.549173570543787</text:p>
          </table:table-cell>
          <table:table-cell office:value-type="float" office:value="0.559919249282769" calcext:value-type="float">
            <text:p>0.559919249282769</text:p>
          </table:table-cell>
          <table:table-cell office:value-type="float" office:value="0.575739879380049" calcext:value-type="float">
            <text:p>0.575739879380049</text:p>
          </table:table-cell>
          <table:table-cell office:value-type="float" office:value="0.581973865850213" calcext:value-type="float">
            <text:p>0.581973865850213</text:p>
          </table:table-cell>
          <table:table-cell office:value-type="float" office:value="0.570508416768498" calcext:value-type="float">
            <text:p>0.570508416768498</text:p>
          </table:table-cell>
          <table:table-cell office:value-type="float" office:value="0.553820050635157" calcext:value-type="float">
            <text:p>0.553820050635157</text:p>
          </table:table-cell>
          <table:table-cell office:value-type="float" office:value="0.598780257025238" calcext:value-type="float">
            <text:p>0.598780257025238</text:p>
          </table:table-cell>
          <table:table-cell office:value-type="float" office:value="0.629804310540557" calcext:value-type="float">
            <text:p>0.629804310540557</text:p>
          </table:table-cell>
          <table:table-cell office:value-type="float" office:value="0.632086982905689" calcext:value-type="float">
            <text:p>0.632086982905689</text:p>
          </table:table-cell>
          <table:table-cell office:value-type="float" office:value="0.626031285385037" calcext:value-type="float">
            <text:p>0.626031285385037</text:p>
          </table:table-cell>
          <table:table-cell office:value-type="float" office:value="0.623995910359952" calcext:value-type="float">
            <text:p>0.623995910359952</text:p>
          </table:table-cell>
          <table:table-cell office:value-type="float" office:value="0.582478740619789" calcext:value-type="float">
            <text:p>0.582478740619789</text:p>
          </table:table-cell>
          <table:table-cell office:value-type="float" office:value="0.558635350160702" calcext:value-type="float">
            <text:p>0.558635350160702</text:p>
          </table:table-cell>
          <table:table-cell office:value-type="float" office:value="0.547430119379759" calcext:value-type="float">
            <text:p>0.547430119379759</text:p>
          </table:table-cell>
          <table:table-cell office:value-type="float" office:value="0.541701235165096" calcext:value-type="float">
            <text:p>0.541701235165096</text:p>
          </table:table-cell>
          <table:table-cell office:value-type="float" office:value="0.538313465461188" calcext:value-type="float">
            <text:p>0.538313465461188</text:p>
          </table:table-cell>
          <table:table-cell office:value-type="float" office:value="0.545438477024902" calcext:value-type="float">
            <text:p>0.545438477024902</text:p>
          </table:table-cell>
          <table:table-cell office:value-type="float" office:value="0.555473564721944" calcext:value-type="float">
            <text:p>0.555473564721944</text:p>
          </table:table-cell>
          <table:table-cell office:value-type="float" office:value="0.539125208547918" calcext:value-type="float">
            <text:p>0.539125208547918</text:p>
          </table:table-cell>
          <table:table-cell office:value-type="float" office:value="0.527023809069117" calcext:value-type="float">
            <text:p>0.527023809069117</text:p>
          </table:table-cell>
          <table:table-cell office:value-type="float" office:value="0.549884141976948" calcext:value-type="float">
            <text:p>0.549884141976948</text:p>
          </table:table-cell>
          <table:table-cell office:value-type="float" office:value="0.563355257284367" calcext:value-type="float">
            <text:p>0.563355257284367</text:p>
          </table:table-cell>
          <table:table-cell office:value-type="float" office:value="0.578460600138007" calcext:value-type="float">
            <text:p>0.578460600138007</text:p>
          </table:table-cell>
          <table:table-cell office:value-type="float" office:value="0.59912965217319" calcext:value-type="float">
            <text:p>0.59912965217319</text:p>
          </table:table-cell>
          <table:table-cell office:value-type="float" office:value="0.61216025710858" calcext:value-type="float">
            <text:p>0.61216025710858</text:p>
          </table:table-cell>
          <table:table-cell office:value-type="float" office:value="0.611873021669282" calcext:value-type="float">
            <text:p>0.611873021669282</text:p>
          </table:table-cell>
          <table:table-cell office:value-type="float" office:value="0.585757153567606" calcext:value-type="float">
            <text:p>0.585757153567606</text:p>
          </table:table-cell>
          <table:table-cell office:value-type="float" office:value="0.59569637514953" calcext:value-type="float">
            <text:p>0.59569637514953</text:p>
          </table:table-cell>
          <table:table-cell office:value-type="float" office:value="0.626657352746154" calcext:value-type="float">
            <text:p>0.626657352746154</text:p>
          </table:table-cell>
          <table:table-cell office:value-type="float" office:value="0.598988080437402" calcext:value-type="float">
            <text:p>0.598988080437402</text:p>
          </table:table-cell>
          <table:table-cell office:value-type="float" office:value="0.548183190624347" calcext:value-type="float">
            <text:p>0.548183190624347</text:p>
          </table:table-cell>
          <table:table-cell office:value-type="float" office:value="0.559169859793968" calcext:value-type="float">
            <text:p>0.559169859793968</text:p>
          </table:table-cell>
          <table:table-cell office:value-type="float" office:value="0.561887875013672" calcext:value-type="float">
            <text:p>0.561887875013672</text:p>
          </table:table-cell>
          <table:table-cell office:value-type="float" office:value="0.559123614397917" calcext:value-type="float">
            <text:p>0.559123614397917</text:p>
          </table:table-cell>
          <table:table-cell office:value-type="float" office:value="0.563883633414417" calcext:value-type="float">
            <text:p>0.563883633414417</text:p>
          </table:table-cell>
          <table:table-cell office:value-type="float" office:value="0.54950676190696" calcext:value-type="float">
            <text:p>0.54950676190696</text:p>
          </table:table-cell>
          <table:table-cell office:value-type="float" office:value="0.54543546197493" calcext:value-type="float">
            <text:p>0.54543546197493</text:p>
          </table:table-cell>
          <table:table-cell office:value-type="float" office:value="0.590351414851747" calcext:value-type="float">
            <text:p>0.590351414851747</text:p>
          </table:table-cell>
          <table:table-cell office:value-type="float" office:value="0.600129658896414" calcext:value-type="float">
            <text:p>0.600129658896414</text:p>
          </table:table-cell>
          <table:table-cell office:value-type="float" office:value="0.622006092015242" calcext:value-type="float">
            <text:p>0.622006092015242</text:p>
          </table:table-cell>
          <table:table-cell office:value-type="float" office:value="0.588399328451207" calcext:value-type="float">
            <text:p>0.588399328451207</text:p>
          </table:table-cell>
          <table:table-cell office:value-type="float" office:value="0.557450772483455" calcext:value-type="float">
            <text:p>0.557450772483455</text:p>
          </table:table-cell>
          <table:table-cell office:value-type="float" office:value="0.477302951060981" calcext:value-type="float">
            <text:p>0.477302951060981</text:p>
          </table:table-cell>
          <table:table-cell office:value-type="float" office:value="0.497216201892577" calcext:value-type="float">
            <text:p>0.497216201892577</text:p>
          </table:table-cell>
          <table:table-cell office:value-type="float" office:value="0.52947897023311" calcext:value-type="float">
            <text:p>0.52947897023311</text:p>
          </table:table-cell>
          <table:table-cell office:value-type="float" office:value="0.517022477833673" calcext:value-type="float">
            <text:p>0.517022477833673</text:p>
          </table:table-cell>
          <table:table-cell office:value-type="float" office:value="0.525219752993811" calcext:value-type="float">
            <text:p>0.525219752993811</text:p>
          </table:table-cell>
          <table:table-cell office:value-type="float" office:value="0.555886772777904" calcext:value-type="float">
            <text:p>0.555886772777904</text:p>
          </table:table-cell>
          <table:table-cell office:value-type="float" office:value="0.569443709446942" calcext:value-type="float">
            <text:p>0.569443709446942</text:p>
          </table:table-cell>
          <table:table-cell office:value-type="float" office:value="0.583230513125156" calcext:value-type="float">
            <text:p>0.583230513125156</text:p>
          </table:table-cell>
          <table:table-cell office:value-type="float" office:value="0.523473292409465" calcext:value-type="float">
            <text:p>0.523473292409465</text:p>
          </table:table-cell>
          <table:table-cell office:value-type="float" office:value="0.580977748050055" calcext:value-type="float">
            <text:p>0.580977748050055</text:p>
          </table:table-cell>
          <table:table-cell office:value-type="float" office:value="0.53449645507083" calcext:value-type="float">
            <text:p>0.53449645507083</text:p>
          </table:table-cell>
          <table:table-cell office:value-type="float" office:value="0.526340743045513" calcext:value-type="float">
            <text:p>0.526340743045513</text:p>
          </table:table-cell>
          <table:table-cell office:value-type="float" office:value="0.494121661137537" calcext:value-type="float">
            <text:p>0.494121661137537</text:p>
          </table:table-cell>
          <table:table-cell office:value-type="float" office:value="0.513146813689564" calcext:value-type="float">
            <text:p>0.513146813689564</text:p>
          </table:table-cell>
          <table:table-cell office:value-type="float" office:value="0.5340978714897" calcext:value-type="float">
            <text:p>0.5340978714897</text:p>
          </table:table-cell>
          <table:table-cell office:value-type="float" office:value="0.557254317295407" calcext:value-type="float">
            <text:p>0.557254317295407</text:p>
          </table:table-cell>
          <table:table-cell office:value-type="float" office:value="0.566486964224572" calcext:value-type="float">
            <text:p>0.566486964224572</text:p>
          </table:table-cell>
          <table:table-cell office:value-type="float" office:value="0.501427877705374" calcext:value-type="float">
            <text:p>0.501427877705374</text:p>
          </table:table-cell>
          <table:table-cell office:value-type="float" office:value="0.527845656281382" calcext:value-type="float">
            <text:p>0.527845656281382</text:p>
          </table:table-cell>
          <table:table-cell office:value-type="float" office:value="0.551340685641661" calcext:value-type="float">
            <text:p>0.551340685641661</text:p>
          </table:table-cell>
          <table:table-cell office:value-type="float" office:value="0.588305452618165" calcext:value-type="float">
            <text:p>0.588305452618165</text:p>
          </table:table-cell>
          <table:table-cell office:value-type="float" office:value="0.588257835297841" calcext:value-type="float">
            <text:p>0.588257835297841</text:p>
          </table:table-cell>
          <table:table-cell office:value-type="float" office:value="0.571401026815724" calcext:value-type="float">
            <text:p>0.571401026815724</text:p>
          </table:table-cell>
          <table:table-cell office:value-type="float" office:value="0.570814051786755" calcext:value-type="float">
            <text:p>0.570814051786755</text:p>
          </table:table-cell>
          <table:table-cell office:value-type="float" office:value="0.565363529654311" calcext:value-type="float">
            <text:p>0.565363529654311</text:p>
          </table:table-cell>
          <table:table-cell office:value-type="float" office:value="0.51708211896077" calcext:value-type="float">
            <text:p>0.51708211896077</text:p>
          </table:table-cell>
          <table:table-cell office:value-type="float" office:value="0.480797312280498" calcext:value-type="float">
            <text:p>0.480797312280498</text:p>
          </table:table-cell>
          <table:table-cell office:value-type="float" office:value="0.468644788677356" calcext:value-type="float">
            <text:p>0.468644788677356</text:p>
          </table:table-cell>
          <table:table-cell office:value-type="float" office:value="0.476821164984252" calcext:value-type="float">
            <text:p>0.476821164984252</text:p>
          </table:table-cell>
          <table:table-cell office:value-type="float" office:value="0.492806240404176" calcext:value-type="float">
            <text:p>0.492806240404176</text:p>
          </table:table-cell>
          <table:table-cell office:value-type="float" office:value="0.515918594693507" calcext:value-type="float">
            <text:p>0.515918594693507</text:p>
          </table:table-cell>
          <table:table-cell office:value-type="float" office:value="0.538204981577135" calcext:value-type="float">
            <text:p>0.538204981577135</text:p>
          </table:table-cell>
          <table:table-cell office:value-type="float" office:value="0.55634087198262" calcext:value-type="float">
            <text:p>0.55634087198262</text:p>
          </table:table-cell>
          <table:table-cell office:value-type="float" office:value="0.563781738291921" calcext:value-type="float">
            <text:p>0.563781738291921</text:p>
          </table:table-cell>
          <table:table-cell office:value-type="float" office:value="0.533425092039894" calcext:value-type="float">
            <text:p>0.533425092039894</text:p>
          </table:table-cell>
          <table:table-cell office:value-type="float" office:value="0.523351869322547" calcext:value-type="float">
            <text:p>0.523351869322547</text:p>
          </table:table-cell>
          <table:table-cell office:value-type="float" office:value="0.482113367660724" calcext:value-type="float">
            <text:p>0.482113367660724</text:p>
          </table:table-cell>
          <table:table-cell office:value-type="float" office:value="0.485580541472138" calcext:value-type="float">
            <text:p>0.485580541472138</text:p>
          </table:table-cell>
          <table:table-cell office:value-type="float" office:value="0.487818757531133" calcext:value-type="float">
            <text:p>0.487818757531133</text:p>
          </table:table-cell>
          <table:table-cell office:value-type="float" office:value="0.485965908014155" calcext:value-type="float">
            <text:p>0.485965908014155</text:p>
          </table:table-cell>
          <table:table-cell office:value-type="float" office:value="0.485920255861715" calcext:value-type="float">
            <text:p>0.485920255861715</text:p>
          </table:table-cell>
          <table:table-cell office:value-type="float" office:value="0.484623678688657" calcext:value-type="float">
            <text:p>0.484623678688657</text:p>
          </table:table-cell>
          <table:table-cell office:value-type="float" office:value="0.485253711506272" calcext:value-type="float">
            <text:p>0.485253711506272</text:p>
          </table:table-cell>
          <table:table-cell office:value-type="float" office:value="0.484838436910665" calcext:value-type="float">
            <text:p>0.484838436910665</text:p>
          </table:table-cell>
          <table:table-cell office:value-type="float" office:value="0.485041966761965" calcext:value-type="float">
            <text:p>0.485041966761965</text:p>
          </table:table-cell>
          <table:table-cell office:value-type="float" office:value="0.485077010486244" calcext:value-type="float">
            <text:p>0.485077010486244</text:p>
          </table:table-cell>
          <table:table-cell office:value-type="float" office:value="0.485304754572711" calcext:value-type="float">
            <text:p>0.485304754572711</text:p>
          </table:table-cell>
          <table:table-cell office:value-type="float" office:value="0.484712016320722" calcext:value-type="float">
            <text:p>0.484712016320722</text:p>
          </table:table-cell>
          <table:table-cell office:value-type="float" office:value="0.484705630777577" calcext:value-type="float">
            <text:p>0.484705630777577</text:p>
          </table:table-cell>
          <table:table-cell office:value-type="float" office:value="0.484991956064705" calcext:value-type="float">
            <text:p>0.484991956064705</text:p>
          </table:table-cell>
          <table:table-cell office:value-type="float" office:value="0.484582537127465" calcext:value-type="float">
            <text:p>0.484582537127465</text:p>
          </table:table-cell>
          <table:table-cell office:value-type="float" office:value="0.485313476712793" calcext:value-type="float">
            <text:p>0.485313476712793</text:p>
          </table:table-cell>
          <table:table-cell office:value-type="float" office:value="0.48488125489925" calcext:value-type="float">
            <text:p>0.48488125489925</text:p>
          </table:table-cell>
          <table:table-cell office:value-type="float" office:value="0.485190449331203" calcext:value-type="float">
            <text:p>0.485190449331203</text:p>
          </table:table-cell>
          <table:table-cell office:value-type="float" office:value="0.484939470333603" calcext:value-type="float">
            <text:p>0.484939470333603</text:p>
          </table:table-cell>
          <table:table-cell office:value-type="float" office:value="0.484595064279396" calcext:value-type="float">
            <text:p>0.484595064279396</text:p>
          </table:table-cell>
          <table:table-cell office:value-type="float" office:value="0.48455966283104" calcext:value-type="float">
            <text:p>0.48455966283104</text:p>
          </table:table-cell>
          <table:table-cell office:value-type="float" office:value="0.48509672028456" calcext:value-type="float">
            <text:p>0.48509672028456</text:p>
          </table:table-cell>
          <table:table-cell office:value-type="float" office:value="0.484734268025581" calcext:value-type="float">
            <text:p>0.484734268025581</text:p>
          </table:table-cell>
          <table:table-cell office:value-type="float" office:value="0.484572008295287" calcext:value-type="float">
            <text:p>0.484572008295287</text:p>
          </table:table-cell>
          <table:table-cell office:value-type="float" office:value="0.484612839284357" calcext:value-type="float">
            <text:p>0.484612839284357</text:p>
          </table:table-cell>
          <table:table-cell office:value-type="float" office:value="0.485278015886968" calcext:value-type="float">
            <text:p>0.485278015886968</text:p>
          </table:table-cell>
          <table:table-cell office:value-type="float" office:value="0.484656421391104" calcext:value-type="float">
            <text:p>0.484656421391104</text:p>
          </table:table-cell>
          <table:table-cell office:value-type="float" office:value="0.484711579061806" calcext:value-type="float">
            <text:p>0.484711579061806</text:p>
          </table:table-cell>
          <table:table-cell office:value-type="float" office:value="0.485035361023094" calcext:value-type="float">
            <text:p>0.485035361023094</text:p>
          </table:table-cell>
          <table:table-cell office:value-type="float" office:value="0.484776394584948" calcext:value-type="float">
            <text:p>0.484776394584948</text:p>
          </table:table-cell>
          <table:table-cell office:value-type="float" office:value="0.484391386676494" calcext:value-type="float">
            <text:p>0.484391386676494</text:p>
          </table:table-cell>
          <table:table-cell office:value-type="float" office:value="0.485028900044336" calcext:value-type="float">
            <text:p>0.485028900044336</text:p>
          </table:table-cell>
          <table:table-cell office:value-type="float" office:value="0.484551666156598" calcext:value-type="float">
            <text:p>0.484551666156598</text:p>
          </table:table-cell>
          <table:table-cell office:value-type="float" office:value="0.485319635647662" calcext:value-type="float">
            <text:p>0.485319635647662</text:p>
          </table:table-cell>
          <table:table-cell office:value-type="float" office:value="0.484521561217588" calcext:value-type="float">
            <text:p>0.484521561217588</text:p>
          </table:table-cell>
          <table:table-cell office:value-type="float" office:value="0.484850891120741" calcext:value-type="float">
            <text:p>0.484850891120741</text:p>
          </table:table-cell>
          <table:table-cell office:value-type="float" office:value="0.484476346999319" calcext:value-type="float">
            <text:p>0.484476346999319</text:p>
          </table:table-cell>
          <table:table-cell office:value-type="float" office:value="0.484794582325339" calcext:value-type="float">
            <text:p>0.484794582325339</text:p>
          </table:table-cell>
          <table:table-cell office:value-type="float" office:value="0.484941642066713" calcext:value-type="float">
            <text:p>0.484941642066713</text:p>
          </table:table-cell>
          <table:table-cell office:value-type="float" office:value="0.48473624070729" calcext:value-type="float">
            <text:p>0.48473624070729</text:p>
          </table:table-cell>
          <table:table-cell office:value-type="float" office:value="0.48463407883636" calcext:value-type="float">
            <text:p>0.48463407883636</text:p>
          </table:table-cell>
          <table:table-cell office:value-type="float" office:value="0.484719466989734" calcext:value-type="float">
            <text:p>0.484719466989734</text:p>
          </table:table-cell>
          <table:table-cell office:value-type="float" office:value="0.484843726838383" calcext:value-type="float">
            <text:p>0.484843726838383</text:p>
          </table:table-cell>
          <table:table-cell office:value-type="float" office:value="0.485082286912675" calcext:value-type="float">
            <text:p>0.485082286912675</text:p>
          </table:table-cell>
          <table:table-cell office:value-type="float" office:value="0.484580923669382" calcext:value-type="float">
            <text:p>0.484580923669382</text:p>
          </table:table-cell>
          <table:table-cell office:value-type="float" office:value="0.484372994255545" calcext:value-type="float">
            <text:p>0.484372994255545</text:p>
          </table:table-cell>
          <table:table-cell office:value-type="float" office:value="0.484388433921087" calcext:value-type="float">
            <text:p>0.484388433921087</text:p>
          </table:table-cell>
          <table:table-cell office:value-type="float" office:value="0.484810426487696" calcext:value-type="float">
            <text:p>0.484810426487696</text:p>
          </table:table-cell>
          <table:table-cell office:value-type="float" office:value="0.484588176178283" calcext:value-type="float">
            <text:p>0.484588176178283</text:p>
          </table:table-cell>
          <table:table-cell office:value-type="float" office:value="0.48442153183581" calcext:value-type="float">
            <text:p>0.48442153183581</text:p>
          </table:table-cell>
          <table:table-cell office:value-type="float" office:value="0.48478395400525" calcext:value-type="float">
            <text:p>0.48478395400525</text:p>
          </table:table-cell>
          <table:table-cell office:value-type="float" office:value="0.484991383159829" calcext:value-type="float">
            <text:p>0.484991383159829</text:p>
          </table:table-cell>
          <table:table-cell office:value-type="float" office:value="0.48444530002493" calcext:value-type="float">
            <text:p>0.48444530002493</text:p>
          </table:table-cell>
          <table:table-cell office:value-type="float" office:value="0.484700525460878" calcext:value-type="float">
            <text:p>0.484700525460878</text:p>
          </table:table-cell>
          <table:table-cell office:value-type="float" office:value="0.48431686337571" calcext:value-type="float">
            <text:p>0.48431686337571</text:p>
          </table:table-cell>
          <table:table-cell office:value-type="float" office:value="0.484779829462925" calcext:value-type="float">
            <text:p>0.484779829462925</text:p>
          </table:table-cell>
          <table:table-cell office:value-type="float" office:value="0.484727784324307" calcext:value-type="float">
            <text:p>0.484727784324307</text:p>
          </table:table-cell>
          <table:table-cell office:value-type="float" office:value="0.484606371043059" calcext:value-type="float">
            <text:p>0.484606371043059</text:p>
          </table:table-cell>
          <table:table-cell office:value-type="float" office:value="0.484650804243978" calcext:value-type="float">
            <text:p>0.484650804243978</text:p>
          </table:table-cell>
          <table:table-cell office:value-type="float" office:value="0.485093547374513" calcext:value-type="float">
            <text:p>0.485093547374513</text:p>
          </table:table-cell>
          <table:table-cell office:value-type="float" office:value="0.484886778272107" calcext:value-type="float">
            <text:p>0.484886778272107</text:p>
          </table:table-cell>
          <table:table-cell office:value-type="float" office:value="0.484886850126402" calcext:value-type="float">
            <text:p>0.484886850126402</text:p>
          </table:table-cell>
          <table:table-cell office:value-type="float" office:value="0.485123785545167" calcext:value-type="float">
            <text:p>0.485123785545167</text:p>
          </table:table-cell>
          <table:table-cell office:value-type="float" office:value="0.484396130715947" calcext:value-type="float">
            <text:p>0.484396130715947</text:p>
          </table:table-cell>
          <table:table-cell office:value-type="float" office:value="0.484914770982317" calcext:value-type="float">
            <text:p>0.484914770982317</text:p>
          </table:table-cell>
          <table:table-cell office:value-type="float" office:value="0.484503305422656" calcext:value-type="float">
            <text:p>0.484503305422656</text:p>
          </table:table-cell>
          <table:table-cell office:value-type="float" office:value="0.48451980311758" calcext:value-type="float">
            <text:p>0.48451980311758</text:p>
          </table:table-cell>
          <table:table-cell office:value-type="float" office:value="0.484563979013644" calcext:value-type="float">
            <text:p>0.484563979013644</text:p>
          </table:table-cell>
          <table:table-cell office:value-type="float" office:value="0.484583832659156" calcext:value-type="float">
            <text:p>0.484583832659156</text:p>
          </table:table-cell>
          <table:table-cell office:value-type="float" office:value="0.48454613808428" calcext:value-type="float">
            <text:p>0.48454613808428</text:p>
          </table:table-cell>
          <table:table-cell office:value-type="float" office:value="0.484344058254032" calcext:value-type="float">
            <text:p>0.484344058254032</text:p>
          </table:table-cell>
          <table:table-cell office:value-type="float" office:value="0.484542587661879" calcext:value-type="float">
            <text:p>0.484542587661879</text:p>
          </table:table-cell>
          <table:table-cell office:value-type="float" office:value="0.485028781772764" calcext:value-type="float">
            <text:p>0.485028781772764</text:p>
          </table:table-cell>
          <table:table-cell office:value-type="float" office:value="0.484534691442951" calcext:value-type="float">
            <text:p>0.484534691442951</text:p>
          </table:table-cell>
          <table:table-cell office:value-type="float" office:value="0.485254442617795" calcext:value-type="float">
            <text:p>0.485254442617795</text:p>
          </table:table-cell>
          <table:table-cell office:value-type="float" office:value="0.484521310874904" calcext:value-type="float">
            <text:p>0.484521310874904</text:p>
          </table:table-cell>
          <table:table-cell office:value-type="float" office:value="0.484447153934456" calcext:value-type="float">
            <text:p>0.484447153934456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8573548918619" calcext:value-type="float">
            <text:p>-0.188573548918619</text:p>
          </table:table-cell>
          <table:table-cell office:value-type="float" office:value="-0.188746433864302" calcext:value-type="float">
            <text:p>-0.188746433864302</text:p>
          </table:table-cell>
          <table:table-cell office:value-type="float" office:value="-0.188538521118434" calcext:value-type="float">
            <text:p>-0.188538521118434</text:p>
          </table:table-cell>
          <table:table-cell office:value-type="float" office:value="-0.18858418597478" calcext:value-type="float">
            <text:p>-0.18858418597478</text:p>
          </table:table-cell>
          <table:table-cell office:value-type="float" office:value="-0.188587361399858" calcext:value-type="float">
            <text:p>-0.188587361399858</text:p>
          </table:table-cell>
          <table:table-cell office:value-type="float" office:value="-0.188649653801259" calcext:value-type="float">
            <text:p>-0.188649653801259</text:p>
          </table:table-cell>
          <table:table-cell office:value-type="float" office:value="-0.188606352059572" calcext:value-type="float">
            <text:p>-0.188606352059572</text:p>
          </table:table-cell>
          <table:table-cell office:value-type="float" office:value="-0.188769121872066" calcext:value-type="float">
            <text:p>-0.188769121872066</text:p>
          </table:table-cell>
          <table:table-cell office:value-type="float" office:value="-0.188508644199656" calcext:value-type="float">
            <text:p>-0.188508644199656</text:p>
          </table:table-cell>
          <table:table-cell office:value-type="float" office:value="-0.188488979110672" calcext:value-type="float">
            <text:p>-0.188488979110672</text:p>
          </table:table-cell>
          <table:table-cell office:value-type="float" office:value="-0.188622858316822" calcext:value-type="float">
            <text:p>-0.188622858316822</text:p>
          </table:table-cell>
          <table:table-cell office:value-type="float" office:value="-0.188480587950251" calcext:value-type="float">
            <text:p>-0.188480587950251</text:p>
          </table:table-cell>
          <table:table-cell office:value-type="float" office:value="-0.188805304917393" calcext:value-type="float">
            <text:p>-0.188805304917393</text:p>
          </table:table-cell>
          <table:table-cell office:value-type="float" office:value="-0.188394792377111" calcext:value-type="float">
            <text:p>-0.188394792377111</text:p>
          </table:table-cell>
          <table:table-cell office:value-type="float" office:value="-0.188767189249551" calcext:value-type="float">
            <text:p>-0.188767189249551</text:p>
          </table:table-cell>
          <table:table-cell office:value-type="float" office:value="-0.188686106578296" calcext:value-type="float">
            <text:p>-0.188686106578296</text:p>
          </table:table-cell>
          <table:table-cell office:value-type="float" office:value="-0.188476230519537" calcext:value-type="float">
            <text:p>-0.188476230519537</text:p>
          </table:table-cell>
          <table:table-cell office:value-type="float" office:value="-0.188648467326157" calcext:value-type="float">
            <text:p>-0.188648467326157</text:p>
          </table:table-cell>
          <table:table-cell office:value-type="float" office:value="-0.188629953432654" calcext:value-type="float">
            <text:p>-0.188629953432654</text:p>
          </table:table-cell>
          <table:table-cell office:value-type="float" office:value="-0.188652612597058" calcext:value-type="float">
            <text:p>-0.188652612597058</text:p>
          </table:table-cell>
          <table:table-cell office:value-type="float" office:value="-0.188487608763608" calcext:value-type="float">
            <text:p>-0.188487608763608</text:p>
          </table:table-cell>
          <table:table-cell office:value-type="float" office:value="-0.188566313745117" calcext:value-type="float">
            <text:p>-0.188566313745117</text:p>
          </table:table-cell>
          <table:table-cell office:value-type="float" office:value="-0.188627893620696" calcext:value-type="float">
            <text:p>-0.188627893620696</text:p>
          </table:table-cell>
          <table:table-cell office:value-type="float" office:value="-0.188564195392395" calcext:value-type="float">
            <text:p>-0.188564195392395</text:p>
          </table:table-cell>
          <table:table-cell office:value-type="float" office:value="-0.188520270116817" calcext:value-type="float">
            <text:p>-0.188520270116817</text:p>
          </table:table-cell>
          <table:table-cell office:value-type="float" office:value="-0.188551446119334" calcext:value-type="float">
            <text:p>-0.188551446119334</text:p>
          </table:table-cell>
          <table:table-cell office:value-type="float" office:value="-0.18891570748371" calcext:value-type="float">
            <text:p>-0.18891570748371</text:p>
          </table:table-cell>
          <table:table-cell office:value-type="float" office:value="-0.188672525475704" calcext:value-type="float">
            <text:p>-0.188672525475704</text:p>
          </table:table-cell>
          <table:table-cell office:value-type="float" office:value="-0.188659540746343" calcext:value-type="float">
            <text:p>-0.188659540746343</text:p>
          </table:table-cell>
          <table:table-cell office:value-type="float" office:value="-0.188717966479474" calcext:value-type="float">
            <text:p>-0.188717966479474</text:p>
          </table:table-cell>
          <table:table-cell office:value-type="float" office:value="-0.188682516830448" calcext:value-type="float">
            <text:p>-0.188682516830448</text:p>
          </table:table-cell>
          <table:table-cell office:value-type="float" office:value="-0.188729120817467" calcext:value-type="float">
            <text:p>-0.188729120817467</text:p>
          </table:table-cell>
          <table:table-cell office:value-type="float" office:value="-0.188774401874336" calcext:value-type="float">
            <text:p>-0.188774401874336</text:p>
          </table:table-cell>
          <table:table-cell office:value-type="float" office:value="-0.188562527946275" calcext:value-type="float">
            <text:p>-0.188562527946275</text:p>
          </table:table-cell>
          <table:table-cell office:value-type="float" office:value="-0.188581089198783" calcext:value-type="float">
            <text:p>-0.188581089198783</text:p>
          </table:table-cell>
          <table:table-cell office:value-type="float" office:value="-0.188714267776265" calcext:value-type="float">
            <text:p>-0.188714267776265</text:p>
          </table:table-cell>
          <table:table-cell office:value-type="float" office:value="-0.188490498737104" calcext:value-type="float">
            <text:p>-0.188490498737104</text:p>
          </table:table-cell>
          <table:table-cell office:value-type="float" office:value="-0.18852144870698" calcext:value-type="float">
            <text:p>-0.18852144870698</text:p>
          </table:table-cell>
          <table:table-cell office:value-type="float" office:value="-0.187798326247215" calcext:value-type="float">
            <text:p>-0.187798326247215</text:p>
          </table:table-cell>
          <table:table-cell office:value-type="float" office:value="-0.186585013501004" calcext:value-type="float">
            <text:p>-0.186585013501004</text:p>
          </table:table-cell>
          <table:table-cell office:value-type="float" office:value="-0.185619002707164" calcext:value-type="float">
            <text:p>-0.185619002707164</text:p>
          </table:table-cell>
          <table:table-cell office:value-type="float" office:value="-0.179036419533637" calcext:value-type="float">
            <text:p>-0.179036419533637</text:p>
          </table:table-cell>
          <table:table-cell office:value-type="float" office:value="-0.176197423601308" calcext:value-type="float">
            <text:p>-0.176197423601308</text:p>
          </table:table-cell>
          <table:table-cell office:value-type="float" office:value="-0.177106949042587" calcext:value-type="float">
            <text:p>-0.177106949042587</text:p>
          </table:table-cell>
          <table:table-cell office:value-type="float" office:value="-0.175202262116199" calcext:value-type="float">
            <text:p>-0.175202262116199</text:p>
          </table:table-cell>
          <table:table-cell office:value-type="float" office:value="-0.168888428108312" calcext:value-type="float">
            <text:p>-0.168888428108312</text:p>
          </table:table-cell>
          <table:table-cell office:value-type="float" office:value="-0.204402897431519" calcext:value-type="float">
            <text:p>-0.204402897431519</text:p>
          </table:table-cell>
          <table:table-cell office:value-type="float" office:value="-0.229738498441791" calcext:value-type="float">
            <text:p>-0.229738498441791</text:p>
          </table:table-cell>
          <table:table-cell office:value-type="float" office:value="-0.253188011722813" calcext:value-type="float">
            <text:p>-0.253188011722813</text:p>
          </table:table-cell>
          <table:table-cell office:value-type="float" office:value="-0.260095375868369" calcext:value-type="float">
            <text:p>-0.260095375868369</text:p>
          </table:table-cell>
          <table:table-cell office:value-type="float" office:value="-0.253817179888008" calcext:value-type="float">
            <text:p>-0.253817179888008</text:p>
          </table:table-cell>
          <table:table-cell office:value-type="float" office:value="-0.272649403106523" calcext:value-type="float">
            <text:p>-0.272649403106523</text:p>
          </table:table-cell>
          <table:table-cell office:value-type="float" office:value="-0.261647187296281" calcext:value-type="float">
            <text:p>-0.261647187296281</text:p>
          </table:table-cell>
          <table:table-cell office:value-type="float" office:value="-0.258226436140057" calcext:value-type="float">
            <text:p>-0.258226436140057</text:p>
          </table:table-cell>
          <table:table-cell office:value-type="float" office:value="-0.26286848857749" calcext:value-type="float">
            <text:p>-0.26286848857749</text:p>
          </table:table-cell>
          <table:table-cell office:value-type="float" office:value="-0.268284450786475" calcext:value-type="float">
            <text:p>-0.268284450786475</text:p>
          </table:table-cell>
          <table:table-cell office:value-type="float" office:value="-0.21308550457702" calcext:value-type="float">
            <text:p>-0.21308550457702</text:p>
          </table:table-cell>
          <table:table-cell office:value-type="float" office:value="-0.198309482125111" calcext:value-type="float">
            <text:p>-0.198309482125111</text:p>
          </table:table-cell>
          <table:table-cell office:value-type="float" office:value="-0.188510625440861" calcext:value-type="float">
            <text:p>-0.188510625440861</text:p>
          </table:table-cell>
          <table:table-cell office:value-type="float" office:value="-0.191493942007747" calcext:value-type="float">
            <text:p>-0.191493942007747</text:p>
          </table:table-cell>
          <table:table-cell office:value-type="float" office:value="-0.195409125368806" calcext:value-type="float">
            <text:p>-0.195409125368806</text:p>
          </table:table-cell>
          <table:table-cell office:value-type="float" office:value="-0.203549512697318" calcext:value-type="float">
            <text:p>-0.203549512697318</text:p>
          </table:table-cell>
          <table:table-cell office:value-type="float" office:value="-0.203306741989022" calcext:value-type="float">
            <text:p>-0.203306741989022</text:p>
          </table:table-cell>
          <table:table-cell office:value-type="float" office:value="-0.237327596040789" calcext:value-type="float">
            <text:p>-0.237327596040789</text:p>
          </table:table-cell>
          <table:table-cell office:value-type="float" office:value="-0.254601213544272" calcext:value-type="float">
            <text:p>-0.254601213544272</text:p>
          </table:table-cell>
          <table:table-cell office:value-type="float" office:value="-0.262255948937559" calcext:value-type="float">
            <text:p>-0.262255948937559</text:p>
          </table:table-cell>
          <table:table-cell office:value-type="float" office:value="-0.254847575893978" calcext:value-type="float">
            <text:p>-0.254847575893978</text:p>
          </table:table-cell>
          <table:table-cell office:value-type="float" office:value="-0.257255768074944" calcext:value-type="float">
            <text:p>-0.257255768074944</text:p>
          </table:table-cell>
          <table:table-cell office:value-type="float" office:value="-0.271130530696838" calcext:value-type="float">
            <text:p>-0.271130530696838</text:p>
          </table:table-cell>
          <table:table-cell office:value-type="float" office:value="-0.265658256896992" calcext:value-type="float">
            <text:p>-0.265658256896992</text:p>
          </table:table-cell>
          <table:table-cell office:value-type="float" office:value="-0.276116264790241" calcext:value-type="float">
            <text:p>-0.276116264790241</text:p>
          </table:table-cell>
          <table:table-cell office:value-type="float" office:value="-0.274974621939251" calcext:value-type="float">
            <text:p>-0.274974621939251</text:p>
          </table:table-cell>
          <table:table-cell office:value-type="float" office:value="-0.273623424694587" calcext:value-type="float">
            <text:p>-0.273623424694587</text:p>
          </table:table-cell>
          <table:table-cell office:value-type="float" office:value="-0.276262817936666" calcext:value-type="float">
            <text:p>-0.276262817936666</text:p>
          </table:table-cell>
          <table:table-cell office:value-type="float" office:value="-0.164834642692237" calcext:value-type="float">
            <text:p>-0.164834642692237</text:p>
          </table:table-cell>
          <table:table-cell office:value-type="float" office:value="-0.172693789272034" calcext:value-type="float">
            <text:p>-0.172693789272034</text:p>
          </table:table-cell>
          <table:table-cell office:value-type="float" office:value="-0.174452697302619" calcext:value-type="float">
            <text:p>-0.174452697302619</text:p>
          </table:table-cell>
          <table:table-cell office:value-type="float" office:value="-0.18674374714865" calcext:value-type="float">
            <text:p>-0.18674374714865</text:p>
          </table:table-cell>
          <table:table-cell office:value-type="float" office:value="-0.198176091463897" calcext:value-type="float">
            <text:p>-0.198176091463897</text:p>
          </table:table-cell>
          <table:table-cell office:value-type="float" office:value="-0.205219985284291" calcext:value-type="float">
            <text:p>-0.205219985284291</text:p>
          </table:table-cell>
          <table:table-cell office:value-type="float" office:value="-0.208123890800852" calcext:value-type="float">
            <text:p>-0.208123890800852</text:p>
          </table:table-cell>
          <table:table-cell office:value-type="float" office:value="-0.203149438048007" calcext:value-type="float">
            <text:p>-0.203149438048007</text:p>
          </table:table-cell>
          <table:table-cell office:value-type="float" office:value="-0.185778192021878" calcext:value-type="float">
            <text:p>-0.185778192021878</text:p>
          </table:table-cell>
          <table:table-cell office:value-type="float" office:value="-0.160790624456301" calcext:value-type="float">
            <text:p>-0.160790624456301</text:p>
          </table:table-cell>
          <table:table-cell office:value-type="float" office:value="-0.249186070632082" calcext:value-type="float">
            <text:p>-0.249186070632082</text:p>
          </table:table-cell>
          <table:table-cell office:value-type="float" office:value="-0.260598166533643" calcext:value-type="float">
            <text:p>-0.260598166533643</text:p>
          </table:table-cell>
          <table:table-cell office:value-type="float" office:value="-0.251417394747251" calcext:value-type="float">
            <text:p>-0.251417394747251</text:p>
          </table:table-cell>
          <table:table-cell office:value-type="float" office:value="-0.246753453913643" calcext:value-type="float">
            <text:p>-0.246753453913643</text:p>
          </table:table-cell>
          <table:table-cell office:value-type="float" office:value="-0.252811335536337" calcext:value-type="float">
            <text:p>-0.252811335536337</text:p>
          </table:table-cell>
          <table:table-cell office:value-type="float" office:value="-0.266594888778763" calcext:value-type="float">
            <text:p>-0.266594888778763</text:p>
          </table:table-cell>
          <table:table-cell office:value-type="float" office:value="-0.261935641434333" calcext:value-type="float">
            <text:p>-0.261935641434333</text:p>
          </table:table-cell>
          <table:table-cell office:value-type="float" office:value="-0.263497147927296" calcext:value-type="float">
            <text:p>-0.263497147927296</text:p>
          </table:table-cell>
          <table:table-cell office:value-type="float" office:value="-0.265365598546616" calcext:value-type="float">
            <text:p>-0.265365598546616</text:p>
          </table:table-cell>
          <table:table-cell office:value-type="float" office:value="-0.266284239798345" calcext:value-type="float">
            <text:p>-0.266284239798345</text:p>
          </table:table-cell>
          <table:table-cell office:value-type="float" office:value="-0.269743172937795" calcext:value-type="float">
            <text:p>-0.269743172937795</text:p>
          </table:table-cell>
          <table:table-cell office:value-type="float" office:value="-0.16040302606768" calcext:value-type="float">
            <text:p>-0.16040302606768</text:p>
          </table:table-cell>
          <table:table-cell office:value-type="float" office:value="-0.176151209437375" calcext:value-type="float">
            <text:p>-0.176151209437375</text:p>
          </table:table-cell>
          <table:table-cell office:value-type="float" office:value="-0.182481780374396" calcext:value-type="float">
            <text:p>-0.182481780374396</text:p>
          </table:table-cell>
          <table:table-cell office:value-type="float" office:value="-0.192899590518234" calcext:value-type="float">
            <text:p>-0.192899590518234</text:p>
          </table:table-cell>
          <table:table-cell office:value-type="float" office:value="-0.201814907101843" calcext:value-type="float">
            <text:p>-0.201814907101843</text:p>
          </table:table-cell>
          <table:table-cell office:value-type="float" office:value="-0.206086934769497" calcext:value-type="float">
            <text:p>-0.206086934769497</text:p>
          </table:table-cell>
          <table:table-cell office:value-type="float" office:value="-0.204896460538864" calcext:value-type="float">
            <text:p>-0.204896460538864</text:p>
          </table:table-cell>
          <table:table-cell office:value-type="float" office:value="-0.19871741963984" calcext:value-type="float">
            <text:p>-0.19871741963984</text:p>
          </table:table-cell>
          <table:table-cell office:value-type="float" office:value="-0.188741215698421" calcext:value-type="float">
            <text:p>-0.188741215698421</text:p>
          </table:table-cell>
          <table:table-cell office:value-type="float" office:value="-0.157838507089257" calcext:value-type="float">
            <text:p>-0.157838507089257</text:p>
          </table:table-cell>
          <table:table-cell office:value-type="float" office:value="-0.24829882450856" calcext:value-type="float">
            <text:p>-0.24829882450856</text:p>
          </table:table-cell>
          <table:table-cell office:value-type="float" office:value="-0.257706420556639" calcext:value-type="float">
            <text:p>-0.257706420556639</text:p>
          </table:table-cell>
          <table:table-cell office:value-type="float" office:value="-0.23928241294558" calcext:value-type="float">
            <text:p>-0.23928241294558</text:p>
          </table:table-cell>
          <table:table-cell office:value-type="float" office:value="-0.263615248497194" calcext:value-type="float">
            <text:p>-0.263615248497194</text:p>
          </table:table-cell>
          <table:table-cell office:value-type="float" office:value="-0.262385102175008" calcext:value-type="float">
            <text:p>-0.262385102175008</text:p>
          </table:table-cell>
          <table:table-cell office:value-type="float" office:value="-0.254493690843911" calcext:value-type="float">
            <text:p>-0.254493690843911</text:p>
          </table:table-cell>
          <table:table-cell office:value-type="float" office:value="-0.24939765528746" calcext:value-type="float">
            <text:p>-0.24939765528746</text:p>
          </table:table-cell>
          <table:table-cell office:value-type="float" office:value="-0.254491426160573" calcext:value-type="float">
            <text:p>-0.254491426160573</text:p>
          </table:table-cell>
          <table:table-cell office:value-type="float" office:value="-0.263595745800734" calcext:value-type="float">
            <text:p>-0.263595745800734</text:p>
          </table:table-cell>
          <table:table-cell office:value-type="float" office:value="-0.259532307560837" calcext:value-type="float">
            <text:p>-0.259532307560837</text:p>
          </table:table-cell>
          <table:table-cell office:value-type="float" office:value="-0.2291247072407" calcext:value-type="float">
            <text:p>-0.2291247072407</text:p>
          </table:table-cell>
          <table:table-cell office:value-type="float" office:value="-0.22325821095106" calcext:value-type="float">
            <text:p>-0.22325821095106</text:p>
          </table:table-cell>
          <table:table-cell office:value-type="float" office:value="-0.20477962398522" calcext:value-type="float">
            <text:p>-0.20477962398522</text:p>
          </table:table-cell>
          <table:table-cell office:value-type="float" office:value="-0.196986276639022" calcext:value-type="float">
            <text:p>-0.196986276639022</text:p>
          </table:table-cell>
          <table:table-cell office:value-type="float" office:value="-0.195367069471029" calcext:value-type="float">
            <text:p>-0.195367069471029</text:p>
          </table:table-cell>
          <table:table-cell office:value-type="float" office:value="-0.217596701058419" calcext:value-type="float">
            <text:p>-0.217596701058419</text:p>
          </table:table-cell>
          <table:table-cell office:value-type="float" office:value="-0.224170532593651" calcext:value-type="float">
            <text:p>-0.224170532593651</text:p>
          </table:table-cell>
          <table:table-cell office:value-type="float" office:value="-0.226113199138803" calcext:value-type="float">
            <text:p>-0.226113199138803</text:p>
          </table:table-cell>
          <table:table-cell office:value-type="float" office:value="-0.159823576468368" calcext:value-type="float">
            <text:p>-0.159823576468368</text:p>
          </table:table-cell>
          <table:table-cell office:value-type="float" office:value="-0.163979841110422" calcext:value-type="float">
            <text:p>-0.163979841110422</text:p>
          </table:table-cell>
          <table:table-cell office:value-type="float" office:value="-0.253058550725222" calcext:value-type="float">
            <text:p>-0.253058550725222</text:p>
          </table:table-cell>
          <table:table-cell office:value-type="float" office:value="-0.260773066756493" calcext:value-type="float">
            <text:p>-0.260773066756493</text:p>
          </table:table-cell>
          <table:table-cell office:value-type="float" office:value="-0.260062760361327" calcext:value-type="float">
            <text:p>-0.260062760361327</text:p>
          </table:table-cell>
          <table:table-cell office:value-type="float" office:value="-0.267318105647164" calcext:value-type="float">
            <text:p>-0.267318105647164</text:p>
          </table:table-cell>
          <table:table-cell office:value-type="float" office:value="-0.196419128053531" calcext:value-type="float">
            <text:p>-0.196419128053531</text:p>
          </table:table-cell>
          <table:table-cell office:value-type="float" office:value="-0.180969542338414" calcext:value-type="float">
            <text:p>-0.180969542338414</text:p>
          </table:table-cell>
          <table:table-cell office:value-type="float" office:value="-0.182839131374712" calcext:value-type="float">
            <text:p>-0.182839131374712</text:p>
          </table:table-cell>
          <table:table-cell office:value-type="float" office:value="-0.193945787526577" calcext:value-type="float">
            <text:p>-0.193945787526577</text:p>
          </table:table-cell>
          <table:table-cell office:value-type="float" office:value="-0.200481700409" calcext:value-type="float">
            <text:p>-0.200481700409</text:p>
          </table:table-cell>
          <table:table-cell office:value-type="float" office:value="-0.206393856719872" calcext:value-type="float">
            <text:p>-0.206393856719872</text:p>
          </table:table-cell>
          <table:table-cell office:value-type="float" office:value="-0.21078408591149" calcext:value-type="float">
            <text:p>-0.21078408591149</text:p>
          </table:table-cell>
          <table:table-cell office:value-type="float" office:value="-0.207450078113343" calcext:value-type="float">
            <text:p>-0.207450078113343</text:p>
          </table:table-cell>
          <table:table-cell office:value-type="float" office:value="-0.209778770237001" calcext:value-type="float">
            <text:p>-0.209778770237001</text:p>
          </table:table-cell>
          <table:table-cell office:value-type="float" office:value="-0.22734538345447" calcext:value-type="float">
            <text:p>-0.22734538345447</text:p>
          </table:table-cell>
          <table:table-cell office:value-type="float" office:value="-0.2526130058888" calcext:value-type="float">
            <text:p>-0.2526130058888</text:p>
          </table:table-cell>
          <table:table-cell office:value-type="float" office:value="-0.271054197496787" calcext:value-type="float">
            <text:p>-0.271054197496787</text:p>
          </table:table-cell>
          <table:table-cell office:value-type="float" office:value="-0.2684388366116" calcext:value-type="float">
            <text:p>-0.2684388366116</text:p>
          </table:table-cell>
          <table:table-cell office:value-type="float" office:value="-0.262670828826299" calcext:value-type="float">
            <text:p>-0.262670828826299</text:p>
          </table:table-cell>
          <table:table-cell office:value-type="float" office:value="-0.265669985807477" calcext:value-type="float">
            <text:p>-0.265669985807477</text:p>
          </table:table-cell>
          <table:table-cell office:value-type="float" office:value="-0.262895130658809" calcext:value-type="float">
            <text:p>-0.262895130658809</text:p>
          </table:table-cell>
          <table:table-cell office:value-type="float" office:value="-0.187807235764323" calcext:value-type="float">
            <text:p>-0.187807235764323</text:p>
          </table:table-cell>
          <table:table-cell office:value-type="float" office:value="-0.180435241173812" calcext:value-type="float">
            <text:p>-0.180435241173812</text:p>
          </table:table-cell>
          <table:table-cell office:value-type="float" office:value="-0.177740801759748" calcext:value-type="float">
            <text:p>-0.177740801759748</text:p>
          </table:table-cell>
          <table:table-cell office:value-type="float" office:value="-0.182813166219339" calcext:value-type="float">
            <text:p>-0.182813166219339</text:p>
          </table:table-cell>
          <table:table-cell office:value-type="float" office:value="-0.187229675023699" calcext:value-type="float">
            <text:p>-0.187229675023699</text:p>
          </table:table-cell>
          <table:table-cell office:value-type="float" office:value="-0.194354678100827" calcext:value-type="float">
            <text:p>-0.194354678100827</text:p>
          </table:table-cell>
          <table:table-cell office:value-type="float" office:value="-0.19942642830517" calcext:value-type="float">
            <text:p>-0.19942642830517</text:p>
          </table:table-cell>
          <table:table-cell office:value-type="float" office:value="-0.19604767894889" calcext:value-type="float">
            <text:p>-0.19604767894889</text:p>
          </table:table-cell>
          <table:table-cell office:value-type="float" office:value="-0.190683121036517" calcext:value-type="float">
            <text:p>-0.190683121036517</text:p>
          </table:table-cell>
          <table:table-cell office:value-type="float" office:value="-0.175926233435033" calcext:value-type="float">
            <text:p>-0.175926233435033</text:p>
          </table:table-cell>
          <table:table-cell office:value-type="float" office:value="-0.164340248543882" calcext:value-type="float">
            <text:p>-0.164340248543882</text:p>
          </table:table-cell>
          <table:table-cell office:value-type="float" office:value="-0.178884634375512" calcext:value-type="float">
            <text:p>-0.178884634375512</text:p>
          </table:table-cell>
          <table:table-cell office:value-type="float" office:value="-0.177055354547515" calcext:value-type="float">
            <text:p>-0.177055354547515</text:p>
          </table:table-cell>
          <table:table-cell office:value-type="float" office:value="-0.171918498521804" calcext:value-type="float">
            <text:p>-0.171918498521804</text:p>
          </table:table-cell>
          <table:table-cell office:value-type="float" office:value="-0.169084722503777" calcext:value-type="float">
            <text:p>-0.169084722503777</text:p>
          </table:table-cell>
          <table:table-cell office:value-type="float" office:value="-0.169723146550948" calcext:value-type="float">
            <text:p>-0.169723146550948</text:p>
          </table:table-cell>
          <table:table-cell office:value-type="float" office:value="-0.169624235332093" calcext:value-type="float">
            <text:p>-0.169624235332093</text:p>
          </table:table-cell>
          <table:table-cell office:value-type="float" office:value="-0.170232154809793" calcext:value-type="float">
            <text:p>-0.170232154809793</text:p>
          </table:table-cell>
          <table:table-cell office:value-type="float" office:value="-0.16993000885303" calcext:value-type="float">
            <text:p>-0.16993000885303</text:p>
          </table:table-cell>
          <table:table-cell office:value-type="float" office:value="-0.169754961429239" calcext:value-type="float">
            <text:p>-0.169754961429239</text:p>
          </table:table-cell>
          <table:table-cell office:value-type="float" office:value="-0.169952483957791" calcext:value-type="float">
            <text:p>-0.169952483957791</text:p>
          </table:table-cell>
          <table:table-cell office:value-type="float" office:value="-0.170048188022488" calcext:value-type="float">
            <text:p>-0.170048188022488</text:p>
          </table:table-cell>
          <table:table-cell office:value-type="float" office:value="-0.169845019548909" calcext:value-type="float">
            <text:p>-0.169845019548909</text:p>
          </table:table-cell>
          <table:table-cell office:value-type="float" office:value="-0.169758093578006" calcext:value-type="float">
            <text:p>-0.169758093578006</text:p>
          </table:table-cell>
          <table:table-cell office:value-type="float" office:value="-0.169892201003191" calcext:value-type="float">
            <text:p>-0.169892201003191</text:p>
          </table:table-cell>
          <table:table-cell office:value-type="float" office:value="-0.16983340551874" calcext:value-type="float">
            <text:p>-0.16983340551874</text:p>
          </table:table-cell>
          <table:table-cell office:value-type="float" office:value="-0.169974811826955" calcext:value-type="float">
            <text:p>-0.169974811826955</text:p>
          </table:table-cell>
          <table:table-cell office:value-type="float" office:value="-0.169878782021267" calcext:value-type="float">
            <text:p>-0.169878782021267</text:p>
          </table:table-cell>
          <table:table-cell office:value-type="float" office:value="-0.169956157708595" calcext:value-type="float">
            <text:p>-0.169956157708595</text:p>
          </table:table-cell>
          <table:table-cell office:value-type="float" office:value="-0.16989500991535" calcext:value-type="float">
            <text:p>-0.16989500991535</text:p>
          </table:table-cell>
          <table:table-cell office:value-type="float" office:value="-0.169803335539806" calcext:value-type="float">
            <text:p>-0.169803335539806</text:p>
          </table:table-cell>
          <table:table-cell office:value-type="float" office:value="-0.169802170518788" calcext:value-type="float">
            <text:p>-0.169802170518788</text:p>
          </table:table-cell>
          <table:table-cell office:value-type="float" office:value="-0.169932043667813" calcext:value-type="float">
            <text:p>-0.169932043667813</text:p>
          </table:table-cell>
          <table:table-cell office:value-type="float" office:value="-0.1698401411585" calcext:value-type="float">
            <text:p>-0.1698401411585</text:p>
          </table:table-cell>
          <table:table-cell office:value-type="float" office:value="-0.16979837888062" calcext:value-type="float">
            <text:p>-0.16979837888062</text:p>
          </table:table-cell>
          <table:table-cell office:value-type="float" office:value="-0.169821689724137" calcext:value-type="float">
            <text:p>-0.169821689724137</text:p>
          </table:table-cell>
          <table:table-cell office:value-type="float" office:value="-0.169945965763828" calcext:value-type="float">
            <text:p>-0.169945965763828</text:p>
          </table:table-cell>
          <table:table-cell office:value-type="float" office:value="-0.169829919828872" calcext:value-type="float">
            <text:p>-0.169829919828872</text:p>
          </table:table-cell>
          <table:table-cell office:value-type="float" office:value="-0.169822429507248" calcext:value-type="float">
            <text:p>-0.169822429507248</text:p>
          </table:table-cell>
          <table:table-cell office:value-type="float" office:value="-0.169906044604807" calcext:value-type="float">
            <text:p>-0.169906044604807</text:p>
          </table:table-cell>
          <table:table-cell office:value-type="float" office:value="-0.169839556803945" calcext:value-type="float">
            <text:p>-0.169839556803945</text:p>
          </table:table-cell>
          <table:table-cell office:value-type="float" office:value="-0.169744969109092" calcext:value-type="float">
            <text:p>-0.169744969109092</text:p>
          </table:table-cell>
          <table:table-cell office:value-type="float" office:value="-0.169901785356512" calcext:value-type="float">
            <text:p>-0.169901785356512</text:p>
          </table:table-cell>
          <table:table-cell office:value-type="float" office:value="-0.169772581474949" calcext:value-type="float">
            <text:p>-0.169772581474949</text:p>
          </table:table-cell>
          <table:table-cell office:value-type="float" office:value="-0.169949468781928" calcext:value-type="float">
            <text:p>-0.169949468781928</text:p>
          </table:table-cell>
          <table:table-cell office:value-type="float" office:value="-0.169788142192406" calcext:value-type="float">
            <text:p>-0.169788142192406</text:p>
          </table:table-cell>
          <table:table-cell office:value-type="float" office:value="-0.169860546715927" calcext:value-type="float">
            <text:p>-0.169860546715927</text:p>
          </table:table-cell>
          <table:table-cell office:value-type="float" office:value="-0.169778841518038" calcext:value-type="float">
            <text:p>-0.169778841518038</text:p>
          </table:table-cell>
          <table:table-cell office:value-type="float" office:value="-0.169841158227314" calcext:value-type="float">
            <text:p>-0.169841158227314</text:p>
          </table:table-cell>
          <table:table-cell office:value-type="float" office:value="-0.169869020959165" calcext:value-type="float">
            <text:p>-0.169869020959165</text:p>
          </table:table-cell>
          <table:table-cell office:value-type="float" office:value="-0.169842482103761" calcext:value-type="float">
            <text:p>-0.169842482103761</text:p>
          </table:table-cell>
          <table:table-cell office:value-type="float" office:value="-0.169800140934924" calcext:value-type="float">
            <text:p>-0.169800140934924</text:p>
          </table:table-cell>
          <table:table-cell office:value-type="float" office:value="-0.169824613159341" calcext:value-type="float">
            <text:p>-0.169824613159341</text:p>
          </table:table-cell>
          <table:table-cell office:value-type="float" office:value="-0.169857692158252" calcext:value-type="float">
            <text:p>-0.169857692158252</text:p>
          </table:table-cell>
          <table:table-cell office:value-type="float" office:value="-0.169892815982592" calcext:value-type="float">
            <text:p>-0.169892815982592</text:p>
          </table:table-cell>
          <table:table-cell office:value-type="float" office:value="-0.169773947561882" calcext:value-type="float">
            <text:p>-0.169773947561882</text:p>
          </table:table-cell>
          <table:table-cell office:value-type="float" office:value="-0.169727544683449" calcext:value-type="float">
            <text:p>-0.169727544683449</text:p>
          </table:table-cell>
          <table:table-cell office:value-type="float" office:value="-0.16975258129329" calcext:value-type="float">
            <text:p>-0.16975258129329</text:p>
          </table:table-cell>
          <table:table-cell office:value-type="float" office:value="-0.169839852081267" calcext:value-type="float">
            <text:p>-0.169839852081267</text:p>
          </table:table-cell>
          <table:table-cell office:value-type="float" office:value="-0.169820201149013" calcext:value-type="float">
            <text:p>-0.169820201149013</text:p>
          </table:table-cell>
          <table:table-cell office:value-type="float" office:value="-0.169750581062216" calcext:value-type="float">
            <text:p>-0.169750581062216</text:p>
          </table:table-cell>
          <table:table-cell office:value-type="float" office:value="-0.169853030242922" calcext:value-type="float">
            <text:p>-0.169853030242922</text:p>
          </table:table-cell>
          <table:table-cell office:value-type="float" office:value="-0.169896338743398" calcext:value-type="float">
            <text:p>-0.169896338743398</text:p>
          </table:table-cell>
          <table:table-cell office:value-type="float" office:value="-0.169775410532664" calcext:value-type="float">
            <text:p>-0.169775410532664</text:p>
          </table:table-cell>
          <table:table-cell office:value-type="float" office:value="-0.169810944219111" calcext:value-type="float">
            <text:p>-0.169810944219111</text:p>
          </table:table-cell>
          <table:table-cell office:value-type="float" office:value="-0.16972696548447" calcext:value-type="float">
            <text:p>-0.16972696548447</text:p>
          </table:table-cell>
          <table:table-cell office:value-type="float" office:value="-0.169840538385397" calcext:value-type="float">
            <text:p>-0.169840538385397</text:p>
          </table:table-cell>
          <table:table-cell office:value-type="float" office:value="-0.169815718484716" calcext:value-type="float">
            <text:p>-0.169815718484716</text:p>
          </table:table-cell>
          <table:table-cell office:value-type="float" office:value="-0.169799021366583" calcext:value-type="float">
            <text:p>-0.169799021366583</text:p>
          </table:table-cell>
          <table:table-cell office:value-type="float" office:value="-0.169810539552629" calcext:value-type="float">
            <text:p>-0.169810539552629</text:p>
          </table:table-cell>
          <table:table-cell office:value-type="float" office:value="-0.169894021448705" calcext:value-type="float">
            <text:p>-0.169894021448705</text:p>
          </table:table-cell>
          <table:table-cell office:value-type="float" office:value="-0.169853853620091" calcext:value-type="float">
            <text:p>-0.169853853620091</text:p>
          </table:table-cell>
          <table:table-cell office:value-type="float" office:value="-0.169877660879252" calcext:value-type="float">
            <text:p>-0.169877660879252</text:p>
          </table:table-cell>
          <table:table-cell office:value-type="float" office:value="-0.169897983796185" calcext:value-type="float">
            <text:p>-0.169897983796185</text:p>
          </table:table-cell>
          <table:table-cell office:value-type="float" office:value="-0.169771965611744" calcext:value-type="float">
            <text:p>-0.169771965611744</text:p>
          </table:table-cell>
          <table:table-cell office:value-type="float" office:value="-0.169860399353185" calcext:value-type="float">
            <text:p>-0.169860399353185</text:p>
          </table:table-cell>
          <table:table-cell office:value-type="float" office:value="-0.169771452129834" calcext:value-type="float">
            <text:p>-0.169771452129834</text:p>
          </table:table-cell>
          <table:table-cell office:value-type="float" office:value="-0.16976623664993" calcext:value-type="float">
            <text:p>-0.16976623664993</text:p>
          </table:table-cell>
          <table:table-cell office:value-type="float" office:value="-0.169782302311797" calcext:value-type="float">
            <text:p>-0.169782302311797</text:p>
          </table:table-cell>
          <table:table-cell office:value-type="float" office:value="-0.169789249854781" calcext:value-type="float">
            <text:p>-0.169789249854781</text:p>
          </table:table-cell>
          <table:table-cell office:value-type="float" office:value="-0.16978748493336" calcext:value-type="float">
            <text:p>-0.16978748493336</text:p>
          </table:table-cell>
          <table:table-cell office:value-type="float" office:value="-0.169732318829887" calcext:value-type="float">
            <text:p>-0.169732318829887</text:p>
          </table:table-cell>
          <table:table-cell office:value-type="float" office:value="-0.169783676631341" calcext:value-type="float">
            <text:p>-0.169783676631341</text:p>
          </table:table-cell>
          <table:table-cell office:value-type="float" office:value="-0.169897454523678" calcext:value-type="float">
            <text:p>-0.169897454523678</text:p>
          </table:table-cell>
          <table:table-cell office:value-type="float" office:value="-0.169769700721601" calcext:value-type="float">
            <text:p>-0.169769700721601</text:p>
          </table:table-cell>
          <table:table-cell office:value-type="float" office:value="-0.169925624145264" calcext:value-type="float">
            <text:p>-0.169925624145264</text:p>
          </table:table-cell>
          <table:table-cell office:value-type="float" office:value="-0.169764414223362" calcext:value-type="float">
            <text:p>-0.169764414223362</text:p>
          </table:table-cell>
          <table:table-cell office:value-type="float" office:value="-0.169760181591491" calcext:value-type="float">
            <text:p>-0.169760181591491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7893569394397" calcext:value-type="float">
            <text:p>0.307893569394397</text:p>
          </table:table-cell>
          <table:table-cell office:value-type="float" office:value="0.307927738246555" calcext:value-type="float">
            <text:p>0.307927738246555</text:p>
          </table:table-cell>
          <table:table-cell office:value-type="float" office:value="0.307891200182907" calcext:value-type="float">
            <text:p>0.307891200182907</text:p>
          </table:table-cell>
          <table:table-cell office:value-type="float" office:value="0.30789531330957" calcext:value-type="float">
            <text:p>0.30789531330957</text:p>
          </table:table-cell>
          <table:table-cell office:value-type="float" office:value="0.307900371910348" calcext:value-type="float">
            <text:p>0.307900371910348</text:p>
          </table:table-cell>
          <table:table-cell office:value-type="float" office:value="0.307901490788621" calcext:value-type="float">
            <text:p>0.307901490788621</text:p>
          </table:table-cell>
          <table:table-cell office:value-type="float" office:value="0.307880087400376" calcext:value-type="float">
            <text:p>0.307880087400376</text:p>
          </table:table-cell>
          <table:table-cell office:value-type="float" office:value="0.307923051679936" calcext:value-type="float">
            <text:p>0.307923051679936</text:p>
          </table:table-cell>
          <table:table-cell office:value-type="float" office:value="0.307864962430911" calcext:value-type="float">
            <text:p>0.307864962430911</text:p>
          </table:table-cell>
          <table:table-cell office:value-type="float" office:value="0.307876994828492" calcext:value-type="float">
            <text:p>0.307876994828492</text:p>
          </table:table-cell>
          <table:table-cell office:value-type="float" office:value="0.307913252451801" calcext:value-type="float">
            <text:p>0.307913252451801</text:p>
          </table:table-cell>
          <table:table-cell office:value-type="float" office:value="0.307889959479346" calcext:value-type="float">
            <text:p>0.307889959479346</text:p>
          </table:table-cell>
          <table:table-cell office:value-type="float" office:value="0.307949937196573" calcext:value-type="float">
            <text:p>0.307949937196573</text:p>
          </table:table-cell>
          <table:table-cell office:value-type="float" office:value="0.307839797590508" calcext:value-type="float">
            <text:p>0.307839797590508</text:p>
          </table:table-cell>
          <table:table-cell office:value-type="float" office:value="0.307953199481488" calcext:value-type="float">
            <text:p>0.307953199481488</text:p>
          </table:table-cell>
          <table:table-cell office:value-type="float" office:value="0.307913978946397" calcext:value-type="float">
            <text:p>0.307913978946397</text:p>
          </table:table-cell>
          <table:table-cell office:value-type="float" office:value="0.307846826039311" calcext:value-type="float">
            <text:p>0.307846826039311</text:p>
          </table:table-cell>
          <table:table-cell office:value-type="float" office:value="0.3079243945791" calcext:value-type="float">
            <text:p>0.3079243945791</text:p>
          </table:table-cell>
          <table:table-cell office:value-type="float" office:value="0.30791697206249" calcext:value-type="float">
            <text:p>0.30791697206249</text:p>
          </table:table-cell>
          <table:table-cell office:value-type="float" office:value="0.30791210857863" calcext:value-type="float">
            <text:p>0.30791210857863</text:p>
          </table:table-cell>
          <table:table-cell office:value-type="float" office:value="0.307869807501708" calcext:value-type="float">
            <text:p>0.307869807501708</text:p>
          </table:table-cell>
          <table:table-cell office:value-type="float" office:value="0.307901039194212" calcext:value-type="float">
            <text:p>0.307901039194212</text:p>
          </table:table-cell>
          <table:table-cell office:value-type="float" office:value="0.307923350580415" calcext:value-type="float">
            <text:p>0.307923350580415</text:p>
          </table:table-cell>
          <table:table-cell office:value-type="float" office:value="0.307857422484045" calcext:value-type="float">
            <text:p>0.307857422484045</text:p>
          </table:table-cell>
          <table:table-cell office:value-type="float" office:value="0.30785820092886" calcext:value-type="float">
            <text:p>0.30785820092886</text:p>
          </table:table-cell>
          <table:table-cell office:value-type="float" office:value="0.307874722311008" calcext:value-type="float">
            <text:p>0.307874722311008</text:p>
          </table:table-cell>
          <table:table-cell office:value-type="float" office:value="0.307978740240445" calcext:value-type="float">
            <text:p>0.307978740240445</text:p>
          </table:table-cell>
          <table:table-cell office:value-type="float" office:value="0.307918281070114" calcext:value-type="float">
            <text:p>0.307918281070114</text:p>
          </table:table-cell>
          <table:table-cell office:value-type="float" office:value="0.307903114109681" calcext:value-type="float">
            <text:p>0.307903114109681</text:p>
          </table:table-cell>
          <table:table-cell office:value-type="float" office:value="0.307940479345814" calcext:value-type="float">
            <text:p>0.307940479345814</text:p>
          </table:table-cell>
          <table:table-cell office:value-type="float" office:value="0.307892680708383" calcext:value-type="float">
            <text:p>0.307892680708383</text:p>
          </table:table-cell>
          <table:table-cell office:value-type="float" office:value="0.307927702700635" calcext:value-type="float">
            <text:p>0.307927702700635</text:p>
          </table:table-cell>
          <table:table-cell office:value-type="float" office:value="0.307941797488023" calcext:value-type="float">
            <text:p>0.307941797488023</text:p>
          </table:table-cell>
          <table:table-cell office:value-type="float" office:value="0.307895562994524" calcext:value-type="float">
            <text:p>0.307895562994524</text:p>
          </table:table-cell>
          <table:table-cell office:value-type="float" office:value="0.307863627616068" calcext:value-type="float">
            <text:p>0.307863627616068</text:p>
          </table:table-cell>
          <table:table-cell office:value-type="float" office:value="0.307926896478237" calcext:value-type="float">
            <text:p>0.307926896478237</text:p>
          </table:table-cell>
          <table:table-cell office:value-type="float" office:value="0.307908073327122" calcext:value-type="float">
            <text:p>0.307908073327122</text:p>
          </table:table-cell>
          <table:table-cell office:value-type="float" office:value="0.307431467909097" calcext:value-type="float">
            <text:p>0.307431467909097</text:p>
          </table:table-cell>
          <table:table-cell office:value-type="float" office:value="0.307354408507514" calcext:value-type="float">
            <text:p>0.307354408507514</text:p>
          </table:table-cell>
          <table:table-cell office:value-type="float" office:value="0.306781804136679" calcext:value-type="float">
            <text:p>0.306781804136679</text:p>
          </table:table-cell>
          <table:table-cell office:value-type="float" office:value="0.306613683782039" calcext:value-type="float">
            <text:p>0.306613683782039</text:p>
          </table:table-cell>
          <table:table-cell office:value-type="float" office:value="0.30511197671739" calcext:value-type="float">
            <text:p>0.30511197671739</text:p>
          </table:table-cell>
          <table:table-cell office:value-type="float" office:value="0.304411868756654" calcext:value-type="float">
            <text:p>0.304411868756654</text:p>
          </table:table-cell>
          <table:table-cell office:value-type="float" office:value="0.30562640073445" calcext:value-type="float">
            <text:p>0.30562640073445</text:p>
          </table:table-cell>
          <table:table-cell office:value-type="float" office:value="0.309370336803634" calcext:value-type="float">
            <text:p>0.309370336803634</text:p>
          </table:table-cell>
          <table:table-cell office:value-type="float" office:value="0.31509136128824" calcext:value-type="float">
            <text:p>0.31509136128824</text:p>
          </table:table-cell>
          <table:table-cell office:value-type="float" office:value="0.32264456818554" calcext:value-type="float">
            <text:p>0.32264456818554</text:p>
          </table:table-cell>
          <table:table-cell office:value-type="float" office:value="0.339866892544924" calcext:value-type="float">
            <text:p>0.339866892544924</text:p>
          </table:table-cell>
          <table:table-cell office:value-type="float" office:value="0.339565624732526" calcext:value-type="float">
            <text:p>0.339565624732526</text:p>
          </table:table-cell>
          <table:table-cell office:value-type="float" office:value="0.337126799702914" calcext:value-type="float">
            <text:p>0.337126799702914</text:p>
          </table:table-cell>
          <table:table-cell office:value-type="float" office:value="0.337262464701482" calcext:value-type="float">
            <text:p>0.337262464701482</text:p>
          </table:table-cell>
          <table:table-cell office:value-type="float" office:value="0.315575663838003" calcext:value-type="float">
            <text:p>0.315575663838003</text:p>
          </table:table-cell>
          <table:table-cell office:value-type="float" office:value="0.31344587627406" calcext:value-type="float">
            <text:p>0.31344587627406</text:p>
          </table:table-cell>
          <table:table-cell office:value-type="float" office:value="0.312378909810421" calcext:value-type="float">
            <text:p>0.312378909810421</text:p>
          </table:table-cell>
          <table:table-cell office:value-type="float" office:value="0.31302550122783" calcext:value-type="float">
            <text:p>0.31302550122783</text:p>
          </table:table-cell>
          <table:table-cell office:value-type="float" office:value="0.313685809106728" calcext:value-type="float">
            <text:p>0.313685809106728</text:p>
          </table:table-cell>
          <table:table-cell office:value-type="float" office:value="0.336245549186096" calcext:value-type="float">
            <text:p>0.336245549186096</text:p>
          </table:table-cell>
          <table:table-cell office:value-type="float" office:value="0.333208447804962" calcext:value-type="float">
            <text:p>0.333208447804962</text:p>
          </table:table-cell>
          <table:table-cell office:value-type="float" office:value="0.327163630414059" calcext:value-type="float">
            <text:p>0.327163630414059</text:p>
          </table:table-cell>
          <table:table-cell office:value-type="float" office:value="0.306904437398545" calcext:value-type="float">
            <text:p>0.306904437398545</text:p>
          </table:table-cell>
          <table:table-cell office:value-type="float" office:value="0.304219455940671" calcext:value-type="float">
            <text:p>0.304219455940671</text:p>
          </table:table-cell>
          <table:table-cell office:value-type="float" office:value="0.302913242527141" calcext:value-type="float">
            <text:p>0.302913242527141</text:p>
          </table:table-cell>
          <table:table-cell office:value-type="float" office:value="0.303689639147585" calcext:value-type="float">
            <text:p>0.303689639147585</text:p>
          </table:table-cell>
          <table:table-cell office:value-type="float" office:value="0.342069915176036" calcext:value-type="float">
            <text:p>0.342069915176036</text:p>
          </table:table-cell>
          <table:table-cell office:value-type="float" office:value="0.343282285983332" calcext:value-type="float">
            <text:p>0.343282285983332</text:p>
          </table:table-cell>
          <table:table-cell office:value-type="float" office:value="0.341917057423876" calcext:value-type="float">
            <text:p>0.341917057423876</text:p>
          </table:table-cell>
          <table:table-cell office:value-type="float" office:value="0.343819743029476" calcext:value-type="float">
            <text:p>0.343819743029476</text:p>
          </table:table-cell>
          <table:table-cell office:value-type="float" office:value="0.342196129972028" calcext:value-type="float">
            <text:p>0.342196129972028</text:p>
          </table:table-cell>
          <table:table-cell office:value-type="float" office:value="0.310654458509114" calcext:value-type="float">
            <text:p>0.310654458509114</text:p>
          </table:table-cell>
          <table:table-cell office:value-type="float" office:value="0.303548223752686" calcext:value-type="float">
            <text:p>0.303548223752686</text:p>
          </table:table-cell>
          <table:table-cell office:value-type="float" office:value="0.30272948345842" calcext:value-type="float">
            <text:p>0.30272948345842</text:p>
          </table:table-cell>
          <table:table-cell office:value-type="float" office:value="0.303155632152715" calcext:value-type="float">
            <text:p>0.303155632152715</text:p>
          </table:table-cell>
          <table:table-cell office:value-type="float" office:value="0.302230218367088" calcext:value-type="float">
            <text:p>0.302230218367088</text:p>
          </table:table-cell>
          <table:table-cell office:value-type="float" office:value="0.300859805205307" calcext:value-type="float">
            <text:p>0.300859805205307</text:p>
          </table:table-cell>
          <table:table-cell office:value-type="float" office:value="0.310854090140099" calcext:value-type="float">
            <text:p>0.310854090140099</text:p>
          </table:table-cell>
          <table:table-cell office:value-type="float" office:value="0.307217804608813" calcext:value-type="float">
            <text:p>0.307217804608813</text:p>
          </table:table-cell>
          <table:table-cell office:value-type="float" office:value="0.299219644554776" calcext:value-type="float">
            <text:p>0.299219644554776</text:p>
          </table:table-cell>
          <table:table-cell office:value-type="float" office:value="0.306342261176085" calcext:value-type="float">
            <text:p>0.306342261176085</text:p>
          </table:table-cell>
          <table:table-cell office:value-type="float" office:value="0.306973918657794" calcext:value-type="float">
            <text:p>0.306973918657794</text:p>
          </table:table-cell>
          <table:table-cell office:value-type="float" office:value="0.306619959331275" calcext:value-type="float">
            <text:p>0.306619959331275</text:p>
          </table:table-cell>
          <table:table-cell office:value-type="float" office:value="0.305917825014456" calcext:value-type="float">
            <text:p>0.305917825014456</text:p>
          </table:table-cell>
          <table:table-cell office:value-type="float" office:value="0.307127951199972" calcext:value-type="float">
            <text:p>0.307127951199972</text:p>
          </table:table-cell>
          <table:table-cell office:value-type="float" office:value="0.308766669157308" calcext:value-type="float">
            <text:p>0.308766669157308</text:p>
          </table:table-cell>
          <table:table-cell office:value-type="float" office:value="0.320711103123471" calcext:value-type="float">
            <text:p>0.320711103123471</text:p>
          </table:table-cell>
          <table:table-cell office:value-type="float" office:value="0.342725401319474" calcext:value-type="float">
            <text:p>0.342725401319474</text:p>
          </table:table-cell>
          <table:table-cell office:value-type="float" office:value="0.343324020106034" calcext:value-type="float">
            <text:p>0.343324020106034</text:p>
          </table:table-cell>
          <table:table-cell office:value-type="float" office:value="0.342816261661332" calcext:value-type="float">
            <text:p>0.342816261661332</text:p>
          </table:table-cell>
          <table:table-cell office:value-type="float" office:value="0.344194229377498" calcext:value-type="float">
            <text:p>0.344194229377498</text:p>
          </table:table-cell>
          <table:table-cell office:value-type="float" office:value="0.339366614811518" calcext:value-type="float">
            <text:p>0.339366614811518</text:p>
          </table:table-cell>
          <table:table-cell office:value-type="float" office:value="0.317526236193954" calcext:value-type="float">
            <text:p>0.317526236193954</text:p>
          </table:table-cell>
          <table:table-cell office:value-type="float" office:value="0.311008379644903" calcext:value-type="float">
            <text:p>0.311008379644903</text:p>
          </table:table-cell>
          <table:table-cell office:value-type="float" office:value="0.302093933828644" calcext:value-type="float">
            <text:p>0.302093933828644</text:p>
          </table:table-cell>
          <table:table-cell office:value-type="float" office:value="0.302202498467439" calcext:value-type="float">
            <text:p>0.302202498467439</text:p>
          </table:table-cell>
          <table:table-cell office:value-type="float" office:value="0.301256669439949" calcext:value-type="float">
            <text:p>0.301256669439949</text:p>
          </table:table-cell>
          <table:table-cell office:value-type="float" office:value="0.299860682547436" calcext:value-type="float">
            <text:p>0.299860682547436</text:p>
          </table:table-cell>
          <table:table-cell office:value-type="float" office:value="0.309059372286039" calcext:value-type="float">
            <text:p>0.309059372286039</text:p>
          </table:table-cell>
          <table:table-cell office:value-type="float" office:value="0.302254801574156" calcext:value-type="float">
            <text:p>0.302254801574156</text:p>
          </table:table-cell>
          <table:table-cell office:value-type="float" office:value="0.305263638844466" calcext:value-type="float">
            <text:p>0.305263638844466</text:p>
          </table:table-cell>
          <table:table-cell office:value-type="float" office:value="0.307619315238594" calcext:value-type="float">
            <text:p>0.307619315238594</text:p>
          </table:table-cell>
          <table:table-cell office:value-type="float" office:value="0.306945999484523" calcext:value-type="float">
            <text:p>0.306945999484523</text:p>
          </table:table-cell>
          <table:table-cell office:value-type="float" office:value="0.307149851513549" calcext:value-type="float">
            <text:p>0.307149851513549</text:p>
          </table:table-cell>
          <table:table-cell office:value-type="float" office:value="0.307163811727079" calcext:value-type="float">
            <text:p>0.307163811727079</text:p>
          </table:table-cell>
          <table:table-cell office:value-type="float" office:value="0.310133443873664" calcext:value-type="float">
            <text:p>0.310133443873664</text:p>
          </table:table-cell>
          <table:table-cell office:value-type="float" office:value="0.316470284633411" calcext:value-type="float">
            <text:p>0.316470284633411</text:p>
          </table:table-cell>
          <table:table-cell office:value-type="float" office:value="0.329881049882962" calcext:value-type="float">
            <text:p>0.329881049882962</text:p>
          </table:table-cell>
          <table:table-cell office:value-type="float" office:value="0.343207844321104" calcext:value-type="float">
            <text:p>0.343207844321104</text:p>
          </table:table-cell>
          <table:table-cell office:value-type="float" office:value="0.342154437392598" calcext:value-type="float">
            <text:p>0.342154437392598</text:p>
          </table:table-cell>
          <table:table-cell office:value-type="float" office:value="0.341831491049381" calcext:value-type="float">
            <text:p>0.341831491049381</text:p>
          </table:table-cell>
          <table:table-cell office:value-type="float" office:value="0.313964435507698" calcext:value-type="float">
            <text:p>0.313964435507698</text:p>
          </table:table-cell>
          <table:table-cell office:value-type="float" office:value="0.311702123169896" calcext:value-type="float">
            <text:p>0.311702123169896</text:p>
          </table:table-cell>
          <table:table-cell office:value-type="float" office:value="0.310466934626295" calcext:value-type="float">
            <text:p>0.310466934626295</text:p>
          </table:table-cell>
          <table:table-cell office:value-type="float" office:value="0.310301217830416" calcext:value-type="float">
            <text:p>0.310301217830416</text:p>
          </table:table-cell>
          <table:table-cell office:value-type="float" office:value="0.308474349514198" calcext:value-type="float">
            <text:p>0.308474349514198</text:p>
          </table:table-cell>
          <table:table-cell office:value-type="float" office:value="0.304187558158282" calcext:value-type="float">
            <text:p>0.304187558158282</text:p>
          </table:table-cell>
          <table:table-cell office:value-type="float" office:value="0.303147250213217" calcext:value-type="float">
            <text:p>0.303147250213217</text:p>
          </table:table-cell>
          <table:table-cell office:value-type="float" office:value="0.343174019556933" calcext:value-type="float">
            <text:p>0.343174019556933</text:p>
          </table:table-cell>
          <table:table-cell office:value-type="float" office:value="0.345472527376258" calcext:value-type="float">
            <text:p>0.345472527376258</text:p>
          </table:table-cell>
          <table:table-cell office:value-type="float" office:value="0.34040645990029" calcext:value-type="float">
            <text:p>0.34040645990029</text:p>
          </table:table-cell>
          <table:table-cell office:value-type="float" office:value="0.33521767015037" calcext:value-type="float">
            <text:p>0.33521767015037</text:p>
          </table:table-cell>
          <table:table-cell office:value-type="float" office:value="0.330117902509374" calcext:value-type="float">
            <text:p>0.330117902509374</text:p>
          </table:table-cell>
          <table:table-cell office:value-type="float" office:value="0.310543152451451" calcext:value-type="float">
            <text:p>0.310543152451451</text:p>
          </table:table-cell>
          <table:table-cell office:value-type="float" office:value="0.309004059249926" calcext:value-type="float">
            <text:p>0.309004059249926</text:p>
          </table:table-cell>
          <table:table-cell office:value-type="float" office:value="0.310528236796908" calcext:value-type="float">
            <text:p>0.310528236796908</text:p>
          </table:table-cell>
          <table:table-cell office:value-type="float" office:value="0.329731431219638" calcext:value-type="float">
            <text:p>0.329731431219638</text:p>
          </table:table-cell>
          <table:table-cell office:value-type="float" office:value="0.334398984438015" calcext:value-type="float">
            <text:p>0.334398984438015</text:p>
          </table:table-cell>
          <table:table-cell office:value-type="float" office:value="0.335110136518921" calcext:value-type="float">
            <text:p>0.335110136518921</text:p>
          </table:table-cell>
          <table:table-cell office:value-type="float" office:value="0.334254318362641" calcext:value-type="float">
            <text:p>0.334254318362641</text:p>
          </table:table-cell>
          <table:table-cell office:value-type="float" office:value="0.311950428461456" calcext:value-type="float">
            <text:p>0.311950428461456</text:p>
          </table:table-cell>
          <table:table-cell office:value-type="float" office:value="0.3041270538705" calcext:value-type="float">
            <text:p>0.3041270538705</text:p>
          </table:table-cell>
          <table:table-cell office:value-type="float" office:value="0.330658517472533" calcext:value-type="float">
            <text:p>0.330658517472533</text:p>
          </table:table-cell>
          <table:table-cell office:value-type="float" office:value="0.318240911806682" calcext:value-type="float">
            <text:p>0.318240911806682</text:p>
          </table:table-cell>
          <table:table-cell office:value-type="float" office:value="0.31169672568139" calcext:value-type="float">
            <text:p>0.31169672568139</text:p>
          </table:table-cell>
          <table:table-cell office:value-type="float" office:value="0.300381619634867" calcext:value-type="float">
            <text:p>0.300381619634867</text:p>
          </table:table-cell>
          <table:table-cell office:value-type="float" office:value="0.307313059755167" calcext:value-type="float">
            <text:p>0.307313059755167</text:p>
          </table:table-cell>
          <table:table-cell office:value-type="float" office:value="0.307847123027234" calcext:value-type="float">
            <text:p>0.307847123027234</text:p>
          </table:table-cell>
          <table:table-cell office:value-type="float" office:value="0.307822853273044" calcext:value-type="float">
            <text:p>0.307822853273044</text:p>
          </table:table-cell>
          <table:table-cell office:value-type="float" office:value="0.306921808848195" calcext:value-type="float">
            <text:p>0.306921808848195</text:p>
          </table:table-cell>
          <table:table-cell office:value-type="float" office:value="0.321498903621851" calcext:value-type="float">
            <text:p>0.321498903621851</text:p>
          </table:table-cell>
          <table:table-cell office:value-type="float" office:value="0.33360253473324" calcext:value-type="float">
            <text:p>0.33360253473324</text:p>
          </table:table-cell>
          <table:table-cell office:value-type="float" office:value="0.337663271969851" calcext:value-type="float">
            <text:p>0.337663271969851</text:p>
          </table:table-cell>
          <table:table-cell office:value-type="float" office:value="0.335948930403808" calcext:value-type="float">
            <text:p>0.335948930403808</text:p>
          </table:table-cell>
          <table:table-cell office:value-type="float" office:value="0.331923323176343" calcext:value-type="float">
            <text:p>0.331923323176343</text:p>
          </table:table-cell>
          <table:table-cell office:value-type="float" office:value="0.331697139607188" calcext:value-type="float">
            <text:p>0.331697139607188</text:p>
          </table:table-cell>
          <table:table-cell office:value-type="float" office:value="0.312954380065209" calcext:value-type="float">
            <text:p>0.312954380065209</text:p>
          </table:table-cell>
          <table:table-cell office:value-type="float" office:value="0.313977041138846" calcext:value-type="float">
            <text:p>0.313977041138846</text:p>
          </table:table-cell>
          <table:table-cell office:value-type="float" office:value="0.319653223799582" calcext:value-type="float">
            <text:p>0.319653223799582</text:p>
          </table:table-cell>
          <table:table-cell office:value-type="float" office:value="0.31182374190159" calcext:value-type="float">
            <text:p>0.31182374190159</text:p>
          </table:table-cell>
          <table:table-cell office:value-type="float" office:value="0.304313330144122" calcext:value-type="float">
            <text:p>0.304313330144122</text:p>
          </table:table-cell>
          <table:table-cell office:value-type="float" office:value="0.304159014985437" calcext:value-type="float">
            <text:p>0.304159014985437</text:p>
          </table:table-cell>
          <table:table-cell office:value-type="float" office:value="0.307501238874933" calcext:value-type="float">
            <text:p>0.307501238874933</text:p>
          </table:table-cell>
          <table:table-cell office:value-type="float" office:value="0.305941264808674" calcext:value-type="float">
            <text:p>0.305941264808674</text:p>
          </table:table-cell>
          <table:table-cell office:value-type="float" office:value="0.305789758800954" calcext:value-type="float">
            <text:p>0.305789758800954</text:p>
          </table:table-cell>
          <table:table-cell office:value-type="float" office:value="0.30643862080699" calcext:value-type="float">
            <text:p>0.30643862080699</text:p>
          </table:table-cell>
          <table:table-cell office:value-type="float" office:value="0.309476298375826" calcext:value-type="float">
            <text:p>0.309476298375826</text:p>
          </table:table-cell>
          <table:table-cell office:value-type="float" office:value="0.31247214609971" calcext:value-type="float">
            <text:p>0.31247214609971</text:p>
          </table:table-cell>
          <table:table-cell office:value-type="float" office:value="0.306503694209121" calcext:value-type="float">
            <text:p>0.306503694209121</text:p>
          </table:table-cell>
          <table:table-cell office:value-type="float" office:value="0.302084832752572" calcext:value-type="float">
            <text:p>0.302084832752572</text:p>
          </table:table-cell>
          <table:table-cell office:value-type="float" office:value="0.302392713739508" calcext:value-type="float">
            <text:p>0.302392713739508</text:p>
          </table:table-cell>
          <table:table-cell office:value-type="float" office:value="0.302297968433464" calcext:value-type="float">
            <text:p>0.302297968433464</text:p>
          </table:table-cell>
          <table:table-cell office:value-type="float" office:value="0.30222112889791" calcext:value-type="float">
            <text:p>0.30222112889791</text:p>
          </table:table-cell>
          <table:table-cell office:value-type="float" office:value="0.302013515051941" calcext:value-type="float">
            <text:p>0.302013515051941</text:p>
          </table:table-cell>
          <table:table-cell office:value-type="float" office:value="0.301959350506449" calcext:value-type="float">
            <text:p>0.301959350506449</text:p>
          </table:table-cell>
          <table:table-cell office:value-type="float" office:value="0.301972611975457" calcext:value-type="float">
            <text:p>0.301972611975457</text:p>
          </table:table-cell>
          <table:table-cell office:value-type="float" office:value="0.302001508109593" calcext:value-type="float">
            <text:p>0.302001508109593</text:p>
          </table:table-cell>
          <table:table-cell office:value-type="float" office:value="0.301960920054827" calcext:value-type="float">
            <text:p>0.301960920054827</text:p>
          </table:table-cell>
          <table:table-cell office:value-type="float" office:value="0.301961520147658" calcext:value-type="float">
            <text:p>0.301961520147658</text:p>
          </table:table-cell>
          <table:table-cell office:value-type="float" office:value="0.301992224550346" calcext:value-type="float">
            <text:p>0.301992224550346</text:p>
          </table:table-cell>
          <table:table-cell office:value-type="float" office:value="0.30197212172757" calcext:value-type="float">
            <text:p>0.30197212172757</text:p>
          </table:table-cell>
          <table:table-cell office:value-type="float" office:value="0.301973976554515" calcext:value-type="float">
            <text:p>0.301973976554515</text:p>
          </table:table-cell>
          <table:table-cell office:value-type="float" office:value="0.301965348823273" calcext:value-type="float">
            <text:p>0.301965348823273</text:p>
          </table:table-cell>
          <table:table-cell office:value-type="float" office:value="0.301959361273016" calcext:value-type="float">
            <text:p>0.301959361273016</text:p>
          </table:table-cell>
          <table:table-cell office:value-type="float" office:value="0.301991509614267" calcext:value-type="float">
            <text:p>0.301991509614267</text:p>
          </table:table-cell>
          <table:table-cell office:value-type="float" office:value="0.30197411073348" calcext:value-type="float">
            <text:p>0.30197411073348</text:p>
          </table:table-cell>
          <table:table-cell office:value-type="float" office:value="0.301956881005069" calcext:value-type="float">
            <text:p>0.301956881005069</text:p>
          </table:table-cell>
          <table:table-cell office:value-type="float" office:value="0.301950514055091" calcext:value-type="float">
            <text:p>0.301950514055091</text:p>
          </table:table-cell>
          <table:table-cell office:value-type="float" office:value="0.301939874179763" calcext:value-type="float">
            <text:p>0.301939874179763</text:p>
          </table:table-cell>
          <table:table-cell office:value-type="float" office:value="0.301949186905804" calcext:value-type="float">
            <text:p>0.301949186905804</text:p>
          </table:table-cell>
          <table:table-cell office:value-type="float" office:value="0.301959213024731" calcext:value-type="float">
            <text:p>0.301959213024731</text:p>
          </table:table-cell>
          <table:table-cell office:value-type="float" office:value="0.301949342342392" calcext:value-type="float">
            <text:p>0.301949342342392</text:p>
          </table:table-cell>
          <table:table-cell office:value-type="float" office:value="0.30193909390256" calcext:value-type="float">
            <text:p>0.30193909390256</text:p>
          </table:table-cell>
          <table:table-cell office:value-type="float" office:value="0.301936802092248" calcext:value-type="float">
            <text:p>0.301936802092248</text:p>
          </table:table-cell>
          <table:table-cell office:value-type="float" office:value="0.301970265958592" calcext:value-type="float">
            <text:p>0.301970265958592</text:p>
          </table:table-cell>
          <table:table-cell office:value-type="float" office:value="0.301927898088665" calcext:value-type="float">
            <text:p>0.301927898088665</text:p>
          </table:table-cell>
          <table:table-cell office:value-type="float" office:value="0.30194599151404" calcext:value-type="float">
            <text:p>0.30194599151404</text:p>
          </table:table-cell>
          <table:table-cell office:value-type="float" office:value="0.301957981950629" calcext:value-type="float">
            <text:p>0.301957981950629</text:p>
          </table:table-cell>
          <table:table-cell office:value-type="float" office:value="0.301930921958617" calcext:value-type="float">
            <text:p>0.301930921958617</text:p>
          </table:table-cell>
          <table:table-cell office:value-type="float" office:value="0.301918120546421" calcext:value-type="float">
            <text:p>0.301918120546421</text:p>
          </table:table-cell>
          <table:table-cell office:value-type="float" office:value="0.301944607945355" calcext:value-type="float">
            <text:p>0.301944607945355</text:p>
          </table:table-cell>
          <table:table-cell office:value-type="float" office:value="0.301932874581708" calcext:value-type="float">
            <text:p>0.301932874581708</text:p>
          </table:table-cell>
          <table:table-cell office:value-type="float" office:value="0.301946941441573" calcext:value-type="float">
            <text:p>0.301946941441573</text:p>
          </table:table-cell>
          <table:table-cell office:value-type="float" office:value="0.301917929074922" calcext:value-type="float">
            <text:p>0.301917929074922</text:p>
          </table:table-cell>
          <table:table-cell office:value-type="float" office:value="0.302089870533896" calcext:value-type="float">
            <text:p>0.302089870533896</text:p>
          </table:table-cell>
          <table:table-cell office:value-type="float" office:value="0.301922443759139" calcext:value-type="float">
            <text:p>0.301922443759139</text:p>
          </table:table-cell>
          <table:table-cell office:value-type="float" office:value="0.301939158863645" calcext:value-type="float">
            <text:p>0.301939158863645</text:p>
          </table:table-cell>
          <table:table-cell office:value-type="float" office:value="0.302094948845759" calcext:value-type="float">
            <text:p>0.302094948845759</text:p>
          </table:table-cell>
          <table:table-cell office:value-type="float" office:value="0.301923637266329" calcext:value-type="float">
            <text:p>0.301923637266329</text:p>
          </table:table-cell>
          <table:table-cell office:value-type="float" office:value="0.301912376698906" calcext:value-type="float">
            <text:p>0.301912376698906</text:p>
          </table:table-cell>
          <table:table-cell office:value-type="float" office:value="0.301935793693896" calcext:value-type="float">
            <text:p>0.301935793693896</text:p>
          </table:table-cell>
          <table:table-cell office:value-type="float" office:value="0.301934522545159" calcext:value-type="float">
            <text:p>0.301934522545159</text:p>
          </table:table-cell>
          <table:table-cell office:value-type="float" office:value="0.301939748905182" calcext:value-type="float">
            <text:p>0.301939748905182</text:p>
          </table:table-cell>
          <table:table-cell office:value-type="float" office:value="0.301913368436202" calcext:value-type="float">
            <text:p>0.301913368436202</text:p>
          </table:table-cell>
          <table:table-cell office:value-type="float" office:value="0.301904951156289" calcext:value-type="float">
            <text:p>0.301904951156289</text:p>
          </table:table-cell>
          <table:table-cell office:value-type="float" office:value="0.301913674333975" calcext:value-type="float">
            <text:p>0.301913674333975</text:p>
          </table:table-cell>
          <table:table-cell office:value-type="float" office:value="0.301943788197214" calcext:value-type="float">
            <text:p>0.301943788197214</text:p>
          </table:table-cell>
          <table:table-cell office:value-type="float" office:value="0.301931277056344" calcext:value-type="float">
            <text:p>0.301931277056344</text:p>
          </table:table-cell>
          <table:table-cell office:value-type="float" office:value="0.301908316953934" calcext:value-type="float">
            <text:p>0.301908316953934</text:p>
          </table:table-cell>
          <table:table-cell office:value-type="float" office:value="0.301927128615199" calcext:value-type="float">
            <text:p>0.301927128615199</text:p>
          </table:table-cell>
          <table:table-cell office:value-type="float" office:value="0.301936308531865" calcext:value-type="float">
            <text:p>0.301936308531865</text:p>
          </table:table-cell>
          <table:table-cell office:value-type="float" office:value="0.301910729534089" calcext:value-type="float">
            <text:p>0.301910729534089</text:p>
          </table:table-cell>
          <table:table-cell office:value-type="float" office:value="0.301918108915268" calcext:value-type="float">
            <text:p>0.301918108915268</text:p>
          </table:table-cell>
          <table:table-cell office:value-type="float" office:value="0.301907532786799" calcext:value-type="float">
            <text:p>0.301907532786799</text:p>
          </table:table-cell>
          <table:table-cell office:value-type="float" office:value="0.301919712353538" calcext:value-type="float">
            <text:p>0.301919712353538</text:p>
          </table:table-cell>
          <table:table-cell office:value-type="float" office:value="0.301914220921054" calcext:value-type="float">
            <text:p>0.301914220921054</text:p>
          </table:table-cell>
          <table:table-cell office:value-type="float" office:value="0.301919557981981" calcext:value-type="float">
            <text:p>0.301919557981981</text:p>
          </table:table-cell>
          <table:table-cell office:value-type="float" office:value="0.301924674664702" calcext:value-type="float">
            <text:p>0.301924674664702</text:p>
          </table:table-cell>
          <table:table-cell office:value-type="float" office:value="0.301922694680126" calcext:value-type="float">
            <text:p>0.301922694680126</text:p>
          </table:table-cell>
          <table:table-cell office:value-type="float" office:value="0.301927795388032" calcext:value-type="float">
            <text:p>0.301927795388032</text:p>
          </table:table-cell>
          <table:table-cell office:value-type="float" office:value="0.301925999996626" calcext:value-type="float">
            <text:p>0.301925999996626</text:p>
          </table:table-cell>
          <table:table-cell office:value-type="float" office:value="0.301943309543943" calcext:value-type="float">
            <text:p>0.301943309543943</text:p>
          </table:table-cell>
          <table:table-cell office:value-type="float" office:value="0.301907272598885" calcext:value-type="float">
            <text:p>0.301907272598885</text:p>
          </table:table-cell>
          <table:table-cell office:value-type="float" office:value="0.301915360252827" calcext:value-type="float">
            <text:p>0.301915360252827</text:p>
          </table:table-cell>
          <table:table-cell office:value-type="float" office:value="0.301905461789301" calcext:value-type="float">
            <text:p>0.301905461789301</text:p>
          </table:table-cell>
          <table:table-cell office:value-type="float" office:value="0.301910889739918" calcext:value-type="float">
            <text:p>0.301910889739918</text:p>
          </table:table-cell>
          <table:table-cell office:value-type="float" office:value="0.301905391156393" calcext:value-type="float">
            <text:p>0.301905391156393</text:p>
          </table:table-cell>
          <table:table-cell office:value-type="float" office:value="0.301897557473153" calcext:value-type="float">
            <text:p>0.301897557473153</text:p>
          </table:table-cell>
          <table:table-cell office:value-type="float" office:value="0.301914877200341" calcext:value-type="float">
            <text:p>0.301914877200341</text:p>
          </table:table-cell>
          <table:table-cell office:value-type="float" office:value="0.301907637308211" calcext:value-type="float">
            <text:p>0.301907637308211</text:p>
          </table:table-cell>
          <table:table-cell office:value-type="float" office:value="0.301920467974474" calcext:value-type="float">
            <text:p>0.301920467974474</text:p>
          </table:table-cell>
          <table:table-cell office:value-type="float" office:value="0.30192588275806" calcext:value-type="float">
            <text:p>0.30192588275806</text:p>
          </table:table-cell>
          <table:table-cell office:value-type="float" office:value="0.301905998971733" calcext:value-type="float">
            <text:p>0.301905998971733</text:p>
          </table:table-cell>
          <table:table-cell office:value-type="float" office:value="0.30193040082147" calcext:value-type="float">
            <text:p>0.30193040082147</text:p>
          </table:table-cell>
          <table:table-cell office:value-type="float" office:value="0.3018991959093" calcext:value-type="float">
            <text:p>0.3018991959093</text:p>
          </table:table-cell>
          <table:table-cell office:value-type="float" office:value="0.301906696956488" calcext:value-type="float">
            <text:p>0.301906696956488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29570668050054" calcext:value-type="float">
            <text:p>-0.329570668050054</text:p>
          </table:table-cell>
          <table:table-cell office:value-type="float" office:value="-0.330311306927123" calcext:value-type="float">
            <text:p>-0.330311306927123</text:p>
          </table:table-cell>
          <table:table-cell office:value-type="float" office:value="-0.329487886325642" calcext:value-type="float">
            <text:p>-0.329487886325642</text:p>
          </table:table-cell>
          <table:table-cell office:value-type="float" office:value="-0.329460175257977" calcext:value-type="float">
            <text:p>-0.329460175257977</text:p>
          </table:table-cell>
          <table:table-cell office:value-type="float" office:value="-0.329939556178352" calcext:value-type="float">
            <text:p>-0.329939556178352</text:p>
          </table:table-cell>
          <table:table-cell office:value-type="float" office:value="-0.329824599946936" calcext:value-type="float">
            <text:p>-0.329824599946936</text:p>
          </table:table-cell>
          <table:table-cell office:value-type="float" office:value="-0.330056054358135" calcext:value-type="float">
            <text:p>-0.330056054358135</text:p>
          </table:table-cell>
          <table:table-cell office:value-type="float" office:value="-0.330508795397095" calcext:value-type="float">
            <text:p>-0.330508795397095</text:p>
          </table:table-cell>
          <table:table-cell office:value-type="float" office:value="-0.329267893261332" calcext:value-type="float">
            <text:p>-0.329267893261332</text:p>
          </table:table-cell>
          <table:table-cell office:value-type="float" office:value="-0.329175295264952" calcext:value-type="float">
            <text:p>-0.329175295264952</text:p>
          </table:table-cell>
          <table:table-cell office:value-type="float" office:value="-0.329683853145651" calcext:value-type="float">
            <text:p>-0.329683853145651</text:p>
          </table:table-cell>
          <table:table-cell office:value-type="float" office:value="-0.329213464681647" calcext:value-type="float">
            <text:p>-0.329213464681647</text:p>
          </table:table-cell>
          <table:table-cell office:value-type="float" office:value="-0.330557243290358" calcext:value-type="float">
            <text:p>-0.330557243290358</text:p>
          </table:table-cell>
          <table:table-cell office:value-type="float" office:value="-0.328902803473006" calcext:value-type="float">
            <text:p>-0.328902803473006</text:p>
          </table:table-cell>
          <table:table-cell office:value-type="float" office:value="-0.330398178136266" calcext:value-type="float">
            <text:p>-0.330398178136266</text:p>
          </table:table-cell>
          <table:table-cell office:value-type="float" office:value="-0.330259388556135" calcext:value-type="float">
            <text:p>-0.330259388556135</text:p>
          </table:table-cell>
          <table:table-cell office:value-type="float" office:value="-0.329432083545969" calcext:value-type="float">
            <text:p>-0.329432083545969</text:p>
          </table:table-cell>
          <table:table-cell office:value-type="float" office:value="-0.329685032948168" calcext:value-type="float">
            <text:p>-0.329685032948168</text:p>
          </table:table-cell>
          <table:table-cell office:value-type="float" office:value="-0.329659164585186" calcext:value-type="float">
            <text:p>-0.329659164585186</text:p>
          </table:table-cell>
          <table:table-cell office:value-type="float" office:value="-0.329696583708067" calcext:value-type="float">
            <text:p>-0.329696583708067</text:p>
          </table:table-cell>
          <table:table-cell office:value-type="float" office:value="-0.329164891893899" calcext:value-type="float">
            <text:p>-0.329164891893899</text:p>
          </table:table-cell>
          <table:table-cell office:value-type="float" office:value="-0.329753958909276" calcext:value-type="float">
            <text:p>-0.329753958909276</text:p>
          </table:table-cell>
          <table:table-cell office:value-type="float" office:value="-0.329760779231132" calcext:value-type="float">
            <text:p>-0.329760779231132</text:p>
          </table:table-cell>
          <table:table-cell office:value-type="float" office:value="-0.329369696538528" calcext:value-type="float">
            <text:p>-0.329369696538528</text:p>
          </table:table-cell>
          <table:table-cell office:value-type="float" office:value="-0.329282971861365" calcext:value-type="float">
            <text:p>-0.329282971861365</text:p>
          </table:table-cell>
          <table:table-cell office:value-type="float" office:value="-0.329668993503175" calcext:value-type="float">
            <text:p>-0.329668993503175</text:p>
          </table:table-cell>
          <table:table-cell office:value-type="float" office:value="-0.331064611345997" calcext:value-type="float">
            <text:p>-0.331064611345997</text:p>
          </table:table-cell>
          <table:table-cell office:value-type="float" office:value="-0.330297074066214" calcext:value-type="float">
            <text:p>-0.330297074066214</text:p>
          </table:table-cell>
          <table:table-cell office:value-type="float" office:value="-0.330078518895493" calcext:value-type="float">
            <text:p>-0.330078518895493</text:p>
          </table:table-cell>
          <table:table-cell office:value-type="float" office:value="-0.330291726487736" calcext:value-type="float">
            <text:p>-0.330291726487736</text:p>
          </table:table-cell>
          <table:table-cell office:value-type="float" office:value="-0.329972799082267" calcext:value-type="float">
            <text:p>-0.329972799082267</text:p>
          </table:table-cell>
          <table:table-cell office:value-type="float" office:value="-0.330364114946375" calcext:value-type="float">
            <text:p>-0.330364114946375</text:p>
          </table:table-cell>
          <table:table-cell office:value-type="float" office:value="-0.330421808384237" calcext:value-type="float">
            <text:p>-0.330421808384237</text:p>
          </table:table-cell>
          <table:table-cell office:value-type="float" office:value="-0.329526710690988" calcext:value-type="float">
            <text:p>-0.329526710690988</text:p>
          </table:table-cell>
          <table:table-cell office:value-type="float" office:value="-0.32953373138021" calcext:value-type="float">
            <text:p>-0.32953373138021</text:p>
          </table:table-cell>
          <table:table-cell office:value-type="float" office:value="-0.330185244947046" calcext:value-type="float">
            <text:p>-0.330185244947046</text:p>
          </table:table-cell>
          <table:table-cell office:value-type="float" office:value="-0.329253809812914" calcext:value-type="float">
            <text:p>-0.329253809812914</text:p>
          </table:table-cell>
          <table:table-cell office:value-type="float" office:value="-0.33009043232586" calcext:value-type="float">
            <text:p>-0.33009043232586</text:p>
          </table:table-cell>
          <table:table-cell office:value-type="float" office:value="-0.331508438877826" calcext:value-type="float">
            <text:p>-0.331508438877826</text:p>
          </table:table-cell>
          <table:table-cell office:value-type="float" office:value="-0.333311756109242" calcext:value-type="float">
            <text:p>-0.333311756109242</text:p>
          </table:table-cell>
          <table:table-cell office:value-type="float" office:value="-0.345857901127424" calcext:value-type="float">
            <text:p>-0.345857901127424</text:p>
          </table:table-cell>
          <table:table-cell office:value-type="float" office:value="-0.356184971660006" calcext:value-type="float">
            <text:p>-0.356184971660006</text:p>
          </table:table-cell>
          <table:table-cell office:value-type="float" office:value="-0.355725842843829" calcext:value-type="float">
            <text:p>-0.355725842843829</text:p>
          </table:table-cell>
          <table:table-cell office:value-type="float" office:value="-0.358183542263237" calcext:value-type="float">
            <text:p>-0.358183542263237</text:p>
          </table:table-cell>
          <table:table-cell office:value-type="float" office:value="-0.360350767114905" calcext:value-type="float">
            <text:p>-0.360350767114905</text:p>
          </table:table-cell>
          <table:table-cell office:value-type="float" office:value="-0.333099159646937" calcext:value-type="float">
            <text:p>-0.333099159646937</text:p>
          </table:table-cell>
          <table:table-cell office:value-type="float" office:value="-0.300989770057634" calcext:value-type="float">
            <text:p>-0.300989770057634</text:p>
          </table:table-cell>
          <table:table-cell office:value-type="float" office:value="-0.332861337352867" calcext:value-type="float">
            <text:p>-0.332861337352867</text:p>
          </table:table-cell>
          <table:table-cell office:value-type="float" office:value="-0.368281334049038" calcext:value-type="float">
            <text:p>-0.368281334049038</text:p>
          </table:table-cell>
          <table:table-cell office:value-type="float" office:value="-0.393833258633723" calcext:value-type="float">
            <text:p>-0.393833258633723</text:p>
          </table:table-cell>
          <table:table-cell office:value-type="float" office:value="-0.386578659333503" calcext:value-type="float">
            <text:p>-0.386578659333503</text:p>
          </table:table-cell>
          <table:table-cell office:value-type="float" office:value="-0.337162866208757" calcext:value-type="float">
            <text:p>-0.337162866208757</text:p>
          </table:table-cell>
          <table:table-cell office:value-type="float" office:value="-0.337757716613616" calcext:value-type="float">
            <text:p>-0.337757716613616</text:p>
          </table:table-cell>
          <table:table-cell office:value-type="float" office:value="-0.337807668855489" calcext:value-type="float">
            <text:p>-0.337807668855489</text:p>
          </table:table-cell>
          <table:table-cell office:value-type="float" office:value="-0.345785955692723" calcext:value-type="float">
            <text:p>-0.345785955692723</text:p>
          </table:table-cell>
          <table:table-cell office:value-type="float" office:value="-0.343463145312664" calcext:value-type="float">
            <text:p>-0.343463145312664</text:p>
          </table:table-cell>
          <table:table-cell office:value-type="float" office:value="-0.36650480284583" calcext:value-type="float">
            <text:p>-0.36650480284583</text:p>
          </table:table-cell>
          <table:table-cell office:value-type="float" office:value="-0.329782876870532" calcext:value-type="float">
            <text:p>-0.329782876870532</text:p>
          </table:table-cell>
          <table:table-cell office:value-type="float" office:value="-0.30385673297723" calcext:value-type="float">
            <text:p>-0.30385673297723</text:p>
          </table:table-cell>
          <table:table-cell office:value-type="float" office:value="-0.286420734749825" calcext:value-type="float">
            <text:p>-0.286420734749825</text:p>
          </table:table-cell>
          <table:table-cell office:value-type="float" office:value="-0.281800145680346" calcext:value-type="float">
            <text:p>-0.281800145680346</text:p>
          </table:table-cell>
          <table:table-cell office:value-type="float" office:value="-0.307534757291991" calcext:value-type="float">
            <text:p>-0.307534757291991</text:p>
          </table:table-cell>
          <table:table-cell office:value-type="float" office:value="-0.326425685394015" calcext:value-type="float">
            <text:p>-0.326425685394015</text:p>
          </table:table-cell>
          <table:table-cell office:value-type="float" office:value="-0.341275225582082" calcext:value-type="float">
            <text:p>-0.341275225582082</text:p>
          </table:table-cell>
          <table:table-cell office:value-type="float" office:value="-0.37156278347854" calcext:value-type="float">
            <text:p>-0.37156278347854</text:p>
          </table:table-cell>
          <table:table-cell office:value-type="float" office:value="-0.401138616763362" calcext:value-type="float">
            <text:p>-0.401138616763362</text:p>
          </table:table-cell>
          <table:table-cell office:value-type="float" office:value="-0.398870680419281" calcext:value-type="float">
            <text:p>-0.398870680419281</text:p>
          </table:table-cell>
          <table:table-cell office:value-type="float" office:value="-0.399521171149776" calcext:value-type="float">
            <text:p>-0.399521171149776</text:p>
          </table:table-cell>
          <table:table-cell office:value-type="float" office:value="-0.330876299657716" calcext:value-type="float">
            <text:p>-0.330876299657716</text:p>
          </table:table-cell>
          <table:table-cell office:value-type="float" office:value="-0.32987165207743" calcext:value-type="float">
            <text:p>-0.32987165207743</text:p>
          </table:table-cell>
          <table:table-cell office:value-type="float" office:value="-0.333767611212176" calcext:value-type="float">
            <text:p>-0.333767611212176</text:p>
          </table:table-cell>
          <table:table-cell office:value-type="float" office:value="-0.330445493302277" calcext:value-type="float">
            <text:p>-0.330445493302277</text:p>
          </table:table-cell>
          <table:table-cell office:value-type="float" office:value="-0.327563366251604" calcext:value-type="float">
            <text:p>-0.327563366251604</text:p>
          </table:table-cell>
          <table:table-cell office:value-type="float" office:value="-0.335709719132702" calcext:value-type="float">
            <text:p>-0.335709719132702</text:p>
          </table:table-cell>
          <table:table-cell office:value-type="float" office:value="-0.332478970362461" calcext:value-type="float">
            <text:p>-0.332478970362461</text:p>
          </table:table-cell>
          <table:table-cell office:value-type="float" office:value="-0.326423433528844" calcext:value-type="float">
            <text:p>-0.326423433528844</text:p>
          </table:table-cell>
          <table:table-cell office:value-type="float" office:value="-0.299022991040907" calcext:value-type="float">
            <text:p>-0.299022991040907</text:p>
          </table:table-cell>
          <table:table-cell office:value-type="float" office:value="-0.321685550701023" calcext:value-type="float">
            <text:p>-0.321685550701023</text:p>
          </table:table-cell>
          <table:table-cell office:value-type="float" office:value="-0.34805111319583" calcext:value-type="float">
            <text:p>-0.34805111319583</text:p>
          </table:table-cell>
          <table:table-cell office:value-type="float" office:value="-0.358818668055643" calcext:value-type="float">
            <text:p>-0.358818668055643</text:p>
          </table:table-cell>
          <table:table-cell office:value-type="float" office:value="-0.37466443942131" calcext:value-type="float">
            <text:p>-0.37466443942131</text:p>
          </table:table-cell>
          <table:table-cell office:value-type="float" office:value="-0.380893066721744" calcext:value-type="float">
            <text:p>-0.380893066721744</text:p>
          </table:table-cell>
          <table:table-cell office:value-type="float" office:value="-0.369383853204428" calcext:value-type="float">
            <text:p>-0.369383853204428</text:p>
          </table:table-cell>
          <table:table-cell office:value-type="float" office:value="-0.35267374944253" calcext:value-type="float">
            <text:p>-0.35267374944253</text:p>
          </table:table-cell>
          <table:table-cell office:value-type="float" office:value="-0.397676099390925" calcext:value-type="float">
            <text:p>-0.397676099390925</text:p>
          </table:table-cell>
          <table:table-cell office:value-type="float" office:value="-0.428655264726136" calcext:value-type="float">
            <text:p>-0.428655264726136</text:p>
          </table:table-cell>
          <table:table-cell office:value-type="float" office:value="-0.430936411320414" calcext:value-type="float">
            <text:p>-0.430936411320414</text:p>
          </table:table-cell>
          <table:table-cell office:value-type="float" office:value="-0.424866236693947" calcext:value-type="float">
            <text:p>-0.424866236693947</text:p>
          </table:table-cell>
          <table:table-cell office:value-type="float" office:value="-0.422868888037608" calcext:value-type="float">
            <text:p>-0.422868888037608</text:p>
          </table:table-cell>
          <table:table-cell office:value-type="float" office:value="-0.381299222419504" calcext:value-type="float">
            <text:p>-0.381299222419504</text:p>
          </table:table-cell>
          <table:table-cell office:value-type="float" office:value="-0.35758119776244" calcext:value-type="float">
            <text:p>-0.35758119776244</text:p>
          </table:table-cell>
          <table:table-cell office:value-type="float" office:value="-0.346300386849489" calcext:value-type="float">
            <text:p>-0.346300386849489</text:p>
          </table:table-cell>
          <table:table-cell office:value-type="float" office:value="-0.34051765244039" calcext:value-type="float">
            <text:p>-0.34051765244039</text:p>
          </table:table-cell>
          <table:table-cell office:value-type="float" office:value="-0.337196989661592" calcext:value-type="float">
            <text:p>-0.337196989661592</text:p>
          </table:table-cell>
          <table:table-cell office:value-type="float" office:value="-0.344276832310985" calcext:value-type="float">
            <text:p>-0.344276832310985</text:p>
          </table:table-cell>
          <table:table-cell office:value-type="float" office:value="-0.354352848329378" calcext:value-type="float">
            <text:p>-0.354352848329378</text:p>
          </table:table-cell>
          <table:table-cell office:value-type="float" office:value="-0.337954104723575" calcext:value-type="float">
            <text:p>-0.337954104723575</text:p>
          </table:table-cell>
          <table:table-cell office:value-type="float" office:value="-0.325944818956206" calcext:value-type="float">
            <text:p>-0.325944818956206</text:p>
          </table:table-cell>
          <table:table-cell office:value-type="float" office:value="-0.348742820889835" calcext:value-type="float">
            <text:p>-0.348742820889835</text:p>
          </table:table-cell>
          <table:table-cell office:value-type="float" office:value="-0.362211562489069" calcext:value-type="float">
            <text:p>-0.362211562489069</text:p>
          </table:table-cell>
          <table:table-cell office:value-type="float" office:value="-0.37734350509371" calcext:value-type="float">
            <text:p>-0.37734350509371</text:p>
          </table:table-cell>
          <table:table-cell office:value-type="float" office:value="-0.397999701846602" calcext:value-type="float">
            <text:p>-0.397999701846602</text:p>
          </table:table-cell>
          <table:table-cell office:value-type="float" office:value="-0.411059585442475" calcext:value-type="float">
            <text:p>-0.411059585442475</text:p>
          </table:table-cell>
          <table:table-cell office:value-type="float" office:value="-0.410775053778682" calcext:value-type="float">
            <text:p>-0.410775053778682</text:p>
          </table:table-cell>
          <table:table-cell office:value-type="float" office:value="-0.384658107670974" calcext:value-type="float">
            <text:p>-0.384658107670974</text:p>
          </table:table-cell>
          <table:table-cell office:value-type="float" office:value="-0.394631221376906" calcext:value-type="float">
            <text:p>-0.394631221376906</text:p>
          </table:table-cell>
          <table:table-cell office:value-type="float" office:value="-0.425549398166098" calcext:value-type="float">
            <text:p>-0.425549398166098</text:p>
          </table:table-cell>
          <table:table-cell office:value-type="float" office:value="-0.397908958681829" calcext:value-type="float">
            <text:p>-0.397908958681829</text:p>
          </table:table-cell>
          <table:table-cell office:value-type="float" office:value="-0.347036315697317" calcext:value-type="float">
            <text:p>-0.347036315697317</text:p>
          </table:table-cell>
          <table:table-cell office:value-type="float" office:value="-0.358079098439329" calcext:value-type="float">
            <text:p>-0.358079098439329</text:p>
          </table:table-cell>
          <table:table-cell office:value-type="float" office:value="-0.360779794518504" calcext:value-type="float">
            <text:p>-0.360779794518504</text:p>
          </table:table-cell>
          <table:table-cell office:value-type="float" office:value="-0.357997893937208" calcext:value-type="float">
            <text:p>-0.357997893937208</text:p>
          </table:table-cell>
          <table:table-cell office:value-type="float" office:value="-0.362708002531804" calcext:value-type="float">
            <text:p>-0.362708002531804</text:p>
          </table:table-cell>
          <table:table-cell office:value-type="float" office:value="-0.348425699168035" calcext:value-type="float">
            <text:p>-0.348425699168035</text:p>
          </table:table-cell>
          <table:table-cell office:value-type="float" office:value="-0.344295770902018" calcext:value-type="float">
            <text:p>-0.344295770902018</text:p>
          </table:table-cell>
          <table:table-cell office:value-type="float" office:value="-0.389227364792653" calcext:value-type="float">
            <text:p>-0.389227364792653</text:p>
          </table:table-cell>
          <table:table-cell office:value-type="float" office:value="-0.399044712839451" calcext:value-type="float">
            <text:p>-0.399044712839451</text:p>
          </table:table-cell>
          <table:table-cell office:value-type="float" office:value="-0.420905761061832" calcext:value-type="float">
            <text:p>-0.420905761061832</text:p>
          </table:table-cell>
          <table:table-cell office:value-type="float" office:value="-0.38724345920623" calcext:value-type="float">
            <text:p>-0.38724345920623</text:p>
          </table:table-cell>
          <table:table-cell office:value-type="float" office:value="-0.356315435731256" calcext:value-type="float">
            <text:p>-0.356315435731256</text:p>
          </table:table-cell>
          <table:table-cell office:value-type="float" office:value="-0.276195655006304" calcext:value-type="float">
            <text:p>-0.276195655006304</text:p>
          </table:table-cell>
          <table:table-cell office:value-type="float" office:value="-0.296090534687282" calcext:value-type="float">
            <text:p>-0.296090534687282</text:p>
          </table:table-cell>
          <table:table-cell office:value-type="float" office:value="-0.328407773081275" calcext:value-type="float">
            <text:p>-0.328407773081275</text:p>
          </table:table-cell>
          <table:table-cell office:value-type="float" office:value="-0.315896843401187" calcext:value-type="float">
            <text:p>-0.315896843401187</text:p>
          </table:table-cell>
          <table:table-cell office:value-type="float" office:value="-0.324110956669367" calcext:value-type="float">
            <text:p>-0.324110956669367</text:p>
          </table:table-cell>
          <table:table-cell office:value-type="float" office:value="-0.354770276076686" calcext:value-type="float">
            <text:p>-0.354770276076686</text:p>
          </table:table-cell>
          <table:table-cell office:value-type="float" office:value="-0.368335877372802" calcext:value-type="float">
            <text:p>-0.368335877372802</text:p>
          </table:table-cell>
          <table:table-cell office:value-type="float" office:value="-0.382140125472912" calcext:value-type="float">
            <text:p>-0.382140125472912</text:p>
          </table:table-cell>
          <table:table-cell office:value-type="float" office:value="-0.32242659968691" calcext:value-type="float">
            <text:p>-0.32242659968691</text:p>
          </table:table-cell>
          <table:table-cell office:value-type="float" office:value="-0.379902523162693" calcext:value-type="float">
            <text:p>-0.379902523162693</text:p>
          </table:table-cell>
          <table:table-cell office:value-type="float" office:value="-0.333363842431647" calcext:value-type="float">
            <text:p>-0.333363842431647</text:p>
          </table:table-cell>
          <table:table-cell office:value-type="float" office:value="-0.325149193435426" calcext:value-type="float">
            <text:p>-0.325149193435426</text:p>
          </table:table-cell>
          <table:table-cell office:value-type="float" office:value="-0.293056468721912" calcext:value-type="float">
            <text:p>-0.293056468721912</text:p>
          </table:table-cell>
          <table:table-cell office:value-type="float" office:value="-0.312099116295058" calcext:value-type="float">
            <text:p>-0.312099116295058</text:p>
          </table:table-cell>
          <table:table-cell office:value-type="float" office:value="-0.333006510859519" calcext:value-type="float">
            <text:p>-0.333006510859519</text:p>
          </table:table-cell>
          <table:table-cell office:value-type="float" office:value="-0.35621783446601" calcext:value-type="float">
            <text:p>-0.35621783446601</text:p>
          </table:table-cell>
          <table:table-cell office:value-type="float" office:value="-0.365435493962242" calcext:value-type="float">
            <text:p>-0.365435493962242</text:p>
          </table:table-cell>
          <table:table-cell office:value-type="float" office:value="-0.300369123364146" calcext:value-type="float">
            <text:p>-0.300369123364146</text:p>
          </table:table-cell>
          <table:table-cell office:value-type="float" office:value="-0.326797955558118" calcext:value-type="float">
            <text:p>-0.326797955558118</text:p>
          </table:table-cell>
          <table:table-cell office:value-type="float" office:value="-0.350308712979155" calcext:value-type="float">
            <text:p>-0.350308712979155</text:p>
          </table:table-cell>
          <table:table-cell office:value-type="float" office:value="-0.387284547479766" calcext:value-type="float">
            <text:p>-0.387284547479766</text:p>
          </table:table-cell>
          <table:table-cell office:value-type="float" office:value="-0.387202502929634" calcext:value-type="float">
            <text:p>-0.387202502929634</text:p>
          </table:table-cell>
          <table:table-cell office:value-type="float" office:value="-0.370334437355017" calcext:value-type="float">
            <text:p>-0.370334437355017</text:p>
          </table:table-cell>
          <table:table-cell office:value-type="float" office:value="-0.369797131983681" calcext:value-type="float">
            <text:p>-0.369797131983681</text:p>
          </table:table-cell>
          <table:table-cell office:value-type="float" office:value="-0.364257874307622" calcext:value-type="float">
            <text:p>-0.364257874307622</text:p>
          </table:table-cell>
          <table:table-cell office:value-type="float" office:value="-0.316046470606627" calcext:value-type="float">
            <text:p>-0.316046470606627</text:p>
          </table:table-cell>
          <table:table-cell office:value-type="float" office:value="-0.27978279885513" calcext:value-type="float">
            <text:p>-0.27978279885513</text:p>
          </table:table-cell>
          <table:table-cell office:value-type="float" office:value="-0.267548534859311" calcext:value-type="float">
            <text:p>-0.267548534859311</text:p>
          </table:table-cell>
          <table:table-cell office:value-type="float" office:value="-0.275780587693376" calcext:value-type="float">
            <text:p>-0.275780587693376</text:p>
          </table:table-cell>
          <table:table-cell office:value-type="float" office:value="-0.29184560228531" calcext:value-type="float">
            <text:p>-0.29184560228531</text:p>
          </table:table-cell>
          <table:table-cell office:value-type="float" office:value="-0.314924649930103" calcext:value-type="float">
            <text:p>-0.314924649930103</text:p>
          </table:table-cell>
          <table:table-cell office:value-type="float" office:value="-0.337290907745637" calcext:value-type="float">
            <text:p>-0.337290907745637</text:p>
          </table:table-cell>
          <table:table-cell office:value-type="float" office:value="-0.355382185585139" calcext:value-type="float">
            <text:p>-0.355382185585139</text:p>
          </table:table-cell>
          <table:table-cell office:value-type="float" office:value="-0.362807741038117" calcext:value-type="float">
            <text:p>-0.362807741038117</text:p>
          </table:table-cell>
          <table:table-cell office:value-type="float" office:value="-0.33243688284938" calcext:value-type="float">
            <text:p>-0.33243688284938</text:p>
          </table:table-cell>
          <table:table-cell office:value-type="float" office:value="-0.322339423490979" calcext:value-type="float">
            <text:p>-0.322339423490979</text:p>
          </table:table-cell>
          <table:table-cell office:value-type="float" office:value="-0.281039739734836" calcext:value-type="float">
            <text:p>-0.281039739734836</text:p>
          </table:table-cell>
          <table:table-cell office:value-type="float" office:value="-0.284555478148274" calcext:value-type="float">
            <text:p>-0.284555478148274</text:p>
          </table:table-cell>
          <table:table-cell office:value-type="float" office:value="-0.286825413306917" calcext:value-type="float">
            <text:p>-0.286825413306917</text:p>
          </table:table-cell>
          <table:table-cell office:value-type="float" office:value="-0.284992603360641" calcext:value-type="float">
            <text:p>-0.284992603360641</text:p>
          </table:table-cell>
          <table:table-cell office:value-type="float" office:value="-0.284880852754773" calcext:value-type="float">
            <text:p>-0.284880852754773</text:p>
          </table:table-cell>
          <table:table-cell office:value-type="float" office:value="-0.283596677759424" calcext:value-type="float">
            <text:p>-0.283596677759424</text:p>
          </table:table-cell>
          <table:table-cell office:value-type="float" office:value="-0.284249473098351" calcext:value-type="float">
            <text:p>-0.284249473098351</text:p>
          </table:table-cell>
          <table:table-cell office:value-type="float" office:value="-0.283902180602397" calcext:value-type="float">
            <text:p>-0.283902180602397</text:p>
          </table:table-cell>
          <table:table-cell office:value-type="float" office:value="-0.284012663849624" calcext:value-type="float">
            <text:p>-0.284012663849624</text:p>
          </table:table-cell>
          <table:table-cell office:value-type="float" office:value="-0.284107500269126" calcext:value-type="float">
            <text:p>-0.284107500269126</text:p>
          </table:table-cell>
          <table:table-cell office:value-type="float" office:value="-0.284265778654171" calcext:value-type="float">
            <text:p>-0.284265778654171</text:p>
          </table:table-cell>
          <table:table-cell office:value-type="float" office:value="-0.283693950963844" calcext:value-type="float">
            <text:p>-0.283693950963844</text:p>
          </table:table-cell>
          <table:table-cell office:value-type="float" office:value="-0.283674356336037" calcext:value-type="float">
            <text:p>-0.283674356336037</text:p>
          </table:table-cell>
          <table:table-cell office:value-type="float" office:value="-0.28402446433865" calcext:value-type="float">
            <text:p>-0.28402446433865</text:p>
          </table:table-cell>
          <table:table-cell office:value-type="float" office:value="-0.28356847763216" calcext:value-type="float">
            <text:p>-0.28356847763216</text:p>
          </table:table-cell>
          <table:table-cell office:value-type="float" office:value="-0.28430195968065" calcext:value-type="float">
            <text:p>-0.28430195968065</text:p>
          </table:table-cell>
          <table:table-cell office:value-type="float" office:value="-0.283845172567498" calcext:value-type="float">
            <text:p>-0.283845172567498</text:p>
          </table:table-cell>
          <table:table-cell office:value-type="float" office:value="-0.284183064013921" calcext:value-type="float">
            <text:p>-0.284183064013921</text:p>
          </table:table-cell>
          <table:table-cell office:value-type="float" office:value="-0.283926618826291" calcext:value-type="float">
            <text:p>-0.283926618826291</text:p>
          </table:table-cell>
          <table:table-cell office:value-type="float" office:value="-0.28362015574586" calcext:value-type="float">
            <text:p>-0.28362015574586</text:p>
          </table:table-cell>
          <table:table-cell office:value-type="float" office:value="-0.283553296476431" calcext:value-type="float">
            <text:p>-0.283553296476431</text:p>
          </table:table-cell>
          <table:table-cell office:value-type="float" office:value="-0.284069358363662" calcext:value-type="float">
            <text:p>-0.284069358363662</text:p>
          </table:table-cell>
          <table:table-cell office:value-type="float" office:value="-0.283721959497465" calcext:value-type="float">
            <text:p>-0.283721959497465</text:p>
          </table:table-cell>
          <table:table-cell office:value-type="float" office:value="-0.28354726200092" calcext:value-type="float">
            <text:p>-0.28354726200092</text:p>
          </table:table-cell>
          <table:table-cell office:value-type="float" office:value="-0.283588472858202" calcext:value-type="float">
            <text:p>-0.283588472858202</text:p>
          </table:table-cell>
          <table:table-cell office:value-type="float" office:value="-0.284257452413665" calcext:value-type="float">
            <text:p>-0.284257452413665</text:p>
          </table:table-cell>
          <table:table-cell office:value-type="float" office:value="-0.28366296660382" calcext:value-type="float">
            <text:p>-0.28366296660382</text:p>
          </table:table-cell>
          <table:table-cell office:value-type="float" office:value="-0.283700558241082" calcext:value-type="float">
            <text:p>-0.283700558241082</text:p>
          </table:table-cell>
          <table:table-cell office:value-type="float" office:value="-0.284022784497865" calcext:value-type="float">
            <text:p>-0.284022784497865</text:p>
          </table:table-cell>
          <table:table-cell office:value-type="float" office:value="-0.28380650165222" calcext:value-type="float">
            <text:p>-0.28380650165222</text:p>
          </table:table-cell>
          <table:table-cell office:value-type="float" office:value="-0.283406834286188" calcext:value-type="float">
            <text:p>-0.283406834286188</text:p>
          </table:table-cell>
          <table:table-cell office:value-type="float" office:value="-0.284032146729505" calcext:value-type="float">
            <text:p>-0.284032146729505</text:p>
          </table:table-cell>
          <table:table-cell office:value-type="float" office:value="-0.283559551476101" calcext:value-type="float">
            <text:p>-0.283559551476101</text:p>
          </table:table-cell>
          <table:table-cell office:value-type="float" office:value="-0.284310326974641" calcext:value-type="float">
            <text:p>-0.284310326974641</text:p>
          </table:table-cell>
          <table:table-cell office:value-type="float" office:value="-0.283495769627164" calcext:value-type="float">
            <text:p>-0.283495769627164</text:p>
          </table:table-cell>
          <table:table-cell office:value-type="float" office:value="-0.283841157514624" calcext:value-type="float">
            <text:p>-0.283841157514624</text:p>
          </table:table-cell>
          <table:table-cell office:value-type="float" office:value="-0.283458704267294" calcext:value-type="float">
            <text:p>-0.283458704267294</text:p>
          </table:table-cell>
          <table:table-cell office:value-type="float" office:value="-0.283769946205698" calcext:value-type="float">
            <text:p>-0.283769946205698</text:p>
          </table:table-cell>
          <table:table-cell office:value-type="float" office:value="-0.28396159734355" calcext:value-type="float">
            <text:p>-0.28396159734355</text:p>
          </table:table-cell>
          <table:table-cell office:value-type="float" office:value="-0.283736706080443" calcext:value-type="float">
            <text:p>-0.283736706080443</text:p>
          </table:table-cell>
          <table:table-cell office:value-type="float" office:value="-0.283682307473418" calcext:value-type="float">
            <text:p>-0.283682307473418</text:p>
          </table:table-cell>
          <table:table-cell office:value-type="float" office:value="-0.283706697441955" calcext:value-type="float">
            <text:p>-0.283706697441955</text:p>
          </table:table-cell>
          <table:table-cell office:value-type="float" office:value="-0.283877395305995" calcext:value-type="float">
            <text:p>-0.283877395305995</text:p>
          </table:table-cell>
          <table:table-cell office:value-type="float" office:value="-0.28409186832532" calcext:value-type="float">
            <text:p>-0.28409186832532</text:p>
          </table:table-cell>
          <table:table-cell office:value-type="float" office:value="-0.283608877794348" calcext:value-type="float">
            <text:p>-0.283608877794348</text:p>
          </table:table-cell>
          <table:table-cell office:value-type="float" office:value="-0.283418505117778" calcext:value-type="float">
            <text:p>-0.283418505117778</text:p>
          </table:table-cell>
          <table:table-cell office:value-type="float" office:value="-0.283405261603094" calcext:value-type="float">
            <text:p>-0.283405261603094</text:p>
          </table:table-cell>
          <table:table-cell office:value-type="float" office:value="-0.283789629783898" calcext:value-type="float">
            <text:p>-0.283789629783898</text:p>
          </table:table-cell>
          <table:table-cell office:value-type="float" office:value="-0.283535867808422" calcext:value-type="float">
            <text:p>-0.283535867808422</text:p>
          </table:table-cell>
          <table:table-cell office:value-type="float" office:value="-0.283424704354706" calcext:value-type="float">
            <text:p>-0.283424704354706</text:p>
          </table:table-cell>
          <table:table-cell office:value-type="float" office:value="-0.283765900248562" calcext:value-type="float">
            <text:p>-0.283765900248562</text:p>
          </table:table-cell>
          <table:table-cell office:value-type="float" office:value="-0.284001713772209" calcext:value-type="float">
            <text:p>-0.284001713772209</text:p>
          </table:table-cell>
          <table:table-cell office:value-type="float" office:value="-0.283449721852284" calcext:value-type="float">
            <text:p>-0.283449721852284</text:p>
          </table:table-cell>
          <table:table-cell office:value-type="float" office:value="-0.283741685828024" calcext:value-type="float">
            <text:p>-0.283741685828024</text:p>
          </table:table-cell>
          <table:table-cell office:value-type="float" office:value="-0.283296700857025" calcext:value-type="float">
            <text:p>-0.283296700857025</text:p>
          </table:table-cell>
          <table:table-cell office:value-type="float" office:value="-0.283811134327031" calcext:value-type="float">
            <text:p>-0.283811134327031</text:p>
          </table:table-cell>
          <table:table-cell office:value-type="float" office:value="-0.283749715980581" calcext:value-type="float">
            <text:p>-0.283749715980581</text:p>
          </table:table-cell>
          <table:table-cell office:value-type="float" office:value="-0.283621961351281" calcext:value-type="float">
            <text:p>-0.283621961351281</text:p>
          </table:table-cell>
          <table:table-cell office:value-type="float" office:value="-0.283628350195174" calcext:value-type="float">
            <text:p>-0.283628350195174</text:p>
          </table:table-cell>
          <table:table-cell office:value-type="float" office:value="-0.284125374490903" calcext:value-type="float">
            <text:p>-0.284125374490903</text:p>
          </table:table-cell>
          <table:table-cell office:value-type="float" office:value="-0.283897722940991" calcext:value-type="float">
            <text:p>-0.283897722940991</text:p>
          </table:table-cell>
          <table:table-cell office:value-type="float" office:value="-0.283877672635558" calcext:value-type="float">
            <text:p>-0.283877672635558</text:p>
          </table:table-cell>
          <table:table-cell office:value-type="float" office:value="-0.2841181139843" calcext:value-type="float">
            <text:p>-0.2841181139843</text:p>
          </table:table-cell>
          <table:table-cell office:value-type="float" office:value="-0.2833337186156" calcext:value-type="float">
            <text:p>-0.2833337186156</text:p>
          </table:table-cell>
          <table:table-cell office:value-type="float" office:value="-0.28397772693011" calcext:value-type="float">
            <text:p>-0.28397772693011</text:p>
          </table:table-cell>
          <table:table-cell office:value-type="float" office:value="-0.283510443495833" calcext:value-type="float">
            <text:p>-0.283510443495833</text:p>
          </table:table-cell>
          <table:table-cell office:value-type="float" office:value="-0.283526587930263" calcext:value-type="float">
            <text:p>-0.283526587930263</text:p>
          </table:table-cell>
          <table:table-cell office:value-type="float" office:value="-0.283579564681297" calcext:value-type="float">
            <text:p>-0.283579564681297</text:p>
          </table:table-cell>
          <table:table-cell office:value-type="float" office:value="-0.283614805158327" calcext:value-type="float">
            <text:p>-0.283614805158327</text:p>
          </table:table-cell>
          <table:table-cell office:value-type="float" office:value="-0.283514799081307" calcext:value-type="float">
            <text:p>-0.283514799081307</text:p>
          </table:table-cell>
          <table:table-cell office:value-type="float" office:value="-0.283346336857303" calcext:value-type="float">
            <text:p>-0.283346336857303</text:p>
          </table:table-cell>
          <table:table-cell office:value-type="float" office:value="-0.283535157520714" calcext:value-type="float">
            <text:p>-0.283535157520714</text:p>
          </table:table-cell>
          <table:table-cell office:value-type="float" office:value="-0.28402401018805" calcext:value-type="float">
            <text:p>-0.28402401018805</text:p>
          </table:table-cell>
          <table:table-cell office:value-type="float" office:value="-0.283580284383865" calcext:value-type="float">
            <text:p>-0.283580284383865</text:p>
          </table:table-cell>
          <table:table-cell office:value-type="float" office:value="-0.284244945637491" calcext:value-type="float">
            <text:p>-0.284244945637491</text:p>
          </table:table-cell>
          <table:table-cell office:value-type="float" office:value="-0.283574792137377" calcext:value-type="float">
            <text:p>-0.283574792137377</text:p>
          </table:table-cell>
          <table:table-cell office:value-type="float" office:value="-0.283446472073818" calcext:value-type="float">
            <text:p>-0.283446472073818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665624622081529" calcext:value-type="float">
            <text:p>6.65624622081529E-06</text:p>
          </table:table-cell>
          <table:table-cell office:value-type="float" office:value="0.0000341688521576788" calcext:value-type="float">
            <text:p>3.41688521576788E-05</text:p>
          </table:table-cell>
          <table:table-cell office:value-type="float" office:value="-0.0000365380636481727" calcext:value-type="float">
            <text:p>-3.65380636481727E-05</text:p>
          </table:table-cell>
          <table:table-cell office:value-type="float" office:value="0.00000411312666370733" calcext:value-type="float">
            <text:p>4.11312666370733E-06</text:p>
          </table:table-cell>
          <table:table-cell office:value-type="float" office:value="0.00000505860077792963" calcext:value-type="float">
            <text:p>5.05860077792963E-06</text:p>
          </table:table-cell>
          <table:table-cell office:value-type="float" office:value="0.00000111887827253243" calcext:value-type="float">
            <text:p>1.11887827253243E-06</text:p>
          </table:table-cell>
          <table:table-cell office:value-type="float" office:value="-0.000021403388244301" calcext:value-type="float">
            <text:p>-2.1403388244301E-05</text:p>
          </table:table-cell>
          <table:table-cell office:value-type="float" office:value="0.0000429642795592988" calcext:value-type="float">
            <text:p>4.29642795592988E-05</text:p>
          </table:table-cell>
          <table:table-cell office:value-type="float" office:value="-0.0000580892490242291" calcext:value-type="float">
            <text:p>-5.80892490242291E-05</text:p>
          </table:table-cell>
          <table:table-cell office:value-type="float" office:value="0.0000120323975807968" calcext:value-type="float">
            <text:p>1.20323975807968E-05</text:p>
          </table:table-cell>
          <table:table-cell office:value-type="float" office:value="0.0000362576233087219" calcext:value-type="float">
            <text:p>3.62576233087219E-05</text:p>
          </table:table-cell>
          <table:table-cell office:value-type="float" office:value="-0.0000232929724547359" calcext:value-type="float">
            <text:p>-2.32929724547359E-05</text:p>
          </table:table-cell>
          <table:table-cell office:value-type="float" office:value="0.0000599777172263227" calcext:value-type="float">
            <text:p>5.99777172263227E-05</text:p>
          </table:table-cell>
          <table:table-cell office:value-type="float" office:value="-0.000110139606064541" calcext:value-type="float">
            <text:p>-0.000110139606065</text:p>
          </table:table-cell>
          <table:table-cell office:value-type="float" office:value="0.000113401890980191" calcext:value-type="float">
            <text:p>0.00011340189098</text:p>
          </table:table-cell>
          <table:table-cell office:value-type="float" office:value="-0.0000392205350913666" calcext:value-type="float">
            <text:p>-3.92205350913666E-05</text:p>
          </table:table-cell>
          <table:table-cell office:value-type="float" office:value="-0.0000671529070854215" calcext:value-type="float">
            <text:p>-6.71529070854215E-05</text:p>
          </table:table-cell>
          <table:table-cell office:value-type="float" office:value="0.0000775685397887971" calcext:value-type="float">
            <text:p>7.75685397887971E-05</text:p>
          </table:table-cell>
          <table:table-cell office:value-type="float" office:value="-0.00000742251661012272" calcext:value-type="float">
            <text:p>-7.42251661012272E-06</text:p>
          </table:table-cell>
          <table:table-cell office:value-type="float" office:value="-0.00000486348386008473" calcext:value-type="float">
            <text:p>-4.86348386008473E-06</text:p>
          </table:table-cell>
          <table:table-cell office:value-type="float" office:value="-0.0000423010769224907" calcext:value-type="float">
            <text:p>-4.23010769224907E-05</text:p>
          </table:table-cell>
          <table:table-cell office:value-type="float" office:value="0.0000312316925045186" calcext:value-type="float">
            <text:p>3.12316925045186E-05</text:p>
          </table:table-cell>
          <table:table-cell office:value-type="float" office:value="0.0000223113862032887" calcext:value-type="float">
            <text:p>2.23113862032887E-05</text:p>
          </table:table-cell>
          <table:table-cell office:value-type="float" office:value="-0.0000659280963701825" calcext:value-type="float">
            <text:p>-6.59280963701825E-05</text:p>
          </table:table-cell>
          <table:table-cell office:value-type="float" office:value="0.000000778444814664159" calcext:value-type="float">
            <text:p>7.78444814664159E-07</text:p>
          </table:table-cell>
          <table:table-cell office:value-type="float" office:value="0.000016521382148138" calcext:value-type="float">
            <text:p>1.6521382148138E-05</text:p>
          </table:table-cell>
          <table:table-cell office:value-type="float" office:value="0.000104017929437317" calcext:value-type="float">
            <text:p>0.000104017929437</text:p>
          </table:table-cell>
          <table:table-cell office:value-type="float" office:value="-0.0000604591703317059" calcext:value-type="float">
            <text:p>-6.04591703317059E-05</text:p>
          </table:table-cell>
          <table:table-cell office:value-type="float" office:value="-0.0000151669604325777" calcext:value-type="float">
            <text:p>-1.51669604325777E-05</text:p>
          </table:table-cell>
          <table:table-cell office:value-type="float" office:value="0.0000373652361329579" calcext:value-type="float">
            <text:p>3.73652361329579E-05</text:p>
          </table:table-cell>
          <table:table-cell office:value-type="float" office:value="-0.0000477986374304851" calcext:value-type="float">
            <text:p>-4.77986374304851E-05</text:p>
          </table:table-cell>
          <table:table-cell office:value-type="float" office:value="0.0000350219922514161" calcext:value-type="float">
            <text:p>3.50219922514161E-05</text:p>
          </table:table-cell>
          <table:table-cell office:value-type="float" office:value="0.0000140947873882857" calcext:value-type="float">
            <text:p>1.40947873882857E-05</text:p>
          </table:table-cell>
          <table:table-cell office:value-type="float" office:value="-0.0000462344934994974" calcext:value-type="float">
            <text:p>-4.62344934994974E-05</text:p>
          </table:table-cell>
          <table:table-cell office:value-type="float" office:value="-0.0000319353784558052" calcext:value-type="float">
            <text:p>-3.19353784558052E-05</text:p>
          </table:table-cell>
          <table:table-cell office:value-type="float" office:value="0.0000632688621693411" calcext:value-type="float">
            <text:p>6.32688621693411E-05</text:p>
          </table:table-cell>
          <table:table-cell office:value-type="float" office:value="-0.0000188231511156767" calcext:value-type="float">
            <text:p>-1.88231511156767E-05</text:p>
          </table:table-cell>
          <table:table-cell office:value-type="float" office:value="-0.000476605418024911" calcext:value-type="float">
            <text:p>-0.000476605418025</text:p>
          </table:table-cell>
          <table:table-cell office:value-type="float" office:value="-0.0000770594015826465" calcext:value-type="float">
            <text:p>-7.70594015826465E-05</text:p>
          </table:table-cell>
          <table:table-cell office:value-type="float" office:value="-0.000572604370834562" calcext:value-type="float">
            <text:p>-0.000572604370835</text:p>
          </table:table-cell>
          <table:table-cell office:value-type="float" office:value="-0.0001681203546407" calcext:value-type="float">
            <text:p>-0.000168120354641</text:p>
          </table:table-cell>
          <table:table-cell office:value-type="float" office:value="-0.00150170706464864" calcext:value-type="float">
            <text:p>-0.001501707064649</text:p>
          </table:table-cell>
          <table:table-cell office:value-type="float" office:value="-0.000700107960736385" calcext:value-type="float">
            <text:p>-0.000700107960736</text:p>
          </table:table-cell>
          <table:table-cell office:value-type="float" office:value="0.00121453197779586" calcext:value-type="float">
            <text:p>0.001214531977796</text:p>
          </table:table-cell>
          <table:table-cell office:value-type="float" office:value="0.00374393606918466" calcext:value-type="float">
            <text:p>0.003743936069185</text:p>
          </table:table-cell>
          <table:table-cell office:value-type="float" office:value="0.00572102448460565" calcext:value-type="float">
            <text:p>0.005721024484606</text:p>
          </table:table-cell>
          <table:table-cell office:value-type="float" office:value="0.00755320689730027" calcext:value-type="float">
            <text:p>0.0075532068973</text:p>
          </table:table-cell>
          <table:table-cell office:value-type="float" office:value="0.0172223243593834" calcext:value-type="float">
            <text:p>0.017222324359383</text:p>
          </table:table-cell>
          <table:table-cell office:value-type="float" office:value="-0.000301267812397754" calcext:value-type="float">
            <text:p>-0.000301267812398</text:p>
          </table:table-cell>
          <table:table-cell office:value-type="float" office:value="-0.0024388250296119" calcext:value-type="float">
            <text:p>-0.002438825029612</text:p>
          </table:table-cell>
          <table:table-cell office:value-type="float" office:value="0.000135664998567764" calcext:value-type="float">
            <text:p>0.000135664998568</text:p>
          </table:table-cell>
          <table:table-cell office:value-type="float" office:value="-0.0216868008634786" calcext:value-type="float">
            <text:p>-0.021686800863479</text:p>
          </table:table-cell>
          <table:table-cell office:value-type="float" office:value="-0.00212978756394261" calcext:value-type="float">
            <text:p>-0.002129787563943</text:p>
          </table:table-cell>
          <table:table-cell office:value-type="float" office:value="-0.00106696646363941" calcext:value-type="float">
            <text:p>-0.001066966463639</text:p>
          </table:table-cell>
          <table:table-cell office:value-type="float" office:value="0.000646591417408915" calcext:value-type="float">
            <text:p>0.000646591417409</text:p>
          </table:table-cell>
          <table:table-cell office:value-type="float" office:value="0.000660307878897537" calcext:value-type="float">
            <text:p>0.000660307878898</text:p>
          </table:table-cell>
          <table:table-cell office:value-type="float" office:value="0.0225597400793684" calcext:value-type="float">
            <text:p>0.022559740079368</text:p>
          </table:table-cell>
          <table:table-cell office:value-type="float" office:value="-0.00303710138113411" calcext:value-type="float">
            <text:p>-0.003037101381134</text:p>
          </table:table-cell>
          <table:table-cell office:value-type="float" office:value="-0.00604481739090235" calcext:value-type="float">
            <text:p>-0.006044817390902</text:p>
          </table:table-cell>
          <table:table-cell office:value-type="float" office:value="-0.0202591930155144" calcext:value-type="float">
            <text:p>-0.020259193015514</text:p>
          </table:table-cell>
          <table:table-cell office:value-type="float" office:value="-0.00268498145787444" calcext:value-type="float">
            <text:p>-0.002684981457874</text:p>
          </table:table-cell>
          <table:table-cell office:value-type="float" office:value="-0.00130621341352971" calcext:value-type="float">
            <text:p>-0.00130621341353</text:p>
          </table:table-cell>
          <table:table-cell office:value-type="float" office:value="0.000776396620444486" calcext:value-type="float">
            <text:p>0.000776396620444</text:p>
          </table:table-cell>
          <table:table-cell office:value-type="float" office:value="0.0383802760284511" calcext:value-type="float">
            <text:p>0.038380276028451</text:p>
          </table:table-cell>
          <table:table-cell office:value-type="float" office:value="0.00121237080729569" calcext:value-type="float">
            <text:p>0.001212370807296</text:p>
          </table:table-cell>
          <table:table-cell office:value-type="float" office:value="-0.00136522855945614" calcext:value-type="float">
            <text:p>-0.001365228559456</text:p>
          </table:table-cell>
          <table:table-cell office:value-type="float" office:value="0.00190268560560025" calcext:value-type="float">
            <text:p>0.0019026856056</text:p>
          </table:table-cell>
          <table:table-cell office:value-type="float" office:value="-0.00162361305744818" calcext:value-type="float">
            <text:p>-0.001623613057448</text:p>
          </table:table-cell>
          <table:table-cell office:value-type="float" office:value="-0.0315416714629145" calcext:value-type="float">
            <text:p>-0.031541671462915</text:p>
          </table:table-cell>
          <table:table-cell office:value-type="float" office:value="-0.00710623475642758" calcext:value-type="float">
            <text:p>-0.007106234756428</text:p>
          </table:table-cell>
          <table:table-cell office:value-type="float" office:value="-0.000818740294266096" calcext:value-type="float">
            <text:p>-0.000818740294266</text:p>
          </table:table-cell>
          <table:table-cell office:value-type="float" office:value="0.000426148694295248" calcext:value-type="float">
            <text:p>0.000426148694295</text:p>
          </table:table-cell>
          <table:table-cell office:value-type="float" office:value="-0.00092541378562716" calcext:value-type="float">
            <text:p>-0.000925413785627</text:p>
          </table:table-cell>
          <table:table-cell office:value-type="float" office:value="-0.00137041316178077" calcext:value-type="float">
            <text:p>-0.001370413161781</text:p>
          </table:table-cell>
          <table:table-cell office:value-type="float" office:value="0.00999428493479193" calcext:value-type="float">
            <text:p>0.009994284934792</text:p>
          </table:table-cell>
          <table:table-cell office:value-type="float" office:value="-0.00363628553128592" calcext:value-type="float">
            <text:p>-0.003636285531286</text:p>
          </table:table-cell>
          <table:table-cell office:value-type="float" office:value="-0.00799816005403697" calcext:value-type="float">
            <text:p>-0.007998160054037</text:p>
          </table:table-cell>
          <table:table-cell office:value-type="float" office:value="0.00712261662130864" calcext:value-type="float">
            <text:p>0.007122616621309</text:p>
          </table:table-cell>
          <table:table-cell office:value-type="float" office:value="0.000631657481709347" calcext:value-type="float">
            <text:p>0.000631657481709</text:p>
          </table:table-cell>
          <table:table-cell office:value-type="float" office:value="-0.000353959326519715" calcext:value-type="float">
            <text:p>-0.00035395932652</text:p>
          </table:table-cell>
          <table:table-cell office:value-type="float" office:value="-0.00070213431681837" calcext:value-type="float">
            <text:p>-0.000702134316818</text:p>
          </table:table-cell>
          <table:table-cell office:value-type="float" office:value="0.00121012618551591" calcext:value-type="float">
            <text:p>0.001210126185516</text:p>
          </table:table-cell>
          <table:table-cell office:value-type="float" office:value="0.00163871795733539" calcext:value-type="float">
            <text:p>0.001638717957335</text:p>
          </table:table-cell>
          <table:table-cell office:value-type="float" office:value="0.0119444339661632" calcext:value-type="float">
            <text:p>0.011944433966163</text:p>
          </table:table-cell>
          <table:table-cell office:value-type="float" office:value="0.0220142981960035" calcext:value-type="float">
            <text:p>0.022014298196004</text:p>
          </table:table-cell>
          <table:table-cell office:value-type="float" office:value="0.000598618786559868" calcext:value-type="float">
            <text:p>0.00059861878656</text:p>
          </table:table-cell>
          <table:table-cell office:value-type="float" office:value="-0.000507758444702466" calcext:value-type="float">
            <text:p>-0.000507758444702</text:p>
          </table:table-cell>
          <table:table-cell office:value-type="float" office:value="0.00137796771616677" calcext:value-type="float">
            <text:p>0.001377967716167</text:p>
          </table:table-cell>
          <table:table-cell office:value-type="float" office:value="-0.0048276145659808" calcext:value-type="float">
            <text:p>-0.004827614565981</text:p>
          </table:table-cell>
          <table:table-cell office:value-type="float" office:value="-0.0218403786175641" calcext:value-type="float">
            <text:p>-0.021840378617564</text:p>
          </table:table-cell>
          <table:table-cell office:value-type="float" office:value="-0.00651785654905013" calcext:value-type="float">
            <text:p>-0.00651785654905</text:p>
          </table:table-cell>
          <table:table-cell office:value-type="float" office:value="-0.00891444581625978" calcext:value-type="float">
            <text:p>-0.00891444581626</text:p>
          </table:table-cell>
          <table:table-cell office:value-type="float" office:value="0.00010856463879505" calcext:value-type="float">
            <text:p>0.000108564638795</text:p>
          </table:table-cell>
          <table:table-cell office:value-type="float" office:value="-0.000945829027490186" calcext:value-type="float">
            <text:p>-0.00094582902749</text:p>
          </table:table-cell>
          <table:table-cell office:value-type="float" office:value="-0.00139598689251297" calcext:value-type="float">
            <text:p>-0.001395986892513</text:p>
          </table:table-cell>
          <table:table-cell office:value-type="float" office:value="0.00919868973860344" calcext:value-type="float">
            <text:p>0.009198689738603</text:p>
          </table:table-cell>
          <table:table-cell office:value-type="float" office:value="-0.0068045707118829" calcext:value-type="float">
            <text:p>-0.006804570711883</text:p>
          </table:table-cell>
          <table:table-cell office:value-type="float" office:value="0.00300883727030982" calcext:value-type="float">
            <text:p>0.00300883727031</text:p>
          </table:table-cell>
          <table:table-cell office:value-type="float" office:value="0.00235567639412848" calcext:value-type="float">
            <text:p>0.002355676394128</text:p>
          </table:table-cell>
          <table:table-cell office:value-type="float" office:value="-0.000673315754071091" calcext:value-type="float">
            <text:p>-0.000673315754071</text:p>
          </table:table-cell>
          <table:table-cell office:value-type="float" office:value="0.000203852029025564" calcext:value-type="float">
            <text:p>0.000203852029026</text:p>
          </table:table-cell>
          <table:table-cell office:value-type="float" office:value="0.0000139602135305617" calcext:value-type="float">
            <text:p>1.39602135305617E-05</text:p>
          </table:table-cell>
          <table:table-cell office:value-type="float" office:value="0.0029696321465848" calcext:value-type="float">
            <text:p>0.002969632146585</text:p>
          </table:table-cell>
          <table:table-cell office:value-type="float" office:value="0.00633684075974716" calcext:value-type="float">
            <text:p>0.006336840759747</text:p>
          </table:table-cell>
          <table:table-cell office:value-type="float" office:value="0.0134107652495502" calcext:value-type="float">
            <text:p>0.01341076524955</text:p>
          </table:table-cell>
          <table:table-cell office:value-type="float" office:value="0.0133267944381419" calcext:value-type="float">
            <text:p>0.013326794438142</text:p>
          </table:table-cell>
          <table:table-cell office:value-type="float" office:value="-0.00105340692850531" calcext:value-type="float">
            <text:p>-0.001053406928505</text:p>
          </table:table-cell>
          <table:table-cell office:value-type="float" office:value="-0.000322946343217056" calcext:value-type="float">
            <text:p>-0.000322946343217</text:p>
          </table:table-cell>
          <table:table-cell office:value-type="float" office:value="-0.0278670555416828" calcext:value-type="float">
            <text:p>-0.027867055541683</text:p>
          </table:table-cell>
          <table:table-cell office:value-type="float" office:value="-0.002262312337802" calcext:value-type="float">
            <text:p>-0.002262312337802</text:p>
          </table:table-cell>
          <table:table-cell office:value-type="float" office:value="-0.00123518854360105" calcext:value-type="float">
            <text:p>-0.001235188543601</text:p>
          </table:table-cell>
          <table:table-cell office:value-type="float" office:value="-0.000165716795879234" calcext:value-type="float">
            <text:p>-0.000165716795879</text:p>
          </table:table-cell>
          <table:table-cell office:value-type="float" office:value="-0.00182686831621842" calcext:value-type="float">
            <text:p>-0.001826868316218</text:p>
          </table:table-cell>
          <table:table-cell office:value-type="float" office:value="-0.00428679135591603" calcext:value-type="float">
            <text:p>-0.004286791355916</text:p>
          </table:table-cell>
          <table:table-cell office:value-type="float" office:value="-0.00104030794506471" calcext:value-type="float">
            <text:p>-0.001040307945065</text:p>
          </table:table-cell>
          <table:table-cell office:value-type="float" office:value="0.0400267693437166" calcext:value-type="float">
            <text:p>0.040026769343717</text:p>
          </table:table-cell>
          <table:table-cell office:value-type="float" office:value="0.00229850781932489" calcext:value-type="float">
            <text:p>0.002298507819325</text:p>
          </table:table-cell>
          <table:table-cell office:value-type="float" office:value="-0.00506606747596866" calcext:value-type="float">
            <text:p>-0.005066067475969</text:p>
          </table:table-cell>
          <table:table-cell office:value-type="float" office:value="-0.00518878974991965" calcext:value-type="float">
            <text:p>-0.00518878974992</text:p>
          </table:table-cell>
          <table:table-cell office:value-type="float" office:value="-0.00509976764099557" calcext:value-type="float">
            <text:p>-0.005099767640996</text:p>
          </table:table-cell>
          <table:table-cell office:value-type="float" office:value="-0.0195747500579239" calcext:value-type="float">
            <text:p>-0.019574750057924</text:p>
          </table:table-cell>
          <table:table-cell office:value-type="float" office:value="-0.00153909320152429" calcext:value-type="float">
            <text:p>-0.001539093201524</text:p>
          </table:table-cell>
          <table:table-cell office:value-type="float" office:value="0.00152417754698209" calcext:value-type="float">
            <text:p>0.001524177546982</text:p>
          </table:table-cell>
          <table:table-cell office:value-type="float" office:value="0.0192031944227296" calcext:value-type="float">
            <text:p>0.01920319442273</text:p>
          </table:table-cell>
          <table:table-cell office:value-type="float" office:value="0.0046675532183772" calcext:value-type="float">
            <text:p>0.004667553218377</text:p>
          </table:table-cell>
          <table:table-cell office:value-type="float" office:value="0.000711152080906219" calcext:value-type="float">
            <text:p>0.000711152080906</text:p>
          </table:table-cell>
          <table:table-cell office:value-type="float" office:value="-0.000855818156280774" calcext:value-type="float">
            <text:p>-0.000855818156281</text:p>
          </table:table-cell>
          <table:table-cell office:value-type="float" office:value="-0.0223038899011846" calcext:value-type="float">
            <text:p>-0.022303889901185</text:p>
          </table:table-cell>
          <table:table-cell office:value-type="float" office:value="-0.00782337459095633" calcext:value-type="float">
            <text:p>-0.007823374590956</text:p>
          </table:table-cell>
          <table:table-cell office:value-type="float" office:value="0.0265314636020331" calcext:value-type="float">
            <text:p>0.026531463602033</text:p>
          </table:table-cell>
          <table:table-cell office:value-type="float" office:value="-0.012417605665851" calcext:value-type="float">
            <text:p>-0.012417605665851</text:p>
          </table:table-cell>
          <table:table-cell office:value-type="float" office:value="-0.00654418612529162" calcext:value-type="float">
            <text:p>-0.006544186125292</text:p>
          </table:table-cell>
          <table:table-cell office:value-type="float" office:value="-0.0113151060465229" calcext:value-type="float">
            <text:p>-0.011315106046523</text:p>
          </table:table-cell>
          <table:table-cell office:value-type="float" office:value="0.00693144012029934" calcext:value-type="float">
            <text:p>0.006931440120299</text:p>
          </table:table-cell>
          <table:table-cell office:value-type="float" office:value="0.00053406327206712" calcext:value-type="float">
            <text:p>0.000534063272067</text:p>
          </table:table-cell>
          <table:table-cell office:value-type="float" office:value="-0.0000242697541897319" calcext:value-type="float">
            <text:p>-2.42697541897319E-05</text:p>
          </table:table-cell>
          <table:table-cell office:value-type="float" office:value="-0.000901044424849007" calcext:value-type="float">
            <text:p>-0.000901044424849</text:p>
          </table:table-cell>
          <table:table-cell office:value-type="float" office:value="0.0145770947736563" calcext:value-type="float">
            <text:p>0.014577094773656</text:p>
          </table:table-cell>
          <table:table-cell office:value-type="float" office:value="0.0121036311113888" calcext:value-type="float">
            <text:p>0.012103631111389</text:p>
          </table:table-cell>
          <table:table-cell office:value-type="float" office:value="0.00406073723661055" calcext:value-type="float">
            <text:p>0.004060737236611</text:p>
          </table:table-cell>
          <table:table-cell office:value-type="float" office:value="-0.00171434156604228" calcext:value-type="float">
            <text:p>-0.001714341566042</text:p>
          </table:table-cell>
          <table:table-cell office:value-type="float" office:value="-0.00402560722746564" calcext:value-type="float">
            <text:p>-0.004025607227466</text:p>
          </table:table-cell>
          <table:table-cell office:value-type="float" office:value="-0.000226183569155158" calcext:value-type="float">
            <text:p>-0.000226183569155</text:p>
          </table:table-cell>
          <table:table-cell office:value-type="float" office:value="-0.0187427595419788" calcext:value-type="float">
            <text:p>-0.018742759541979</text:p>
          </table:table-cell>
          <table:table-cell office:value-type="float" office:value="0.00102266107363685" calcext:value-type="float">
            <text:p>0.001022661073637</text:p>
          </table:table-cell>
          <table:table-cell office:value-type="float" office:value="0.00567618266073622" calcext:value-type="float">
            <text:p>0.005676182660736</text:p>
          </table:table-cell>
          <table:table-cell office:value-type="float" office:value="-0.00782948189799177" calcext:value-type="float">
            <text:p>-0.007829481897992</text:p>
          </table:table-cell>
          <table:table-cell office:value-type="float" office:value="-0.00751041175746781" calcext:value-type="float">
            <text:p>-0.007510411757468</text:p>
          </table:table-cell>
          <table:table-cell office:value-type="float" office:value="-0.000154315158685192" calcext:value-type="float">
            <text:p>-0.000154315158685</text:p>
          </table:table-cell>
          <table:table-cell office:value-type="float" office:value="0.00334222388949551" calcext:value-type="float">
            <text:p>0.003342223889496</text:p>
          </table:table-cell>
          <table:table-cell office:value-type="float" office:value="-0.00155997406625885" calcext:value-type="float">
            <text:p>-0.001559974066259</text:p>
          </table:table-cell>
          <table:table-cell office:value-type="float" office:value="-0.00015150600772007" calcext:value-type="float">
            <text:p>-0.00015150600772</text:p>
          </table:table-cell>
          <table:table-cell office:value-type="float" office:value="0.000648862006036588" calcext:value-type="float">
            <text:p>0.000648862006037</text:p>
          </table:table-cell>
          <table:table-cell office:value-type="float" office:value="0.00303767756883594" calcext:value-type="float">
            <text:p>0.003037677568836</text:p>
          </table:table-cell>
          <table:table-cell office:value-type="float" office:value="0.00299584772388345" calcext:value-type="float">
            <text:p>0.002995847723883</text:p>
          </table:table-cell>
          <table:table-cell office:value-type="float" office:value="-0.00596845189058853" calcext:value-type="float">
            <text:p>-0.005968451890589</text:p>
          </table:table-cell>
          <table:table-cell office:value-type="float" office:value="-0.00441886145654941" calcext:value-type="float">
            <text:p>-0.004418861456549</text:p>
          </table:table-cell>
          <table:table-cell office:value-type="float" office:value="0.000307880986936737" calcext:value-type="float">
            <text:p>0.000307880986937</text:p>
          </table:table-cell>
          <table:table-cell office:value-type="float" office:value="-0.0000947453060439751" calcext:value-type="float">
            <text:p>-9.47453060439751E-05</text:p>
          </table:table-cell>
          <table:table-cell office:value-type="float" office:value="-0.0000768395355542073" calcext:value-type="float">
            <text:p>-7.68395355542073E-05</text:p>
          </table:table-cell>
          <table:table-cell office:value-type="float" office:value="-0.000207613845969679" calcext:value-type="float">
            <text:p>-0.00020761384597</text:p>
          </table:table-cell>
          <table:table-cell office:value-type="float" office:value="-0.000054164545491342" calcext:value-type="float">
            <text:p>-5.4164545491342E-05</text:p>
          </table:table-cell>
          <table:table-cell office:value-type="float" office:value="0.0000132614690074861" calcext:value-type="float">
            <text:p>1.32614690074861E-05</text:p>
          </table:table-cell>
          <table:table-cell office:value-type="float" office:value="0.0000288961341365357" calcext:value-type="float">
            <text:p>2.88961341365357E-05</text:p>
          </table:table-cell>
          <table:table-cell office:value-type="float" office:value="-0.0000405880547661441" calcext:value-type="float">
            <text:p>-4.05880547661441E-05</text:p>
          </table:table-cell>
          <table:table-cell office:value-type="float" office:value="0.000000600092831204435" calcext:value-type="float">
            <text:p>6.00092831204435E-07</text:p>
          </table:table-cell>
          <table:table-cell office:value-type="float" office:value="0.0000307044026872649" calcext:value-type="float">
            <text:p>3.07044026872649E-05</text:p>
          </table:table-cell>
          <table:table-cell office:value-type="float" office:value="-0.0000201028227750366" calcext:value-type="float">
            <text:p>-2.01028227750366E-05</text:p>
          </table:table-cell>
          <table:table-cell office:value-type="float" office:value="0.0000018548269440366" calcext:value-type="float">
            <text:p>1.8548269440366E-06</text:p>
          </table:table-cell>
          <table:table-cell office:value-type="float" office:value="-0.00000862773124155059" calcext:value-type="float">
            <text:p>-8.62773124155059E-06</text:p>
          </table:table-cell>
          <table:table-cell office:value-type="float" office:value="-0.0000059875502574358" calcext:value-type="float">
            <text:p>-5.9875502574358E-06</text:p>
          </table:table-cell>
          <table:table-cell office:value-type="float" office:value="0.0000321483412514256" calcext:value-type="float">
            <text:p>3.21483412514256E-05</text:p>
          </table:table-cell>
          <table:table-cell office:value-type="float" office:value="-0.0000173988807870007" calcext:value-type="float">
            <text:p>-1.73988807870007E-05</text:p>
          </table:table-cell>
          <table:table-cell office:value-type="float" office:value="-0.0000172297284107281" calcext:value-type="float">
            <text:p>-1.72297284107281E-05</text:p>
          </table:table-cell>
          <table:table-cell office:value-type="float" office:value="-0.00000636694997829812" calcext:value-type="float">
            <text:p>-6.36694997829812E-06</text:p>
          </table:table-cell>
          <table:table-cell office:value-type="float" office:value="-0.0000106398753283998" calcext:value-type="float">
            <text:p>-1.06398753283998E-05</text:p>
          </table:table-cell>
          <table:table-cell office:value-type="float" office:value="0.00000931272604165478" calcext:value-type="float">
            <text:p>9.31272604165478E-06</text:p>
          </table:table-cell>
          <table:table-cell office:value-type="float" office:value="0.0000100261189263651" calcext:value-type="float">
            <text:p>1.00261189263651E-05</text:p>
          </table:table-cell>
          <table:table-cell office:value-type="float" office:value="-0.00000987068233826438" calcext:value-type="float">
            <text:p>-9.87068233826438E-06</text:p>
          </table:table-cell>
          <table:table-cell office:value-type="float" office:value="-0.0000102484398319946" calcext:value-type="float">
            <text:p>-1.02484398319946E-05</text:p>
          </table:table-cell>
          <table:table-cell office:value-type="float" office:value="-0.00000229181031241588" calcext:value-type="float">
            <text:p>-2.29181031241588E-06</text:p>
          </table:table-cell>
          <table:table-cell office:value-type="float" office:value="0.0000334638663438969" calcext:value-type="float">
            <text:p>3.34638663438969E-05</text:p>
          </table:table-cell>
          <table:table-cell office:value-type="float" office:value="-0.0000423678699270069" calcext:value-type="float">
            <text:p>-4.23678699270069E-05</text:p>
          </table:table-cell>
          <table:table-cell office:value-type="float" office:value="0.0000180934253755094" calcext:value-type="float">
            <text:p>1.80934253755094E-05</text:p>
          </table:table-cell>
          <table:table-cell office:value-type="float" office:value="0.0000119904365887269" calcext:value-type="float">
            <text:p>1.19904365887269E-05</text:p>
          </table:table-cell>
          <table:table-cell office:value-type="float" office:value="-0.0000270599920122461" calcext:value-type="float">
            <text:p>-2.70599920122461E-05</text:p>
          </table:table-cell>
          <table:table-cell office:value-type="float" office:value="-0.0000128014121960618" calcext:value-type="float">
            <text:p>-1.28014121960618E-05</text:p>
          </table:table-cell>
          <table:table-cell office:value-type="float" office:value="0.0000264873989341274" calcext:value-type="float">
            <text:p>2.64873989341274E-05</text:p>
          </table:table-cell>
          <table:table-cell office:value-type="float" office:value="-0.0000117333636469597" calcext:value-type="float">
            <text:p>-1.17333636469597E-05</text:p>
          </table:table-cell>
          <table:table-cell office:value-type="float" office:value="0.0000140668598646587" calcext:value-type="float">
            <text:p>1.40668598646587E-05</text:p>
          </table:table-cell>
          <table:table-cell office:value-type="float" office:value="-0.0000290123666505382" calcext:value-type="float">
            <text:p>-2.90123666505382E-05</text:p>
          </table:table-cell>
          <table:table-cell office:value-type="float" office:value="0.000171941458974201" calcext:value-type="float">
            <text:p>0.000171941458974</text:p>
          </table:table-cell>
          <table:table-cell office:value-type="float" office:value="-0.000167426774757284" calcext:value-type="float">
            <text:p>-0.000167426774757</text:p>
          </table:table-cell>
          <table:table-cell office:value-type="float" office:value="0.000016715104506404" calcext:value-type="float">
            <text:p>1.6715104506404E-05</text:p>
          </table:table-cell>
          <table:table-cell office:value-type="float" office:value="0.000155789982113908" calcext:value-type="float">
            <text:p>0.000155789982114</text:p>
          </table:table-cell>
          <table:table-cell office:value-type="float" office:value="-0.000171311579430289" calcext:value-type="float">
            <text:p>-0.00017131157943</text:p>
          </table:table-cell>
          <table:table-cell office:value-type="float" office:value="-0.0000112605674233435" calcext:value-type="float">
            <text:p>-1.12605674233435E-05</text:p>
          </table:table-cell>
          <table:table-cell office:value-type="float" office:value="0.0000234169949899776" calcext:value-type="float">
            <text:p>2.34169949899776E-05</text:p>
          </table:table-cell>
          <table:table-cell office:value-type="float" office:value="-0.00000127114873621492" calcext:value-type="float">
            <text:p>-1.27114873621492E-06</text:p>
          </table:table-cell>
          <table:table-cell office:value-type="float" office:value="0.00000522636002298071" calcext:value-type="float">
            <text:p>5.22636002298071E-06</text:p>
          </table:table-cell>
          <table:table-cell office:value-type="float" office:value="-0.000026380468979903" calcext:value-type="float">
            <text:p>-2.6380468979903E-05</text:p>
          </table:table-cell>
          <table:table-cell office:value-type="float" office:value="-0.00000841727991374164" calcext:value-type="float">
            <text:p>-8.41727991374164E-06</text:p>
          </table:table-cell>
          <table:table-cell office:value-type="float" office:value="0.00000872317768657593" calcext:value-type="float">
            <text:p>8.72317768657593E-06</text:p>
          </table:table-cell>
          <table:table-cell office:value-type="float" office:value="0.0000301138632392006" calcext:value-type="float">
            <text:p>3.01138632392006E-05</text:p>
          </table:table-cell>
          <table:table-cell office:value-type="float" office:value="-0.0000125111408709744" calcext:value-type="float">
            <text:p>-1.25111408709744E-05</text:p>
          </table:table-cell>
          <table:table-cell office:value-type="float" office:value="-0.0000229601024094861" calcext:value-type="float">
            <text:p>-2.29601024094861E-05</text:p>
          </table:table-cell>
          <table:table-cell office:value-type="float" office:value="0.0000188116612649392" calcext:value-type="float">
            <text:p>1.88116612649392E-05</text:p>
          </table:table-cell>
          <table:table-cell office:value-type="float" office:value="0.00000917991666588014" calcext:value-type="float">
            <text:p>9.17991666588014E-06</text:p>
          </table:table-cell>
          <table:table-cell office:value-type="float" office:value="-0.0000255789977761656" calcext:value-type="float">
            <text:p>-2.55789977761656E-05</text:p>
          </table:table-cell>
          <table:table-cell office:value-type="float" office:value="0.00000737938117889581" calcext:value-type="float">
            <text:p>7.37938117889581E-06</text:p>
          </table:table-cell>
          <table:table-cell office:value-type="float" office:value="-0.0000105761284687755" calcext:value-type="float">
            <text:p>-1.05761284687755E-05</text:p>
          </table:table-cell>
          <table:table-cell office:value-type="float" office:value="0.0000121795667389346" calcext:value-type="float">
            <text:p>1.21795667389346E-05</text:p>
          </table:table-cell>
          <table:table-cell office:value-type="float" office:value="-0.00000549143248379513" calcext:value-type="float">
            <text:p>-5.49143248379513E-06</text:p>
          </table:table-cell>
          <table:table-cell office:value-type="float" office:value="0.00000533706092675779" calcext:value-type="float">
            <text:p>5.33706092675779E-06</text:p>
          </table:table-cell>
          <table:table-cell office:value-type="float" office:value="0.00000511668272096255" calcext:value-type="float">
            <text:p>5.11668272096255E-06</text:p>
          </table:table-cell>
          <table:table-cell office:value-type="float" office:value="-0.00000197998457612814" calcext:value-type="float">
            <text:p>-1.97998457612814E-06</text:p>
          </table:table-cell>
          <table:table-cell office:value-type="float" office:value="0.00000510070790665784" calcext:value-type="float">
            <text:p>5.10070790665784E-06</text:p>
          </table:table-cell>
          <table:table-cell office:value-type="float" office:value="-0.00000179539140648943" calcext:value-type="float">
            <text:p>-1.79539140648943E-06</text:p>
          </table:table-cell>
          <table:table-cell office:value-type="float" office:value="0.0000173095473168239" calcext:value-type="float">
            <text:p>1.73095473168239E-05</text:p>
          </table:table-cell>
          <table:table-cell office:value-type="float" office:value="-0.0000360369450575493" calcext:value-type="float">
            <text:p>-3.60369450575493E-05</text:p>
          </table:table-cell>
          <table:table-cell office:value-type="float" office:value="0.00000808765394172406" calcext:value-type="float">
            <text:p>8.08765394172406E-06</text:p>
          </table:table-cell>
          <table:table-cell office:value-type="float" office:value="-0.00000989846352611457" calcext:value-type="float">
            <text:p>-9.89846352611457E-06</text:p>
          </table:table-cell>
          <table:table-cell office:value-type="float" office:value="0.00000542795061747592" calcext:value-type="float">
            <text:p>5.42795061747592E-06</text:p>
          </table:table-cell>
          <table:table-cell office:value-type="float" office:value="-0.00000549858352510979" calcext:value-type="float">
            <text:p>-5.49858352510979E-06</text:p>
          </table:table-cell>
          <table:table-cell office:value-type="float" office:value="-0.00000783368323986622" calcext:value-type="float">
            <text:p>-7.83368323986622E-06</text:p>
          </table:table-cell>
          <table:table-cell office:value-type="float" office:value="0.0000173197271878256" calcext:value-type="float">
            <text:p>1.73197271878256E-05</text:p>
          </table:table-cell>
          <table:table-cell office:value-type="float" office:value="-0.00000723989213019527" calcext:value-type="float">
            <text:p>-7.23989213019527E-06</text:p>
          </table:table-cell>
          <table:table-cell office:value-type="float" office:value="0.0000128306662628419" calcext:value-type="float">
            <text:p>1.28306662628419E-05</text:p>
          </table:table-cell>
          <table:table-cell office:value-type="float" office:value="0.00000541478358606629" calcext:value-type="float">
            <text:p>5.41478358606629E-06</text:p>
          </table:table-cell>
          <table:table-cell office:value-type="float" office:value="-0.0000198837863265577" calcext:value-type="float">
            <text:p>-1.98837863265577E-05</text:p>
          </table:table-cell>
          <table:table-cell office:value-type="float" office:value="0.0000244018497368437" calcext:value-type="float">
            <text:p>2.44018497368437E-05</text:p>
          </table:table-cell>
          <table:table-cell office:value-type="float" office:value="-0.000031204912169791" calcext:value-type="float">
            <text:p>-3.1204912169791E-05</text:p>
          </table:table-cell>
          <table:table-cell office:value-type="float" office:value="0.00000750104718766353" calcext:value-type="float">
            <text:p>7.50104718766353E-06</text:p>
          </table:table-cell>
          <table:table-cell table:number-columns-repeated="610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28669860610722" calcext:value-type="float">
            <text:p>0.728669860610722</text:p>
          </table:table-cell>
          <table:table-cell table:formula="of:=[.B9]*9.8" office:value-type="float" office:value="7.14096463398508" calcext:value-type="float">
            <text:p>7.1409646339850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522431624268249" calcext:value-type="float">
            <text:p>5.22431624268249E-06</text:p>
          </table:table-cell>
          <table:table-cell table:formula="of:=0.5*[.D12]*(([.D5]-[.C5])/([.D1]-[.C1]))^2" office:value-type="float" office:value="0.0000170001441974625" calcext:value-type="float">
            <text:p>1.70001441974625E-05</text:p>
          </table:table-cell>
          <table:table-cell table:formula="of:=0.5*[.E12]*(([.E5]-[.D5])/([.E1]-[.D1]))^2" office:value-type="float" office:value="0.000000820082742536331" calcext:value-type="float">
            <text:p>8.20082742536331E-07</text:p>
          </table:table-cell>
          <table:table-cell table:formula="of:=0.5*[.F12]*(([.F5]-[.E5])/([.F1]-[.E1]))^2" office:value-type="float" office:value="0.00000000396552166044927" calcext:value-type="float">
            <text:p>3.96552166044927E-09</text:p>
          </table:table-cell>
          <table:table-cell table:formula="of:=0.5*[.G12]*(([.G5]-[.F5])/([.G1]-[.F1]))^2" office:value-type="float" office:value="0.00000152603195656264" calcext:value-type="float">
            <text:p>1.52603195656264E-06</text:p>
          </table:table-cell>
          <table:table-cell table:formula="of:=0.5*[.H12]*(([.H5]-[.G5])/([.H1]-[.G1]))^2" office:value-type="float" office:value="0.000000737417643888075" calcext:value-type="float">
            <text:p>7.37417643888075E-07</text:p>
          </table:table-cell>
          <table:table-cell table:formula="of:=0.5*[.I12]*(([.I5]-[.H5])/([.I1]-[.H1]))^2" office:value-type="float" office:value="0.00000463089462153205" calcext:value-type="float">
            <text:p>4.63089462153205E-06</text:p>
          </table:table-cell>
          <table:table-cell table:formula="of:=0.5*[.J12]*(([.J5]-[.I5])/([.J1]-[.I1]))^2" office:value-type="float" office:value="0.0000118593325298169" calcext:value-type="float">
            <text:p>1.18593325298169E-05</text:p>
          </table:table-cell>
          <table:table-cell table:formula="of:=0.5*[.K12]*(([.K5]-[.J5])/([.K1]-[.J1]))^2" office:value-type="float" office:value="0.000000152088974307902" calcext:value-type="float">
            <text:p>1.52088974307902E-07</text:p>
          </table:table-cell>
          <table:table-cell table:formula="of:=0.5*[.L12]*(([.L5]-[.K5])/([.L1]-[.K1]))^2" office:value-type="float" office:value="0.00000704907540282745" calcext:value-type="float">
            <text:p>7.04907540282745E-06</text:p>
          </table:table-cell>
          <table:table-cell table:formula="of:=0.5*[.M12]*(([.M5]-[.L5])/([.M1]-[.L1]))^2" office:value-type="float" office:value="0.00000353798853626452" calcext:value-type="float">
            <text:p>3.53798853626452E-06</text:p>
          </table:table-cell>
          <table:table-cell table:formula="of:=0.5*[.N12]*(([.N5]-[.M5])/([.N1]-[.M1]))^2" office:value-type="float" office:value="0.0000414688576722395" calcext:value-type="float">
            <text:p>4.14688576722395E-05</text:p>
          </table:table-cell>
          <table:table-cell table:formula="of:=0.5*[.O12]*(([.O5]-[.N5])/([.O1]-[.N1]))^2" office:value-type="float" office:value="0.000066276850209947" calcext:value-type="float">
            <text:p>6.6276850209947E-05</text:p>
          </table:table-cell>
          <table:table-cell table:formula="of:=0.5*[.P12]*(([.P5]-[.O5])/([.P1]-[.O1]))^2" office:value-type="float" office:value="0.0000242347287256129" calcext:value-type="float">
            <text:p>2.42347287256129E-05</text:p>
          </table:table-cell>
          <table:table-cell table:formula="of:=0.5*[.Q12]*(([.Q5]-[.P5])/([.Q1]-[.P1]))^2" office:value-type="float" office:value="0.00000258501256040682" calcext:value-type="float">
            <text:p>2.58501256040682E-06</text:p>
          </table:table-cell>
          <table:table-cell table:formula="of:=0.5*[.R12]*(([.R5]-[.Q5])/([.R1]-[.Q1]))^2" office:value-type="float" office:value="0.00000769750258752199" calcext:value-type="float">
            <text:p>7.69750258752199E-06</text:p>
          </table:table-cell>
          <table:table-cell table:formula="of:=0.5*[.S12]*(([.S5]-[.R5])/([.S1]-[.R1]))^2" office:value-type="float" office:value="0.0000116643782745731" calcext:value-type="float">
            <text:p>1.16643782745731E-05</text:p>
          </table:table-cell>
          <table:table-cell table:formula="of:=0.5*[.T12]*(([.T5]-[.S5])/([.T1]-[.S1]))^2" office:value-type="float" office:value="0.000000134773711411879" calcext:value-type="float">
            <text:p>1.34773711411879E-07</text:p>
          </table:table-cell>
          <table:table-cell table:formula="of:=0.5*[.U12]*(([.U5]-[.T5])/([.U1]-[.T1]))^2" office:value-type="float" office:value="0.000000201881929397499" calcext:value-type="float">
            <text:p>2.01881929397499E-07</text:p>
          </table:table-cell>
          <table:table-cell table:formula="of:=0.5*[.V12]*(([.V5]-[.U5])/([.V1]-[.U1]))^2" office:value-type="float" office:value="0.0000107051961631026" calcext:value-type="float">
            <text:p>1.07051961631026E-05</text:p>
          </table:table-cell>
          <table:table-cell table:formula="of:=0.5*[.W12]*(([.W5]-[.V5])/([.W1]-[.V1]))^2" office:value-type="float" office:value="0.00000243564566667371" calcext:value-type="float">
            <text:p>2.43564566667371E-06</text:p>
          </table:table-cell>
          <table:table-cell table:formula="of:=0.5*[.X12]*(([.X5]-[.W5])/([.X1]-[.W1]))^2" office:value-type="float" office:value="0.00000149103308380268" calcext:value-type="float">
            <text:p>1.49103308380268E-06</text:p>
          </table:table-cell>
          <table:table-cell table:formula="of:=0.5*[.Y12]*(([.Y5]-[.X5])/([.Y1]-[.X1]))^2" office:value-type="float" office:value="0.00000159539224253198" calcext:value-type="float">
            <text:p>1.59539224253198E-06</text:p>
          </table:table-cell>
          <table:table-cell table:formula="of:=0.5*[.Z12]*(([.Z5]-[.Y5])/([.Z1]-[.Y1]))^2" office:value-type="float" office:value="0.000000758650519542825" calcext:value-type="float">
            <text:p>7.58650519542825E-07</text:p>
          </table:table-cell>
          <table:table-cell table:formula="of:=0.5*[.AA12]*(([.AA5]-[.Z5])/([.AA1]-[.Z1]))^2" office:value-type="float" office:value="0.000000169850554340316" calcext:value-type="float">
            <text:p>1.69850554340316E-07</text:p>
          </table:table-cell>
          <table:table-cell table:formula="of:=0.5*[.AB12]*(([.AB5]-[.AA5])/([.AB1]-[.AA1]))^2" office:value-type="float" office:value="0.0000521721806972792" calcext:value-type="float">
            <text:p>5.21721806972792E-05</text:p>
          </table:table-cell>
          <table:table-cell table:formula="of:=0.5*[.AC12]*(([.AC5]-[.AB5])/([.AC1]-[.AB1]))^2" office:value-type="float" office:value="0.0000232549818603072" calcext:value-type="float">
            <text:p>2.32549818603072E-05</text:p>
          </table:table-cell>
          <table:table-cell table:formula="of:=0.5*[.AD12]*(([.AD5]-[.AC5])/([.AD1]-[.AC1]))^2" office:value-type="float" office:value="0.0000000663069857232203" calcext:value-type="float">
            <text:p>6.63069857232203E-08</text:p>
          </table:table-cell>
          <table:table-cell table:formula="of:=0.5*[.AE12]*(([.AE5]-[.AD5])/([.AE1]-[.AD1]))^2" office:value-type="float" office:value="0.00000134246144779508" calcext:value-type="float">
            <text:p>1.34246144779508E-06</text:p>
          </table:table-cell>
          <table:table-cell table:formula="of:=0.5*[.AF12]*(([.AF5]-[.AE5])/([.AF1]-[.AE1]))^2" office:value-type="float" office:value="0.00000021965288527586" calcext:value-type="float">
            <text:p>2.1965288527586E-07</text:p>
          </table:table-cell>
          <table:table-cell table:formula="of:=0.5*[.AG12]*(([.AG5]-[.AF5])/([.AG1]-[.AF1]))^2" office:value-type="float" office:value="0.000000854172992150702" calcext:value-type="float">
            <text:p>8.54172992150702E-07</text:p>
          </table:table-cell>
          <table:table-cell table:formula="of:=0.5*[.AH12]*(([.AH5]-[.AG5])/([.AH1]-[.AG1]))^2" office:value-type="float" office:value="0.000000806367099533121" calcext:value-type="float">
            <text:p>8.06367099533121E-07</text:p>
          </table:table-cell>
          <table:table-cell table:formula="of:=0.5*[.AI12]*(([.AI5]-[.AH5])/([.AI1]-[.AH1]))^2" office:value-type="float" office:value="0.0000176544717321774" calcext:value-type="float">
            <text:p>1.76544717321774E-05</text:p>
          </table:table-cell>
          <table:table-cell table:formula="of:=0.5*[.AJ12]*(([.AJ5]-[.AI5])/([.AJ1]-[.AI1]))^2" office:value-type="float" office:value="0.000000135494122615193" calcext:value-type="float">
            <text:p>1.35494122615193E-07</text:p>
          </table:table-cell>
          <table:table-cell table:formula="of:=0.5*[.AK12]*(([.AK5]-[.AJ5])/([.AK1]-[.AJ1]))^2" office:value-type="float" office:value="0.00000310020244848373" calcext:value-type="float">
            <text:p>3.10020244848373E-06</text:p>
          </table:table-cell>
          <table:table-cell table:formula="of:=0.5*[.AL12]*(([.AL5]-[.AK5])/([.AL1]-[.AK1]))^2" office:value-type="float" office:value="0.0000196928692657494" calcext:value-type="float">
            <text:p>1.96928692657494E-05</text:p>
          </table:table-cell>
          <table:table-cell table:formula="of:=0.5*[.AM12]*(([.AM5]-[.AL5])/([.AM1]-[.AL1]))^2" office:value-type="float" office:value="0.000000167435668976883" calcext:value-type="float">
            <text:p>1.67435668976883E-07</text:p>
          </table:table-cell>
          <table:table-cell table:formula="of:=0.5*[.AN12]*(([.AN5]-[.AM5])/([.AN1]-[.AM1]))^2" office:value-type="float" office:value="0.000205653360009017" calcext:value-type="float">
            <text:p>0.000205653360009</text:p>
          </table:table-cell>
          <table:table-cell table:formula="of:=0.5*[.AO12]*(([.AO5]-[.AN5])/([.AO1]-[.AN1]))^2" office:value-type="float" office:value="0.000578976228189125" calcext:value-type="float">
            <text:p>0.000578976228189</text:p>
          </table:table-cell>
          <table:table-cell table:formula="of:=0.5*[.AP12]*(([.AP5]-[.AO5])/([.AP1]-[.AO1]))^2" office:value-type="float" office:value="0.000367011075853506" calcext:value-type="float">
            <text:p>0.000367011075854</text:p>
          </table:table-cell>
          <table:table-cell table:formula="of:=0.5*[.AQ12]*(([.AQ5]-[.AP5])/([.AQ1]-[.AP1]))^2" office:value-type="float" office:value="0.00756619337102248" calcext:value-type="float">
            <text:p>0.007566193371022</text:p>
          </table:table-cell>
          <table:table-cell table:formula="of:=0.5*[.AR12]*(([.AR5]-[.AQ5])/([.AR1]-[.AQ1]))^2" office:value-type="float" office:value="0.0031665657506415" calcext:value-type="float">
            <text:p>0.003166565750642</text:p>
          </table:table-cell>
          <table:table-cell table:formula="of:=0.5*[.AS12]*(([.AS5]-[.AR5])/([.AS1]-[.AR1]))^2" office:value-type="float" office:value="0.000324999331158214" calcext:value-type="float">
            <text:p>0.000324999331158</text:p>
          </table:table-cell>
          <table:table-cell table:formula="of:=0.5*[.AT12]*(([.AT5]-[.AS5])/([.AT1]-[.AS1]))^2" office:value-type="float" office:value="0.00142524871144706" calcext:value-type="float">
            <text:p>0.001425248711447</text:p>
          </table:table-cell>
          <table:table-cell table:formula="of:=0.5*[.AU12]*(([.AU5]-[.AT5])/([.AU1]-[.AT1]))^2" office:value-type="float" office:value="0.00696039380462693" calcext:value-type="float">
            <text:p>0.006960393804627</text:p>
          </table:table-cell>
          <table:table-cell table:formula="of:=0.5*[.AV12]*(([.AV5]-[.AU5])/([.AV1]-[.AU1]))^2" office:value-type="float" office:value="0.0550529477055557" calcext:value-type="float">
            <text:p>0.055052947705556</text:p>
          </table:table-cell>
          <table:table-cell table:formula="of:=0.5*[.AW12]*(([.AW5]-[.AV5])/([.AW1]-[.AV1]))^2" office:value-type="float" office:value="0.0630368772993901" calcext:value-type="float">
            <text:p>0.06303687729939</text:p>
          </table:table-cell>
          <table:table-cell table:formula="of:=0.5*[.AX12]*(([.AX5]-[.AW5])/([.AX1]-[.AW1]))^2" office:value-type="float" office:value="0.0959978215454257" calcext:value-type="float">
            <text:p>0.095997821545426</text:p>
          </table:table-cell>
          <table:table-cell table:formula="of:=0.5*[.AY12]*(([.AY5]-[.AX5])/([.AY1]-[.AX1]))^2" office:value-type="float" office:value="0.0187409064208851" calcext:value-type="float">
            <text:p>0.018740906420885</text:p>
          </table:table-cell>
          <table:table-cell table:formula="of:=0.5*[.AZ12]*(([.AZ5]-[.AY5])/([.AZ1]-[.AY1]))^2" office:value-type="float" office:value="0.00387140596902797" calcext:value-type="float">
            <text:p>0.003871405969028</text:p>
          </table:table-cell>
          <table:table-cell table:formula="of:=0.5*[.BA12]*(([.BA5]-[.AZ5])/([.BA1]-[.AZ1]))^2" office:value-type="float" office:value="0.011382258094059" calcext:value-type="float">
            <text:p>0.011382258094059</text:p>
          </table:table-cell>
          <table:table-cell table:formula="of:=0.5*[.BB12]*(([.BB5]-[.BA5])/([.BB1]-[.BA1]))^2" office:value-type="float" office:value="0.021151285490247" calcext:value-type="float">
            <text:p>0.021151285490247</text:p>
          </table:table-cell>
          <table:table-cell table:formula="of:=0.5*[.BC12]*(([.BC5]-[.BB5])/([.BC1]-[.BB1]))^2" office:value-type="float" office:value="0.00460051096187027" calcext:value-type="float">
            <text:p>0.00460051096187</text:p>
          </table:table-cell>
          <table:table-cell table:formula="of:=0.5*[.BD12]*(([.BD5]-[.BC5])/([.BD1]-[.BC1]))^2" office:value-type="float" office:value="0.00847182509799211" calcext:value-type="float">
            <text:p>0.008471825097992</text:p>
          </table:table-cell>
          <table:table-cell table:formula="of:=0.5*[.BE12]*(([.BE5]-[.BD5])/([.BE1]-[.BD1]))^2" office:value-type="float" office:value="0.0115320933088371" calcext:value-type="float">
            <text:p>0.011532093308837</text:p>
          </table:table-cell>
          <table:table-cell table:formula="of:=0.5*[.BF12]*(([.BF5]-[.BE5])/([.BF1]-[.BE1]))^2" office:value-type="float" office:value="0.0119748765757499" calcext:value-type="float">
            <text:p>0.01197487657575</text:p>
          </table:table-cell>
          <table:table-cell table:formula="of:=0.5*[.BG12]*(([.BG5]-[.BF5])/([.BG1]-[.BF1]))^2" office:value-type="float" office:value="0.0381045142643889" calcext:value-type="float">
            <text:p>0.038104514264389</text:p>
          </table:table-cell>
          <table:table-cell table:formula="of:=0.5*[.BH12]*(([.BH5]-[.BG5])/([.BH1]-[.BG1]))^2" office:value-type="float" office:value="0.0377041804072427" calcext:value-type="float">
            <text:p>0.037704180407243</text:p>
          </table:table-cell>
          <table:table-cell table:formula="of:=0.5*[.BI12]*(([.BI5]-[.BH5])/([.BI1]-[.BH1]))^2" office:value-type="float" office:value="0.000559168999444081" calcext:value-type="float">
            <text:p>0.000559168999444</text:p>
          </table:table-cell>
          <table:table-cell table:formula="of:=0.5*[.BJ12]*(([.BJ5]-[.BI5])/([.BJ1]-[.BI1]))^2" office:value-type="float" office:value="0.00601891332565417" calcext:value-type="float">
            <text:p>0.006018913325654</text:p>
          </table:table-cell>
          <table:table-cell table:formula="of:=0.5*[.BK12]*(([.BK5]-[.BJ5])/([.BK1]-[.BJ1]))^2" office:value-type="float" office:value="0.0115640543422453" calcext:value-type="float">
            <text:p>0.011564054342245</text:p>
          </table:table-cell>
          <table:table-cell table:formula="of:=0.5*[.BL12]*(([.BL5]-[.BK5])/([.BL1]-[.BK1]))^2" office:value-type="float" office:value="0.0000231416350097913" calcext:value-type="float">
            <text:p>2.31416350097913E-05</text:p>
          </table:table-cell>
          <table:table-cell table:formula="of:=0.5*[.BM12]*(([.BM5]-[.BL5])/([.BM1]-[.BL1]))^2" office:value-type="float" office:value="0.00710693418941932" calcext:value-type="float">
            <text:p>0.007106934189419</text:p>
          </table:table-cell>
          <table:table-cell table:formula="of:=0.5*[.BN12]*(([.BN5]-[.BM5])/([.BN1]-[.BM1]))^2" office:value-type="float" office:value="0.117339587341563" calcext:value-type="float">
            <text:p>0.117339587341563</text:p>
          </table:table-cell>
          <table:table-cell table:formula="of:=0.5*[.BO12]*(([.BO5]-[.BN5])/([.BO1]-[.BN1]))^2" office:value-type="float" office:value="0.0102412925411709" calcext:value-type="float">
            <text:p>0.010241292541171</text:p>
          </table:table-cell>
          <table:table-cell table:formula="of:=0.5*[.BP12]*(([.BP5]-[.BO5])/([.BP1]-[.BO1]))^2" office:value-type="float" office:value="0.00959282011976414" calcext:value-type="float">
            <text:p>0.009592820119764</text:p>
          </table:table-cell>
          <table:table-cell table:formula="of:=0.5*[.BQ12]*(([.BQ5]-[.BP5])/([.BQ1]-[.BP1]))^2" office:value-type="float" office:value="0.00228067471465099" calcext:value-type="float">
            <text:p>0.002280674714651</text:p>
          </table:table-cell>
          <table:table-cell table:formula="of:=0.5*[.BR12]*(([.BR5]-[.BQ5])/([.BR1]-[.BQ1]))^2" office:value-type="float" office:value="0.00618017158927404" calcext:value-type="float">
            <text:p>0.006180171589274</text:p>
          </table:table-cell>
          <table:table-cell table:formula="of:=0.5*[.BS12]*(([.BS5]-[.BR5])/([.BS1]-[.BR1]))^2" office:value-type="float" office:value="0.00130852322511758" calcext:value-type="float">
            <text:p>0.001308523225118</text:p>
          </table:table-cell>
          <table:table-cell table:formula="of:=0.5*[.BT12]*(([.BT5]-[.BS5])/([.BT1]-[.BS1]))^2" office:value-type="float" office:value="0.0191162492703857" calcext:value-type="float">
            <text:p>0.019116249270386</text:p>
          </table:table-cell>
          <table:table-cell table:formula="of:=0.5*[.BU12]*(([.BU5]-[.BT5])/([.BU1]-[.BT1]))^2" office:value-type="float" office:value="0.000512567304174935" calcext:value-type="float">
            <text:p>0.000512567304175</text:p>
          </table:table-cell>
          <table:table-cell table:formula="of:=0.5*[.BV12]*(([.BV5]-[.BU5])/([.BV1]-[.BU1]))^2" office:value-type="float" office:value="0.000718005678298727" calcext:value-type="float">
            <text:p>0.000718005678299</text:p>
          </table:table-cell>
          <table:table-cell table:formula="of:=0.5*[.BW12]*(([.BW5]-[.BV5])/([.BW1]-[.BV1]))^2" office:value-type="float" office:value="0.0027396916250474" calcext:value-type="float">
            <text:p>0.002739691625047</text:p>
          </table:table-cell>
          <table:table-cell table:formula="of:=0.5*[.BX12]*(([.BX5]-[.BW5])/([.BX1]-[.BW1]))^2" office:value-type="float" office:value="0.099653750302097" calcext:value-type="float">
            <text:p>0.099653750302097</text:p>
          </table:table-cell>
          <table:table-cell table:formula="of:=0.5*[.BY12]*(([.BY5]-[.BX5])/([.BY1]-[.BX1]))^2" office:value-type="float" office:value="0.0242914574352119" calcext:value-type="float">
            <text:p>0.024291457435212</text:p>
          </table:table-cell>
          <table:table-cell table:formula="of:=0.5*[.BZ12]*(([.BZ5]-[.BY5])/([.BZ1]-[.BY1]))^2" office:value-type="float" office:value="0.00121673294421968" calcext:value-type="float">
            <text:p>0.00121673294422</text:p>
          </table:table-cell>
          <table:table-cell table:formula="of:=0.5*[.CA12]*(([.CA5]-[.BZ5])/([.CA1]-[.BZ1]))^2" office:value-type="float" office:value="0.0263741138793752" calcext:value-type="float">
            <text:p>0.026374113879375</text:p>
          </table:table-cell>
          <table:table-cell table:formula="of:=0.5*[.CB12]*(([.CB5]-[.CA5])/([.CB1]-[.CA1]))^2" office:value-type="float" office:value="0.0513168101557352" calcext:value-type="float">
            <text:p>0.051316810155735</text:p>
          </table:table-cell>
          <table:table-cell table:formula="of:=0.5*[.CC12]*(([.CC5]-[.CB5])/([.CC1]-[.CB1]))^2" office:value-type="float" office:value="0.019480874961932" calcext:value-type="float">
            <text:p>0.019480874961932</text:p>
          </table:table-cell>
          <table:table-cell table:formula="of:=0.5*[.CD12]*(([.CD5]-[.CC5])/([.CD1]-[.CC1]))^2" office:value-type="float" office:value="0.00331086609916349" calcext:value-type="float">
            <text:p>0.003310866099163</text:p>
          </table:table-cell>
          <table:table-cell table:formula="of:=0.5*[.CE12]*(([.CE5]-[.CD5])/([.CE1]-[.CD1]))^2" office:value-type="float" office:value="0.00971533920998261" calcext:value-type="float">
            <text:p>0.009715339209983</text:p>
          </table:table-cell>
          <table:table-cell table:formula="of:=0.5*[.CF12]*(([.CF5]-[.CE5])/([.CF1]-[.CE1]))^2" office:value-type="float" office:value="0.052654864636436" calcext:value-type="float">
            <text:p>0.052654864636436</text:p>
          </table:table-cell>
          <table:table-cell table:formula="of:=0.5*[.CG12]*(([.CG5]-[.CF5])/([.CG1]-[.CF1]))^2" office:value-type="float" office:value="0.061282314286175" calcext:value-type="float">
            <text:p>0.061282314286175</text:p>
          </table:table-cell>
          <table:table-cell table:formula="of:=0.5*[.CH12]*(([.CH5]-[.CG5])/([.CH1]-[.CG1]))^2" office:value-type="float" office:value="0.122698529187528" calcext:value-type="float">
            <text:p>0.122698529187528</text:p>
          </table:table-cell>
          <table:table-cell table:formula="of:=0.5*[.CI12]*(([.CI5]-[.CH5])/([.CI1]-[.CH1]))^2" office:value-type="float" office:value="0.0511246014442946" calcext:value-type="float">
            <text:p>0.051124601444295</text:p>
          </table:table-cell>
          <table:table-cell table:formula="of:=0.5*[.CJ12]*(([.CJ5]-[.CI5])/([.CJ1]-[.CI1]))^2" office:value-type="float" office:value="0.0147246095562067" calcext:value-type="float">
            <text:p>0.014724609556207</text:p>
          </table:table-cell>
          <table:table-cell table:formula="of:=0.5*[.CK12]*(([.CK5]-[.CJ5])/([.CK1]-[.CJ1]))^2" office:value-type="float" office:value="0.00855575879283028" calcext:value-type="float">
            <text:p>0.00855575879283</text:p>
          </table:table-cell>
          <table:table-cell table:formula="of:=0.5*[.CL12]*(([.CL5]-[.CK5])/([.CL1]-[.CK1]))^2" office:value-type="float" office:value="0.00641523469681289" calcext:value-type="float">
            <text:p>0.006415234696813</text:p>
          </table:table-cell>
          <table:table-cell table:formula="of:=0.5*[.CM12]*(([.CM5]-[.CL5])/([.CM1]-[.CL1]))^2" office:value-type="float" office:value="0.0186819675842802" calcext:value-type="float">
            <text:p>0.01868196758428</text:p>
          </table:table-cell>
          <table:table-cell table:formula="of:=0.5*[.CN12]*(([.CN5]-[.CM5])/([.CN1]-[.CM1]))^2" office:value-type="float" office:value="0.00853873065151433" calcext:value-type="float">
            <text:p>0.008538730651514</text:p>
          </table:table-cell>
          <table:table-cell table:formula="of:=0.5*[.CO12]*(([.CO5]-[.CN5])/([.CO1]-[.CN1]))^2" office:value-type="float" office:value="0.0000599429242401371" calcext:value-type="float">
            <text:p>5.99429242401371E-05</text:p>
          </table:table-cell>
          <table:table-cell table:formula="of:=0.5*[.CP12]*(([.CP5]-[.CO5])/([.CP1]-[.CO1]))^2" office:value-type="float" office:value="0.000610319155636075" calcext:value-type="float">
            <text:p>0.000610319155636</text:p>
          </table:table-cell>
          <table:table-cell table:formula="of:=0.5*[.CQ12]*(([.CQ5]-[.CP5])/([.CQ1]-[.CP1]))^2" office:value-type="float" office:value="0.000331952085684795" calcext:value-type="float">
            <text:p>0.000331952085685</text:p>
          </table:table-cell>
          <table:table-cell table:formula="of:=0.5*[.CR12]*(([.CR5]-[.CQ5])/([.CR1]-[.CQ1]))^2" office:value-type="float" office:value="0.00470617257917634" calcext:value-type="float">
            <text:p>0.004706172579176</text:p>
          </table:table-cell>
          <table:table-cell table:formula="of:=0.5*[.CS12]*(([.CS5]-[.CR5])/([.CS1]-[.CR1]))^2" office:value-type="float" office:value="0.095967192483476" calcext:value-type="float">
            <text:p>0.095967192483476</text:p>
          </table:table-cell>
          <table:table-cell table:formula="of:=0.5*[.CT12]*(([.CT5]-[.CS5])/([.CT1]-[.CS1]))^2" office:value-type="float" office:value="0.0243875051021423" calcext:value-type="float">
            <text:p>0.024387505102142</text:p>
          </table:table-cell>
          <table:table-cell table:formula="of:=0.5*[.CU12]*(([.CU5]-[.CT5])/([.CU1]-[.CT1]))^2" office:value-type="float" office:value="0.00700608451034084" calcext:value-type="float">
            <text:p>0.007006084510341</text:p>
          </table:table-cell>
          <table:table-cell table:formula="of:=0.5*[.CV12]*(([.CV5]-[.CU5])/([.CV1]-[.CU1]))^2" office:value-type="float" office:value="0.0426903958707203" calcext:value-type="float">
            <text:p>0.04269039587072</text:p>
          </table:table-cell>
          <table:table-cell table:formula="of:=0.5*[.CW12]*(([.CW5]-[.CV5])/([.CW1]-[.CV1]))^2" office:value-type="float" office:value="0.0312644536898356" calcext:value-type="float">
            <text:p>0.031264453689836</text:p>
          </table:table-cell>
          <table:table-cell table:formula="of:=0.5*[.CX12]*(([.CX5]-[.CW5])/([.CX1]-[.CW1]))^2" office:value-type="float" office:value="0.00717874494111592" calcext:value-type="float">
            <text:p>0.007178744941116</text:p>
          </table:table-cell>
          <table:table-cell table:formula="of:=0.5*[.CY12]*(([.CY5]-[.CX5])/([.CY1]-[.CX1]))^2" office:value-type="float" office:value="0.000557468596682746" calcext:value-type="float">
            <text:p>0.000557468596683</text:p>
          </table:table-cell>
          <table:table-cell table:formula="of:=0.5*[.CZ12]*(([.CZ5]-[.CY5])/([.CZ1]-[.CY1]))^2" office:value-type="float" office:value="0.015018576080899" calcext:value-type="float">
            <text:p>0.015018576080899</text:p>
          </table:table-cell>
          <table:table-cell table:formula="of:=0.5*[.DA12]*(([.DA5]-[.CZ5])/([.DA1]-[.CZ1]))^2" office:value-type="float" office:value="0.0391467329968102" calcext:value-type="float">
            <text:p>0.03914673299681</text:p>
          </table:table-cell>
          <table:table-cell table:formula="of:=0.5*[.DB12]*(([.DB5]-[.DA5])/([.DB1]-[.DA1]))^2" office:value-type="float" office:value="0.060098678561676" calcext:value-type="float">
            <text:p>0.060098678561676</text:p>
          </table:table-cell>
          <table:table-cell table:formula="of:=0.5*[.DC12]*(([.DC5]-[.DB5])/([.DC1]-[.DB1]))^2" office:value-type="float" office:value="0.128747441811881" calcext:value-type="float">
            <text:p>0.128747441811881</text:p>
          </table:table-cell>
          <table:table-cell table:formula="of:=0.5*[.DD12]*(([.DD5]-[.DC5])/([.DD1]-[.DC1]))^2" office:value-type="float" office:value="0.0348119553334054" calcext:value-type="float">
            <text:p>0.034811955333406</text:p>
          </table:table-cell>
          <table:table-cell table:formula="of:=0.5*[.DE12]*(([.DE5]-[.DD5])/([.DE1]-[.DD1]))^2" office:value-type="float" office:value="0.033379579809795" calcext:value-type="float">
            <text:p>0.033379579809795</text:p>
          </table:table-cell>
          <table:table-cell table:formula="of:=0.5*[.DF12]*(([.DF5]-[.DE5])/([.DF1]-[.DE1]))^2" office:value-type="float" office:value="0.0190121245287312" calcext:value-type="float">
            <text:p>0.019012124528731</text:p>
          </table:table-cell>
          <table:table-cell table:formula="of:=0.5*[.DG12]*(([.DG5]-[.DF5])/([.DG1]-[.DF1]))^2" office:value-type="float" office:value="0.000264532063759668" calcext:value-type="float">
            <text:p>0.00026453206376</text:p>
          </table:table-cell>
          <table:table-cell table:formula="of:=0.5*[.DH12]*(([.DH5]-[.DG5])/([.DH1]-[.DG1]))^2" office:value-type="float" office:value="0.0244932438724907" calcext:value-type="float">
            <text:p>0.024493243872491</text:p>
          </table:table-cell>
          <table:table-cell table:formula="of:=0.5*[.DI12]*(([.DI5]-[.DH5])/([.DI1]-[.DH1]))^2" office:value-type="float" office:value="0.0102140678618685" calcext:value-type="float">
            <text:p>0.010214067861869</text:p>
          </table:table-cell>
          <table:table-cell table:formula="of:=0.5*[.DJ12]*(([.DJ5]-[.DI5])/([.DJ1]-[.DI1]))^2" office:value-type="float" office:value="0.0102052104511615" calcext:value-type="float">
            <text:p>0.010205210451162</text:p>
          </table:table-cell>
          <table:table-cell table:formula="of:=0.5*[.DK12]*(([.DK5]-[.DJ5])/([.DK1]-[.DJ1]))^2" office:value-type="float" office:value="0.0144895743992899" calcext:value-type="float">
            <text:p>0.01448957439929</text:p>
          </table:table-cell>
          <table:table-cell table:formula="of:=0.5*[.DL12]*(([.DL5]-[.DK5])/([.DL1]-[.DK1]))^2" office:value-type="float" office:value="0.00649431851572562" calcext:value-type="float">
            <text:p>0.006494318515726</text:p>
          </table:table-cell>
          <table:table-cell table:formula="of:=0.5*[.DM12]*(([.DM5]-[.DL5])/([.DM1]-[.DL1]))^2" office:value-type="float" office:value="0.0227299016996182" calcext:value-type="float">
            <text:p>0.022729901699618</text:p>
          </table:table-cell>
          <table:table-cell table:formula="of:=0.5*[.DN12]*(([.DN5]-[.DM5])/([.DN1]-[.DM1]))^2" office:value-type="float" office:value="0.0135368082621293" calcext:value-type="float">
            <text:p>0.013536808262129</text:p>
          </table:table-cell>
          <table:table-cell table:formula="of:=0.5*[.DO12]*(([.DO5]-[.DN5])/([.DO1]-[.DN1]))^2" office:value-type="float" office:value="0.0335766802002999" calcext:value-type="float">
            <text:p>0.0335766802003</text:p>
          </table:table-cell>
          <table:table-cell table:formula="of:=0.5*[.DP12]*(([.DP5]-[.DO5])/([.DP1]-[.DO1]))^2" office:value-type="float" office:value="0.0238899948921886" calcext:value-type="float">
            <text:p>0.023889994892189</text:p>
          </table:table-cell>
          <table:table-cell table:formula="of:=0.5*[.DQ12]*(([.DQ5]-[.DP5])/([.DQ1]-[.DP1]))^2" office:value-type="float" office:value="0.00103116047318618" calcext:value-type="float">
            <text:p>0.001031160473186</text:p>
          </table:table-cell>
          <table:table-cell table:formula="of:=0.5*[.DR12]*(([.DR5]-[.DQ5])/([.DR1]-[.DQ1]))^2" office:value-type="float" office:value="0.0158637536669467" calcext:value-type="float">
            <text:p>0.015863753666947</text:p>
          </table:table-cell>
          <table:table-cell table:formula="of:=0.5*[.DS12]*(([.DS5]-[.DR5])/([.DS1]-[.DR1]))^2" office:value-type="float" office:value="0.0169947625160174" calcext:value-type="float">
            <text:p>0.016994762516017</text:p>
          </table:table-cell>
          <table:table-cell table:formula="of:=0.5*[.DT12]*(([.DT5]-[.DS5])/([.DT1]-[.DS1]))^2" office:value-type="float" office:value="0.000659621902850038" calcext:value-type="float">
            <text:p>0.00065962190285</text:p>
          </table:table-cell>
          <table:table-cell table:formula="of:=0.5*[.DU12]*(([.DU5]-[.DT5])/([.DU1]-[.DT1]))^2" office:value-type="float" office:value="0.0853391887018787" calcext:value-type="float">
            <text:p>0.085339188701879</text:p>
          </table:table-cell>
          <table:table-cell table:formula="of:=0.5*[.DV12]*(([.DV5]-[.DU5])/([.DV1]-[.DU1]))^2" office:value-type="float" office:value="0.00679350122033926" calcext:value-type="float">
            <text:p>0.006793501220339</text:p>
          </table:table-cell>
          <table:table-cell table:formula="of:=0.5*[.DW12]*(([.DW5]-[.DV5])/([.DW1]-[.DV1]))^2" office:value-type="float" office:value="0.0866862464240678" calcext:value-type="float">
            <text:p>0.086686246424068</text:p>
          </table:table-cell>
          <table:table-cell table:formula="of:=0.5*[.DX12]*(([.DX5]-[.DW5])/([.DX1]-[.DW1]))^2" office:value-type="float" office:value="0.0234067921125401" calcext:value-type="float">
            <text:p>0.02340679211254</text:p>
          </table:table-cell>
          <table:table-cell table:formula="of:=0.5*[.DY12]*(([.DY5]-[.DX5])/([.DY1]-[.DX1]))^2" office:value-type="float" office:value="0.00000469678548872344" calcext:value-type="float">
            <text:p>4.69678548872344E-06</text:p>
          </table:table-cell>
          <table:table-cell table:formula="of:=0.5*[.DZ12]*(([.DZ5]-[.DY5])/([.DZ1]-[.DY1]))^2" office:value-type="float" office:value="0.000684442183684729" calcext:value-type="float">
            <text:p>0.000684442183685</text:p>
          </table:table-cell>
          <table:table-cell table:formula="of:=0.5*[.EA12]*(([.EA5]-[.DZ5])/([.EA1]-[.DZ1]))^2" office:value-type="float" office:value="0.054918678756443" calcext:value-type="float">
            <text:p>0.054918678756443</text:p>
          </table:table-cell>
          <table:table-cell table:formula="of:=0.5*[.EB12]*(([.EB5]-[.EA5])/([.EB1]-[.EA1]))^2" office:value-type="float" office:value="0.0938821526942737" calcext:value-type="float">
            <text:p>0.093882152694274</text:p>
          </table:table-cell>
          <table:table-cell table:formula="of:=0.5*[.EC12]*(([.EC5]-[.EB5])/([.EC1]-[.EB1]))^2" office:value-type="float" office:value="0.00137481661716178" calcext:value-type="float">
            <text:p>0.001374816617162</text:p>
          </table:table-cell>
          <table:table-cell table:formula="of:=0.5*[.ED12]*(([.ED5]-[.EC5])/([.ED1]-[.EC1]))^2" office:value-type="float" office:value="0.0121300834022212" calcext:value-type="float">
            <text:p>0.012130083402221</text:p>
          </table:table-cell>
          <table:table-cell table:formula="of:=0.5*[.EE12]*(([.EE5]-[.ED5])/([.EE1]-[.ED1]))^2" office:value-type="float" office:value="0.00746782002480432" calcext:value-type="float">
            <text:p>0.007467820024804</text:p>
          </table:table-cell>
          <table:table-cell table:formula="of:=0.5*[.EF12]*(([.EF5]-[.EE5])/([.EF1]-[.EE1]))^2" office:value-type="float" office:value="0.0137484455227822" calcext:value-type="float">
            <text:p>0.013748445522782</text:p>
          </table:table-cell>
          <table:table-cell table:formula="of:=0.5*[.EG12]*(([.EG5]-[.EF5])/([.EG1]-[.EF1]))^2" office:value-type="float" office:value="0.00758127721463046" calcext:value-type="float">
            <text:p>0.00758127721463</text:p>
          </table:table-cell>
          <table:table-cell table:formula="of:=0.5*[.EH12]*(([.EH5]-[.EG5])/([.EH1]-[.EG1]))^2" office:value-type="float" office:value="0.00437202448514029" calcext:value-type="float">
            <text:p>0.00437202448514</text:p>
          </table:table-cell>
          <table:table-cell table:formula="of:=0.5*[.EI12]*(([.EI5]-[.EH5])/([.EI1]-[.EH1]))^2" office:value-type="float" office:value="0.0000504822471141143" calcext:value-type="float">
            <text:p>5.04822471141143E-05</text:p>
          </table:table-cell>
          <table:table-cell table:formula="of:=0.5*[.EJ12]*(([.EJ5]-[.EI5])/([.EJ1]-[.EI1]))^2" office:value-type="float" office:value="0.121374805153206" calcext:value-type="float">
            <text:p>0.121374805153206</text:p>
          </table:table-cell>
          <table:table-cell table:formula="of:=0.5*[.EK12]*(([.EK5]-[.EJ5])/([.EK1]-[.EJ1]))^2" office:value-type="float" office:value="0.111609134892888" calcext:value-type="float">
            <text:p>0.111609134892888</text:p>
          </table:table-cell>
          <table:table-cell table:formula="of:=0.5*[.EL12]*(([.EL5]-[.EK5])/([.EL1]-[.EK1]))^2" office:value-type="float" office:value="0.133762239955554" calcext:value-type="float">
            <text:p>0.133762239955554</text:p>
          </table:table-cell>
          <table:table-cell table:formula="of:=0.5*[.EM12]*(([.EM5]-[.EL5])/([.EM1]-[.EL1]))^2" office:value-type="float" office:value="0.00269043141449885" calcext:value-type="float">
            <text:p>0.002690431414499</text:p>
          </table:table-cell>
          <table:table-cell table:formula="of:=0.5*[.EN12]*(([.EN5]-[.EM5])/([.EN1]-[.EM1]))^2" office:value-type="float" office:value="0.0130861971035236" calcext:value-type="float">
            <text:p>0.013086197103524</text:p>
          </table:table-cell>
          <table:table-cell table:formula="of:=0.5*[.EO12]*(([.EO5]-[.EN5])/([.EO1]-[.EN1]))^2" office:value-type="float" office:value="0.000083734019766759" calcext:value-type="float">
            <text:p>8.3734019766759E-05</text:p>
          </table:table-cell>
          <table:table-cell table:formula="of:=0.5*[.EP12]*(([.EP5]-[.EO5])/([.EP1]-[.EO1]))^2" office:value-type="float" office:value="0.00302825708986429" calcext:value-type="float">
            <text:p>0.003028257089864</text:p>
          </table:table-cell>
          <table:table-cell table:formula="of:=0.5*[.EQ12]*(([.EQ5]-[.EP5])/([.EQ1]-[.EP1]))^2" office:value-type="float" office:value="0.0153993415226142" calcext:value-type="float">
            <text:p>0.015399341522614</text:p>
          </table:table-cell>
          <table:table-cell table:formula="of:=0.5*[.ER12]*(([.ER5]-[.EQ5])/([.ER1]-[.EQ1]))^2" office:value-type="float" office:value="0.0213756524038724" calcext:value-type="float">
            <text:p>0.021375652403872</text:p>
          </table:table-cell>
          <table:table-cell table:formula="of:=0.5*[.ES12]*(([.ES5]-[.ER5])/([.ES1]-[.ER1]))^2" office:value-type="float" office:value="0.00285554700165251" calcext:value-type="float">
            <text:p>0.002855547001653</text:p>
          </table:table-cell>
          <table:table-cell table:formula="of:=0.5*[.ET12]*(([.ET5]-[.ES5])/([.ET1]-[.ES1]))^2" office:value-type="float" office:value="0.0101198335518977" calcext:value-type="float">
            <text:p>0.010119833551898</text:p>
          </table:table-cell>
          <table:table-cell table:formula="of:=0.5*[.EU12]*(([.EU5]-[.ET5])/([.EU1]-[.ET1]))^2" office:value-type="float" office:value="0.00767214633820655" calcext:value-type="float">
            <text:p>0.007672146338207</text:p>
          </table:table-cell>
          <table:table-cell table:formula="of:=0.5*[.EV12]*(([.EV5]-[.EU5])/([.EV1]-[.EU1]))^2" office:value-type="float" office:value="0.0199677343108357" calcext:value-type="float">
            <text:p>0.019967734310836</text:p>
          </table:table-cell>
          <table:table-cell table:formula="of:=0.5*[.EW12]*(([.EW5]-[.EV5])/([.EW1]-[.EV1]))^2" office:value-type="float" office:value="0.0101175996909146" calcext:value-type="float">
            <text:p>0.010117599690915</text:p>
          </table:table-cell>
          <table:table-cell table:formula="of:=0.5*[.EX12]*(([.EX5]-[.EW5])/([.EX1]-[.EW1]))^2" office:value-type="float" office:value="0.00199569093731568" calcext:value-type="float">
            <text:p>0.001995690937316</text:p>
          </table:table-cell>
          <table:table-cell table:formula="of:=0.5*[.EY12]*(([.EY5]-[.EX5])/([.EY1]-[.EX1]))^2" office:value-type="float" office:value="0.0113197247567599" calcext:value-type="float">
            <text:p>0.01131972475676</text:p>
          </table:table-cell>
          <table:table-cell table:formula="of:=0.5*[.EZ12]*(([.EZ5]-[.EY5])/([.EZ1]-[.EY1]))^2" office:value-type="float" office:value="0.0856565610755493" calcext:value-type="float">
            <text:p>0.085656561075549</text:p>
          </table:table-cell>
          <table:table-cell table:formula="of:=0.5*[.FA12]*(([.FA5]-[.EZ5])/([.FA1]-[.EZ1]))^2" office:value-type="float" office:value="0.0528007529805626" calcext:value-type="float">
            <text:p>0.052800752980563</text:p>
          </table:table-cell>
          <table:table-cell table:formula="of:=0.5*[.FB12]*(([.FB5]-[.FA5])/([.FB1]-[.FA1]))^2" office:value-type="float" office:value="0.0133133908645283" calcext:value-type="float">
            <text:p>0.013313390864528</text:p>
          </table:table-cell>
          <table:table-cell table:formula="of:=0.5*[.FC12]*(([.FC5]-[.FB5])/([.FC1]-[.FB1]))^2" office:value-type="float" office:value="0.00131568320776823" calcext:value-type="float">
            <text:p>0.001315683207768</text:p>
          </table:table-cell>
          <table:table-cell table:formula="of:=0.5*[.FD12]*(([.FD5]-[.FC5])/([.FD1]-[.FC1]))^2" office:value-type="float" office:value="0.0103749456040604" calcext:value-type="float">
            <text:p>0.010374945604061</text:p>
          </table:table-cell>
          <table:table-cell table:formula="of:=0.5*[.FE12]*(([.FE5]-[.FD5])/([.FE1]-[.FD1]))^2" office:value-type="float" office:value="0.00315736787869349" calcext:value-type="float">
            <text:p>0.003157367878694</text:p>
          </table:table-cell>
          <table:table-cell table:formula="of:=0.5*[.FF12]*(([.FF5]-[.FE5])/([.FF1]-[.FE1]))^2" office:value-type="float" office:value="0.00016025308952665" calcext:value-type="float">
            <text:p>0.000160253089527</text:p>
          </table:table-cell>
          <table:table-cell table:formula="of:=0.5*[.FG12]*(([.FG5]-[.FF5])/([.FG1]-[.FF1]))^2" office:value-type="float" office:value="0.00000384667285156702" calcext:value-type="float">
            <text:p>3.84667285156702E-06</text:p>
          </table:table-cell>
          <table:table-cell table:formula="of:=0.5*[.FH12]*(([.FH5]-[.FG5])/([.FH1]-[.FG1]))^2" office:value-type="float" office:value="0.000145305869602471" calcext:value-type="float">
            <text:p>0.000145305869602</text:p>
          </table:table-cell>
          <table:table-cell table:formula="of:=0.5*[.FI12]*(([.FI5]-[.FH5])/([.FI1]-[.FH1]))^2" office:value-type="float" office:value="0.0000358942278383325" calcext:value-type="float">
            <text:p>3.58942278383325E-05</text:p>
          </table:table-cell>
          <table:table-cell table:formula="of:=0.5*[.FJ12]*(([.FJ5]-[.FI5])/([.FJ1]-[.FI1]))^2" office:value-type="float" office:value="0.0000120477401603129" calcext:value-type="float">
            <text:p>1.20477401603129E-05</text:p>
          </table:table-cell>
          <table:table-cell table:formula="of:=0.5*[.FK12]*(([.FK5]-[.FJ5])/([.FK1]-[.FJ1]))^2" office:value-type="float" office:value="0.00000681774512277387" calcext:value-type="float">
            <text:p>6.81774512277387E-06</text:p>
          </table:table-cell>
          <table:table-cell table:formula="of:=0.5*[.FL12]*(([.FL5]-[.FK5])/([.FL1]-[.FK1]))^2" office:value-type="float" office:value="0.00000360126360383103" calcext:value-type="float">
            <text:p>3.60126360383103E-06</text:p>
          </table:table-cell>
          <table:table-cell table:formula="of:=0.5*[.FM12]*(([.FM5]-[.FL5])/([.FM1]-[.FL1]))^2" office:value-type="float" office:value="0.0000649182452085182" calcext:value-type="float">
            <text:p>6.49182452085182E-05</text:p>
          </table:table-cell>
          <table:table-cell table:formula="of:=0.5*[.FN12]*(([.FN5]-[.FM5])/([.FN1]-[.FM1]))^2" office:value-type="float" office:value="0.00000297093565249081" calcext:value-type="float">
            <text:p>2.97093565249081E-06</text:p>
          </table:table-cell>
          <table:table-cell table:formula="of:=0.5*[.FO12]*(([.FO5]-[.FN5])/([.FO1]-[.FN1]))^2" office:value-type="float" office:value="0.00000707125810820487" calcext:value-type="float">
            <text:p>7.07125810820487E-06</text:p>
          </table:table-cell>
          <table:table-cell table:formula="of:=0.5*[.FP12]*(([.FP5]-[.FO5])/([.FP1]-[.FO1]))^2" office:value-type="float" office:value="0.00000135919601158987" calcext:value-type="float">
            <text:p>1.35919601158987E-06</text:p>
          </table:table-cell>
          <table:table-cell table:formula="of:=0.5*[.FQ12]*(([.FQ5]-[.FP5])/([.FQ1]-[.FP1]))^2" office:value-type="float" office:value="0.00000786197599125389" calcext:value-type="float">
            <text:p>7.86197599125389E-06</text:p>
          </table:table-cell>
          <table:table-cell table:formula="of:=0.5*[.FR12]*(([.FR5]-[.FQ5])/([.FR1]-[.FQ1]))^2" office:value-type="float" office:value="0.00000362667539588485" calcext:value-type="float">
            <text:p>3.62667539588485E-06</text:p>
          </table:table-cell>
          <table:table-cell table:formula="of:=0.5*[.FS12]*(([.FS5]-[.FR5])/([.FS1]-[.FR1]))^2" office:value-type="float" office:value="0.00000235455440595386" calcext:value-type="float">
            <text:p>2.35455440595386E-06</text:p>
          </table:table-cell>
          <table:table-cell table:formula="of:=0.5*[.FT12]*(([.FT5]-[.FS5])/([.FT1]-[.FS1]))^2" office:value-type="float" office:value="0.000000367621815787548" calcext:value-type="float">
            <text:p>3.67621815787548E-07</text:p>
          </table:table-cell>
          <table:table-cell table:formula="of:=0.5*[.FU12]*(([.FU5]-[.FT5])/([.FU1]-[.FT1]))^2" office:value-type="float" office:value="0.00000146898456357752" calcext:value-type="float">
            <text:p>1.46898456357752E-06</text:p>
          </table:table-cell>
          <table:table-cell table:formula="of:=0.5*[.FV12]*(([.FV5]-[.FU5])/([.FV1]-[.FU1]))^2" office:value-type="float" office:value="0.000000000533793670907481" calcext:value-type="float">
            <text:p>5.33793670907481E-10</text:p>
          </table:table-cell>
          <table:table-cell table:formula="of:=0.5*[.FW12]*(([.FW5]-[.FV5])/([.FW1]-[.FV1]))^2" office:value-type="float" office:value="0.00000663352913755875" calcext:value-type="float">
            <text:p>6.63352913755875E-06</text:p>
          </table:table-cell>
          <table:table-cell table:formula="of:=0.5*[.FX12]*(([.FX5]-[.FW5])/([.FX1]-[.FW1]))^2" office:value-type="float" office:value="0.00000332174926253091" calcext:value-type="float">
            <text:p>3.32174926253091E-06</text:p>
          </table:table-cell>
          <table:table-cell table:formula="of:=0.5*[.FY12]*(([.FY5]-[.FX5])/([.FY1]-[.FX1]))^2" office:value-type="float" office:value="0.000000685921248610281" calcext:value-type="float">
            <text:p>6.85921248610281E-07</text:p>
          </table:table-cell>
          <table:table-cell table:formula="of:=0.5*[.FZ12]*(([.FZ5]-[.FY5])/([.FZ1]-[.FY1]))^2" office:value-type="float" office:value="0.00000021371312297566" calcext:value-type="float">
            <text:p>2.1371312297566E-07</text:p>
          </table:table-cell>
          <table:table-cell table:formula="of:=0.5*[.GA12]*(([.GA5]-[.FZ5])/([.GA1]-[.FZ1]))^2" office:value-type="float" office:value="0.00000607416966272465" calcext:value-type="float">
            <text:p>6.07416966272465E-06</text:p>
          </table:table-cell>
          <table:table-cell table:formula="of:=0.5*[.GB12]*(([.GB5]-[.GA5])/([.GB1]-[.GA1]))^2" office:value-type="float" office:value="0.00000529633048098082" calcext:value-type="float">
            <text:p>5.29633048098082E-06</text:p>
          </table:table-cell>
          <table:table-cell table:formula="of:=0.5*[.GC12]*(([.GC5]-[.GB5])/([.GC1]-[.GB1]))^2" office:value-type="float" office:value="0.0000000220657782470512" calcext:value-type="float">
            <text:p>2.20657782470512E-08</text:p>
          </table:table-cell>
          <table:table-cell table:formula="of:=0.5*[.GD12]*(([.GD5]-[.GC5])/([.GD1]-[.GC1]))^2" office:value-type="float" office:value="0.00000122209565686776" calcext:value-type="float">
            <text:p>1.22209565686776E-06</text:p>
          </table:table-cell>
          <table:table-cell table:formula="of:=0.5*[.GE12]*(([.GE5]-[.GD5])/([.GE1]-[.GD1]))^2" office:value-type="float" office:value="0.00000173736815819009" calcext:value-type="float">
            <text:p>1.73736815819009E-06</text:p>
          </table:table-cell>
          <table:table-cell table:formula="of:=0.5*[.GF12]*(([.GF5]-[.GE5])/([.GF1]-[.GE1]))^2" office:value-type="float" office:value="0.00000351620429790086" calcext:value-type="float">
            <text:p>3.51620429790086E-06</text:p>
          </table:table-cell>
          <table:table-cell table:formula="of:=0.5*[.GG12]*(([.GG5]-[.GF5])/([.GG1]-[.GF1]))^2" office:value-type="float" office:value="0.0000042953158348813" calcext:value-type="float">
            <text:p>4.2953158348813E-06</text:p>
          </table:table-cell>
          <table:table-cell table:formula="of:=0.5*[.GH12]*(([.GH5]-[.GG5])/([.GH1]-[.GG1]))^2" office:value-type="float" office:value="0.00000291580115859995" calcext:value-type="float">
            <text:p>2.91580115859995E-06</text:p>
          </table:table-cell>
          <table:table-cell table:formula="of:=0.5*[.GI12]*(([.GI5]-[.GH5])/([.GI1]-[.GH1]))^2" office:value-type="float" office:value="0.0000122963561572508" calcext:value-type="float">
            <text:p>1.22963561572508E-05</text:p>
          </table:table-cell>
          <table:table-cell table:formula="of:=0.5*[.GJ12]*(([.GJ5]-[.GI5])/([.GJ1]-[.GI1]))^2" office:value-type="float" office:value="0.0000102278815404377" calcext:value-type="float">
            <text:p>1.02278815404377E-05</text:p>
          </table:table-cell>
          <table:table-cell table:formula="of:=0.5*[.GK12]*(([.GK5]-[.GJ5])/([.GK1]-[.GJ1]))^2" office:value-type="float" office:value="0.000000915620324562032" calcext:value-type="float">
            <text:p>9.15620324562032E-07</text:p>
          </table:table-cell>
          <table:table-cell table:formula="of:=0.5*[.GL12]*(([.GL5]-[.GK5])/([.GL1]-[.GK1]))^2" office:value-type="float" office:value="0.00000262335847468798" calcext:value-type="float">
            <text:p>2.62335847468798E-06</text:p>
          </table:table-cell>
          <table:table-cell table:formula="of:=0.5*[.GM12]*(([.GM5]-[.GL5])/([.GM1]-[.GL1]))^2" office:value-type="float" office:value="0.00000152603392210934" calcext:value-type="float">
            <text:p>1.52603392210934E-06</text:p>
          </table:table-cell>
          <table:table-cell table:formula="of:=0.5*[.GN12]*(([.GN5]-[.GM5])/([.GN1]-[.GM1]))^2" office:value-type="float" office:value="0.000000305067784767439" calcext:value-type="float">
            <text:p>3.05067784767439E-07</text:p>
          </table:table-cell>
          <table:table-cell table:formula="of:=0.5*[.GO12]*(([.GO5]-[.GN5])/([.GO1]-[.GN1]))^2" office:value-type="float" office:value="0.000000123005229412531" calcext:value-type="float">
            <text:p>1.23005229412531E-07</text:p>
          </table:table-cell>
          <table:table-cell table:formula="of:=0.5*[.GP12]*(([.GP5]-[.GO5])/([.GP1]-[.GO1]))^2" office:value-type="float" office:value="0.000000704459490025592" calcext:value-type="float">
            <text:p>7.04459490025592E-07</text:p>
          </table:table-cell>
          <table:table-cell table:formula="of:=0.5*[.GQ12]*(([.GQ5]-[.GP5])/([.GQ1]-[.GP1]))^2" office:value-type="float" office:value="0.000000235331647433422" calcext:value-type="float">
            <text:p>2.35331647433422E-07</text:p>
          </table:table-cell>
          <table:table-cell table:formula="of:=0.5*[.GR12]*(([.GR5]-[.GQ5])/([.GR1]-[.GQ1]))^2" office:value-type="float" office:value="0.000000430286618568869" calcext:value-type="float">
            <text:p>4.30286618568869E-07</text:p>
          </table:table-cell>
          <table:table-cell table:formula="of:=0.5*[.GS12]*(([.GS5]-[.GR5])/([.GS1]-[.GR1]))^2" office:value-type="float" office:value="0.000000485128420335564" calcext:value-type="float">
            <text:p>4.85128420335564E-07</text:p>
          </table:table-cell>
          <table:table-cell table:formula="of:=0.5*[.GT12]*(([.GT5]-[.GS5])/([.GT1]-[.GS1]))^2" office:value-type="float" office:value="0.00000555638485206188" calcext:value-type="float">
            <text:p>5.55638485206188E-06</text:p>
          </table:table-cell>
          <table:table-cell table:formula="of:=0.5*[.GU12]*(([.GU5]-[.GT5])/([.GU1]-[.GT1]))^2" office:value-type="float" office:value="0.000000846732191845699" calcext:value-type="float">
            <text:p>8.46732191845699E-07</text:p>
          </table:table-cell>
          <table:table-cell table:formula="of:=0.5*[.GV12]*(([.GV5]-[.GU5])/([.GV1]-[.GU1]))^2" office:value-type="float" office:value="0.00000024649452195921" calcext:value-type="float">
            <text:p>2.4649452195921E-07</text:p>
          </table:table-cell>
          <table:table-cell table:formula="of:=0.5*[.GW12]*(([.GW5]-[.GV5])/([.GW1]-[.GV1]))^2" office:value-type="float" office:value="0.00000299500207644625" calcext:value-type="float">
            <text:p>2.99500207644625E-06</text:p>
          </table:table-cell>
          <table:table-cell table:formula="of:=0.5*[.GX12]*(([.GX5]-[.GW5])/([.GX1]-[.GW1]))^2" office:value-type="float" office:value="0.000000151853795083479" calcext:value-type="float">
            <text:p>1.51853795083479E-07</text:p>
          </table:table-cell>
          <table:table-cell table:formula="of:=0.5*[.GY12]*(([.GY5]-[.GX5])/([.GY1]-[.GX1]))^2" office:value-type="float" office:value="0.00000190603801586324" calcext:value-type="float">
            <text:p>1.90603801586324E-06</text:p>
          </table:table-cell>
          <table:table-cell table:formula="of:=0.5*[.GZ12]*(([.GZ5]-[.GY5])/([.GZ1]-[.GY1]))^2" office:value-type="float" office:value="0.00000412745665580435" calcext:value-type="float">
            <text:p>4.12745665580435E-06</text:p>
          </table:table-cell>
          <table:table-cell table:formula="of:=0.5*[.HA12]*(([.HA5]-[.GZ5])/([.HA1]-[.GZ1]))^2" office:value-type="float" office:value="0.000000737579319527914" calcext:value-type="float">
            <text:p>7.37579319527914E-07</text:p>
          </table:table-cell>
          <table:table-cell table:formula="of:=0.5*[.HB12]*(([.HB5]-[.HA5])/([.HB1]-[.HA1]))^2" office:value-type="float" office:value="0.00000575066000552024" calcext:value-type="float">
            <text:p>5.75066000552024E-06</text:p>
          </table:table-cell>
          <table:table-cell table:formula="of:=0.5*[.HC12]*(([.HC5]-[.HB5])/([.HC1]-[.HB1]))^2" office:value-type="float" office:value="0.00000049653066317339" calcext:value-type="float">
            <text:p>4.9653066317339E-07</text:p>
          </table:table-cell>
          <table:table-cell table:formula="of:=0.5*[.HD12]*(([.HD5]-[.HC5])/([.HD1]-[.HC1]))^2" office:value-type="float" office:value="0.00000277334689360478" calcext:value-type="float">
            <text:p>2.77334689360478E-06</text:p>
          </table:table-cell>
          <table:table-cell table:formula="of:=0.5*[.HE12]*(([.HE5]-[.HD5])/([.HE1]-[.HD1]))^2" office:value-type="float" office:value="0.00000507248986906589" calcext:value-type="float">
            <text:p>5.07248986906589E-06</text:p>
          </table:table-cell>
          <table:table-cell table:formula="of:=0.5*[.HF12]*(([.HF5]-[.HE5])/([.HF1]-[.HE1]))^2" office:value-type="float" office:value="0.000000242251023450203" calcext:value-type="float">
            <text:p>2.42251023450203E-07</text:p>
          </table:table-cell>
          <table:table-cell table:formula="of:=0.5*[.HG12]*(([.HG5]-[.HF5])/([.HG1]-[.HF1]))^2" office:value-type="float" office:value="0.000000109637973340347" calcext:value-type="float">
            <text:p>1.09637973340347E-07</text:p>
          </table:table-cell>
          <table:table-cell table:formula="of:=0.5*[.HH12]*(([.HH5]-[.HG5])/([.HH1]-[.HG1]))^2" office:value-type="float" office:value="0.000000052173412318459" calcext:value-type="float">
            <text:p>5.2173412318459E-08</text:p>
          </table:table-cell>
          <table:table-cell table:formula="of:=0.5*[.HI12]*(([.HI5]-[.HH5])/([.HI1]-[.HH1]))^2" office:value-type="float" office:value="0.00000121810639707659" calcext:value-type="float">
            <text:p>1.21810639707659E-06</text:p>
          </table:table-cell>
          <table:table-cell table:formula="of:=0.5*[.HJ12]*(([.HJ5]-[.HI5])/([.HJ1]-[.HI1]))^2" office:value-type="float" office:value="0.000000634508982195038" calcext:value-type="float">
            <text:p>6.34508982195038E-07</text:p>
          </table:table-cell>
          <table:table-cell table:formula="of:=0.5*[.HK12]*(([.HK5]-[.HJ5])/([.HK1]-[.HJ1]))^2" office:value-type="float" office:value="0.000000222897948697936" calcext:value-type="float">
            <text:p>2.22897948697936E-07</text:p>
          </table:table-cell>
          <table:table-cell table:formula="of:=0.5*[.HL12]*(([.HL5]-[.HK5])/([.HL1]-[.HK1]))^2" office:value-type="float" office:value="0.000000162427423957308" calcext:value-type="float">
            <text:p>1.62427423957308E-07</text:p>
          </table:table-cell>
          <table:table-cell table:formula="of:=0.5*[.HM12]*(([.HM5]-[.HL5])/([.HM1]-[.HL1]))^2" office:value-type="float" office:value="0.00000624526117116547" calcext:value-type="float">
            <text:p>6.24526117116547E-06</text:p>
          </table:table-cell>
          <table:table-cell table:formula="of:=0.5*[.HN12]*(([.HN5]-[.HM5])/([.HN1]-[.HM1]))^2" office:value-type="float" office:value="0.00000136692564858317" calcext:value-type="float">
            <text:p>1.36692564858317E-06</text:p>
          </table:table-cell>
          <table:table-cell table:formula="of:=0.5*[.HO12]*(([.HO5]-[.HN5])/([.HO1]-[.HN1]))^2" office:value-type="float" office:value="0.00000311139512997579" calcext:value-type="float">
            <text:p>3.11139512997579E-06</text:p>
          </table:table-cell>
          <table:table-cell table:formula="of:=0.5*[.HP12]*(([.HP5]-[.HO5])/([.HP1]-[.HO1]))^2" office:value-type="float" office:value="0.0000000106974935681767" calcext:value-type="float">
            <text:p>1.06974935681767E-08</text:p>
          </table:table-cell>
          <table:table-cell table:formula="of:=0.5*[.HQ12]*(([.HQ5]-[.HP5])/([.HQ1]-[.HP1]))^2" office:value-type="float" office:value="0.000000101505768983007" calcext:value-type="float">
            <text:p>1.01505768983007E-07</text:p>
          </table:table-cell>
          <table:table-cell table:formula="of:=0.5*[.HR12]*(([.HR5]-[.HQ5])/([.HR1]-[.HQ1]))^2" office:value-type="float" office:value="0.0000000189827474837255" calcext:value-type="float">
            <text:p>1.89827474837255E-08</text:p>
          </table:table-cell>
          <table:table-cell table:formula="of:=0.5*[.HS12]*(([.HS5]-[.HR5])/([.HS1]-[.HR1]))^2" office:value-type="float" office:value="0.000000000544459839658828" calcext:value-type="float">
            <text:p>5.44459839658828E-10</text:p>
          </table:table-cell>
          <table:table-cell table:formula="of:=0.5*[.HT12]*(([.HT5]-[.HS5])/([.HT1]-[.HS1]))^2" office:value-type="float" office:value="0.00000119631527295828" calcext:value-type="float">
            <text:p>1.19631527295828E-06</text:p>
          </table:table-cell>
          <table:table-cell table:formula="of:=0.5*[.HU12]*(([.HU5]-[.HT5])/([.HU1]-[.HT1]))^2" office:value-type="float" office:value="0.00000103636361201391" calcext:value-type="float">
            <text:p>1.03636361201391E-06</text:p>
          </table:table-cell>
          <table:table-cell table:formula="of:=0.5*[.HV12]*(([.HV5]-[.HU5])/([.HV1]-[.HU1]))^2" office:value-type="float" office:value="0.00000508634445485011" calcext:value-type="float">
            <text:p>5.08634445485011E-06</text:p>
          </table:table-cell>
          <table:table-cell table:formula="of:=0.5*[.HW12]*(([.HW5]-[.HV5])/([.HW1]-[.HV1]))^2" office:value-type="float" office:value="0.00000641251446942849" calcext:value-type="float">
            <text:p>6.41251446942849E-06</text:p>
          </table:table-cell>
          <table:table-cell table:formula="of:=0.5*[.HX12]*(([.HX5]-[.HW5])/([.HX1]-[.HW1]))^2" office:value-type="float" office:value="0.00000955206366672268" calcext:value-type="float">
            <text:p>9.55206366672268E-06</text:p>
          </table:table-cell>
          <table:table-cell table:formula="of:=0.5*[.HY12]*(([.HY5]-[.HX5])/([.HY1]-[.HX1]))^2" office:value-type="float" office:value="0.0000102105399890844" calcext:value-type="float">
            <text:p>1.02105399890844E-05</text:p>
          </table:table-cell>
          <table:table-cell table:formula="of:=0.5*[.HZ12]*(([.HZ5]-[.HY5])/([.HZ1]-[.HY1]))^2" office:value-type="float" office:value="0.00000000703844728533108" calcext:value-type="float">
            <text:p>7.03844728533108E-09</text:p>
          </table:table-cell>
          <table:table-cell table:formula="of:=0.5*[.IA12]*(([.IA5]-[.HZ5])/([.IA1]-[.HZ1]))^2" office:value-type="float" office:value="0.0000841282374449247" calcext:value-type="float">
            <text:p>8.41282374449247E-05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204068457546688" calcext:value-type="float">
            <text:p>2.04068457546688E-07</text:p>
          </table:table-cell>
          <table:table-cell table:formula="of:=0.5*[.D12]*(([.D6]-[.C6])/([.D1]-[.C1]))^2" office:value-type="float" office:value="0.000000525026752073874" calcext:value-type="float">
            <text:p>5.25026752073874E-07</text:p>
          </table:table-cell>
          <table:table-cell table:formula="of:=0.5*[.E12]*(([.E6]-[.D6])/([.E1]-[.D1]))^2" office:value-type="float" office:value="0.00000000665330830975852" calcext:value-type="float">
            <text:p>6.65330830975852E-09</text:p>
          </table:table-cell>
          <table:table-cell table:formula="of:=0.5*[.F12]*(([.F6]-[.E6])/([.F1]-[.E1]))^2" office:value-type="float" office:value="0.0000000100636934381467" calcext:value-type="float">
            <text:p>1.00636934381467E-08</text:p>
          </table:table-cell>
          <table:table-cell table:formula="of:=0.5*[.G12]*(([.G6]-[.F6])/([.G1]-[.F1]))^2" office:value-type="float" office:value="0.000000000492333244750407" calcext:value-type="float">
            <text:p>4.92333244750407E-10</text:p>
          </table:table-cell>
          <table:table-cell table:formula="of:=0.5*[.H12]*(([.H6]-[.G6])/([.H1]-[.G1]))^2" office:value-type="float" office:value="0.000000180163932807151" calcext:value-type="float">
            <text:p>1.80163932807151E-07</text:p>
          </table:table-cell>
          <table:table-cell table:formula="of:=0.5*[.I12]*(([.I6]-[.H6])/([.I1]-[.H1]))^2" office:value-type="float" office:value="0.000000322650423663138" calcext:value-type="float">
            <text:p>3.22650423663138E-07</text:p>
          </table:table-cell>
          <table:table-cell table:formula="of:=0.5*[.J12]*(([.J6]-[.I6])/([.J1]-[.I1]))^2" office:value-type="float" office:value="0.000000589808145046472" calcext:value-type="float">
            <text:p>5.89808145046472E-07</text:p>
          </table:table-cell>
          <table:table-cell table:formula="of:=0.5*[.K12]*(([.K6]-[.J6])/([.K1]-[.J1]))^2" office:value-type="float" office:value="0.0000000569390538860747" calcext:value-type="float">
            <text:p>5.69390538860747E-08</text:p>
          </table:table-cell>
          <table:table-cell table:formula="of:=0.5*[.L12]*(([.L6]-[.K6])/([.L1]-[.K1]))^2" office:value-type="float" office:value="0.000000517016691810667" calcext:value-type="float">
            <text:p>5.17016691810667E-07</text:p>
          </table:table-cell>
          <table:table-cell table:formula="of:=0.5*[.M12]*(([.M6]-[.L6])/([.M1]-[.L1]))^2" office:value-type="float" office:value="0.0000000948368993764117" calcext:value-type="float">
            <text:p>9.48368993764117E-08</text:p>
          </table:table-cell>
          <table:table-cell table:formula="of:=0.5*[.N12]*(([.N6]-[.M6])/([.N1]-[.M1]))^2" office:value-type="float" office:value="0.00000141478997178692" calcext:value-type="float">
            <text:p>1.41478997178692E-06</text:p>
          </table:table-cell>
          <table:table-cell table:formula="of:=0.5*[.O12]*(([.O6]-[.N6])/([.O1]-[.N1]))^2" office:value-type="float" office:value="0.00000477085306629549" calcext:value-type="float">
            <text:p>4.77085306629549E-06</text:p>
          </table:table-cell>
          <table:table-cell table:formula="of:=0.5*[.P12]*(([.P6]-[.O6])/([.P1]-[.O1]))^2" office:value-type="float" office:value="0.00000224732925794131" calcext:value-type="float">
            <text:p>2.24732925794131E-06</text:p>
          </table:table-cell>
          <table:table-cell table:formula="of:=0.5*[.Q12]*(([.Q6]-[.P6])/([.Q1]-[.P1]))^2" office:value-type="float" office:value="0.000000604830370851745" calcext:value-type="float">
            <text:p>6.04830370851745E-07</text:p>
          </table:table-cell>
          <table:table-cell table:formula="of:=0.5*[.R12]*(([.R6]-[.Q6])/([.R1]-[.Q1]))^2" office:value-type="float" office:value="0.000000788049830599697" calcext:value-type="float">
            <text:p>7.88049830599697E-07</text:p>
          </table:table-cell>
          <table:table-cell table:formula="of:=0.5*[.S12]*(([.S6]-[.R6])/([.S1]-[.R1]))^2" office:value-type="float" office:value="0.00000236581563602152" calcext:value-type="float">
            <text:p>2.36581563602152E-06</text:p>
          </table:table-cell>
          <table:table-cell table:formula="of:=0.5*[.T12]*(([.T6]-[.S6])/([.T1]-[.S1]))^2" office:value-type="float" office:value="0.000000021662671899894" calcext:value-type="float">
            <text:p>2.1662671899894E-08</text:p>
          </table:table-cell>
          <table:table-cell table:formula="of:=0.5*[.U12]*(([.U6]-[.T6])/([.U1]-[.T1]))^2" office:value-type="float" office:value="0.00000000930046416331303" calcext:value-type="float">
            <text:p>9.30046416331303E-09</text:p>
          </table:table-cell>
          <table:table-cell table:formula="of:=0.5*[.V12]*(([.V6]-[.U6])/([.V1]-[.U1]))^2" office:value-type="float" office:value="0.000000703573396586027" calcext:value-type="float">
            <text:p>7.03573396586027E-07</text:p>
          </table:table-cell>
          <table:table-cell table:formula="of:=0.5*[.W12]*(([.W6]-[.V6])/([.W1]-[.V1]))^2" office:value-type="float" office:value="0.000000383531205881992" calcext:value-type="float">
            <text:p>3.83531205881992E-07</text:p>
          </table:table-cell>
          <table:table-cell table:formula="of:=0.5*[.X12]*(([.X6]-[.W6])/([.X1]-[.W1]))^2" office:value-type="float" office:value="0.000000195732423429526" calcext:value-type="float">
            <text:p>1.95732423429526E-07</text:p>
          </table:table-cell>
          <table:table-cell table:formula="of:=0.5*[.Y12]*(([.Y6]-[.X6])/([.Y1]-[.X1]))^2" office:value-type="float" office:value="0.00000170904635268272" calcext:value-type="float">
            <text:p>1.70904635268272E-06</text:p>
          </table:table-cell>
          <table:table-cell table:formula="of:=0.5*[.Z12]*(([.Z6]-[.Y6])/([.Z1]-[.Y1]))^2" office:value-type="float" office:value="0.000000000238269487356921" calcext:value-type="float">
            <text:p>2.38269487356921E-10</text:p>
          </table:table-cell>
          <table:table-cell table:formula="of:=0.5*[.AA12]*(([.AA6]-[.Z6])/([.AA1]-[.Z1]))^2" office:value-type="float" office:value="0.0000000477000535348949" calcext:value-type="float">
            <text:p>4.77000535348949E-08</text:p>
          </table:table-cell>
          <table:table-cell table:formula="of:=0.5*[.AB12]*(([.AB6]-[.AA6])/([.AB1]-[.AA1]))^2" office:value-type="float" office:value="0.00000425431045420245" calcext:value-type="float">
            <text:p>4.25431045420245E-06</text:p>
          </table:table-cell>
          <table:table-cell table:formula="of:=0.5*[.AC12]*(([.AC6]-[.AB6])/([.AC1]-[.AB1]))^2" office:value-type="float" office:value="0.00000143739950503085" calcext:value-type="float">
            <text:p>1.43739950503085E-06</text:p>
          </table:table-cell>
          <table:table-cell table:formula="of:=0.5*[.AD12]*(([.AD6]-[.AC6])/([.AD1]-[.AC1]))^2" office:value-type="float" office:value="0.0000000904670833534676" calcext:value-type="float">
            <text:p>9.04670833534676E-08</text:p>
          </table:table-cell>
          <table:table-cell table:formula="of:=0.5*[.AE12]*(([.AE6]-[.AD6])/([.AE1]-[.AD1]))^2" office:value-type="float" office:value="0.00000054907155283847" calcext:value-type="float">
            <text:p>5.4907155283847E-07</text:p>
          </table:table-cell>
          <table:table-cell table:formula="of:=0.5*[.AF12]*(([.AF6]-[.AE6])/([.AF1]-[.AE1]))^2" office:value-type="float" office:value="0.000000399341151660421" calcext:value-type="float">
            <text:p>3.99341151660421E-07</text:p>
          </table:table-cell>
          <table:table-cell table:formula="of:=0.5*[.AG12]*(([.AG6]-[.AF6])/([.AG1]-[.AF1]))^2" office:value-type="float" office:value="0.000000482371216811566" calcext:value-type="float">
            <text:p>4.82371216811566E-07</text:p>
          </table:table-cell>
          <table:table-cell table:formula="of:=0.5*[.AH12]*(([.AH6]-[.AG6])/([.AH1]-[.AG1]))^2" office:value-type="float" office:value="0.0000000781298064742424" calcext:value-type="float">
            <text:p>7.81298064742424E-08</text:p>
          </table:table-cell>
          <table:table-cell table:formula="of:=0.5*[.AI12]*(([.AI6]-[.AH6])/([.AI1]-[.AH1]))^2" office:value-type="float" office:value="0.000000840682290423595" calcext:value-type="float">
            <text:p>8.40682290423595E-07</text:p>
          </table:table-cell>
          <table:table-cell table:formula="of:=0.5*[.AJ12]*(([.AJ6]-[.AI6])/([.AJ1]-[.AI1]))^2" office:value-type="float" office:value="0.000000401097572511417" calcext:value-type="float">
            <text:p>4.01097572511417E-07</text:p>
          </table:table-cell>
          <table:table-cell table:formula="of:=0.5*[.AK12]*(([.AK6]-[.AJ6])/([.AK1]-[.AJ1]))^2" office:value-type="float" office:value="0.000000699683060579436" calcext:value-type="float">
            <text:p>6.99683060579436E-07</text:p>
          </table:table-cell>
          <table:table-cell table:formula="of:=0.5*[.AL12]*(([.AL6]-[.AK6])/([.AL1]-[.AK1]))^2" office:value-type="float" office:value="0.000000139345728791973" calcext:value-type="float">
            <text:p>1.39345728791973E-07</text:p>
          </table:table-cell>
          <table:table-cell table:formula="of:=0.5*[.AM12]*(([.AM6]-[.AL6])/([.AM1]-[.AL1]))^2" office:value-type="float" office:value="0.0000397050246992952" calcext:value-type="float">
            <text:p>3.97050246992952E-05</text:p>
          </table:table-cell>
          <table:table-cell table:formula="of:=0.5*[.AN12]*(([.AN6]-[.AM6])/([.AN1]-[.AM1]))^2" office:value-type="float" office:value="0.00000233541127379198" calcext:value-type="float">
            <text:p>2.33541127379198E-06</text:p>
          </table:table-cell>
          <table:table-cell table:formula="of:=0.5*[.AO12]*(([.AO6]-[.AN6])/([.AO1]-[.AN1]))^2" office:value-type="float" office:value="0.000128950945311375" calcext:value-type="float">
            <text:p>0.000128950945311</text:p>
          </table:table-cell>
          <table:table-cell table:formula="of:=0.5*[.AP12]*(([.AP6]-[.AO6])/([.AP1]-[.AO1]))^2" office:value-type="float" office:value="0.0000111161860669716" calcext:value-type="float">
            <text:p>1.11161860669716E-05</text:p>
          </table:table-cell>
          <table:table-cell table:formula="of:=0.5*[.AQ12]*(([.AQ6]-[.AP6])/([.AQ1]-[.AP1]))^2" office:value-type="float" office:value="0.000393781377278725" calcext:value-type="float">
            <text:p>0.000393781377279</text:p>
          </table:table-cell>
          <table:table-cell table:formula="of:=0.5*[.AR12]*(([.AR6]-[.AQ6])/([.AR1]-[.AQ1]))^2" office:value-type="float" office:value="0.000192570164526607" calcext:value-type="float">
            <text:p>0.000192570164527</text:p>
          </table:table-cell>
          <table:table-cell table:formula="of:=0.5*[.AS12]*(([.AS6]-[.AR6])/([.AS1]-[.AR1]))^2" office:value-type="float" office:value="0.000579522993283588" calcext:value-type="float">
            <text:p>0.000579522993284</text:p>
          </table:table-cell>
          <table:table-cell table:formula="of:=0.5*[.AT12]*(([.AT6]-[.AS6])/([.AT1]-[.AS1]))^2" office:value-type="float" office:value="0.00550681267973411" calcext:value-type="float">
            <text:p>0.005506812679734</text:p>
          </table:table-cell>
          <table:table-cell table:formula="of:=0.5*[.AU12]*(([.AU6]-[.AT6])/([.AU1]-[.AT1]))^2" office:value-type="float" office:value="0.00571472195040351" calcext:value-type="float">
            <text:p>0.005714721950404</text:p>
          </table:table-cell>
          <table:table-cell table:formula="of:=0.5*[.AV12]*(([.AV6]-[.AU6])/([.AV1]-[.AU1]))^2" office:value-type="float" office:value="0.00249019112126454" calcext:value-type="float">
            <text:p>0.002490191121265</text:p>
          </table:table-cell>
          <table:table-cell table:formula="of:=0.5*[.AW12]*(([.AW6]-[.AV6])/([.AW1]-[.AV1]))^2" office:value-type="float" office:value="0.0291283441812146" calcext:value-type="float">
            <text:p>0.029128344181215</text:p>
          </table:table-cell>
          <table:table-cell table:formula="of:=0.5*[.AX12]*(([.AX6]-[.AW6])/([.AX1]-[.AW1]))^2" office:value-type="float" office:value="0.0000158452530689756" calcext:value-type="float">
            <text:p>1.58452530689756E-05</text:p>
          </table:table-cell>
          <table:table-cell table:formula="of:=0.5*[.AY12]*(([.AY6]-[.AX6])/([.AY1]-[.AX1]))^2" office:value-type="float" office:value="0.00233629228735898" calcext:value-type="float">
            <text:p>0.002336292287359</text:p>
          </table:table-cell>
          <table:table-cell table:formula="of:=0.5*[.AZ12]*(([.AZ6]-[.AY6])/([.AZ1]-[.AY1]))^2" office:value-type="float" office:value="0.00000180773433751582" calcext:value-type="float">
            <text:p>1.80773433751582E-06</text:p>
          </table:table-cell>
          <table:table-cell table:formula="of:=0.5*[.BA12]*(([.BA6]-[.AZ6])/([.BA1]-[.AZ1]))^2" office:value-type="float" office:value="0.0150944129048822" calcext:value-type="float">
            <text:p>0.015094412904882</text:p>
          </table:table-cell>
          <table:table-cell table:formula="of:=0.5*[.BB12]*(([.BB6]-[.BA6])/([.BB1]-[.BA1]))^2" office:value-type="float" office:value="0.000792590790799191" calcext:value-type="float">
            <text:p>0.000792590790799</text:p>
          </table:table-cell>
          <table:table-cell table:formula="of:=0.5*[.BC12]*(([.BC6]-[.BB6])/([.BC1]-[.BB1]))^2" office:value-type="float" office:value="0.000447573786892309" calcext:value-type="float">
            <text:p>0.000447573786892</text:p>
          </table:table-cell>
          <table:table-cell table:formula="of:=0.5*[.BD12]*(([.BD6]-[.BC6])/([.BD1]-[.BC1]))^2" office:value-type="float" office:value="0.000164367809877331" calcext:value-type="float">
            <text:p>0.000164367809877</text:p>
          </table:table-cell>
          <table:table-cell table:formula="of:=0.5*[.BE12]*(([.BE6]-[.BD6])/([.BE1]-[.BD1]))^2" office:value-type="float" office:value="0.00017141540765097" calcext:value-type="float">
            <text:p>0.000171415407651</text:p>
          </table:table-cell>
          <table:table-cell table:formula="of:=0.5*[.BF12]*(([.BF6]-[.BE6])/([.BF1]-[.BE1]))^2" office:value-type="float" office:value="0.0020002194940238" calcext:value-type="float">
            <text:p>0.002000219494024</text:p>
          </table:table-cell>
          <table:table-cell table:formula="of:=0.5*[.BG12]*(([.BG6]-[.BF6])/([.BG1]-[.BF1]))^2" office:value-type="float" office:value="0.00160982965651996" calcext:value-type="float">
            <text:p>0.00160982965652</text:p>
          </table:table-cell>
          <table:table-cell table:formula="of:=0.5*[.BH12]*(([.BH6]-[.BG6])/([.BH1]-[.BG1]))^2" office:value-type="float" office:value="0.0143484525060392" calcext:value-type="float">
            <text:p>0.014348452506039</text:p>
          </table:table-cell>
          <table:table-cell table:formula="of:=0.5*[.BI12]*(([.BI6]-[.BH6])/([.BI1]-[.BH1]))^2" office:value-type="float" office:value="0.0257862797840981" calcext:value-type="float">
            <text:p>0.025786279784098</text:p>
          </table:table-cell>
          <table:table-cell table:formula="of:=0.5*[.BJ12]*(([.BJ6]-[.BI6])/([.BJ1]-[.BI1]))^2" office:value-type="float" office:value="0.00283071703505913" calcext:value-type="float">
            <text:p>0.002830717035059</text:p>
          </table:table-cell>
          <table:table-cell table:formula="of:=0.5*[.BK12]*(([.BK6]-[.BJ6])/([.BK1]-[.BJ1]))^2" office:value-type="float" office:value="0.00029774759561604" calcext:value-type="float">
            <text:p>0.000297747595616</text:p>
          </table:table-cell>
          <table:table-cell table:formula="of:=0.5*[.BL12]*(([.BL6]-[.BK6])/([.BL1]-[.BK1]))^2" office:value-type="float" office:value="0.000236683913387603" calcext:value-type="float">
            <text:p>0.000236683913388</text:p>
          </table:table-cell>
          <table:table-cell table:formula="of:=0.5*[.BM12]*(([.BM6]-[.BL6])/([.BM1]-[.BL1]))^2" office:value-type="float" office:value="0.00904498930844822" calcext:value-type="float">
            <text:p>0.009044989308448</text:p>
          </table:table-cell>
          <table:table-cell table:formula="of:=0.5*[.BN12]*(([.BN6]-[.BM6])/([.BN1]-[.BM1]))^2" office:value-type="float" office:value="0.000578028031682675" calcext:value-type="float">
            <text:p>0.000578028031683</text:p>
          </table:table-cell>
          <table:table-cell table:formula="of:=0.5*[.BO12]*(([.BO6]-[.BN6])/([.BO1]-[.BN1]))^2" office:value-type="float" office:value="0.000325765535470203" calcext:value-type="float">
            <text:p>0.00032576553547</text:p>
          </table:table-cell>
          <table:table-cell table:formula="of:=0.5*[.BP12]*(([.BP6]-[.BO6])/([.BP1]-[.BO1]))^2" office:value-type="float" office:value="0.00063275368117952" calcext:value-type="float">
            <text:p>0.00063275368118</text:p>
          </table:table-cell>
          <table:table-cell table:formula="of:=0.5*[.BQ12]*(([.BQ6]-[.BP6])/([.BQ1]-[.BP1]))^2" office:value-type="float" office:value="0.00103668337614781" calcext:value-type="float">
            <text:p>0.001036683376148</text:p>
          </table:table-cell>
          <table:table-cell table:formula="of:=0.5*[.BR12]*(([.BR6]-[.BQ6])/([.BR1]-[.BQ1]))^2" office:value-type="float" office:value="0.031938816374846" calcext:value-type="float">
            <text:p>0.031938816374846</text:p>
          </table:table-cell>
          <table:table-cell table:formula="of:=0.5*[.BS12]*(([.BS6]-[.BR6])/([.BS1]-[.BR1]))^2" office:value-type="float" office:value="0.00220660652838808" calcext:value-type="float">
            <text:p>0.002206606528388</text:p>
          </table:table-cell>
          <table:table-cell table:formula="of:=0.5*[.BT12]*(([.BT6]-[.BS6])/([.BT1]-[.BS1]))^2" office:value-type="float" office:value="0.000117164780649795" calcext:value-type="float">
            <text:p>0.00011716478065</text:p>
          </table:table-cell>
          <table:table-cell table:formula="of:=0.5*[.BU12]*(([.BU6]-[.BT6])/([.BU1]-[.BT1]))^2" office:value-type="float" office:value="0.0000714188250599646" calcext:value-type="float">
            <text:p>7.14188250599646E-05</text:p>
          </table:table-cell>
          <table:table-cell table:formula="of:=0.5*[.BV12]*(([.BV6]-[.BU6])/([.BV1]-[.BU1]))^2" office:value-type="float" office:value="0.000336792418419239" calcext:value-type="float">
            <text:p>0.000336792418419</text:p>
          </table:table-cell>
          <table:table-cell table:formula="of:=0.5*[.BW12]*(([.BW6]-[.BV6])/([.BW1]-[.BV1]))^2" office:value-type="float" office:value="0.00073857826573467" calcext:value-type="float">
            <text:p>0.000738578265735</text:p>
          </table:table-cell>
          <table:table-cell table:formula="of:=0.5*[.BX12]*(([.BX6]-[.BW6])/([.BX1]-[.BW1]))^2" office:value-type="float" office:value="0.000801691103249471" calcext:value-type="float">
            <text:p>0.000801691103249</text:p>
          </table:table-cell>
          <table:table-cell table:formula="of:=0.5*[.BY12]*(([.BY6]-[.BX6])/([.BY1]-[.BX1]))^2" office:value-type="float" office:value="0.00520018447654332" calcext:value-type="float">
            <text:p>0.005200184476543</text:p>
          </table:table-cell>
          <table:table-cell table:formula="of:=0.5*[.BZ12]*(([.BZ6]-[.BY6])/([.BZ1]-[.BY1]))^2" office:value-type="float" office:value="0.0251587572678925" calcext:value-type="float">
            <text:p>0.025158757267893</text:p>
          </table:table-cell>
          <table:table-cell table:formula="of:=0.5*[.CA12]*(([.CA6]-[.BZ6])/([.CA1]-[.BZ1]))^2" office:value-type="float" office:value="0.00885684521457977" calcext:value-type="float">
            <text:p>0.00885684521458</text:p>
          </table:table-cell>
          <table:table-cell table:formula="of:=0.5*[.CB12]*(([.CB6]-[.CA6])/([.CB1]-[.CA1]))^2" office:value-type="float" office:value="0.000156657917893821" calcext:value-type="float">
            <text:p>0.000156657917894</text:p>
          </table:table-cell>
          <table:table-cell table:formula="of:=0.5*[.CC12]*(([.CC6]-[.CB6])/([.CC1]-[.CB1]))^2" office:value-type="float" office:value="0.0000491914446923909" calcext:value-type="float">
            <text:p>4.91914446923909E-05</text:p>
          </table:table-cell>
          <table:table-cell table:formula="of:=0.5*[.CD12]*(([.CD6]-[.CC6])/([.CD1]-[.CC1]))^2" office:value-type="float" office:value="0.000193560641546559" calcext:value-type="float">
            <text:p>0.000193560641547</text:p>
          </table:table-cell>
          <table:table-cell table:formula="of:=0.5*[.CE12]*(([.CE6]-[.CD6])/([.CE1]-[.CD1]))^2" office:value-type="float" office:value="0.000574948129112295" calcext:value-type="float">
            <text:p>0.000574948129112</text:p>
          </table:table-cell>
          <table:table-cell table:formula="of:=0.5*[.CF12]*(([.CF6]-[.CE6])/([.CF1]-[.CE1]))^2" office:value-type="float" office:value="0.000468581333429597" calcext:value-type="float">
            <text:p>0.00046858133343</text:p>
          </table:table-cell>
          <table:table-cell table:formula="of:=0.5*[.CG12]*(([.CG6]-[.CF6])/([.CG1]-[.CF1]))^2" office:value-type="float" office:value="0.0140029114519674" calcext:value-type="float">
            <text:p>0.014002911451967</text:p>
          </table:table-cell>
          <table:table-cell table:formula="of:=0.5*[.CH12]*(([.CH6]-[.CG6])/([.CH1]-[.CG1]))^2" office:value-type="float" office:value="0.00761008069899846" calcext:value-type="float">
            <text:p>0.007610080698998</text:p>
          </table:table-cell>
          <table:table-cell table:formula="of:=0.5*[.CI12]*(([.CI6]-[.CH6])/([.CI1]-[.CH1]))^2" office:value-type="float" office:value="0.000140669451707821" calcext:value-type="float">
            <text:p>0.000140669451708</text:p>
          </table:table-cell>
          <table:table-cell table:formula="of:=0.5*[.CJ12]*(([.CJ6]-[.CI6])/([.CJ1]-[.CI1]))^2" office:value-type="float" office:value="0.0000450401381449631" calcext:value-type="float">
            <text:p>4.50401381449631E-05</text:p>
          </table:table-cell>
          <table:table-cell table:formula="of:=0.5*[.CK12]*(([.CK6]-[.CJ6])/([.CK1]-[.CJ1]))^2" office:value-type="float" office:value="0.000746845129520654" calcext:value-type="float">
            <text:p>0.000746845129521</text:p>
          </table:table-cell>
          <table:table-cell table:formula="of:=0.5*[.CL12]*(([.CL6]-[.CK6])/([.CL1]-[.CK1]))^2" office:value-type="float" office:value="0.00407414200453631" calcext:value-type="float">
            <text:p>0.004074142004536</text:p>
          </table:table-cell>
          <table:table-cell table:formula="of:=0.5*[.CM12]*(([.CM6]-[.CL6])/([.CM1]-[.CL1]))^2" office:value-type="float" office:value="0.0469051537248931" calcext:value-type="float">
            <text:p>0.046905153724893</text:p>
          </table:table-cell>
          <table:table-cell table:formula="of:=0.5*[.CN12]*(([.CN6]-[.CM6])/([.CN1]-[.CM1]))^2" office:value-type="float" office:value="0.0167098048272292" calcext:value-type="float">
            <text:p>0.016709804827229</text:p>
          </table:table-cell>
          <table:table-cell table:formula="of:=0.5*[.CO12]*(([.CO6]-[.CN6])/([.CO1]-[.CN1]))^2" office:value-type="float" office:value="0.00195361524657148" calcext:value-type="float">
            <text:p>0.001953615246571</text:p>
          </table:table-cell>
          <table:table-cell table:formula="of:=0.5*[.CP12]*(([.CP6]-[.CO6])/([.CP1]-[.CO1]))^2" office:value-type="float" office:value="0.00000206049011585376" calcext:value-type="float">
            <text:p>2.06049011585376E-06</text:p>
          </table:table-cell>
          <table:table-cell table:formula="of:=0.5*[.CQ12]*(([.CQ6]-[.CP6])/([.CQ1]-[.CP1]))^2" office:value-type="float" office:value="0.000351891511989375" calcext:value-type="float">
            <text:p>0.000351891511989</text:p>
          </table:table-cell>
          <table:table-cell table:formula="of:=0.5*[.CR12]*(([.CR6]-[.CQ6])/([.CR1]-[.CQ1]))^2" office:value-type="float" office:value="0.000766560074317352" calcext:value-type="float">
            <text:p>0.000766560074317</text:p>
          </table:table-cell>
          <table:table-cell table:formula="of:=0.5*[.CS12]*(([.CS6]-[.CR6])/([.CS1]-[.CR1]))^2" office:value-type="float" office:value="0.000679227757470897" calcext:value-type="float">
            <text:p>0.000679227757471</text:p>
          </table:table-cell>
          <table:table-cell table:formula="of:=0.5*[.CT12]*(([.CT6]-[.CS6])/([.CT1]-[.CS1]))^2" office:value-type="float" office:value="0.00455310756393686" calcext:value-type="float">
            <text:p>0.004553107563937</text:p>
          </table:table-cell>
          <table:table-cell table:formula="of:=0.5*[.CU12]*(([.CU6]-[.CT6])/([.CU1]-[.CT1]))^2" office:value-type="float" office:value="0.0015826577635036" calcext:value-type="float">
            <text:p>0.001582657763504</text:p>
          </table:table-cell>
          <table:table-cell table:formula="of:=0.5*[.CV12]*(([.CV6]-[.CU6])/([.CV1]-[.CU1]))^2" office:value-type="float" office:value="0.00218277295918164" calcext:value-type="float">
            <text:p>0.002182772959182</text:p>
          </table:table-cell>
          <table:table-cell table:formula="of:=0.5*[.CW12]*(([.CW6]-[.CV6])/([.CW1]-[.CV1]))^2" office:value-type="float" office:value="0.000178326077669804" calcext:value-type="float">
            <text:p>0.00017832607767</text:p>
          </table:table-cell>
          <table:table-cell table:formula="of:=0.5*[.CX12]*(([.CX6]-[.CW6])/([.CX1]-[.CW1]))^2" office:value-type="float" office:value="0.0000163459620708324" calcext:value-type="float">
            <text:p>1.63459620708324E-05</text:p>
          </table:table-cell>
          <table:table-cell table:formula="of:=0.5*[.CY12]*(([.CY6]-[.CX6])/([.CY1]-[.CX1]))^2" office:value-type="float" office:value="0.000000076659244011071" calcext:value-type="float">
            <text:p>7.6659244011071E-08</text:p>
          </table:table-cell>
          <table:table-cell table:formula="of:=0.5*[.CZ12]*(([.CZ6]-[.CY6])/([.CZ1]-[.CY1]))^2" office:value-type="float" office:value="0.00346890120317868" calcext:value-type="float">
            <text:p>0.003468901203179</text:p>
          </table:table-cell>
          <table:table-cell table:formula="of:=0.5*[.DA12]*(([.DA6]-[.CZ6])/([.DA1]-[.CZ1]))^2" office:value-type="float" office:value="0.0157946669872056" calcext:value-type="float">
            <text:p>0.015794666987206</text:p>
          </table:table-cell>
          <table:table-cell table:formula="of:=0.5*[.DB12]*(([.DB6]-[.DA6])/([.DB1]-[.DA1]))^2" office:value-type="float" office:value="0.0113182413377439" calcext:value-type="float">
            <text:p>0.011318241337744</text:p>
          </table:table-cell>
          <table:table-cell table:formula="of:=0.5*[.DC12]*(([.DC6]-[.DB6])/([.DC1]-[.DB1]))^2" office:value-type="float" office:value="0.00279430489549667" calcext:value-type="float">
            <text:p>0.002794304895497</text:p>
          </table:table-cell>
          <table:table-cell table:formula="of:=0.5*[.DD12]*(([.DD6]-[.DC6])/([.DD1]-[.DC1]))^2" office:value-type="float" office:value="0.00043647908336096" calcext:value-type="float">
            <text:p>0.000436479083361</text:p>
          </table:table-cell>
          <table:table-cell table:formula="of:=0.5*[.DE12]*(([.DE6]-[.DD6])/([.DE1]-[.DD1]))^2" office:value-type="float" office:value="0.0000102558910651124" calcext:value-type="float">
            <text:p>1.02558910651124E-05</text:p>
          </table:table-cell>
          <table:table-cell table:formula="of:=0.5*[.DF12]*(([.DF6]-[.DE6])/([.DF1]-[.DE1]))^2" office:value-type="float" office:value="0.0249360336046887" calcext:value-type="float">
            <text:p>0.024936033604689</text:p>
          </table:table-cell>
          <table:table-cell table:formula="of:=0.5*[.DG12]*(([.DG6]-[.DF6])/([.DG1]-[.DF1]))^2" office:value-type="float" office:value="0.000894684478555251" calcext:value-type="float">
            <text:p>0.000894684478555</text:p>
          </table:table-cell>
          <table:table-cell table:formula="of:=0.5*[.DH12]*(([.DH6]-[.DG6])/([.DH1]-[.DG1]))^2" office:value-type="float" office:value="0.000600072126745698" calcext:value-type="float">
            <text:p>0.000600072126746</text:p>
          </table:table-cell>
          <table:table-cell table:formula="of:=0.5*[.DI12]*(([.DI6]-[.DH6])/([.DI1]-[.DH1]))^2" office:value-type="float" office:value="0.000010801072848672" calcext:value-type="float">
            <text:p>1.0801072848672E-05</text:p>
          </table:table-cell>
          <table:table-cell table:formula="of:=0.5*[.DJ12]*(([.DJ6]-[.DI6])/([.DJ1]-[.DI1]))^2" office:value-type="float" office:value="0.00131267629099175" calcext:value-type="float">
            <text:p>0.001312676290992</text:p>
          </table:table-cell>
          <table:table-cell table:formula="of:=0.5*[.DK12]*(([.DK6]-[.DJ6])/([.DK1]-[.DJ1]))^2" office:value-type="float" office:value="0.00321236827484827" calcext:value-type="float">
            <text:p>0.003212368274848</text:p>
          </table:table-cell>
          <table:table-cell table:formula="of:=0.5*[.DL12]*(([.DL6]-[.DK6])/([.DL1]-[.DK1]))^2" office:value-type="float" office:value="0.000425667104161074" calcext:value-type="float">
            <text:p>0.000425667104161</text:p>
          </table:table-cell>
          <table:table-cell table:formula="of:=0.5*[.DM12]*(([.DM6]-[.DL6])/([.DM1]-[.DL1]))^2" office:value-type="float" office:value="0.0393853163553999" calcext:value-type="float">
            <text:p>0.0393853163554</text:p>
          </table:table-cell>
          <table:table-cell table:formula="of:=0.5*[.DN12]*(([.DN6]-[.DM6])/([.DN1]-[.DM1]))^2" office:value-type="float" office:value="0.002078024424907" calcext:value-type="float">
            <text:p>0.002078024424907</text:p>
          </table:table-cell>
          <table:table-cell table:formula="of:=0.5*[.DO12]*(([.DO6]-[.DN6])/([.DO1]-[.DN1]))^2" office:value-type="float" office:value="0.00252372585953815" calcext:value-type="float">
            <text:p>0.002523725859538</text:p>
          </table:table-cell>
          <table:table-cell table:formula="of:=0.5*[.DP12]*(([.DP6]-[.DO6])/([.DP1]-[.DO1]))^2" office:value-type="float" office:value="0.0105901018693503" calcext:value-type="float">
            <text:p>0.01059010186935</text:p>
          </table:table-cell>
          <table:table-cell table:formula="of:=0.5*[.DQ12]*(([.DQ6]-[.DP6])/([.DQ1]-[.DP1]))^2" office:value-type="float" office:value="0.0102287414121157" calcext:value-type="float">
            <text:p>0.010228741412116</text:p>
          </table:table-cell>
          <table:table-cell table:formula="of:=0.5*[.DR12]*(([.DR6]-[.DQ6])/([.DR1]-[.DQ1]))^2" office:value-type="float" office:value="0.0123008147482014" calcext:value-type="float">
            <text:p>0.012300814748202</text:p>
          </table:table-cell>
          <table:table-cell table:formula="of:=0.5*[.DS12]*(([.DS6]-[.DR6])/([.DS1]-[.DR1]))^2" office:value-type="float" office:value="0.000931553493738759" calcext:value-type="float">
            <text:p>0.000931553493739</text:p>
          </table:table-cell>
          <table:table-cell table:formula="of:=0.5*[.DT12]*(([.DT6]-[.DS6])/([.DT1]-[.DS1]))^2" office:value-type="float" office:value="0.000406040790762363" calcext:value-type="float">
            <text:p>0.000406040790762</text:p>
          </table:table-cell>
          <table:table-cell table:formula="of:=0.5*[.DU12]*(([.DU6]-[.DT6])/([.DU1]-[.DT1]))^2" office:value-type="float" office:value="0.00716150622556968" calcext:value-type="float">
            <text:p>0.00716150622557</text:p>
          </table:table-cell>
          <table:table-cell table:formula="of:=0.5*[.DV12]*(([.DV6]-[.DU6])/([.DV1]-[.DU1]))^2" office:value-type="float" office:value="0.00856773113249002" calcext:value-type="float">
            <text:p>0.00856773113249</text:p>
          </table:table-cell>
          <table:table-cell table:formula="of:=0.5*[.DW12]*(([.DW6]-[.DV6])/([.DW1]-[.DV1]))^2" office:value-type="float" office:value="0.00000552493704732105" calcext:value-type="float">
            <text:p>5.52493704732105E-06</text:p>
          </table:table-cell>
          <table:table-cell table:formula="of:=0.5*[.DX12]*(([.DX6]-[.DW6])/([.DX1]-[.DW1]))^2" office:value-type="float" office:value="0.000288063025630818" calcext:value-type="float">
            <text:p>0.000288063025631</text:p>
          </table:table-cell>
          <table:table-cell table:formula="of:=0.5*[.DY12]*(([.DY6]-[.DX6])/([.DY1]-[.DX1]))^2" office:value-type="float" office:value="0.00463095436327998" calcext:value-type="float">
            <text:p>0.00463095436328</text:p>
          </table:table-cell>
          <table:table-cell table:formula="of:=0.5*[.DZ12]*(([.DZ6]-[.DY6])/([.DZ1]-[.DY1]))^2" office:value-type="float" office:value="0.000795809001977568" calcext:value-type="float">
            <text:p>0.000795809001978</text:p>
          </table:table-cell>
          <table:table-cell table:formula="of:=0.5*[.EA12]*(([.EA6]-[.DZ6])/([.EA1]-[.DZ1]))^2" office:value-type="float" office:value="0.00769064123662264" calcext:value-type="float">
            <text:p>0.007690641236623</text:p>
          </table:table-cell>
          <table:table-cell table:formula="of:=0.5*[.EB12]*(([.EB6]-[.EA6])/([.EB1]-[.EA1]))^2" office:value-type="float" office:value="0.060649202065649" calcext:value-type="float">
            <text:p>0.060649202065649</text:p>
          </table:table-cell>
          <table:table-cell table:formula="of:=0.5*[.EC12]*(([.EC6]-[.EB6])/([.EC1]-[.EB1]))^2" office:value-type="float" office:value="0.0168447183206211" calcext:value-type="float">
            <text:p>0.016844718320621</text:p>
          </table:table-cell>
          <table:table-cell table:formula="of:=0.5*[.ED12]*(([.ED6]-[.EC6])/([.ED1]-[.EC1]))^2" office:value-type="float" office:value="0.0125896712697382" calcext:value-type="float">
            <text:p>0.012589671269738</text:p>
          </table:table-cell>
          <table:table-cell table:formula="of:=0.5*[.EE12]*(([.EE6]-[.ED6])/([.EE1]-[.ED1]))^2" office:value-type="float" office:value="0.00839901360567525" calcext:value-type="float">
            <text:p>0.008399013605675</text:p>
          </table:table-cell>
          <table:table-cell table:formula="of:=0.5*[.EF12]*(([.EF6]-[.EE6])/([.EF1]-[.EE1]))^2" office:value-type="float" office:value="0.000112188206705644" calcext:value-type="float">
            <text:p>0.000112188206706</text:p>
          </table:table-cell>
          <table:table-cell table:formula="of:=0.5*[.EG12]*(([.EG6]-[.EF6])/([.EG1]-[.EF1]))^2" office:value-type="float" office:value="0.000000231685442357443" calcext:value-type="float">
            <text:p>2.31685442357443E-07</text:p>
          </table:table-cell>
          <table:table-cell table:formula="of:=0.5*[.EH12]*(([.EH6]-[.EG6])/([.EH1]-[.EG1]))^2" office:value-type="float" office:value="0.000319331507057261" calcext:value-type="float">
            <text:p>0.000319331507057</text:p>
          </table:table-cell>
          <table:table-cell table:formula="of:=0.5*[.EI12]*(([.EI6]-[.EH6])/([.EI1]-[.EH1]))^2" office:value-type="float" office:value="0.0019781375390719" calcext:value-type="float">
            <text:p>0.001978137539072</text:p>
          </table:table-cell>
          <table:table-cell table:formula="of:=0.5*[.EJ12]*(([.EJ6]-[.EI6])/([.EJ1]-[.EI1]))^2" office:value-type="float" office:value="0.0576214026055517" calcext:value-type="float">
            <text:p>0.057621402605552</text:p>
          </table:table-cell>
          <table:table-cell table:formula="of:=0.5*[.EK12]*(([.EK6]-[.EJ6])/([.EK1]-[.EJ1]))^2" office:value-type="float" office:value="0.00288257595878323" calcext:value-type="float">
            <text:p>0.002882575958783</text:p>
          </table:table-cell>
          <table:table-cell table:formula="of:=0.5*[.EL12]*(([.EL6]-[.EK6])/([.EL1]-[.EK1]))^2" office:value-type="float" office:value="0.00115597989974411" calcext:value-type="float">
            <text:p>0.001155979899744</text:p>
          </table:table-cell>
          <table:table-cell table:formula="of:=0.5*[.EM12]*(([.EM6]-[.EL6])/([.EM1]-[.EL1]))^2" office:value-type="float" office:value="0.00637413819751657" calcext:value-type="float">
            <text:p>0.006374138197517</text:p>
          </table:table-cell>
          <table:table-cell table:formula="of:=0.5*[.EN12]*(([.EN6]-[.EM6])/([.EN1]-[.EM1]))^2" office:value-type="float" office:value="0.0000201225904112641" calcext:value-type="float">
            <text:p>2.01225904112641E-05</text:p>
          </table:table-cell>
          <table:table-cell table:formula="of:=0.5*[.EO12]*(([.EO6]-[.EN6])/([.EO1]-[.EN1]))^2" office:value-type="float" office:value="0.00327017211835682" calcext:value-type="float">
            <text:p>0.003270172118357</text:p>
          </table:table-cell>
          <table:table-cell table:formula="of:=0.5*[.EP12]*(([.EP6]-[.EO6])/([.EP1]-[.EO1]))^2" office:value-type="float" office:value="0.000411315957556373" calcext:value-type="float">
            <text:p>0.000411315957556</text:p>
          </table:table-cell>
          <table:table-cell table:formula="of:=0.5*[.EQ12]*(([.EQ6]-[.EP6])/([.EQ1]-[.EP1]))^2" office:value-type="float" office:value="0.0000879984491201946" calcext:value-type="float">
            <text:p>8.79984491201946E-05</text:p>
          </table:table-cell>
          <table:table-cell table:formula="of:=0.5*[.ER12]*(([.ER6]-[.EQ6])/([.ER1]-[.EQ1]))^2" office:value-type="float" office:value="0.0241110104687246" calcext:value-type="float">
            <text:p>0.024111010468725</text:p>
          </table:table-cell>
          <table:table-cell table:formula="of:=0.5*[.ES12]*(([.ES6]-[.ER6])/([.ES1]-[.ER1]))^2" office:value-type="float" office:value="0.0221860487614023" calcext:value-type="float">
            <text:p>0.022186048761402</text:p>
          </table:table-cell>
          <table:table-cell table:formula="of:=0.5*[.ET12]*(([.ET6]-[.ES6])/([.ET1]-[.ES1]))^2" office:value-type="float" office:value="0.00000936633414222804" calcext:value-type="float">
            <text:p>9.36633414222804E-06</text:p>
          </table:table-cell>
          <table:table-cell table:formula="of:=0.5*[.EU12]*(([.EU6]-[.ET6])/([.EU1]-[.ET1]))^2" office:value-type="float" office:value="0.00439369347436206" calcext:value-type="float">
            <text:p>0.004393693474362</text:p>
          </table:table-cell>
          <table:table-cell table:formula="of:=0.5*[.EV12]*(([.EV6]-[.EU6])/([.EV1]-[.EU1]))^2" office:value-type="float" office:value="0.000957179599504909" calcext:value-type="float">
            <text:p>0.000957179599505</text:p>
          </table:table-cell>
          <table:table-cell table:formula="of:=0.5*[.EW12]*(([.EW6]-[.EV6])/([.EW1]-[.EV1]))^2" office:value-type="float" office:value="0.00000902862240525827" calcext:value-type="float">
            <text:p>9.02862240525827E-06</text:p>
          </table:table-cell>
          <table:table-cell table:formula="of:=0.5*[.EX12]*(([.EX6]-[.EW6])/([.EX1]-[.EW1]))^2" office:value-type="float" office:value="0.000073601391136294" calcext:value-type="float">
            <text:p>7.3601391136294E-05</text:p>
          </table:table-cell>
          <table:table-cell table:formula="of:=0.5*[.EY12]*(([.EY6]-[.EX6])/([.EY1]-[.EX1]))^2" office:value-type="float" office:value="0.00362953793061641" calcext:value-type="float">
            <text:p>0.003629537930616</text:p>
          </table:table-cell>
          <table:table-cell table:formula="of:=0.5*[.EZ12]*(([.EZ6]-[.EY6])/([.EZ1]-[.EY1]))^2" office:value-type="float" office:value="0.00353029148535645" calcext:value-type="float">
            <text:p>0.003530291485356</text:p>
          </table:table-cell>
          <table:table-cell table:formula="of:=0.5*[.FA12]*(([.FA6]-[.EZ6])/([.FA1]-[.EZ1]))^2" office:value-type="float" office:value="0.0140119182679638" calcext:value-type="float">
            <text:p>0.014011918267964</text:p>
          </table:table-cell>
          <table:table-cell table:formula="of:=0.5*[.FB12]*(([.FB6]-[.FA6])/([.FB1]-[.FA1]))^2" office:value-type="float" office:value="0.00122890604225277" calcext:value-type="float">
            <text:p>0.001228906042253</text:p>
          </table:table-cell>
          <table:table-cell table:formula="of:=0.5*[.FC12]*(([.FC6]-[.FB6])/([.FC1]-[.FB1]))^2" office:value-type="float" office:value="0.0000372697758886528" calcext:value-type="float">
            <text:p>3.72697758886528E-05</text:p>
          </table:table-cell>
          <table:table-cell table:formula="of:=0.5*[.FD12]*(([.FD6]-[.FC6])/([.FD1]-[.FC1]))^2" office:value-type="float" office:value="0.00000352944523157441" calcext:value-type="float">
            <text:p>3.52944523157441E-06</text:p>
          </table:table-cell>
          <table:table-cell table:formula="of:=0.5*[.FE12]*(([.FE6]-[.FD6])/([.FE1]-[.FD1]))^2" office:value-type="float" office:value="0.00000232147284282419" calcext:value-type="float">
            <text:p>2.32147284282419E-06</text:p>
          </table:table-cell>
          <table:table-cell table:formula="of:=0.5*[.FF12]*(([.FF6]-[.FE6])/([.FF1]-[.FE1]))^2" office:value-type="float" office:value="0.0000169473018354217" calcext:value-type="float">
            <text:p>1.69473018354217E-05</text:p>
          </table:table-cell>
          <table:table-cell table:formula="of:=0.5*[.FG12]*(([.FG6]-[.FF6])/([.FG1]-[.FF1]))^2" office:value-type="float" office:value="0.00000115351793582233" calcext:value-type="float">
            <text:p>1.15351793582233E-06</text:p>
          </table:table-cell>
          <table:table-cell table:formula="of:=0.5*[.FH12]*(([.FH6]-[.FG6])/([.FH1]-[.FG1]))^2" office:value-type="float" office:value="0.0000000691471541038151" calcext:value-type="float">
            <text:p>6.91471541038151E-08</text:p>
          </table:table-cell>
          <table:table-cell table:formula="of:=0.5*[.FI12]*(([.FI6]-[.FH6])/([.FI1]-[.FH1]))^2" office:value-type="float" office:value="0.000000328299733672774" calcext:value-type="float">
            <text:p>3.28299733672774E-07</text:p>
          </table:table-cell>
          <table:table-cell table:formula="of:=0.5*[.FJ12]*(([.FJ6]-[.FI6])/([.FJ1]-[.FI1]))^2" office:value-type="float" office:value="0.000000647724941747174" calcext:value-type="float">
            <text:p>6.47724941747174E-07</text:p>
          </table:table-cell>
          <table:table-cell table:formula="of:=0.5*[.FK12]*(([.FK6]-[.FJ6])/([.FK1]-[.FJ1]))^2" office:value-type="float" office:value="0.00000000006292806322508" calcext:value-type="float">
            <text:p>6.292806322508E-11</text:p>
          </table:table-cell>
          <table:table-cell table:formula="of:=0.5*[.FL12]*(([.FL6]-[.FK6])/([.FL1]-[.FK1]))^2" office:value-type="float" office:value="0.000000370676839643936" calcext:value-type="float">
            <text:p>3.70676839643936E-07</text:p>
          </table:table-cell>
          <table:table-cell table:formula="of:=0.5*[.FM12]*(([.FM6]-[.FL6])/([.FM1]-[.FL1]))^2" office:value-type="float" office:value="0.000000635577075765763" calcext:value-type="float">
            <text:p>6.35577075765763E-07</text:p>
          </table:table-cell>
          <table:table-cell table:formula="of:=0.5*[.FN12]*(([.FN6]-[.FM6])/([.FN1]-[.FM1]))^2" office:value-type="float" office:value="0.00000000135269827976255" calcext:value-type="float">
            <text:p>1.35269827976255E-09</text:p>
          </table:table-cell>
          <table:table-cell table:formula="of:=0.5*[.FO12]*(([.FO6]-[.FN6])/([.FO1]-[.FN1]))^2" office:value-type="float" office:value="0.0000000292674077039338" calcext:value-type="float">
            <text:p>2.92674077039338E-08</text:p>
          </table:table-cell>
          <table:table-cell table:formula="of:=0.5*[.FP12]*(([.FP6]-[.FO6])/([.FP1]-[.FO1]))^2" office:value-type="float" office:value="0.000000014095889567804" calcext:value-type="float">
            <text:p>1.4095889567804E-08</text:p>
          </table:table-cell>
          <table:table-cell table:formula="of:=0.5*[.FQ12]*(([.FQ6]-[.FP6])/([.FQ1]-[.FP1]))^2" office:value-type="float" office:value="0.000000406360311486347" calcext:value-type="float">
            <text:p>4.06360311486347E-07</text:p>
          </table:table-cell>
          <table:table-cell table:formula="of:=0.5*[.FR12]*(([.FR6]-[.FQ6])/([.FR1]-[.FQ1]))^2" office:value-type="float" office:value="0.00000011905268942908" calcext:value-type="float">
            <text:p>1.1905268942908E-07</text:p>
          </table:table-cell>
          <table:table-cell table:formula="of:=0.5*[.FS12]*(([.FS6]-[.FR6])/([.FS1]-[.FR1]))^2" office:value-type="float" office:value="0.000000116749909835008" calcext:value-type="float">
            <text:p>1.16749909835008E-07</text:p>
          </table:table-cell>
          <table:table-cell table:formula="of:=0.5*[.FT12]*(([.FT6]-[.FS6])/([.FT1]-[.FS1]))^2" office:value-type="float" office:value="0.00000000398568135096981" calcext:value-type="float">
            <text:p>3.98568135096981E-09</text:p>
          </table:table-cell>
          <table:table-cell table:formula="of:=0.5*[.FU12]*(([.FU6]-[.FT6])/([.FU1]-[.FT1]))^2" office:value-type="float" office:value="0.0000000197876577325008" calcext:value-type="float">
            <text:p>1.97876577325008E-08</text:p>
          </table:table-cell>
          <table:table-cell table:formula="of:=0.5*[.FV12]*(([.FV6]-[.FU6])/([.FV1]-[.FU1]))^2" office:value-type="float" office:value="0.000000034108259112827" calcext:value-type="float">
            <text:p>3.4108259112827E-08</text:p>
          </table:table-cell>
          <table:table-cell table:formula="of:=0.5*[.FW12]*(([.FW6]-[.FV6])/([.FW1]-[.FV1]))^2" office:value-type="float" office:value="0.000000039534076903194" calcext:value-type="float">
            <text:p>3.9534076903194E-08</text:p>
          </table:table-cell>
          <table:table-cell table:formula="of:=0.5*[.FX12]*(([.FX6]-[.FW6])/([.FX1]-[.FW1]))^2" office:value-type="float" office:value="0.0000000383183199384004" calcext:value-type="float">
            <text:p>3.83183199384004E-08</text:p>
          </table:table-cell>
          <table:table-cell table:formula="of:=0.5*[.FY12]*(([.FY6]-[.FX6])/([.FY1]-[.FX1]))^2" office:value-type="float" office:value="0.0000000413067865668614" calcext:value-type="float">
            <text:p>4.13067865668614E-08</text:p>
          </table:table-cell>
          <table:table-cell table:formula="of:=0.5*[.FZ12]*(([.FZ6]-[.FY6])/([.FZ1]-[.FY1]))^2" office:value-type="float" office:value="0.00000000206572521660062" calcext:value-type="float">
            <text:p>2.06572521660062E-09</text:p>
          </table:table-cell>
          <table:table-cell table:formula="of:=0.5*[.GA12]*(([.GA6]-[.FZ6])/([.GA1]-[.FZ1]))^2" office:value-type="float" office:value="0.000000440417271596342" calcext:value-type="float">
            <text:p>4.40417271596342E-07</text:p>
          </table:table-cell>
          <table:table-cell table:formula="of:=0.5*[.GB12]*(([.GB6]-[.GA6])/([.GB1]-[.GA1]))^2" office:value-type="float" office:value="0.000000705973619527874" calcext:value-type="float">
            <text:p>7.05973619527874E-07</text:p>
          </table:table-cell>
          <table:table-cell table:formula="of:=0.5*[.GC12]*(([.GC6]-[.GB6])/([.GC1]-[.GB1]))^2" office:value-type="float" office:value="0.000000128753755145451" calcext:value-type="float">
            <text:p>1.28753755145451E-07</text:p>
          </table:table-cell>
          <table:table-cell table:formula="of:=0.5*[.GD12]*(([.GD6]-[.GC6])/([.GD1]-[.GC1]))^2" office:value-type="float" office:value="0.000000025130769822511" calcext:value-type="float">
            <text:p>2.5130769822511E-08</text:p>
          </table:table-cell>
          <table:table-cell table:formula="of:=0.5*[.GE12]*(([.GE6]-[.GD6])/([.GE1]-[.GD1]))^2" office:value-type="float" office:value="0.000000287781749661357" calcext:value-type="float">
            <text:p>2.87781749661357E-07</text:p>
          </table:table-cell>
          <table:table-cell table:formula="of:=0.5*[.GF12]*(([.GF6]-[.GE6])/([.GF1]-[.GE1]))^2" office:value-type="float" office:value="0.0000000644051477249053" calcext:value-type="float">
            <text:p>6.44051477249053E-08</text:p>
          </table:table-cell>
          <table:table-cell table:formula="of:=0.5*[.GG12]*(([.GG6]-[.GF6])/([.GG1]-[.GF1]))^2" office:value-type="float" office:value="0.000000122543876400094" calcext:value-type="float">
            <text:p>1.22543876400094E-07</text:p>
          </table:table-cell>
          <table:table-cell table:formula="of:=0.5*[.GH12]*(([.GH6]-[.GG6])/([.GH1]-[.GG1]))^2" office:value-type="float" office:value="0.0000000240464983712869" calcext:value-type="float">
            <text:p>2.40464983712869E-08</text:p>
          </table:table-cell>
          <table:table-cell table:formula="of:=0.5*[.GI12]*(([.GI6]-[.GH6])/([.GI1]-[.GH1]))^2" office:value-type="float" office:value="0.0000000777637894393957" calcext:value-type="float">
            <text:p>7.77637894393957E-08</text:p>
          </table:table-cell>
          <table:table-cell table:formula="of:=0.5*[.GJ12]*(([.GJ6]-[.GI6])/([.GJ1]-[.GI1]))^2" office:value-type="float" office:value="0.000000330780651604387" calcext:value-type="float">
            <text:p>3.30780651604387E-07</text:p>
          </table:table-cell>
          <table:table-cell table:formula="of:=0.5*[.GK12]*(([.GK6]-[.GJ6])/([.GK1]-[.GJ1]))^2" office:value-type="float" office:value="0.00000516351258311043" calcext:value-type="float">
            <text:p>5.16351258311043E-06</text:p>
          </table:table-cell>
          <table:table-cell table:formula="of:=0.5*[.GL12]*(([.GL6]-[.GK6])/([.GL1]-[.GK1]))^2" office:value-type="float" office:value="0.0000110155982884474" calcext:value-type="float">
            <text:p>1.10155982884474E-05</text:p>
          </table:table-cell>
          <table:table-cell table:formula="of:=0.5*[.GM12]*(([.GM6]-[.GL6])/([.GM1]-[.GL1]))^2" office:value-type="float" office:value="0.000000109792672532399" calcext:value-type="float">
            <text:p>1.09792672532399E-07</text:p>
          </table:table-cell>
          <table:table-cell table:formula="of:=0.5*[.GN12]*(([.GN6]-[.GM6])/([.GN1]-[.GM1]))^2" office:value-type="float" office:value="0.00000953735641427668" calcext:value-type="float">
            <text:p>9.53735641427668E-06</text:p>
          </table:table-cell>
          <table:table-cell table:formula="of:=0.5*[.GO12]*(([.GO6]-[.GN6])/([.GO1]-[.GN1]))^2" office:value-type="float" office:value="0.00000512545750512944" calcext:value-type="float">
            <text:p>5.12545750512944E-06</text:p>
          </table:table-cell>
          <table:table-cell table:formula="of:=0.5*[.GP12]*(([.GP6]-[.GO6])/([.GP1]-[.GO1]))^2" office:value-type="float" office:value="0.0000000498254109455738" calcext:value-type="float">
            <text:p>4.98254109455738E-08</text:p>
          </table:table-cell>
          <table:table-cell table:formula="of:=0.5*[.GQ12]*(([.GQ6]-[.GP6])/([.GQ1]-[.GP1]))^2" office:value-type="float" office:value="0.000000215474443600962" calcext:value-type="float">
            <text:p>2.15474443600962E-07</text:p>
          </table:table-cell>
          <table:table-cell table:formula="of:=0.5*[.GR12]*(([.GR6]-[.GQ6])/([.GR1]-[.GQ1]))^2" office:value-type="float" office:value="0.000000000635398031820595" calcext:value-type="float">
            <text:p>6.35398031820595E-10</text:p>
          </table:table-cell>
          <table:table-cell table:formula="of:=0.5*[.GS12]*(([.GS6]-[.GR6])/([.GS1]-[.GR1]))^2" office:value-type="float" office:value="0.0000000107411744751944" calcext:value-type="float">
            <text:p>1.07411744751944E-08</text:p>
          </table:table-cell>
          <table:table-cell table:formula="of:=0.5*[.GT12]*(([.GT6]-[.GS6])/([.GT1]-[.GS1]))^2" office:value-type="float" office:value="0.000000273668213549088" calcext:value-type="float">
            <text:p>2.73668213549088E-07</text:p>
          </table:table-cell>
          <table:table-cell table:formula="of:=0.5*[.GU12]*(([.GU6]-[.GT6])/([.GU1]-[.GT1]))^2" office:value-type="float" office:value="0.0000000278611968255753" calcext:value-type="float">
            <text:p>2.78611968255753E-08</text:p>
          </table:table-cell>
          <table:table-cell table:formula="of:=0.5*[.GV12]*(([.GV6]-[.GU6])/([.GV1]-[.GU1]))^2" office:value-type="float" office:value="0.000000029923036804559" calcext:value-type="float">
            <text:p>2.9923036804559E-08</text:p>
          </table:table-cell>
          <table:table-cell table:formula="of:=0.5*[.GW12]*(([.GW6]-[.GV6])/([.GW1]-[.GV1]))^2" office:value-type="float" office:value="0.000000356608984535804" calcext:value-type="float">
            <text:p>3.56608984535804E-07</text:p>
          </table:table-cell>
          <table:table-cell table:formula="of:=0.5*[.GX12]*(([.GX6]-[.GW6])/([.GX1]-[.GW1]))^2" office:value-type="float" office:value="0.0000000615535579701729" calcext:value-type="float">
            <text:p>6.15535579701729E-08</text:p>
          </table:table-cell>
          <table:table-cell table:formula="of:=0.5*[.GY12]*(([.GY6]-[.GX6])/([.GY1]-[.GX1]))^2" office:value-type="float" office:value="0.000000207305144283971" calcext:value-type="float">
            <text:p>2.07305144283971E-07</text:p>
          </table:table-cell>
          <table:table-cell table:formula="of:=0.5*[.GZ12]*(([.GZ6]-[.GY6])/([.GZ1]-[.GY1]))^2" office:value-type="float" office:value="0.000000139161737291532" calcext:value-type="float">
            <text:p>1.39161737291532E-07</text:p>
          </table:table-cell>
          <table:table-cell table:formula="of:=0.5*[.HA12]*(([.HA6]-[.GZ6])/([.HA1]-[.GZ1]))^2" office:value-type="float" office:value="0.0000000331390393778124" calcext:value-type="float">
            <text:p>3.31390393778124E-08</text:p>
          </table:table-cell>
          <table:table-cell table:formula="of:=0.5*[.HB12]*(([.HB6]-[.HA6])/([.HB1]-[.HA1]))^2" office:value-type="float" office:value="0.000000257293897603633" calcext:value-type="float">
            <text:p>2.57293897603633E-07</text:p>
          </table:table-cell>
          <table:table-cell table:formula="of:=0.5*[.HC12]*(([.HC6]-[.HB6])/([.HC1]-[.HB1]))^2" office:value-type="float" office:value="0.0000000214143763207738" calcext:value-type="float">
            <text:p>2.14143763207738E-08</text:p>
          </table:table-cell>
          <table:table-cell table:formula="of:=0.5*[.HD12]*(([.HD6]-[.HC6])/([.HD1]-[.HC1]))^2" office:value-type="float" office:value="0.0000000439864564970825" calcext:value-type="float">
            <text:p>4.39864564970825E-08</text:p>
          </table:table-cell>
          <table:table-cell table:formula="of:=0.5*[.HE12]*(([.HE6]-[.HD6])/([.HE1]-[.HD1]))^2" office:value-type="float" office:value="0.0000000583358364812463" calcext:value-type="float">
            <text:p>5.83358364812463E-08</text:p>
          </table:table-cell>
          <table:table-cell table:formula="of:=0.5*[.HF12]*(([.HF6]-[.HE6])/([.HF1]-[.HE1]))^2" office:value-type="float" office:value="0.0000000118586933447909" calcext:value-type="float">
            <text:p>1.18586933447909E-08</text:p>
          </table:table-cell>
          <table:table-cell table:formula="of:=0.5*[.HG12]*(([.HG6]-[.HF6])/([.HG1]-[.HF1]))^2" office:value-type="float" office:value="0.0000000112016572688972" calcext:value-type="float">
            <text:p>1.12016572688972E-08</text:p>
          </table:table-cell>
          <table:table-cell table:formula="of:=0.5*[.HH12]*(([.HH6]-[.HG6])/([.HH1]-[.HG1]))^2" office:value-type="float" office:value="0.0000000102957512016588" calcext:value-type="float">
            <text:p>1.02957512016588E-08</text:p>
          </table:table-cell>
          <table:table-cell table:formula="of:=0.5*[.HI12]*(([.HI6]-[.HH6])/([.HI1]-[.HH1]))^2" office:value-type="float" office:value="0.000000000685210847283624" calcext:value-type="float">
            <text:p>6.85210847283624E-10</text:p>
          </table:table-cell>
          <table:table-cell table:formula="of:=0.5*[.HJ12]*(([.HJ6]-[.HI6])/([.HJ1]-[.HI1]))^2" office:value-type="float" office:value="0.000000010231562750302" calcext:value-type="float">
            <text:p>1.0231562750302E-08</text:p>
          </table:table-cell>
          <table:table-cell table:formula="of:=0.5*[.HK12]*(([.HK6]-[.HJ6])/([.HK1]-[.HJ1]))^2" office:value-type="float" office:value="0.00000000126766808488213" calcext:value-type="float">
            <text:p>1.26766808488213E-09</text:p>
          </table:table-cell>
          <table:table-cell table:formula="of:=0.5*[.HL12]*(([.HL6]-[.HK6])/([.HL1]-[.HK1]))^2" office:value-type="float" office:value="0.000000117830763846543" calcext:value-type="float">
            <text:p>1.17830763846543E-07</text:p>
          </table:table-cell>
          <table:table-cell table:formula="of:=0.5*[.HM12]*(([.HM6]-[.HL6])/([.HM1]-[.HL1]))^2" office:value-type="float" office:value="0.000000510716752022533" calcext:value-type="float">
            <text:p>5.10716752022533E-07</text:p>
          </table:table-cell>
          <table:table-cell table:formula="of:=0.5*[.HN12]*(([.HN6]-[.HM6])/([.HN1]-[.HM1]))^2" office:value-type="float" office:value="0.0000000114328370606944" calcext:value-type="float">
            <text:p>1.14328370606944E-08</text:p>
          </table:table-cell>
          <table:table-cell table:formula="of:=0.5*[.HO12]*(([.HO6]-[.HN6])/([.HO1]-[.HN1]))^2" office:value-type="float" office:value="0.0000000385323903455209" calcext:value-type="float">
            <text:p>3.85323903455209E-08</text:p>
          </table:table-cell>
          <table:table-cell table:formula="of:=0.5*[.HP12]*(([.HP6]-[.HO6])/([.HP1]-[.HO1]))^2" office:value-type="float" office:value="0.0000000115868465923148" calcext:value-type="float">
            <text:p>1.15868465923148E-08</text:p>
          </table:table-cell>
          <table:table-cell table:formula="of:=0.5*[.HQ12]*(([.HQ6]-[.HP6])/([.HQ1]-[.HP1]))^2" office:value-type="float" office:value="0.0000000118903635742592" calcext:value-type="float">
            <text:p>1.18903635742592E-08</text:p>
          </table:table-cell>
          <table:table-cell table:formula="of:=0.5*[.HR12]*(([.HR6]-[.HQ6])/([.HR1]-[.HQ1]))^2" office:value-type="float" office:value="0.0000000241339605771438" calcext:value-type="float">
            <text:p>2.41339605771438E-08</text:p>
          </table:table-cell>
          <table:table-cell table:formula="of:=0.5*[.HS12]*(([.HS6]-[.HR6])/([.HS1]-[.HR1]))^2" office:value-type="float" office:value="0.0000000524320932431793" calcext:value-type="float">
            <text:p>5.24320932431793E-08</text:p>
          </table:table-cell>
          <table:table-cell table:formula="of:=0.5*[.HT12]*(([.HT6]-[.HS6])/([.HT1]-[.HS1]))^2" office:value-type="float" office:value="0.0000000206046489159876" calcext:value-type="float">
            <text:p>2.06046489159876E-08</text:p>
          </table:table-cell>
          <table:table-cell table:formula="of:=0.5*[.HU12]*(([.HU6]-[.HT6])/([.HU1]-[.HT1]))^2" office:value-type="float" office:value="0.0000000646841276433853" calcext:value-type="float">
            <text:p>6.46841276433853E-08</text:p>
          </table:table-cell>
          <table:table-cell table:formula="of:=0.5*[.HV12]*(([.HV6]-[.HU6])/([.HV1]-[.HU1]))^2" office:value-type="float" office:value="0.0000000115199927680972" calcext:value-type="float">
            <text:p>1.15199927680972E-08</text:p>
          </table:table-cell>
          <table:table-cell table:formula="of:=0.5*[.HW12]*(([.HW6]-[.HV6])/([.HW1]-[.HV1]))^2" office:value-type="float" office:value="0.000000155338413415754" calcext:value-type="float">
            <text:p>1.55338413415754E-07</text:p>
          </table:table-cell>
          <table:table-cell table:formula="of:=0.5*[.HX12]*(([.HX6]-[.HW6])/([.HX1]-[.HW1]))^2" office:value-type="float" office:value="0.000000233948347068786" calcext:value-type="float">
            <text:p>2.33948347068786E-07</text:p>
          </table:table-cell>
          <table:table-cell table:formula="of:=0.5*[.HY12]*(([.HY6]-[.HX6])/([.HY1]-[.HX1]))^2" office:value-type="float" office:value="0.000000382570170478531" calcext:value-type="float">
            <text:p>3.82570170478531E-07</text:p>
          </table:table-cell>
          <table:table-cell table:formula="of:=0.5*[.HZ12]*(([.HZ6]-[.HY6])/([.HZ1]-[.HY1]))^2" office:value-type="float" office:value="0.000000022105465350798" calcext:value-type="float">
            <text:p>2.2105465350798E-08</text:p>
          </table:table-cell>
          <table:table-cell table:formula="of:=0.5*[.IA12]*(([.IA6]-[.HZ6])/([.IA1]-[.HZ1]))^2" office:value-type="float" office:value="0.000266082076691087" calcext:value-type="float">
            <text:p>0.000266082076691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HZ13])" office:value-type="float" office:value="2.96943792862241" calcext:value-type="float">
            <text:p>2.9694379286224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HZ14])" office:value-type="float" office:value="0.721096017895213" calcext:value-type="float">
            <text:p>0.72109601789521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69053394651762" calcext:value-type="float">
            <text:p>3.69053394651762</text:p>
          </table:table-cell>
          <table:table-cell table:formula="of:=[.B17]+[.C9]" office:value-type="float" office:value="10.8314985805027" calcext:value-type="float">
            <text:p>10.831498580502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41:47.597930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43:49.302842264</dc:date>
    <meta:editing-duration>PT2M32S</meta:editing-duration>
    <meta:editing-cycles>2</meta:editing-cycles>
    <meta:generator>LibreOffice/6.4.7.2$Linux_X86_64 LibreOffice_project/40$Build-2</meta:generator>
    <meta:document-statistic meta:table-count="1" meta:cell-count="44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4cm" svg:height="12.007cm" xlink:href=".." xlink:type="simple" chart:class="chart:scatter" chart:style-name="ch1">
        <chart:legend chart:legend-position="end" svg:x="16.729cm" svg:y="5.455cm" style:legend-expansion="high" chart:style-name="ch2"/>
        <chart:plot-area chart:style-name="ch3" table:cell-range-address="flatDgaitpad4.A1:flatDgaitpad4.HZ1 flatDgaitpad4.A6:flatDgaitpad4.HZ6 flatDgaitpad4.A8:flatDgaitpad4.HZ8" chart:data-source-has-labels="both" svg:x="0.4cm" svg:y="0.24cm" svg:width="15.929cm" svg:height="11.527cm">
          <chartooo:coordinate-region svg:x="1.418cm" svg:y="0.363cm" svg:width="14.724cm" svg:height="11.128cm"/>
          <chart:axis chart:dimension="x" chart:name="primary-x" chart:style-name="ch4" chartooo:axis-type="auto">
            <chart:categories table:cell-range-address="flatDgaitpad4.B1:flatDgaitpad4.HZ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4.B6:flatDgaitpad4.HZ6" chart:label-cell-address="flatDgaitpad4.A6:flatDgaitpad4.A6" chart:class="chart:scatter">
            <chart:domain table:cell-range-address="flatDgaitpad4.B1:flatDgaitpad4.HZ1"/>
            <chart:data-point chart:repeated="233"/>
          </chart:series>
          <chart:series chart:style-name="ch7" chart:values-cell-range-address="flatDgaitpad4.B8:flatDgaitpad4.HZ8" chart:label-cell-address="flatDgaitpad4.A8:flatDgaitpad4.A8" chart:class="chart:scatter">
            <chart:data-point chart:repeated="2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3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4.B1:flatDgaitpad4.HZ1</svg:desc>
                </draw:g>
              </table:table-cell>
              <table:table-cell office:value-type="float" office:value="0.100060224533081">
                <text:p>0.100060224533081</text:p>
              </table:table-cell>
              <table:table-cell office:value-type="float" office:value="0.166767597198486">
                <text:p>0.166767597198486</text:p>
              </table:table-cell>
              <table:table-cell office:value-type="float" office:value="0.233474731445312">
                <text:p>0.233474731445312</text:p>
              </table:table-cell>
              <table:table-cell office:value-type="float" office:value="0.30018162727356">
                <text:p>0.30018162727356</text:p>
              </table:table-cell>
              <table:table-cell office:value-type="float" office:value="0.366888761520386">
                <text:p>0.366888761520386</text:p>
              </table:table-cell>
              <table:table-cell office:value-type="float" office:value="0.433595180511475">
                <text:p>0.433595180511475</text:p>
              </table:table-cell>
              <table:table-cell office:value-type="float" office:value="0.533655166625977">
                <text:p>0.533655166625977</text:p>
              </table:table-cell>
              <table:table-cell office:value-type="float" office:value="0.633714914321899">
                <text:p>0.633714914321899</text:p>
              </table:table-cell>
              <table:table-cell office:value-type="float" office:value="0.700421094894409">
                <text:p>0.700421094894409</text:p>
              </table:table-cell>
              <table:table-cell office:value-type="float" office:value="0.767127275466919">
                <text:p>0.767127275466919</text:p>
              </table:table-cell>
              <table:table-cell office:value-type="float" office:value="0.867186069488525">
                <text:p>0.867186069488525</text:p>
              </table:table-cell>
              <table:table-cell office:value-type="float" office:value="0.933891773223877">
                <text:p>0.933891773223877</text:p>
              </table:table-cell>
              <table:table-cell office:value-type="float" office:value="1.00059771537781">
                <text:p>1.00059771537781</text:p>
              </table:table-cell>
              <table:table-cell office:value-type="float" office:value="1.10066819190979">
                <text:p>1.10066819190979</text:p>
              </table:table-cell>
              <table:table-cell office:value-type="float" office:value="1.16738200187683">
                <text:p>1.16738200187683</text:p>
              </table:table-cell>
              <table:table-cell office:value-type="float" office:value="1.26745271682739">
                <text:p>1.26745271682739</text:p>
              </table:table-cell>
              <table:table-cell office:value-type="float" office:value="1.33416628837585">
                <text:p>1.33416628837585</text:p>
              </table:table-cell>
              <table:table-cell office:value-type="float" office:value="1.40087985992432">
                <text:p>1.40087985992432</text:p>
              </table:table-cell>
              <table:table-cell office:value-type="float" office:value="1.46759343147278">
                <text:p>1.46759343147278</text:p>
              </table:table-cell>
              <table:table-cell office:value-type="float" office:value="1.53430724143982">
                <text:p>1.53430724143982</text:p>
              </table:table-cell>
              <table:table-cell office:value-type="float" office:value="1.60102081298828">
                <text:p>1.60102081298828</text:p>
              </table:table-cell>
              <table:table-cell office:value-type="float" office:value="1.66773438453674">
                <text:p>1.66773438453674</text:p>
              </table:table-cell>
              <table:table-cell office:value-type="float" office:value="1.73444771766663">
                <text:p>1.73444771766663</text:p>
              </table:table-cell>
              <table:table-cell office:value-type="float" office:value="1.80116105079651">
                <text:p>1.80116105079651</text:p>
              </table:table-cell>
              <table:table-cell office:value-type="float" office:value="1.90123152732849">
                <text:p>1.90123152732849</text:p>
              </table:table-cell>
              <table:table-cell office:value-type="float" office:value="1.96794486045837">
                <text:p>1.96794486045837</text:p>
              </table:table-cell>
              <table:table-cell office:value-type="float" office:value="2.03465509414673">
                <text:p>2.03465509414673</text:p>
              </table:table-cell>
              <table:table-cell office:value-type="float" office:value="2.10136222839355">
                <text:p>2.10136222839355</text:p>
              </table:table-cell>
              <table:table-cell office:value-type="float" office:value="2.16806936264038">
                <text:p>2.16806936264038</text:p>
              </table:table-cell>
              <table:table-cell office:value-type="float" office:value="2.26812982559204">
                <text:p>2.26812982559204</text:p>
              </table:table-cell>
              <table:table-cell office:value-type="float" office:value="2.33483648300171">
                <text:p>2.33483648300171</text:p>
              </table:table-cell>
              <table:table-cell office:value-type="float" office:value="2.40154314041138">
                <text:p>2.40154314041138</text:p>
              </table:table-cell>
              <table:table-cell office:value-type="float" office:value="2.46824979782104">
                <text:p>2.46824979782104</text:p>
              </table:table-cell>
              <table:table-cell office:value-type="float" office:value="2.53495597839355">
                <text:p>2.53495597839355</text:p>
              </table:table-cell>
              <table:table-cell office:value-type="float" office:value="2.6350154876709">
                <text:p>2.6350154876709</text:p>
              </table:table-cell>
              <table:table-cell office:value-type="float" office:value="2.70172142982483">
                <text:p>2.70172142982483</text:p>
              </table:table-cell>
              <table:table-cell office:value-type="float" office:value="2.80178022384644">
                <text:p>2.80178022384644</text:p>
              </table:table-cell>
              <table:table-cell office:value-type="float" office:value="2.86848592758179">
                <text:p>2.86848592758179</text:p>
              </table:table-cell>
              <table:table-cell office:value-type="float" office:value="2.93519139289856">
                <text:p>2.93519139289856</text:p>
              </table:table-cell>
              <table:table-cell office:value-type="float" office:value="3.00189685821533">
                <text:p>3.00189685821533</text:p>
              </table:table-cell>
              <table:table-cell office:value-type="float" office:value="3.10200667381287">
                <text:p>3.10200667381287</text:p>
              </table:table-cell>
              <table:table-cell office:value-type="float" office:value="3.16874718666077">
                <text:p>3.16874718666077</text:p>
              </table:table-cell>
              <table:table-cell office:value-type="float" office:value="3.23548817634583">
                <text:p>3.23548817634583</text:p>
              </table:table-cell>
              <table:table-cell office:value-type="float" office:value="3.30222988128662">
                <text:p>3.30222988128662</text:p>
              </table:table-cell>
              <table:table-cell office:value-type="float" office:value="3.40234398841858">
                <text:p>3.40234398841858</text:p>
              </table:table-cell>
              <table:table-cell office:value-type="float" office:value="3.60257625579834">
                <text:p>3.60257625579834</text:p>
              </table:table-cell>
              <table:table-cell office:value-type="float" office:value="3.73606753349304">
                <text:p>3.73606753349304</text:p>
              </table:table-cell>
              <table:table-cell office:value-type="float" office:value="3.83618783950806">
                <text:p>3.83618783950806</text:p>
              </table:table-cell>
              <table:table-cell office:value-type="float" office:value="3.90293550491333">
                <text:p>3.90293550491333</text:p>
              </table:table-cell>
              <table:table-cell office:value-type="float" office:value="4.03641653060913">
                <text:p>4.03641653060913</text:p>
              </table:table-cell>
              <table:table-cell office:value-type="float" office:value="4.26992702484131">
                <text:p>4.26992702484131</text:p>
              </table:table-cell>
              <table:table-cell office:value-type="float" office:value="4.37000322341919">
                <text:p>4.37000322341919</text:p>
              </table:table-cell>
              <table:table-cell office:value-type="float" office:value="4.43672037124634">
                <text:p>4.43672037124634</text:p>
              </table:table-cell>
              <table:table-cell office:value-type="float" office:value="4.50343799591064">
                <text:p>4.50343799591064</text:p>
              </table:table-cell>
              <table:table-cell office:value-type="float" office:value="4.57015562057495">
                <text:p>4.57015562057495</text:p>
              </table:table-cell>
              <table:table-cell office:value-type="float" office:value="5.23744511604309">
                <text:p>5.23744511604309</text:p>
              </table:table-cell>
              <table:table-cell office:value-type="float" office:value="5.33758068084717">
                <text:p>5.33758068084717</text:p>
              </table:table-cell>
              <table:table-cell office:value-type="float" office:value="5.40433812141418">
                <text:p>5.40433812141418</text:p>
              </table:table-cell>
              <table:table-cell office:value-type="float" office:value="5.57123446464539">
                <text:p>5.57123446464539</text:p>
              </table:table-cell>
              <table:table-cell office:value-type="float" office:value="5.63799381256104">
                <text:p>5.63799381256104</text:p>
              </table:table-cell>
              <table:table-cell office:value-type="float" office:value="5.73813414573669">
                <text:p>5.73813414573669</text:p>
              </table:table-cell>
              <table:table-cell office:value-type="float" office:value="5.80489444732666">
                <text:p>5.80489444732666</text:p>
              </table:table-cell>
              <table:table-cell office:value-type="float" office:value="6.33874917030335">
                <text:p>6.33874917030335</text:p>
              </table:table-cell>
              <table:table-cell office:value-type="float" office:value="6.40545749664307">
                <text:p>6.40545749664307</text:p>
              </table:table-cell>
              <table:table-cell office:value-type="float" office:value="6.50552010536194">
                <text:p>6.50552010536194</text:p>
              </table:table-cell>
              <table:table-cell office:value-type="float" office:value="6.60558199882507">
                <text:p>6.60558199882507</text:p>
              </table:table-cell>
              <table:table-cell office:value-type="float" office:value="6.67229008674622">
                <text:p>6.67229008674622</text:p>
              </table:table-cell>
              <table:table-cell office:value-type="float" office:value="6.90576720237732">
                <text:p>6.90576720237732</text:p>
              </table:table-cell>
              <table:table-cell office:value-type="float" office:value="7.10588979721069">
                <text:p>7.10588979721069</text:p>
              </table:table-cell>
              <table:table-cell office:value-type="float" office:value="7.20595121383667">
                <text:p>7.20595121383667</text:p>
              </table:table-cell>
              <table:table-cell office:value-type="float" office:value="7.27265858650208">
                <text:p>7.27265858650208</text:p>
              </table:table-cell>
              <table:table-cell office:value-type="float" office:value="7.33936595916748">
                <text:p>7.33936595916748</text:p>
              </table:table-cell>
              <table:table-cell office:value-type="float" office:value="7.40607309341431">
                <text:p>7.40607309341431</text:p>
              </table:table-cell>
              <table:table-cell office:value-type="float" office:value="7.87301969528198">
                <text:p>7.87301969528198</text:p>
              </table:table-cell>
              <table:table-cell office:value-type="float" office:value="7.93972611427307">
                <text:p>7.93972611427307</text:p>
              </table:table-cell>
              <table:table-cell office:value-type="float" office:value="8.006432056427">
                <text:p>8.006432056427</text:p>
              </table:table-cell>
              <table:table-cell office:value-type="float" office:value="8.10655164718628">
                <text:p>8.10655164718628</text:p>
              </table:table-cell>
              <table:table-cell office:value-type="float" office:value="8.17331290245056">
                <text:p>8.17331290245056</text:p>
              </table:table-cell>
              <table:table-cell office:value-type="float" office:value="8.240074634552">
                <text:p>8.240074634552</text:p>
              </table:table-cell>
              <table:table-cell office:value-type="float" office:value="8.3068368434906">
                <text:p>8.3068368434906</text:p>
              </table:table-cell>
              <table:table-cell office:value-type="float" office:value="8.37359976768494">
                <text:p>8.37359976768494</text:p>
              </table:table-cell>
              <table:table-cell office:value-type="float" office:value="8.47374510765076">
                <text:p>8.47374510765076</text:p>
              </table:table-cell>
              <table:table-cell office:value-type="float" office:value="8.60727405548096">
                <text:p>8.60727405548096</text:p>
              </table:table-cell>
              <table:table-cell office:value-type="float" office:value="8.94110703468323">
                <text:p>8.94110703468323</text:p>
              </table:table-cell>
              <table:table-cell office:value-type="float" office:value="9.0078752040863">
                <text:p>9.0078752040863</text:p>
              </table:table-cell>
              <table:table-cell office:value-type="float" office:value="9.10796189308167">
                <text:p>9.10796189308167</text:p>
              </table:table-cell>
              <table:table-cell office:value-type="float" office:value="9.17466449737549">
                <text:p>9.17466449737549</text:p>
              </table:table-cell>
              <table:table-cell office:value-type="float" office:value="9.27471828460693">
                <text:p>9.27471828460693</text:p>
              </table:table-cell>
              <table:table-cell office:value-type="float" office:value="9.40812230110168">
                <text:p>9.40812230110168</text:p>
              </table:table-cell>
              <table:table-cell office:value-type="float" office:value="9.47482419013977">
                <text:p>9.47482419013977</text:p>
              </table:table-cell>
              <table:table-cell office:value-type="float" office:value="9.74162912368774">
                <text:p>9.74162912368774</text:p>
              </table:table-cell>
              <table:table-cell office:value-type="float" office:value="9.84168028831482">
                <text:p>9.84168028831482</text:p>
              </table:table-cell>
              <table:table-cell office:value-type="float" office:value="9.90838050842285">
                <text:p>9.90838050842285</text:p>
              </table:table-cell>
              <table:table-cell office:value-type="float" office:value="9.97508072853088">
                <text:p>9.97508072853088</text:p>
              </table:table-cell>
              <table:table-cell office:value-type="float" office:value="10.4419951438904">
                <text:p>10.4419951438904</text:p>
              </table:table-cell>
              <table:table-cell office:value-type="float" office:value="10.5753982067108">
                <text:p>10.5753982067108</text:p>
              </table:table-cell>
              <table:table-cell office:value-type="float" office:value="10.6754498481751">
                <text:p>10.6754498481751</text:p>
              </table:table-cell>
              <table:table-cell office:value-type="float" office:value="10.7421505451202">
                <text:p>10.7421505451202</text:p>
              </table:table-cell>
              <table:table-cell office:value-type="float" office:value="10.8088512420654">
                <text:p>10.8088512420654</text:p>
              </table:table-cell>
              <table:table-cell office:value-type="float" office:value="10.875551700592">
                <text:p>10.875551700592</text:p>
              </table:table-cell>
              <table:table-cell office:value-type="float" office:value="10.9422521591187">
                <text:p>10.9422521591187</text:p>
              </table:table-cell>
              <table:table-cell office:value-type="float" office:value="11.0089521408081">
                <text:p>11.0089521408081</text:p>
              </table:table-cell>
              <table:table-cell office:value-type="float" office:value="11.0756537914276">
                <text:p>11.0756537914276</text:p>
              </table:table-cell>
              <table:table-cell office:value-type="float" office:value="11.2424104213715">
                <text:p>11.2424104213715</text:p>
              </table:table-cell>
              <table:table-cell office:value-type="float" office:value="11.5759196281433">
                <text:p>11.5759196281433</text:p>
              </table:table-cell>
              <table:table-cell office:value-type="float" office:value="11.6426208019257">
                <text:p>11.6426208019257</text:p>
              </table:table-cell>
              <table:table-cell office:value-type="float" office:value="11.7760229110718">
                <text:p>11.7760229110718</text:p>
              </table:table-cell>
              <table:table-cell office:value-type="float" office:value="12.0094742774963">
                <text:p>12.0094742774963</text:p>
              </table:table-cell>
              <table:table-cell office:value-type="float" office:value="12.1095287799835">
                <text:p>12.1095287799835</text:p>
              </table:table-cell>
              <table:table-cell office:value-type="float" office:value="12.1762325763702">
                <text:p>12.1762325763702</text:p>
              </table:table-cell>
              <table:table-cell office:value-type="float" office:value="12.2429366111755">
                <text:p>12.2429366111755</text:p>
              </table:table-cell>
              <table:table-cell office:value-type="float" office:value="12.3096399307251">
                <text:p>12.3096399307251</text:p>
              </table:table-cell>
              <table:table-cell office:value-type="float" office:value="12.4096949100494">
                <text:p>12.4096949100494</text:p>
              </table:table-cell>
              <table:table-cell office:value-type="float" office:value="12.4763979911804">
                <text:p>12.4763979911804</text:p>
              </table:table-cell>
              <table:table-cell office:value-type="float" office:value="12.7432081699371">
                <text:p>12.7432081699371</text:p>
              </table:table-cell>
              <table:table-cell office:value-type="float" office:value="12.8099102973938">
                <text:p>12.8099102973938</text:p>
              </table:table-cell>
              <table:table-cell office:value-type="float" office:value="12.9433143138886">
                <text:p>12.9433143138886</text:p>
              </table:table-cell>
              <table:table-cell office:value-type="float" office:value="13.0100157260895">
                <text:p>13.0100157260895</text:p>
              </table:table-cell>
              <table:table-cell office:value-type="float" office:value="13.0767207145691">
                <text:p>13.0767207145691</text:p>
              </table:table-cell>
              <table:table-cell office:value-type="float" office:value="13.3101999759674">
                <text:p>13.3101999759674</text:p>
              </table:table-cell>
              <table:table-cell office:value-type="float" office:value="13.3769083023071">
                <text:p>13.3769083023071</text:p>
              </table:table-cell>
              <table:table-cell office:value-type="float" office:value="13.4769704341888">
                <text:p>13.4769704341888</text:p>
              </table:table-cell>
              <table:table-cell office:value-type="float" office:value="13.7771563529968">
                <text:p>13.7771563529968</text:p>
              </table:table-cell>
              <table:table-cell office:value-type="float" office:value="13.8438639640808">
                <text:p>13.8438639640808</text:p>
              </table:table-cell>
              <table:table-cell office:value-type="float" office:value="14.244101524353">
                <text:p>14.244101524353</text:p>
              </table:table-cell>
              <table:table-cell office:value-type="float" office:value="14.3108062744141">
                <text:p>14.3108062744141</text:p>
              </table:table-cell>
              <table:table-cell office:value-type="float" office:value="14.7443814277649">
                <text:p>14.7443814277649</text:p>
              </table:table-cell>
              <table:table-cell office:value-type="float" office:value="15.1112484931946">
                <text:p>15.1112484931946</text:p>
              </table:table-cell>
              <table:table-cell office:value-type="float" office:value="15.5114686489105">
                <text:p>15.5114686489105</text:p>
              </table:table-cell>
              <table:table-cell office:value-type="float" office:value="15.5781714916229">
                <text:p>15.5781714916229</text:p>
              </table:table-cell>
              <table:table-cell office:value-type="float" office:value="15.6448740959167">
                <text:p>15.6448740959167</text:p>
              </table:table-cell>
              <table:table-cell office:value-type="float" office:value="15.7782785892487">
                <text:p>15.7782785892487</text:p>
              </table:table-cell>
              <table:table-cell office:value-type="float" office:value="15.8783311843872">
                <text:p>15.8783311843872</text:p>
              </table:table-cell>
              <table:table-cell office:value-type="float" office:value="15.9450330734253">
                <text:p>15.9450330734253</text:p>
              </table:table-cell>
              <table:table-cell office:value-type="float" office:value="16.0117344856262">
                <text:p>16.0117344856262</text:p>
              </table:table-cell>
              <table:table-cell office:value-type="float" office:value="16.0784373283386">
                <text:p>16.0784373283386</text:p>
              </table:table-cell>
              <table:table-cell office:value-type="float" office:value="16.5120098590851">
                <text:p>16.5120098590851</text:p>
              </table:table-cell>
              <table:table-cell office:value-type="float" office:value="16.5787124633789">
                <text:p>16.5787124633789</text:p>
              </table:table-cell>
              <table:table-cell office:value-type="float" office:value="16.6787662506104">
                <text:p>16.6787662506104</text:p>
              </table:table-cell>
              <table:table-cell office:value-type="float" office:value="16.7454686164856">
                <text:p>16.7454686164856</text:p>
              </table:table-cell>
              <table:table-cell office:value-type="float" office:value="16.8121707439423">
                <text:p>16.8121707439423</text:p>
              </table:table-cell>
              <table:table-cell office:value-type="float" office:value="16.8788726329803">
                <text:p>16.8788726329803</text:p>
              </table:table-cell>
              <table:table-cell office:value-type="float" office:value="17.3124506473541">
                <text:p>17.3124506473541</text:p>
              </table:table-cell>
              <table:table-cell office:value-type="float" office:value="17.3791563510895">
                <text:p>17.3791563510895</text:p>
              </table:table-cell>
              <table:table-cell office:value-type="float" office:value="18.1796131134033">
                <text:p>18.1796131134033</text:p>
              </table:table-cell>
              <table:table-cell office:value-type="float" office:value="18.2463159561157">
                <text:p>18.2463159561157</text:p>
              </table:table-cell>
              <table:table-cell office:value-type="float" office:value="18.3130185604095">
                <text:p>18.3130185604095</text:p>
              </table:table-cell>
              <table:table-cell office:value-type="float" office:value="18.3797211647034">
                <text:p>18.3797211647034</text:p>
              </table:table-cell>
              <table:table-cell office:value-type="float" office:value="18.44642329216">
                <text:p>18.44642329216</text:p>
              </table:table-cell>
              <table:table-cell office:value-type="float" office:value="18.5131254196167">
                <text:p>18.5131254196167</text:p>
              </table:table-cell>
              <table:table-cell office:value-type="float" office:value="18.5798273086548">
                <text:p>18.5798273086548</text:p>
              </table:table-cell>
              <table:table-cell office:value-type="float" office:value="18.6798799037933">
                <text:p>18.6798799037933</text:p>
              </table:table-cell>
              <table:table-cell office:value-type="float" office:value="18.7465813159943">
                <text:p>18.7465813159943</text:p>
              </table:table-cell>
              <table:table-cell office:value-type="float" office:value="18.8132824897766">
                <text:p>18.8132824897766</text:p>
              </table:table-cell>
              <table:table-cell office:value-type="float" office:value="18.8799834251404">
                <text:p>18.8799834251404</text:p>
              </table:table-cell>
              <table:table-cell office:value-type="float" office:value="19.0467350482941">
                <text:p>19.0467350482941</text:p>
              </table:table-cell>
              <table:table-cell office:value-type="float" office:value="19.113450050354">
                <text:p>19.113450050354</text:p>
              </table:table-cell>
              <table:table-cell office:value-type="float" office:value="19.1801650524139">
                <text:p>19.1801650524139</text:p>
              </table:table-cell>
              <table:table-cell office:value-type="float" office:value="19.2468798160553">
                <text:p>19.2468798160553</text:p>
              </table:table-cell>
              <table:table-cell office:value-type="float" office:value="19.3135950565338">
                <text:p>19.3135950565338</text:p>
              </table:table-cell>
              <table:table-cell office:value-type="float" office:value="19.3803098201752">
                <text:p>19.3803098201752</text:p>
              </table:table-cell>
              <table:table-cell office:value-type="float" office:value="19.4470248222351">
                <text:p>19.4470248222351</text:p>
              </table:table-cell>
              <table:table-cell office:value-type="float" office:value="19.513739824295">
                <text:p>19.513739824295</text:p>
              </table:table-cell>
              <table:table-cell office:value-type="float" office:value="19.5804545879364">
                <text:p>19.5804545879364</text:p>
              </table:table-cell>
              <table:table-cell office:value-type="float" office:value="19.6805272102356">
                <text:p>19.6805272102356</text:p>
              </table:table-cell>
              <table:table-cell office:value-type="float" office:value="19.747241973877">
                <text:p>19.747241973877</text:p>
              </table:table-cell>
              <table:table-cell office:value-type="float" office:value="19.7805993556976">
                <text:p>19.7805993556976</text:p>
              </table:table-cell>
              <table:table-cell office:value-type="float" office:value="19.847314119339">
                <text:p>19.847314119339</text:p>
              </table:table-cell>
              <table:table-cell office:value-type="float" office:value="19.9140291213989">
                <text:p>19.9140291213989</text:p>
              </table:table-cell>
              <table:table-cell office:value-type="float" office:value="19.9807438850403">
                <text:p>19.9807438850403</text:p>
              </table:table-cell>
              <table:table-cell office:value-type="float" office:value="20.0474586486816">
                <text:p>20.0474586486816</text:p>
              </table:table-cell>
              <table:table-cell office:value-type="float" office:value="20.1141655445099">
                <text:p>20.1141655445099</text:p>
              </table:table-cell>
              <table:table-cell office:value-type="float" office:value="20.1808722019196">
                <text:p>20.1808722019196</text:p>
              </table:table-cell>
              <table:table-cell office:value-type="float" office:value="20.3142855167389">
                <text:p>20.3142855167389</text:p>
              </table:table-cell>
              <table:table-cell office:value-type="float" office:value="20.4143450260162">
                <text:p>20.4143450260162</text:p>
              </table:table-cell>
              <table:table-cell office:value-type="float" office:value="20.4810512065887">
                <text:p>20.4810512065887</text:p>
              </table:table-cell>
              <table:table-cell office:value-type="float" office:value="20.5477573871613">
                <text:p>20.5477573871613</text:p>
              </table:table-cell>
              <table:table-cell office:value-type="float" office:value="20.6144630908966">
                <text:p>20.6144630908966</text:p>
              </table:table-cell>
              <table:table-cell office:value-type="float" office:value="20.6811692714691">
                <text:p>20.6811692714691</text:p>
              </table:table-cell>
              <table:table-cell office:value-type="float" office:value="20.7478747367859">
                <text:p>20.7478747367859</text:p>
              </table:table-cell>
              <table:table-cell office:value-type="float" office:value="20.8145804405212">
                <text:p>20.8145804405212</text:p>
              </table:table-cell>
              <table:table-cell office:value-type="float" office:value="20.881285905838">
                <text:p>20.881285905838</text:p>
              </table:table-cell>
              <table:table-cell office:value-type="float" office:value="20.9479911327362">
                <text:p>20.9479911327362</text:p>
              </table:table-cell>
              <table:table-cell office:value-type="float" office:value="21.0480489730835">
                <text:p>21.0480489730835</text:p>
              </table:table-cell>
              <table:table-cell office:value-type="float" office:value="21.1147780418396">
                <text:p>21.1147780418396</text:p>
              </table:table-cell>
              <table:table-cell office:value-type="float" office:value="21.1815073490143">
                <text:p>21.1815073490143</text:p>
              </table:table-cell>
              <table:table-cell office:value-type="float" office:value="21.2816023826599">
                <text:p>21.2816023826599</text:p>
              </table:table-cell>
              <table:table-cell office:value-type="float" office:value="21.3816981315613">
                <text:p>21.3816981315613</text:p>
              </table:table-cell>
              <table:table-cell office:value-type="float" office:value="21.448429107666">
                <text:p>21.448429107666</text:p>
              </table:table-cell>
              <table:table-cell office:value-type="float" office:value="21.5151607990265">
                <text:p>21.5151607990265</text:p>
              </table:table-cell>
              <table:table-cell office:value-type="float" office:value="21.6152591705322">
                <text:p>21.6152591705322</text:p>
              </table:table-cell>
              <table:table-cell office:value-type="float" office:value="21.6819920539856">
                <text:p>21.6819920539856</text:p>
              </table:table-cell>
              <table:table-cell office:value-type="float" office:value="21.7487251758575">
                <text:p>21.7487251758575</text:p>
              </table:table-cell>
              <table:table-cell office:value-type="float" office:value="21.8154587745666">
                <text:p>21.8154587745666</text:p>
              </table:table-cell>
              <table:table-cell office:value-type="float" office:value="21.9155600070953">
                <text:p>21.9155600070953</text:p>
              </table:table-cell>
              <table:table-cell office:value-type="float" office:value="21.9822950363159">
                <text:p>21.9822950363159</text:p>
              </table:table-cell>
              <table:table-cell office:value-type="float" office:value="22.0490298271179">
                <text:p>22.0490298271179</text:p>
              </table:table-cell>
              <table:table-cell office:value-type="float" office:value="22.1157400608063">
                <text:p>22.1157400608063</text:p>
              </table:table-cell>
              <table:table-cell office:value-type="float" office:value="22.1824502944946">
                <text:p>22.1824502944946</text:p>
              </table:table-cell>
              <table:table-cell office:value-type="float" office:value="22.2491600513458">
                <text:p>22.2491600513458</text:p>
              </table:table-cell>
              <table:table-cell office:value-type="float" office:value="22.3158700466156">
                <text:p>22.3158700466156</text:p>
              </table:table-cell>
              <table:table-cell office:value-type="float" office:value="22.3825800418854">
                <text:p>22.3825800418854</text:p>
              </table:table-cell>
              <table:table-cell office:value-type="float" office:value="22.4492897987366">
                <text:p>22.4492897987366</text:p>
              </table:table-cell>
              <table:table-cell office:value-type="float" office:value="22.5159995555878">
                <text:p>22.5159995555878</text:p>
              </table:table-cell>
              <table:table-cell office:value-type="float" office:value="22.5827090740204">
                <text:p>22.5827090740204</text:p>
              </table:table-cell>
              <table:table-cell office:value-type="float" office:value="22.6494183540344">
                <text:p>22.6494183540344</text:p>
              </table:table-cell>
              <table:table-cell office:value-type="float" office:value="22.716127872467">
                <text:p>22.716127872467</text:p>
              </table:table-cell>
              <table:table-cell office:value-type="float" office:value="22.7828373908997">
                <text:p>22.7828373908997</text:p>
              </table:table-cell>
              <table:table-cell office:value-type="float" office:value="22.8495466709137">
                <text:p>22.8495466709137</text:p>
              </table:table-cell>
              <table:table-cell office:value-type="float" office:value="22.9162559509277">
                <text:p>22.9162559509277</text:p>
              </table:table-cell>
              <table:table-cell office:value-type="float" office:value="22.9829647541046">
                <text:p>22.9829647541046</text:p>
              </table:table-cell>
              <table:table-cell office:value-type="float" office:value="23.0496740341187">
                <text:p>23.0496740341187</text:p>
              </table:table-cell>
              <table:table-cell office:value-type="float" office:value="23.1163823604584">
                <text:p>23.1163823604584</text:p>
              </table:table-cell>
              <table:table-cell office:value-type="float" office:value="23.1830904483795">
                <text:p>23.1830904483795</text:p>
              </table:table-cell>
              <table:table-cell office:value-type="float" office:value="23.2831523418427">
                <text:p>23.2831523418427</text:p>
              </table:table-cell>
              <table:table-cell office:value-type="float" office:value="23.3498604297638">
                <text:p>23.3498604297638</text:p>
              </table:table-cell>
              <table:table-cell office:value-type="float" office:value="23.4165680408478">
                <text:p>23.4165680408478</text:p>
              </table:table-cell>
              <table:table-cell office:value-type="float" office:value="23.4832756519318">
                <text:p>23.4832756519318</text:p>
              </table:table-cell>
              <table:table-cell office:value-type="float" office:value="23.5499835014343">
                <text:p>23.5499835014343</text:p>
              </table:table-cell>
              <table:table-cell office:value-type="float" office:value="23.6500444412231">
                <text:p>23.6500444412231</text:p>
              </table:table-cell>
              <table:table-cell office:value-type="float" office:value="23.7167518138885">
                <text:p>23.7167518138885</text:p>
              </table:table-cell>
              <table:table-cell office:value-type="float" office:value="23.7834589481354">
                <text:p>23.7834589481354</text:p>
              </table:table-cell>
              <table:table-cell office:value-type="float" office:value="23.8501660823822">
                <text:p>23.8501660823822</text:p>
              </table:table-cell>
              <table:table-cell office:value-type="float" office:value="23.9168729782104">
                <text:p>23.9168729782104</text:p>
              </table:table-cell>
              <table:table-cell office:value-type="float" office:value="24.0169332027435">
                <text:p>24.0169332027435</text:p>
              </table:table-cell>
              <table:table-cell office:value-type="float" office:value="24.0836551189423">
                <text:p>24.0836551189423</text:p>
              </table:table-cell>
              <table:table-cell office:value-type="float" office:value="24.1503925323486">
                <text:p>24.1503925323486</text:p>
              </table:table-cell>
              <table:table-cell office:value-type="float" office:value="24.2171306610107">
                <text:p>24.2171306610107</text:p>
              </table:table-cell>
              <table:table-cell office:value-type="float" office:value="24.2838695049286">
                <text:p>24.2838695049286</text:p>
              </table:table-cell>
              <table:table-cell office:value-type="float" office:value="24.3506088256836">
                <text:p>24.3506088256836</text:p>
              </table:table-cell>
              <table:table-cell office:value-type="float" office:value="24.4173488616943">
                <text:p>24.4173488616943</text:p>
              </table:table-cell>
              <table:table-cell office:value-type="float" office:value="24.4840896129608">
                <text:p>24.4840896129608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pad4.A6:flatDgaitpad4.A6</svg:desc>
                </draw:g>
              </table:table-cell>
              <table:table-cell office:value-type="float" office:value="0.307893569394397">
                <text:p>0.307893569394397</text:p>
                <draw:g>
                  <svg:desc>flatDgaitpad4.B6:flatDgaitpad4.HZ6</svg:desc>
                </draw:g>
              </table:table-cell>
              <table:table-cell office:value-type="float" office:value="0.307927738246555">
                <text:p>0.307927738246555</text:p>
              </table:table-cell>
              <table:table-cell office:value-type="float" office:value="0.307891200182907">
                <text:p>0.307891200182907</text:p>
              </table:table-cell>
              <table:table-cell office:value-type="float" office:value="0.30789531330957">
                <text:p>0.30789531330957</text:p>
              </table:table-cell>
              <table:table-cell office:value-type="float" office:value="0.307900371910348">
                <text:p>0.307900371910348</text:p>
              </table:table-cell>
              <table:table-cell office:value-type="float" office:value="0.307901490788621">
                <text:p>0.307901490788621</text:p>
              </table:table-cell>
              <table:table-cell office:value-type="float" office:value="0.307880087400376">
                <text:p>0.307880087400376</text:p>
              </table:table-cell>
              <table:table-cell office:value-type="float" office:value="0.307923051679936">
                <text:p>0.307923051679936</text:p>
              </table:table-cell>
              <table:table-cell office:value-type="float" office:value="0.307864962430911">
                <text:p>0.307864962430911</text:p>
              </table:table-cell>
              <table:table-cell office:value-type="float" office:value="0.307876994828492">
                <text:p>0.307876994828492</text:p>
              </table:table-cell>
              <table:table-cell office:value-type="float" office:value="0.307913252451801">
                <text:p>0.307913252451801</text:p>
              </table:table-cell>
              <table:table-cell office:value-type="float" office:value="0.307889959479346">
                <text:p>0.307889959479346</text:p>
              </table:table-cell>
              <table:table-cell office:value-type="float" office:value="0.307949937196573">
                <text:p>0.307949937196573</text:p>
              </table:table-cell>
              <table:table-cell office:value-type="float" office:value="0.307839797590508">
                <text:p>0.307839797590508</text:p>
              </table:table-cell>
              <table:table-cell office:value-type="float" office:value="0.307953199481488">
                <text:p>0.307953199481488</text:p>
              </table:table-cell>
              <table:table-cell office:value-type="float" office:value="0.307913978946397">
                <text:p>0.307913978946397</text:p>
              </table:table-cell>
              <table:table-cell office:value-type="float" office:value="0.307846826039311">
                <text:p>0.307846826039311</text:p>
              </table:table-cell>
              <table:table-cell office:value-type="float" office:value="0.3079243945791">
                <text:p>0.3079243945791</text:p>
              </table:table-cell>
              <table:table-cell office:value-type="float" office:value="0.30791697206249">
                <text:p>0.30791697206249</text:p>
              </table:table-cell>
              <table:table-cell office:value-type="float" office:value="0.30791210857863">
                <text:p>0.30791210857863</text:p>
              </table:table-cell>
              <table:table-cell office:value-type="float" office:value="0.307869807501708">
                <text:p>0.307869807501708</text:p>
              </table:table-cell>
              <table:table-cell office:value-type="float" office:value="0.307901039194212">
                <text:p>0.307901039194212</text:p>
              </table:table-cell>
              <table:table-cell office:value-type="float" office:value="0.307923350580415">
                <text:p>0.307923350580415</text:p>
              </table:table-cell>
              <table:table-cell office:value-type="float" office:value="0.307857422484045">
                <text:p>0.307857422484045</text:p>
              </table:table-cell>
              <table:table-cell office:value-type="float" office:value="0.30785820092886">
                <text:p>0.30785820092886</text:p>
              </table:table-cell>
              <table:table-cell office:value-type="float" office:value="0.307874722311008">
                <text:p>0.307874722311008</text:p>
              </table:table-cell>
              <table:table-cell office:value-type="float" office:value="0.307978740240445">
                <text:p>0.307978740240445</text:p>
              </table:table-cell>
              <table:table-cell office:value-type="float" office:value="0.307918281070114">
                <text:p>0.307918281070114</text:p>
              </table:table-cell>
              <table:table-cell office:value-type="float" office:value="0.307903114109681">
                <text:p>0.307903114109681</text:p>
              </table:table-cell>
              <table:table-cell office:value-type="float" office:value="0.307940479345814">
                <text:p>0.307940479345814</text:p>
              </table:table-cell>
              <table:table-cell office:value-type="float" office:value="0.307892680708383">
                <text:p>0.307892680708383</text:p>
              </table:table-cell>
              <table:table-cell office:value-type="float" office:value="0.307927702700635">
                <text:p>0.307927702700635</text:p>
              </table:table-cell>
              <table:table-cell office:value-type="float" office:value="0.307941797488023">
                <text:p>0.307941797488023</text:p>
              </table:table-cell>
              <table:table-cell office:value-type="float" office:value="0.307895562994524">
                <text:p>0.307895562994524</text:p>
              </table:table-cell>
              <table:table-cell office:value-type="float" office:value="0.307863627616068">
                <text:p>0.307863627616068</text:p>
              </table:table-cell>
              <table:table-cell office:value-type="float" office:value="0.307926896478237">
                <text:p>0.307926896478237</text:p>
              </table:table-cell>
              <table:table-cell office:value-type="float" office:value="0.307908073327122">
                <text:p>0.307908073327122</text:p>
              </table:table-cell>
              <table:table-cell office:value-type="float" office:value="0.307431467909097">
                <text:p>0.307431467909097</text:p>
              </table:table-cell>
              <table:table-cell office:value-type="float" office:value="0.307354408507514">
                <text:p>0.307354408507514</text:p>
              </table:table-cell>
              <table:table-cell office:value-type="float" office:value="0.306781804136679">
                <text:p>0.306781804136679</text:p>
              </table:table-cell>
              <table:table-cell office:value-type="float" office:value="0.306613683782039">
                <text:p>0.306613683782039</text:p>
              </table:table-cell>
              <table:table-cell office:value-type="float" office:value="0.30511197671739">
                <text:p>0.30511197671739</text:p>
              </table:table-cell>
              <table:table-cell office:value-type="float" office:value="0.304411868756654">
                <text:p>0.304411868756654</text:p>
              </table:table-cell>
              <table:table-cell office:value-type="float" office:value="0.30562640073445">
                <text:p>0.30562640073445</text:p>
              </table:table-cell>
              <table:table-cell office:value-type="float" office:value="0.309370336803634">
                <text:p>0.309370336803634</text:p>
              </table:table-cell>
              <table:table-cell office:value-type="float" office:value="0.31509136128824">
                <text:p>0.31509136128824</text:p>
              </table:table-cell>
              <table:table-cell office:value-type="float" office:value="0.32264456818554">
                <text:p>0.32264456818554</text:p>
              </table:table-cell>
              <table:table-cell office:value-type="float" office:value="0.339866892544924">
                <text:p>0.339866892544924</text:p>
              </table:table-cell>
              <table:table-cell office:value-type="float" office:value="0.339565624732526">
                <text:p>0.339565624732526</text:p>
              </table:table-cell>
              <table:table-cell office:value-type="float" office:value="0.337126799702914">
                <text:p>0.337126799702914</text:p>
              </table:table-cell>
              <table:table-cell office:value-type="float" office:value="0.337262464701482">
                <text:p>0.337262464701482</text:p>
              </table:table-cell>
              <table:table-cell office:value-type="float" office:value="0.315575663838003">
                <text:p>0.315575663838003</text:p>
              </table:table-cell>
              <table:table-cell office:value-type="float" office:value="0.31344587627406">
                <text:p>0.31344587627406</text:p>
              </table:table-cell>
              <table:table-cell office:value-type="float" office:value="0.312378909810421">
                <text:p>0.312378909810421</text:p>
              </table:table-cell>
              <table:table-cell office:value-type="float" office:value="0.31302550122783">
                <text:p>0.31302550122783</text:p>
              </table:table-cell>
              <table:table-cell office:value-type="float" office:value="0.313685809106728">
                <text:p>0.313685809106728</text:p>
              </table:table-cell>
              <table:table-cell office:value-type="float" office:value="0.336245549186096">
                <text:p>0.336245549186096</text:p>
              </table:table-cell>
              <table:table-cell office:value-type="float" office:value="0.333208447804962">
                <text:p>0.333208447804962</text:p>
              </table:table-cell>
              <table:table-cell office:value-type="float" office:value="0.327163630414059">
                <text:p>0.327163630414059</text:p>
              </table:table-cell>
              <table:table-cell office:value-type="float" office:value="0.306904437398545">
                <text:p>0.306904437398545</text:p>
              </table:table-cell>
              <table:table-cell office:value-type="float" office:value="0.304219455940671">
                <text:p>0.304219455940671</text:p>
              </table:table-cell>
              <table:table-cell office:value-type="float" office:value="0.302913242527141">
                <text:p>0.302913242527141</text:p>
              </table:table-cell>
              <table:table-cell office:value-type="float" office:value="0.303689639147585">
                <text:p>0.303689639147585</text:p>
              </table:table-cell>
              <table:table-cell office:value-type="float" office:value="0.342069915176036">
                <text:p>0.342069915176036</text:p>
              </table:table-cell>
              <table:table-cell office:value-type="float" office:value="0.343282285983332">
                <text:p>0.343282285983332</text:p>
              </table:table-cell>
              <table:table-cell office:value-type="float" office:value="0.341917057423876">
                <text:p>0.341917057423876</text:p>
              </table:table-cell>
              <table:table-cell office:value-type="float" office:value="0.343819743029476">
                <text:p>0.343819743029476</text:p>
              </table:table-cell>
              <table:table-cell office:value-type="float" office:value="0.342196129972028">
                <text:p>0.342196129972028</text:p>
              </table:table-cell>
              <table:table-cell office:value-type="float" office:value="0.310654458509114">
                <text:p>0.310654458509114</text:p>
              </table:table-cell>
              <table:table-cell office:value-type="float" office:value="0.303548223752686">
                <text:p>0.303548223752686</text:p>
              </table:table-cell>
              <table:table-cell office:value-type="float" office:value="0.30272948345842">
                <text:p>0.30272948345842</text:p>
              </table:table-cell>
              <table:table-cell office:value-type="float" office:value="0.303155632152715">
                <text:p>0.303155632152715</text:p>
              </table:table-cell>
              <table:table-cell office:value-type="float" office:value="0.302230218367088">
                <text:p>0.302230218367088</text:p>
              </table:table-cell>
              <table:table-cell office:value-type="float" office:value="0.300859805205307">
                <text:p>0.300859805205307</text:p>
              </table:table-cell>
              <table:table-cell office:value-type="float" office:value="0.310854090140099">
                <text:p>0.310854090140099</text:p>
              </table:table-cell>
              <table:table-cell office:value-type="float" office:value="0.307217804608813">
                <text:p>0.307217804608813</text:p>
              </table:table-cell>
              <table:table-cell office:value-type="float" office:value="0.299219644554776">
                <text:p>0.299219644554776</text:p>
              </table:table-cell>
              <table:table-cell office:value-type="float" office:value="0.306342261176085">
                <text:p>0.306342261176085</text:p>
              </table:table-cell>
              <table:table-cell office:value-type="float" office:value="0.306973918657794">
                <text:p>0.306973918657794</text:p>
              </table:table-cell>
              <table:table-cell office:value-type="float" office:value="0.306619959331275">
                <text:p>0.306619959331275</text:p>
              </table:table-cell>
              <table:table-cell office:value-type="float" office:value="0.305917825014456">
                <text:p>0.305917825014456</text:p>
              </table:table-cell>
              <table:table-cell office:value-type="float" office:value="0.307127951199972">
                <text:p>0.307127951199972</text:p>
              </table:table-cell>
              <table:table-cell office:value-type="float" office:value="0.308766669157308">
                <text:p>0.308766669157308</text:p>
              </table:table-cell>
              <table:table-cell office:value-type="float" office:value="0.320711103123471">
                <text:p>0.320711103123471</text:p>
              </table:table-cell>
              <table:table-cell office:value-type="float" office:value="0.342725401319474">
                <text:p>0.342725401319474</text:p>
              </table:table-cell>
              <table:table-cell office:value-type="float" office:value="0.343324020106034">
                <text:p>0.343324020106034</text:p>
              </table:table-cell>
              <table:table-cell office:value-type="float" office:value="0.342816261661332">
                <text:p>0.342816261661332</text:p>
              </table:table-cell>
              <table:table-cell office:value-type="float" office:value="0.344194229377498">
                <text:p>0.344194229377498</text:p>
              </table:table-cell>
              <table:table-cell office:value-type="float" office:value="0.339366614811518">
                <text:p>0.339366614811518</text:p>
              </table:table-cell>
              <table:table-cell office:value-type="float" office:value="0.317526236193954">
                <text:p>0.317526236193954</text:p>
              </table:table-cell>
              <table:table-cell office:value-type="float" office:value="0.311008379644903">
                <text:p>0.311008379644903</text:p>
              </table:table-cell>
              <table:table-cell office:value-type="float" office:value="0.302093933828644">
                <text:p>0.302093933828644</text:p>
              </table:table-cell>
              <table:table-cell office:value-type="float" office:value="0.302202498467439">
                <text:p>0.302202498467439</text:p>
              </table:table-cell>
              <table:table-cell office:value-type="float" office:value="0.301256669439949">
                <text:p>0.301256669439949</text:p>
              </table:table-cell>
              <table:table-cell office:value-type="float" office:value="0.299860682547436">
                <text:p>0.299860682547436</text:p>
              </table:table-cell>
              <table:table-cell office:value-type="float" office:value="0.309059372286039">
                <text:p>0.309059372286039</text:p>
              </table:table-cell>
              <table:table-cell office:value-type="float" office:value="0.302254801574156">
                <text:p>0.302254801574156</text:p>
              </table:table-cell>
              <table:table-cell office:value-type="float" office:value="0.305263638844466">
                <text:p>0.305263638844466</text:p>
              </table:table-cell>
              <table:table-cell office:value-type="float" office:value="0.307619315238594">
                <text:p>0.307619315238594</text:p>
              </table:table-cell>
              <table:table-cell office:value-type="float" office:value="0.306945999484523">
                <text:p>0.306945999484523</text:p>
              </table:table-cell>
              <table:table-cell office:value-type="float" office:value="0.307149851513549">
                <text:p>0.307149851513549</text:p>
              </table:table-cell>
              <table:table-cell office:value-type="float" office:value="0.307163811727079">
                <text:p>0.307163811727079</text:p>
              </table:table-cell>
              <table:table-cell office:value-type="float" office:value="0.310133443873664">
                <text:p>0.310133443873664</text:p>
              </table:table-cell>
              <table:table-cell office:value-type="float" office:value="0.316470284633411">
                <text:p>0.316470284633411</text:p>
              </table:table-cell>
              <table:table-cell office:value-type="float" office:value="0.329881049882962">
                <text:p>0.329881049882962</text:p>
              </table:table-cell>
              <table:table-cell office:value-type="float" office:value="0.343207844321104">
                <text:p>0.343207844321104</text:p>
              </table:table-cell>
              <table:table-cell office:value-type="float" office:value="0.342154437392598">
                <text:p>0.342154437392598</text:p>
              </table:table-cell>
              <table:table-cell office:value-type="float" office:value="0.341831491049381">
                <text:p>0.341831491049381</text:p>
              </table:table-cell>
              <table:table-cell office:value-type="float" office:value="0.313964435507698">
                <text:p>0.313964435507698</text:p>
              </table:table-cell>
              <table:table-cell office:value-type="float" office:value="0.311702123169896">
                <text:p>0.311702123169896</text:p>
              </table:table-cell>
              <table:table-cell office:value-type="float" office:value="0.310466934626295">
                <text:p>0.310466934626295</text:p>
              </table:table-cell>
              <table:table-cell office:value-type="float" office:value="0.310301217830416">
                <text:p>0.310301217830416</text:p>
              </table:table-cell>
              <table:table-cell office:value-type="float" office:value="0.308474349514198">
                <text:p>0.308474349514198</text:p>
              </table:table-cell>
              <table:table-cell office:value-type="float" office:value="0.304187558158282">
                <text:p>0.304187558158282</text:p>
              </table:table-cell>
              <table:table-cell office:value-type="float" office:value="0.303147250213217">
                <text:p>0.303147250213217</text:p>
              </table:table-cell>
              <table:table-cell office:value-type="float" office:value="0.343174019556933">
                <text:p>0.343174019556933</text:p>
              </table:table-cell>
              <table:table-cell office:value-type="float" office:value="0.345472527376258">
                <text:p>0.345472527376258</text:p>
              </table:table-cell>
              <table:table-cell office:value-type="float" office:value="0.34040645990029">
                <text:p>0.34040645990029</text:p>
              </table:table-cell>
              <table:table-cell office:value-type="float" office:value="0.33521767015037">
                <text:p>0.33521767015037</text:p>
              </table:table-cell>
              <table:table-cell office:value-type="float" office:value="0.330117902509374">
                <text:p>0.330117902509374</text:p>
              </table:table-cell>
              <table:table-cell office:value-type="float" office:value="0.310543152451451">
                <text:p>0.310543152451451</text:p>
              </table:table-cell>
              <table:table-cell office:value-type="float" office:value="0.309004059249926">
                <text:p>0.309004059249926</text:p>
              </table:table-cell>
              <table:table-cell office:value-type="float" office:value="0.310528236796908">
                <text:p>0.310528236796908</text:p>
              </table:table-cell>
              <table:table-cell office:value-type="float" office:value="0.329731431219638">
                <text:p>0.329731431219638</text:p>
              </table:table-cell>
              <table:table-cell office:value-type="float" office:value="0.334398984438015">
                <text:p>0.334398984438015</text:p>
              </table:table-cell>
              <table:table-cell office:value-type="float" office:value="0.335110136518921">
                <text:p>0.335110136518921</text:p>
              </table:table-cell>
              <table:table-cell office:value-type="float" office:value="0.334254318362641">
                <text:p>0.334254318362641</text:p>
              </table:table-cell>
              <table:table-cell office:value-type="float" office:value="0.311950428461456">
                <text:p>0.311950428461456</text:p>
              </table:table-cell>
              <table:table-cell office:value-type="float" office:value="0.3041270538705">
                <text:p>0.3041270538705</text:p>
              </table:table-cell>
              <table:table-cell office:value-type="float" office:value="0.330658517472533">
                <text:p>0.330658517472533</text:p>
              </table:table-cell>
              <table:table-cell office:value-type="float" office:value="0.318240911806682">
                <text:p>0.318240911806682</text:p>
              </table:table-cell>
              <table:table-cell office:value-type="float" office:value="0.31169672568139">
                <text:p>0.31169672568139</text:p>
              </table:table-cell>
              <table:table-cell office:value-type="float" office:value="0.300381619634867">
                <text:p>0.300381619634867</text:p>
              </table:table-cell>
              <table:table-cell office:value-type="float" office:value="0.307313059755167">
                <text:p>0.307313059755167</text:p>
              </table:table-cell>
              <table:table-cell office:value-type="float" office:value="0.307847123027234">
                <text:p>0.307847123027234</text:p>
              </table:table-cell>
              <table:table-cell office:value-type="float" office:value="0.307822853273044">
                <text:p>0.307822853273044</text:p>
              </table:table-cell>
              <table:table-cell office:value-type="float" office:value="0.306921808848195">
                <text:p>0.306921808848195</text:p>
              </table:table-cell>
              <table:table-cell office:value-type="float" office:value="0.321498903621851">
                <text:p>0.321498903621851</text:p>
              </table:table-cell>
              <table:table-cell office:value-type="float" office:value="0.33360253473324">
                <text:p>0.33360253473324</text:p>
              </table:table-cell>
              <table:table-cell office:value-type="float" office:value="0.337663271969851">
                <text:p>0.337663271969851</text:p>
              </table:table-cell>
              <table:table-cell office:value-type="float" office:value="0.335948930403808">
                <text:p>0.335948930403808</text:p>
              </table:table-cell>
              <table:table-cell office:value-type="float" office:value="0.331923323176343">
                <text:p>0.331923323176343</text:p>
              </table:table-cell>
              <table:table-cell office:value-type="float" office:value="0.331697139607188">
                <text:p>0.331697139607188</text:p>
              </table:table-cell>
              <table:table-cell office:value-type="float" office:value="0.312954380065209">
                <text:p>0.312954380065209</text:p>
              </table:table-cell>
              <table:table-cell office:value-type="float" office:value="0.313977041138846">
                <text:p>0.313977041138846</text:p>
              </table:table-cell>
              <table:table-cell office:value-type="float" office:value="0.319653223799582">
                <text:p>0.319653223799582</text:p>
              </table:table-cell>
              <table:table-cell office:value-type="float" office:value="0.31182374190159">
                <text:p>0.31182374190159</text:p>
              </table:table-cell>
              <table:table-cell office:value-type="float" office:value="0.304313330144122">
                <text:p>0.304313330144122</text:p>
              </table:table-cell>
              <table:table-cell office:value-type="float" office:value="0.304159014985437">
                <text:p>0.304159014985437</text:p>
              </table:table-cell>
              <table:table-cell office:value-type="float" office:value="0.307501238874933">
                <text:p>0.307501238874933</text:p>
              </table:table-cell>
              <table:table-cell office:value-type="float" office:value="0.305941264808674">
                <text:p>0.305941264808674</text:p>
              </table:table-cell>
              <table:table-cell office:value-type="float" office:value="0.305789758800954">
                <text:p>0.305789758800954</text:p>
              </table:table-cell>
              <table:table-cell office:value-type="float" office:value="0.30643862080699">
                <text:p>0.30643862080699</text:p>
              </table:table-cell>
              <table:table-cell office:value-type="float" office:value="0.309476298375826">
                <text:p>0.309476298375826</text:p>
              </table:table-cell>
              <table:table-cell office:value-type="float" office:value="0.31247214609971">
                <text:p>0.31247214609971</text:p>
              </table:table-cell>
              <table:table-cell office:value-type="float" office:value="0.306503694209121">
                <text:p>0.306503694209121</text:p>
              </table:table-cell>
              <table:table-cell office:value-type="float" office:value="0.302084832752572">
                <text:p>0.302084832752572</text:p>
              </table:table-cell>
              <table:table-cell office:value-type="float" office:value="0.302392713739508">
                <text:p>0.302392713739508</text:p>
              </table:table-cell>
              <table:table-cell office:value-type="float" office:value="0.302297968433464">
                <text:p>0.302297968433464</text:p>
              </table:table-cell>
              <table:table-cell office:value-type="float" office:value="0.30222112889791">
                <text:p>0.30222112889791</text:p>
              </table:table-cell>
              <table:table-cell office:value-type="float" office:value="0.302013515051941">
                <text:p>0.302013515051941</text:p>
              </table:table-cell>
              <table:table-cell office:value-type="float" office:value="0.301959350506449">
                <text:p>0.301959350506449</text:p>
              </table:table-cell>
              <table:table-cell office:value-type="float" office:value="0.301972611975457">
                <text:p>0.301972611975457</text:p>
              </table:table-cell>
              <table:table-cell office:value-type="float" office:value="0.302001508109593">
                <text:p>0.302001508109593</text:p>
              </table:table-cell>
              <table:table-cell office:value-type="float" office:value="0.301960920054827">
                <text:p>0.301960920054827</text:p>
              </table:table-cell>
              <table:table-cell office:value-type="float" office:value="0.301961520147658">
                <text:p>0.301961520147658</text:p>
              </table:table-cell>
              <table:table-cell office:value-type="float" office:value="0.301992224550346">
                <text:p>0.301992224550346</text:p>
              </table:table-cell>
              <table:table-cell office:value-type="float" office:value="0.30197212172757">
                <text:p>0.30197212172757</text:p>
              </table:table-cell>
              <table:table-cell office:value-type="float" office:value="0.301973976554515">
                <text:p>0.301973976554515</text:p>
              </table:table-cell>
              <table:table-cell office:value-type="float" office:value="0.301965348823273">
                <text:p>0.301965348823273</text:p>
              </table:table-cell>
              <table:table-cell office:value-type="float" office:value="0.301959361273016">
                <text:p>0.301959361273016</text:p>
              </table:table-cell>
              <table:table-cell office:value-type="float" office:value="0.301991509614267">
                <text:p>0.301991509614267</text:p>
              </table:table-cell>
              <table:table-cell office:value-type="float" office:value="0.30197411073348">
                <text:p>0.30197411073348</text:p>
              </table:table-cell>
              <table:table-cell office:value-type="float" office:value="0.301956881005069">
                <text:p>0.301956881005069</text:p>
              </table:table-cell>
              <table:table-cell office:value-type="float" office:value="0.301950514055091">
                <text:p>0.301950514055091</text:p>
              </table:table-cell>
              <table:table-cell office:value-type="float" office:value="0.301939874179763">
                <text:p>0.301939874179763</text:p>
              </table:table-cell>
              <table:table-cell office:value-type="float" office:value="0.301949186905804">
                <text:p>0.301949186905804</text:p>
              </table:table-cell>
              <table:table-cell office:value-type="float" office:value="0.301959213024731">
                <text:p>0.301959213024731</text:p>
              </table:table-cell>
              <table:table-cell office:value-type="float" office:value="0.301949342342392">
                <text:p>0.301949342342392</text:p>
              </table:table-cell>
              <table:table-cell office:value-type="float" office:value="0.30193909390256">
                <text:p>0.30193909390256</text:p>
              </table:table-cell>
              <table:table-cell office:value-type="float" office:value="0.301936802092248">
                <text:p>0.301936802092248</text:p>
              </table:table-cell>
              <table:table-cell office:value-type="float" office:value="0.301970265958592">
                <text:p>0.301970265958592</text:p>
              </table:table-cell>
              <table:table-cell office:value-type="float" office:value="0.301927898088665">
                <text:p>0.301927898088665</text:p>
              </table:table-cell>
              <table:table-cell office:value-type="float" office:value="0.30194599151404">
                <text:p>0.30194599151404</text:p>
              </table:table-cell>
              <table:table-cell office:value-type="float" office:value="0.301957981950629">
                <text:p>0.301957981950629</text:p>
              </table:table-cell>
              <table:table-cell office:value-type="float" office:value="0.301930921958617">
                <text:p>0.301930921958617</text:p>
              </table:table-cell>
              <table:table-cell office:value-type="float" office:value="0.301918120546421">
                <text:p>0.301918120546421</text:p>
              </table:table-cell>
              <table:table-cell office:value-type="float" office:value="0.301944607945355">
                <text:p>0.301944607945355</text:p>
              </table:table-cell>
              <table:table-cell office:value-type="float" office:value="0.301932874581708">
                <text:p>0.301932874581708</text:p>
              </table:table-cell>
              <table:table-cell office:value-type="float" office:value="0.301946941441573">
                <text:p>0.301946941441573</text:p>
              </table:table-cell>
              <table:table-cell office:value-type="float" office:value="0.301917929074922">
                <text:p>0.301917929074922</text:p>
              </table:table-cell>
              <table:table-cell office:value-type="float" office:value="0.302089870533896">
                <text:p>0.302089870533896</text:p>
              </table:table-cell>
              <table:table-cell office:value-type="float" office:value="0.301922443759139">
                <text:p>0.301922443759139</text:p>
              </table:table-cell>
              <table:table-cell office:value-type="float" office:value="0.301939158863645">
                <text:p>0.301939158863645</text:p>
              </table:table-cell>
              <table:table-cell office:value-type="float" office:value="0.302094948845759">
                <text:p>0.302094948845759</text:p>
              </table:table-cell>
              <table:table-cell office:value-type="float" office:value="0.301923637266329">
                <text:p>0.301923637266329</text:p>
              </table:table-cell>
              <table:table-cell office:value-type="float" office:value="0.301912376698906">
                <text:p>0.301912376698906</text:p>
              </table:table-cell>
              <table:table-cell office:value-type="float" office:value="0.301935793693896">
                <text:p>0.301935793693896</text:p>
              </table:table-cell>
              <table:table-cell office:value-type="float" office:value="0.301934522545159">
                <text:p>0.301934522545159</text:p>
              </table:table-cell>
              <table:table-cell office:value-type="float" office:value="0.301939748905182">
                <text:p>0.301939748905182</text:p>
              </table:table-cell>
              <table:table-cell office:value-type="float" office:value="0.301913368436202">
                <text:p>0.301913368436202</text:p>
              </table:table-cell>
              <table:table-cell office:value-type="float" office:value="0.301904951156289">
                <text:p>0.301904951156289</text:p>
              </table:table-cell>
              <table:table-cell office:value-type="float" office:value="0.301913674333975">
                <text:p>0.301913674333975</text:p>
              </table:table-cell>
              <table:table-cell office:value-type="float" office:value="0.301943788197214">
                <text:p>0.301943788197214</text:p>
              </table:table-cell>
              <table:table-cell office:value-type="float" office:value="0.301931277056344">
                <text:p>0.301931277056344</text:p>
              </table:table-cell>
              <table:table-cell office:value-type="float" office:value="0.301908316953934">
                <text:p>0.301908316953934</text:p>
              </table:table-cell>
              <table:table-cell office:value-type="float" office:value="0.301927128615199">
                <text:p>0.301927128615199</text:p>
              </table:table-cell>
              <table:table-cell office:value-type="float" office:value="0.301936308531865">
                <text:p>0.301936308531865</text:p>
              </table:table-cell>
              <table:table-cell office:value-type="float" office:value="0.301910729534089">
                <text:p>0.301910729534089</text:p>
              </table:table-cell>
              <table:table-cell office:value-type="float" office:value="0.301918108915268">
                <text:p>0.301918108915268</text:p>
              </table:table-cell>
              <table:table-cell office:value-type="float" office:value="0.301907532786799">
                <text:p>0.301907532786799</text:p>
              </table:table-cell>
              <table:table-cell office:value-type="float" office:value="0.301919712353538">
                <text:p>0.301919712353538</text:p>
              </table:table-cell>
              <table:table-cell office:value-type="float" office:value="0.301914220921054">
                <text:p>0.301914220921054</text:p>
              </table:table-cell>
              <table:table-cell office:value-type="float" office:value="0.301919557981981">
                <text:p>0.301919557981981</text:p>
              </table:table-cell>
              <table:table-cell office:value-type="float" office:value="0.301924674664702">
                <text:p>0.301924674664702</text:p>
              </table:table-cell>
              <table:table-cell office:value-type="float" office:value="0.301922694680126">
                <text:p>0.301922694680126</text:p>
              </table:table-cell>
              <table:table-cell office:value-type="float" office:value="0.301927795388032">
                <text:p>0.301927795388032</text:p>
              </table:table-cell>
              <table:table-cell office:value-type="float" office:value="0.301925999996626">
                <text:p>0.301925999996626</text:p>
              </table:table-cell>
              <table:table-cell office:value-type="float" office:value="0.301943309543943">
                <text:p>0.301943309543943</text:p>
              </table:table-cell>
              <table:table-cell office:value-type="float" office:value="0.301907272598885">
                <text:p>0.301907272598885</text:p>
              </table:table-cell>
              <table:table-cell office:value-type="float" office:value="0.301915360252827">
                <text:p>0.301915360252827</text:p>
              </table:table-cell>
              <table:table-cell office:value-type="float" office:value="0.301905461789301">
                <text:p>0.301905461789301</text:p>
              </table:table-cell>
              <table:table-cell office:value-type="float" office:value="0.301910889739918">
                <text:p>0.301910889739918</text:p>
              </table:table-cell>
              <table:table-cell office:value-type="float" office:value="0.301905391156393">
                <text:p>0.301905391156393</text:p>
              </table:table-cell>
              <table:table-cell office:value-type="float" office:value="0.301897557473153">
                <text:p>0.301897557473153</text:p>
              </table:table-cell>
              <table:table-cell office:value-type="float" office:value="0.301914877200341">
                <text:p>0.301914877200341</text:p>
              </table:table-cell>
              <table:table-cell office:value-type="float" office:value="0.301907637308211">
                <text:p>0.301907637308211</text:p>
              </table:table-cell>
              <table:table-cell office:value-type="float" office:value="0.301920467974474">
                <text:p>0.301920467974474</text:p>
              </table:table-cell>
              <table:table-cell office:value-type="float" office:value="0.30192588275806">
                <text:p>0.30192588275806</text:p>
              </table:table-cell>
              <table:table-cell office:value-type="float" office:value="0.301905998971733">
                <text:p>0.301905998971733</text:p>
              </table:table-cell>
              <table:table-cell office:value-type="float" office:value="0.30193040082147">
                <text:p>0.30193040082147</text:p>
              </table:table-cell>
              <table:table-cell office:value-type="float" office:value="0.3018991959093">
                <text:p>0.3018991959093</text:p>
              </table:table-cell>
              <table:table-cell office:value-type="float" office:value="0.301906696956488">
                <text:p>0.301906696956488</text:p>
              </table:table-cell>
            </table:table-row>
            <table:table-row>
              <table:table-cell office:value-type="string">
                <text:p>Potential diff</text:p>
                <draw:g>
                  <svg:desc>flatDgaitpad4.A8:flatDgaitpad4.A8</svg:desc>
                </draw:g>
              </table:table-cell>
              <table:table-cell office:value-type="float" office:value="0.00000665624622081529">
                <text:p>0.00000665624622081529</text:p>
                <draw:g>
                  <svg:desc>flatDgaitpad4.B8:flatDgaitpad4.HZ8</svg:desc>
                </draw:g>
              </table:table-cell>
              <table:table-cell office:value-type="float" office:value="0.0000341688521576788">
                <text:p>0.0000341688521576788</text:p>
              </table:table-cell>
              <table:table-cell office:value-type="float" office:value="-0.0000365380636481727">
                <text:p>-0.0000365380636481727</text:p>
              </table:table-cell>
              <table:table-cell office:value-type="float" office:value="0.00000411312666370733">
                <text:p>0.00000411312666370733</text:p>
              </table:table-cell>
              <table:table-cell office:value-type="float" office:value="0.00000505860077792963">
                <text:p>0.00000505860077792963</text:p>
              </table:table-cell>
              <table:table-cell office:value-type="float" office:value="0.00000111887827253243">
                <text:p>0.00000111887827253243</text:p>
              </table:table-cell>
              <table:table-cell office:value-type="float" office:value="-0.000021403388244301">
                <text:p>-0.000021403388244301</text:p>
              </table:table-cell>
              <table:table-cell office:value-type="float" office:value="0.0000429642795592988">
                <text:p>0.0000429642795592988</text:p>
              </table:table-cell>
              <table:table-cell office:value-type="float" office:value="-0.0000580892490242291">
                <text:p>-0.0000580892490242291</text:p>
              </table:table-cell>
              <table:table-cell office:value-type="float" office:value="0.0000120323975807968">
                <text:p>0.0000120323975807968</text:p>
              </table:table-cell>
              <table:table-cell office:value-type="float" office:value="0.0000362576233087219">
                <text:p>0.0000362576233087219</text:p>
              </table:table-cell>
              <table:table-cell office:value-type="float" office:value="-0.0000232929724547359">
                <text:p>-0.0000232929724547359</text:p>
              </table:table-cell>
              <table:table-cell office:value-type="float" office:value="0.0000599777172263227">
                <text:p>0.0000599777172263227</text:p>
              </table:table-cell>
              <table:table-cell office:value-type="float" office:value="-0.000110139606064541">
                <text:p>-0.000110139606064541</text:p>
              </table:table-cell>
              <table:table-cell office:value-type="float" office:value="0.000113401890980191">
                <text:p>0.000113401890980191</text:p>
              </table:table-cell>
              <table:table-cell office:value-type="float" office:value="-0.0000392205350913666">
                <text:p>-0.0000392205350913666</text:p>
              </table:table-cell>
              <table:table-cell office:value-type="float" office:value="-0.0000671529070854215">
                <text:p>-0.0000671529070854215</text:p>
              </table:table-cell>
              <table:table-cell office:value-type="float" office:value="0.0000775685397887971">
                <text:p>0.0000775685397887971</text:p>
              </table:table-cell>
              <table:table-cell office:value-type="float" office:value="-0.00000742251661012272">
                <text:p>-0.00000742251661012272</text:p>
              </table:table-cell>
              <table:table-cell office:value-type="float" office:value="-0.00000486348386008473">
                <text:p>-0.00000486348386008473</text:p>
              </table:table-cell>
              <table:table-cell office:value-type="float" office:value="-0.0000423010769224907">
                <text:p>-0.0000423010769224907</text:p>
              </table:table-cell>
              <table:table-cell office:value-type="float" office:value="0.0000312316925045186">
                <text:p>0.0000312316925045186</text:p>
              </table:table-cell>
              <table:table-cell office:value-type="float" office:value="0.0000223113862032887">
                <text:p>0.0000223113862032887</text:p>
              </table:table-cell>
              <table:table-cell office:value-type="float" office:value="-0.0000659280963701825">
                <text:p>-0.0000659280963701825</text:p>
              </table:table-cell>
              <table:table-cell office:value-type="float" office:value="0.000000778444814664159">
                <text:p>0.000000778444814664159</text:p>
              </table:table-cell>
              <table:table-cell office:value-type="float" office:value="0.000016521382148138">
                <text:p>0.000016521382148138</text:p>
              </table:table-cell>
              <table:table-cell office:value-type="float" office:value="0.000104017929437317">
                <text:p>0.000104017929437317</text:p>
              </table:table-cell>
              <table:table-cell office:value-type="float" office:value="-0.0000604591703317059">
                <text:p>-0.0000604591703317059</text:p>
              </table:table-cell>
              <table:table-cell office:value-type="float" office:value="-0.0000151669604325777">
                <text:p>-0.0000151669604325777</text:p>
              </table:table-cell>
              <table:table-cell office:value-type="float" office:value="0.0000373652361329579">
                <text:p>0.0000373652361329579</text:p>
              </table:table-cell>
              <table:table-cell office:value-type="float" office:value="-0.0000477986374304851">
                <text:p>-0.0000477986374304851</text:p>
              </table:table-cell>
              <table:table-cell office:value-type="float" office:value="0.0000350219922514161">
                <text:p>0.0000350219922514161</text:p>
              </table:table-cell>
              <table:table-cell office:value-type="float" office:value="0.0000140947873882857">
                <text:p>0.0000140947873882857</text:p>
              </table:table-cell>
              <table:table-cell office:value-type="float" office:value="-0.0000462344934994974">
                <text:p>-0.0000462344934994974</text:p>
              </table:table-cell>
              <table:table-cell office:value-type="float" office:value="-0.0000319353784558052">
                <text:p>-0.0000319353784558052</text:p>
              </table:table-cell>
              <table:table-cell office:value-type="float" office:value="0.0000632688621693411">
                <text:p>0.0000632688621693411</text:p>
              </table:table-cell>
              <table:table-cell office:value-type="float" office:value="-0.0000188231511156767">
                <text:p>-0.0000188231511156767</text:p>
              </table:table-cell>
              <table:table-cell office:value-type="float" office:value="-0.000476605418024911">
                <text:p>-0.000476605418024911</text:p>
              </table:table-cell>
              <table:table-cell office:value-type="float" office:value="-0.0000770594015826465">
                <text:p>-0.0000770594015826465</text:p>
              </table:table-cell>
              <table:table-cell office:value-type="float" office:value="-0.000572604370834562">
                <text:p>-0.000572604370834562</text:p>
              </table:table-cell>
              <table:table-cell office:value-type="float" office:value="-0.0001681203546407">
                <text:p>-0.0001681203546407</text:p>
              </table:table-cell>
              <table:table-cell office:value-type="float" office:value="-0.00150170706464864">
                <text:p>-0.00150170706464864</text:p>
              </table:table-cell>
              <table:table-cell office:value-type="float" office:value="-0.000700107960736385">
                <text:p>-0.000700107960736385</text:p>
              </table:table-cell>
              <table:table-cell office:value-type="float" office:value="0.00121453197779586">
                <text:p>0.00121453197779586</text:p>
              </table:table-cell>
              <table:table-cell office:value-type="float" office:value="0.00374393606918466">
                <text:p>0.00374393606918466</text:p>
              </table:table-cell>
              <table:table-cell office:value-type="float" office:value="0.00572102448460565">
                <text:p>0.00572102448460565</text:p>
              </table:table-cell>
              <table:table-cell office:value-type="float" office:value="0.00755320689730027">
                <text:p>0.00755320689730027</text:p>
              </table:table-cell>
              <table:table-cell office:value-type="float" office:value="0.0172223243593834">
                <text:p>0.0172223243593834</text:p>
              </table:table-cell>
              <table:table-cell office:value-type="float" office:value="-0.000301267812397754">
                <text:p>-0.000301267812397754</text:p>
              </table:table-cell>
              <table:table-cell office:value-type="float" office:value="-0.0024388250296119">
                <text:p>-0.0024388250296119</text:p>
              </table:table-cell>
              <table:table-cell office:value-type="float" office:value="0.000135664998567764">
                <text:p>0.000135664998567764</text:p>
              </table:table-cell>
              <table:table-cell office:value-type="float" office:value="-0.0216868008634786">
                <text:p>-0.0216868008634786</text:p>
              </table:table-cell>
              <table:table-cell office:value-type="float" office:value="-0.00212978756394261">
                <text:p>-0.00212978756394261</text:p>
              </table:table-cell>
              <table:table-cell office:value-type="float" office:value="-0.00106696646363941">
                <text:p>-0.00106696646363941</text:p>
              </table:table-cell>
              <table:table-cell office:value-type="float" office:value="0.000646591417408915">
                <text:p>0.000646591417408915</text:p>
              </table:table-cell>
              <table:table-cell office:value-type="float" office:value="0.000660307878897537">
                <text:p>0.000660307878897537</text:p>
              </table:table-cell>
              <table:table-cell office:value-type="float" office:value="0.0225597400793684">
                <text:p>0.0225597400793684</text:p>
              </table:table-cell>
              <table:table-cell office:value-type="float" office:value="-0.00303710138113411">
                <text:p>-0.00303710138113411</text:p>
              </table:table-cell>
              <table:table-cell office:value-type="float" office:value="-0.00604481739090235">
                <text:p>-0.00604481739090235</text:p>
              </table:table-cell>
              <table:table-cell office:value-type="float" office:value="-0.0202591930155144">
                <text:p>-0.0202591930155144</text:p>
              </table:table-cell>
              <table:table-cell office:value-type="float" office:value="-0.00268498145787444">
                <text:p>-0.00268498145787444</text:p>
              </table:table-cell>
              <table:table-cell office:value-type="float" office:value="-0.00130621341352971">
                <text:p>-0.00130621341352971</text:p>
              </table:table-cell>
              <table:table-cell office:value-type="float" office:value="0.000776396620444486">
                <text:p>0.000776396620444486</text:p>
              </table:table-cell>
              <table:table-cell office:value-type="float" office:value="0.0383802760284511">
                <text:p>0.0383802760284511</text:p>
              </table:table-cell>
              <table:table-cell office:value-type="float" office:value="0.00121237080729569">
                <text:p>0.00121237080729569</text:p>
              </table:table-cell>
              <table:table-cell office:value-type="float" office:value="-0.00136522855945614">
                <text:p>-0.00136522855945614</text:p>
              </table:table-cell>
              <table:table-cell office:value-type="float" office:value="0.00190268560560025">
                <text:p>0.00190268560560025</text:p>
              </table:table-cell>
              <table:table-cell office:value-type="float" office:value="-0.00162361305744818">
                <text:p>-0.00162361305744818</text:p>
              </table:table-cell>
              <table:table-cell office:value-type="float" office:value="-0.0315416714629145">
                <text:p>-0.0315416714629145</text:p>
              </table:table-cell>
              <table:table-cell office:value-type="float" office:value="-0.00710623475642758">
                <text:p>-0.00710623475642758</text:p>
              </table:table-cell>
              <table:table-cell office:value-type="float" office:value="-0.000818740294266096">
                <text:p>-0.000818740294266096</text:p>
              </table:table-cell>
              <table:table-cell office:value-type="float" office:value="0.000426148694295248">
                <text:p>0.000426148694295248</text:p>
              </table:table-cell>
              <table:table-cell office:value-type="float" office:value="-0.00092541378562716">
                <text:p>-0.00092541378562716</text:p>
              </table:table-cell>
              <table:table-cell office:value-type="float" office:value="-0.00137041316178077">
                <text:p>-0.00137041316178077</text:p>
              </table:table-cell>
              <table:table-cell office:value-type="float" office:value="0.00999428493479193">
                <text:p>0.00999428493479193</text:p>
              </table:table-cell>
              <table:table-cell office:value-type="float" office:value="-0.00363628553128592">
                <text:p>-0.00363628553128592</text:p>
              </table:table-cell>
              <table:table-cell office:value-type="float" office:value="-0.00799816005403697">
                <text:p>-0.00799816005403697</text:p>
              </table:table-cell>
              <table:table-cell office:value-type="float" office:value="0.00712261662130864">
                <text:p>0.00712261662130864</text:p>
              </table:table-cell>
              <table:table-cell office:value-type="float" office:value="0.000631657481709347">
                <text:p>0.000631657481709347</text:p>
              </table:table-cell>
              <table:table-cell office:value-type="float" office:value="-0.000353959326519715">
                <text:p>-0.000353959326519715</text:p>
              </table:table-cell>
              <table:table-cell office:value-type="float" office:value="-0.00070213431681837">
                <text:p>-0.00070213431681837</text:p>
              </table:table-cell>
              <table:table-cell office:value-type="float" office:value="0.00121012618551591">
                <text:p>0.00121012618551591</text:p>
              </table:table-cell>
              <table:table-cell office:value-type="float" office:value="0.00163871795733539">
                <text:p>0.00163871795733539</text:p>
              </table:table-cell>
              <table:table-cell office:value-type="float" office:value="0.0119444339661632">
                <text:p>0.0119444339661632</text:p>
              </table:table-cell>
              <table:table-cell office:value-type="float" office:value="0.0220142981960035">
                <text:p>0.0220142981960035</text:p>
              </table:table-cell>
              <table:table-cell office:value-type="float" office:value="0.000598618786559868">
                <text:p>0.000598618786559868</text:p>
              </table:table-cell>
              <table:table-cell office:value-type="float" office:value="-0.000507758444702466">
                <text:p>-0.000507758444702466</text:p>
              </table:table-cell>
              <table:table-cell office:value-type="float" office:value="0.00137796771616677">
                <text:p>0.00137796771616677</text:p>
              </table:table-cell>
              <table:table-cell office:value-type="float" office:value="-0.0048276145659808">
                <text:p>-0.0048276145659808</text:p>
              </table:table-cell>
              <table:table-cell office:value-type="float" office:value="-0.0218403786175641">
                <text:p>-0.0218403786175641</text:p>
              </table:table-cell>
              <table:table-cell office:value-type="float" office:value="-0.00651785654905013">
                <text:p>-0.00651785654905013</text:p>
              </table:table-cell>
              <table:table-cell office:value-type="float" office:value="-0.00891444581625978">
                <text:p>-0.00891444581625978</text:p>
              </table:table-cell>
              <table:table-cell office:value-type="float" office:value="0.00010856463879505">
                <text:p>0.00010856463879505</text:p>
              </table:table-cell>
              <table:table-cell office:value-type="float" office:value="-0.000945829027490186">
                <text:p>-0.000945829027490186</text:p>
              </table:table-cell>
              <table:table-cell office:value-type="float" office:value="-0.00139598689251297">
                <text:p>-0.00139598689251297</text:p>
              </table:table-cell>
              <table:table-cell office:value-type="float" office:value="0.00919868973860344">
                <text:p>0.00919868973860344</text:p>
              </table:table-cell>
              <table:table-cell office:value-type="float" office:value="-0.0068045707118829">
                <text:p>-0.0068045707118829</text:p>
              </table:table-cell>
              <table:table-cell office:value-type="float" office:value="0.00300883727030982">
                <text:p>0.00300883727030982</text:p>
              </table:table-cell>
              <table:table-cell office:value-type="float" office:value="0.00235567639412848">
                <text:p>0.00235567639412848</text:p>
              </table:table-cell>
              <table:table-cell office:value-type="float" office:value="-0.000673315754071091">
                <text:p>-0.000673315754071091</text:p>
              </table:table-cell>
              <table:table-cell office:value-type="float" office:value="0.000203852029025564">
                <text:p>0.000203852029025564</text:p>
              </table:table-cell>
              <table:table-cell office:value-type="float" office:value="0.0000139602135305617">
                <text:p>0.0000139602135305617</text:p>
              </table:table-cell>
              <table:table-cell office:value-type="float" office:value="0.0029696321465848">
                <text:p>0.0029696321465848</text:p>
              </table:table-cell>
              <table:table-cell office:value-type="float" office:value="0.00633684075974716">
                <text:p>0.00633684075974716</text:p>
              </table:table-cell>
              <table:table-cell office:value-type="float" office:value="0.0134107652495502">
                <text:p>0.0134107652495502</text:p>
              </table:table-cell>
              <table:table-cell office:value-type="float" office:value="0.0133267944381419">
                <text:p>0.0133267944381419</text:p>
              </table:table-cell>
              <table:table-cell office:value-type="float" office:value="-0.00105340692850531">
                <text:p>-0.00105340692850531</text:p>
              </table:table-cell>
              <table:table-cell office:value-type="float" office:value="-0.000322946343217056">
                <text:p>-0.000322946343217056</text:p>
              </table:table-cell>
              <table:table-cell office:value-type="float" office:value="-0.0278670555416828">
                <text:p>-0.0278670555416828</text:p>
              </table:table-cell>
              <table:table-cell office:value-type="float" office:value="-0.002262312337802">
                <text:p>-0.002262312337802</text:p>
              </table:table-cell>
              <table:table-cell office:value-type="float" office:value="-0.00123518854360105">
                <text:p>-0.00123518854360105</text:p>
              </table:table-cell>
              <table:table-cell office:value-type="float" office:value="-0.000165716795879234">
                <text:p>-0.000165716795879234</text:p>
              </table:table-cell>
              <table:table-cell office:value-type="float" office:value="-0.00182686831621842">
                <text:p>-0.00182686831621842</text:p>
              </table:table-cell>
              <table:table-cell office:value-type="float" office:value="-0.00428679135591603">
                <text:p>-0.00428679135591603</text:p>
              </table:table-cell>
              <table:table-cell office:value-type="float" office:value="-0.00104030794506471">
                <text:p>-0.00104030794506471</text:p>
              </table:table-cell>
              <table:table-cell office:value-type="float" office:value="0.0400267693437166">
                <text:p>0.0400267693437166</text:p>
              </table:table-cell>
              <table:table-cell office:value-type="float" office:value="0.00229850781932489">
                <text:p>0.00229850781932489</text:p>
              </table:table-cell>
              <table:table-cell office:value-type="float" office:value="-0.00506606747596866">
                <text:p>-0.00506606747596866</text:p>
              </table:table-cell>
              <table:table-cell office:value-type="float" office:value="-0.00518878974991965">
                <text:p>-0.00518878974991965</text:p>
              </table:table-cell>
              <table:table-cell office:value-type="float" office:value="-0.00509976764099557">
                <text:p>-0.00509976764099557</text:p>
              </table:table-cell>
              <table:table-cell office:value-type="float" office:value="-0.0195747500579239">
                <text:p>-0.0195747500579239</text:p>
              </table:table-cell>
              <table:table-cell office:value-type="float" office:value="-0.00153909320152429">
                <text:p>-0.00153909320152429</text:p>
              </table:table-cell>
              <table:table-cell office:value-type="float" office:value="0.00152417754698209">
                <text:p>0.00152417754698209</text:p>
              </table:table-cell>
              <table:table-cell office:value-type="float" office:value="0.0192031944227296">
                <text:p>0.0192031944227296</text:p>
              </table:table-cell>
              <table:table-cell office:value-type="float" office:value="0.0046675532183772">
                <text:p>0.0046675532183772</text:p>
              </table:table-cell>
              <table:table-cell office:value-type="float" office:value="0.000711152080906219">
                <text:p>0.000711152080906219</text:p>
              </table:table-cell>
              <table:table-cell office:value-type="float" office:value="-0.000855818156280774">
                <text:p>-0.000855818156280774</text:p>
              </table:table-cell>
              <table:table-cell office:value-type="float" office:value="-0.0223038899011846">
                <text:p>-0.0223038899011846</text:p>
              </table:table-cell>
              <table:table-cell office:value-type="float" office:value="-0.00782337459095633">
                <text:p>-0.00782337459095633</text:p>
              </table:table-cell>
              <table:table-cell office:value-type="float" office:value="0.0265314636020331">
                <text:p>0.0265314636020331</text:p>
              </table:table-cell>
              <table:table-cell office:value-type="float" office:value="-0.012417605665851">
                <text:p>-0.012417605665851</text:p>
              </table:table-cell>
              <table:table-cell office:value-type="float" office:value="-0.00654418612529162">
                <text:p>-0.00654418612529162</text:p>
              </table:table-cell>
              <table:table-cell office:value-type="float" office:value="-0.0113151060465229">
                <text:p>-0.0113151060465229</text:p>
              </table:table-cell>
              <table:table-cell office:value-type="float" office:value="0.00693144012029934">
                <text:p>0.00693144012029934</text:p>
              </table:table-cell>
              <table:table-cell office:value-type="float" office:value="0.00053406327206712">
                <text:p>0.00053406327206712</text:p>
              </table:table-cell>
              <table:table-cell office:value-type="float" office:value="-0.0000242697541897319">
                <text:p>-0.0000242697541897319</text:p>
              </table:table-cell>
              <table:table-cell office:value-type="float" office:value="-0.000901044424849007">
                <text:p>-0.000901044424849007</text:p>
              </table:table-cell>
              <table:table-cell office:value-type="float" office:value="0.0145770947736563">
                <text:p>0.0145770947736563</text:p>
              </table:table-cell>
              <table:table-cell office:value-type="float" office:value="0.0121036311113888">
                <text:p>0.0121036311113888</text:p>
              </table:table-cell>
              <table:table-cell office:value-type="float" office:value="0.00406073723661055">
                <text:p>0.00406073723661055</text:p>
              </table:table-cell>
              <table:table-cell office:value-type="float" office:value="-0.00171434156604228">
                <text:p>-0.00171434156604228</text:p>
              </table:table-cell>
              <table:table-cell office:value-type="float" office:value="-0.00402560722746564">
                <text:p>-0.00402560722746564</text:p>
              </table:table-cell>
              <table:table-cell office:value-type="float" office:value="-0.000226183569155158">
                <text:p>-0.000226183569155158</text:p>
              </table:table-cell>
              <table:table-cell office:value-type="float" office:value="-0.0187427595419788">
                <text:p>-0.0187427595419788</text:p>
              </table:table-cell>
              <table:table-cell office:value-type="float" office:value="0.00102266107363685">
                <text:p>0.00102266107363685</text:p>
              </table:table-cell>
              <table:table-cell office:value-type="float" office:value="0.00567618266073622">
                <text:p>0.00567618266073622</text:p>
              </table:table-cell>
              <table:table-cell office:value-type="float" office:value="-0.00782948189799177">
                <text:p>-0.00782948189799177</text:p>
              </table:table-cell>
              <table:table-cell office:value-type="float" office:value="-0.00751041175746781">
                <text:p>-0.00751041175746781</text:p>
              </table:table-cell>
              <table:table-cell office:value-type="float" office:value="-0.000154315158685192">
                <text:p>-0.000154315158685192</text:p>
              </table:table-cell>
              <table:table-cell office:value-type="float" office:value="0.00334222388949551">
                <text:p>0.00334222388949551</text:p>
              </table:table-cell>
              <table:table-cell office:value-type="float" office:value="-0.00155997406625885">
                <text:p>-0.00155997406625885</text:p>
              </table:table-cell>
              <table:table-cell office:value-type="float" office:value="-0.00015150600772007">
                <text:p>-0.00015150600772007</text:p>
              </table:table-cell>
              <table:table-cell office:value-type="float" office:value="0.000648862006036588">
                <text:p>0.000648862006036588</text:p>
              </table:table-cell>
              <table:table-cell office:value-type="float" office:value="0.00303767756883594">
                <text:p>0.00303767756883594</text:p>
              </table:table-cell>
              <table:table-cell office:value-type="float" office:value="0.00299584772388345">
                <text:p>0.00299584772388345</text:p>
              </table:table-cell>
              <table:table-cell office:value-type="float" office:value="-0.00596845189058853">
                <text:p>-0.00596845189058853</text:p>
              </table:table-cell>
              <table:table-cell office:value-type="float" office:value="-0.00441886145654941">
                <text:p>-0.00441886145654941</text:p>
              </table:table-cell>
              <table:table-cell office:value-type="float" office:value="0.000307880986936737">
                <text:p>0.000307880986936737</text:p>
              </table:table-cell>
              <table:table-cell office:value-type="float" office:value="-0.0000947453060439751">
                <text:p>-0.0000947453060439751</text:p>
              </table:table-cell>
              <table:table-cell office:value-type="float" office:value="-0.0000768395355542073">
                <text:p>-0.0000768395355542073</text:p>
              </table:table-cell>
              <table:table-cell office:value-type="float" office:value="-0.000207613845969679">
                <text:p>-0.000207613845969679</text:p>
              </table:table-cell>
              <table:table-cell office:value-type="float" office:value="-0.000054164545491342">
                <text:p>-0.000054164545491342</text:p>
              </table:table-cell>
              <table:table-cell office:value-type="float" office:value="0.0000132614690074861">
                <text:p>0.0000132614690074861</text:p>
              </table:table-cell>
              <table:table-cell office:value-type="float" office:value="0.0000288961341365357">
                <text:p>0.0000288961341365357</text:p>
              </table:table-cell>
              <table:table-cell office:value-type="float" office:value="-0.0000405880547661441">
                <text:p>-0.0000405880547661441</text:p>
              </table:table-cell>
              <table:table-cell office:value-type="float" office:value="0.000000600092831204435">
                <text:p>0.000000600092831204435</text:p>
              </table:table-cell>
              <table:table-cell office:value-type="float" office:value="0.0000307044026872649">
                <text:p>0.0000307044026872649</text:p>
              </table:table-cell>
              <table:table-cell office:value-type="float" office:value="-0.0000201028227750366">
                <text:p>-0.0000201028227750366</text:p>
              </table:table-cell>
              <table:table-cell office:value-type="float" office:value="0.0000018548269440366">
                <text:p>0.0000018548269440366</text:p>
              </table:table-cell>
              <table:table-cell office:value-type="float" office:value="-0.00000862773124155059">
                <text:p>-0.00000862773124155059</text:p>
              </table:table-cell>
              <table:table-cell office:value-type="float" office:value="-0.0000059875502574358">
                <text:p>-0.0000059875502574358</text:p>
              </table:table-cell>
              <table:table-cell office:value-type="float" office:value="0.0000321483412514256">
                <text:p>0.0000321483412514256</text:p>
              </table:table-cell>
              <table:table-cell office:value-type="float" office:value="-0.0000173988807870007">
                <text:p>-0.0000173988807870007</text:p>
              </table:table-cell>
              <table:table-cell office:value-type="float" office:value="-0.0000172297284107281">
                <text:p>-0.0000172297284107281</text:p>
              </table:table-cell>
              <table:table-cell office:value-type="float" office:value="-0.00000636694997829812">
                <text:p>-0.00000636694997829812</text:p>
              </table:table-cell>
              <table:table-cell office:value-type="float" office:value="-0.0000106398753283998">
                <text:p>-0.0000106398753283998</text:p>
              </table:table-cell>
              <table:table-cell office:value-type="float" office:value="0.00000931272604165478">
                <text:p>0.00000931272604165478</text:p>
              </table:table-cell>
              <table:table-cell office:value-type="float" office:value="0.0000100261189263651">
                <text:p>0.0000100261189263651</text:p>
              </table:table-cell>
              <table:table-cell office:value-type="float" office:value="-0.00000987068233826438">
                <text:p>-0.00000987068233826438</text:p>
              </table:table-cell>
              <table:table-cell office:value-type="float" office:value="-0.0000102484398319946">
                <text:p>-0.0000102484398319946</text:p>
              </table:table-cell>
              <table:table-cell office:value-type="float" office:value="-0.00000229181031241588">
                <text:p>-0.00000229181031241588</text:p>
              </table:table-cell>
              <table:table-cell office:value-type="float" office:value="0.0000334638663438969">
                <text:p>0.0000334638663438969</text:p>
              </table:table-cell>
              <table:table-cell office:value-type="float" office:value="-0.0000423678699270069">
                <text:p>-0.0000423678699270069</text:p>
              </table:table-cell>
              <table:table-cell office:value-type="float" office:value="0.0000180934253755094">
                <text:p>0.0000180934253755094</text:p>
              </table:table-cell>
              <table:table-cell office:value-type="float" office:value="0.0000119904365887269">
                <text:p>0.0000119904365887269</text:p>
              </table:table-cell>
              <table:table-cell office:value-type="float" office:value="-0.0000270599920122461">
                <text:p>-0.0000270599920122461</text:p>
              </table:table-cell>
              <table:table-cell office:value-type="float" office:value="-0.0000128014121960618">
                <text:p>-0.0000128014121960618</text:p>
              </table:table-cell>
              <table:table-cell office:value-type="float" office:value="0.0000264873989341274">
                <text:p>0.0000264873989341274</text:p>
              </table:table-cell>
              <table:table-cell office:value-type="float" office:value="-0.0000117333636469597">
                <text:p>-0.0000117333636469597</text:p>
              </table:table-cell>
              <table:table-cell office:value-type="float" office:value="0.0000140668598646587">
                <text:p>0.0000140668598646587</text:p>
              </table:table-cell>
              <table:table-cell office:value-type="float" office:value="-0.0000290123666505382">
                <text:p>-0.0000290123666505382</text:p>
              </table:table-cell>
              <table:table-cell office:value-type="float" office:value="0.000171941458974201">
                <text:p>0.000171941458974201</text:p>
              </table:table-cell>
              <table:table-cell office:value-type="float" office:value="-0.000167426774757284">
                <text:p>-0.000167426774757284</text:p>
              </table:table-cell>
              <table:table-cell office:value-type="float" office:value="0.000016715104506404">
                <text:p>0.000016715104506404</text:p>
              </table:table-cell>
              <table:table-cell office:value-type="float" office:value="0.000155789982113908">
                <text:p>0.000155789982113908</text:p>
              </table:table-cell>
              <table:table-cell office:value-type="float" office:value="-0.000171311579430289">
                <text:p>-0.000171311579430289</text:p>
              </table:table-cell>
              <table:table-cell office:value-type="float" office:value="-0.0000112605674233435">
                <text:p>-0.0000112605674233435</text:p>
              </table:table-cell>
              <table:table-cell office:value-type="float" office:value="0.0000234169949899776">
                <text:p>0.0000234169949899776</text:p>
              </table:table-cell>
              <table:table-cell office:value-type="float" office:value="-0.00000127114873621492">
                <text:p>-0.00000127114873621492</text:p>
              </table:table-cell>
              <table:table-cell office:value-type="float" office:value="0.00000522636002298071">
                <text:p>0.00000522636002298071</text:p>
              </table:table-cell>
              <table:table-cell office:value-type="float" office:value="-0.000026380468979903">
                <text:p>-0.000026380468979903</text:p>
              </table:table-cell>
              <table:table-cell office:value-type="float" office:value="-0.00000841727991374164">
                <text:p>-0.00000841727991374164</text:p>
              </table:table-cell>
              <table:table-cell office:value-type="float" office:value="0.00000872317768657593">
                <text:p>0.00000872317768657593</text:p>
              </table:table-cell>
              <table:table-cell office:value-type="float" office:value="0.0000301138632392006">
                <text:p>0.0000301138632392006</text:p>
              </table:table-cell>
              <table:table-cell office:value-type="float" office:value="-0.0000125111408709744">
                <text:p>-0.0000125111408709744</text:p>
              </table:table-cell>
              <table:table-cell office:value-type="float" office:value="-0.0000229601024094861">
                <text:p>-0.0000229601024094861</text:p>
              </table:table-cell>
              <table:table-cell office:value-type="float" office:value="0.0000188116612649392">
                <text:p>0.0000188116612649392</text:p>
              </table:table-cell>
              <table:table-cell office:value-type="float" office:value="0.00000917991666588014">
                <text:p>0.00000917991666588014</text:p>
              </table:table-cell>
              <table:table-cell office:value-type="float" office:value="-0.0000255789977761656">
                <text:p>-0.0000255789977761656</text:p>
              </table:table-cell>
              <table:table-cell office:value-type="float" office:value="0.00000737938117889581">
                <text:p>0.00000737938117889581</text:p>
              </table:table-cell>
              <table:table-cell office:value-type="float" office:value="-0.0000105761284687755">
                <text:p>-0.0000105761284687755</text:p>
              </table:table-cell>
              <table:table-cell office:value-type="float" office:value="0.0000121795667389346">
                <text:p>0.0000121795667389346</text:p>
              </table:table-cell>
              <table:table-cell office:value-type="float" office:value="-0.00000549143248379513">
                <text:p>-0.00000549143248379513</text:p>
              </table:table-cell>
              <table:table-cell office:value-type="float" office:value="0.00000533706092675779">
                <text:p>0.00000533706092675779</text:p>
              </table:table-cell>
              <table:table-cell office:value-type="float" office:value="0.00000511668272096255">
                <text:p>0.00000511668272096255</text:p>
              </table:table-cell>
              <table:table-cell office:value-type="float" office:value="-0.00000197998457612814">
                <text:p>-0.00000197998457612814</text:p>
              </table:table-cell>
              <table:table-cell office:value-type="float" office:value="0.00000510070790665784">
                <text:p>0.00000510070790665784</text:p>
              </table:table-cell>
              <table:table-cell office:value-type="float" office:value="-0.00000179539140648943">
                <text:p>-0.00000179539140648943</text:p>
              </table:table-cell>
              <table:table-cell office:value-type="float" office:value="0.0000173095473168239">
                <text:p>0.0000173095473168239</text:p>
              </table:table-cell>
              <table:table-cell office:value-type="float" office:value="-0.0000360369450575493">
                <text:p>-0.0000360369450575493</text:p>
              </table:table-cell>
              <table:table-cell office:value-type="float" office:value="0.00000808765394172406">
                <text:p>0.00000808765394172406</text:p>
              </table:table-cell>
              <table:table-cell office:value-type="float" office:value="-0.00000989846352611457">
                <text:p>-0.00000989846352611457</text:p>
              </table:table-cell>
              <table:table-cell office:value-type="float" office:value="0.00000542795061747592">
                <text:p>0.00000542795061747592</text:p>
              </table:table-cell>
              <table:table-cell office:value-type="float" office:value="-0.00000549858352510979">
                <text:p>-0.00000549858352510979</text:p>
              </table:table-cell>
              <table:table-cell office:value-type="float" office:value="-0.00000783368323986622">
                <text:p>-0.00000783368323986622</text:p>
              </table:table-cell>
              <table:table-cell office:value-type="float" office:value="0.0000173197271878256">
                <text:p>0.0000173197271878256</text:p>
              </table:table-cell>
              <table:table-cell office:value-type="float" office:value="-0.00000723989213019527">
                <text:p>-0.00000723989213019527</text:p>
              </table:table-cell>
              <table:table-cell office:value-type="float" office:value="0.0000128306662628419">
                <text:p>0.0000128306662628419</text:p>
              </table:table-cell>
              <table:table-cell office:value-type="float" office:value="0.00000541478358606629">
                <text:p>0.00000541478358606629</text:p>
              </table:table-cell>
              <table:table-cell office:value-type="float" office:value="-0.0000198837863265577">
                <text:p>-0.0000198837863265577</text:p>
              </table:table-cell>
              <table:table-cell office:value-type="float" office:value="0.0000244018497368437">
                <text:p>0.0000244018497368437</text:p>
              </table:table-cell>
              <table:table-cell office:value-type="float" office:value="-0.000031204912169791">
                <text:p>-0.000031204912169791</text:p>
              </table:table-cell>
              <table:table-cell office:value-type="float" office:value="0.00000750104718766353">
                <text:p>0.00000750104718766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